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200000002000309F1C.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CodeBox">
      <style:graphic-properties fo:min-height="1.93cm" fo:min-width="11.184cm"/>
    </style:style>
    <style:style style:name="gr3" style:family="graphic" style:parent-style-name="CodeBox">
      <style:graphic-properties draw:fill="solid" draw:fill-color="#ffcc99" fo:min-height="6.263cm" fo:min-width="24.216cm"/>
    </style:style>
    <style:style style:name="gr4" style:family="graphic" style:parent-style-name="standard">
      <style:graphic-properties draw:stroke="none" draw:fill="none" fo:min-height="3.206cm"/>
    </style:style>
    <style:style style:name="gr5" style:family="graphic" style:parent-style-name="standard">
      <style:graphic-properties draw:stroke="none" draw:fill="solid" draw:fill-color="#999999" draw:textarea-horizontal-align="left" draw:textarea-vertical-align="middle" draw:auto-grow-height="false" fo:padding-top="0.13cm" fo:padding-bottom="0.13cm" fo:padding-left="0.25cm" fo:padding-right="0.25cm" fo:wrap-option="no-wrap" draw:shadow="hidden"/>
    </style:style>
    <style:style style:name="gr6" style:family="graphic" style:parent-style-name="standard">
      <style:graphic-properties draw:stroke="solid" svg:stroke-width="0.026cm" svg:stroke-color="#000000" draw:stroke-linejoin="round" draw:fill="none" draw:fill-color="#ffffff" draw:textarea-horizontal-align="left" draw:textarea-vertical-align="middle" draw:auto-grow-height="false" fo:padding-top="0.13cm" fo:padding-bottom="0.13cm" fo:padding-left="0.25cm" fo:padding-right="0.25cm" fo:wrap-option="no-wrap" draw:shadow="hidden"/>
    </style:style>
    <style:style style:name="gr7" style:family="graphic" style:parent-style-name="standard">
      <style:graphic-properties draw:stroke="none" draw:fill="solid" draw:fill-color="#333333" draw:textarea-horizontal-align="left" draw:textarea-vertical-align="middle" draw:auto-grow-height="false" fo:padding-top="0.13cm" fo:padding-bottom="0.13cm" fo:padding-left="0.25cm" fo:padding-right="0.25cm" fo:wrap-option="no-wrap" draw:shadow="hidden"/>
    </style:style>
    <style:style style:name="gr8" style:family="graphic" style:parent-style-name="standard">
      <style:graphic-properties draw:stroke="solid" svg:stroke-width="0.026cm" svg:stroke-color="#999999" draw:stroke-linejoin="round" draw:fill="none" draw:fill-color="#ffffff" draw:textarea-horizontal-align="left" draw:textarea-vertical-align="middle" draw:auto-grow-height="false" fo:padding-top="0.13cm" fo:padding-bottom="0.13cm" fo:padding-left="0.25cm" fo:padding-right="0.25cm" fo:wrap-option="no-wrap" draw:shadow="hidden"/>
    </style:style>
    <style:style style:name="gr9"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no-wrap" draw:shadow="hidden"/>
    </style:style>
    <style:style style:name="gr10" style:family="graphic" style:parent-style-name="standard">
      <style:graphic-properties draw:stroke="none" draw:fill="solid" draw:fill-color="#000000" draw:textarea-horizontal-align="left" draw:textarea-vertical-align="middle" draw:auto-grow-height="false" fo:padding-top="0.13cm" fo:padding-bottom="0.13cm" fo:padding-left="0.25cm" fo:padding-right="0.25cm" fo:wrap-option="no-wrap" draw:shadow="hidden"/>
    </style:style>
    <style:style style:name="gr11" style:family="graphic" style:parent-style-name="standard">
      <style:graphic-properties draw:stroke="none" draw:fill="none" draw:fill-color="#ffffff" draw:textarea-horizontal-align="justify" draw:textarea-vertical-align="top" draw:auto-grow-height="true" fo:min-height="1.101cm" fo:padding-top="0.13cm" fo:padding-bottom="0.13cm" fo:padding-left="0.25cm" fo:padding-right="0.25cm" fo:wrap-option="wrap" draw:shadow="hidden"/>
    </style:style>
    <style:style style:name="gr12" style:family="graphic" style:parent-style-name="standard">
      <style:graphic-properties svg:stroke-color="#4c4c4c" draw:textarea-horizontal-align="center" draw:textarea-vertical-align="middle"/>
    </style:style>
    <style:style style:name="gr13" style:family="graphic" style:parent-style-name="standard">
      <style:graphic-properties draw:marker-end="Arrow" draw:marker-end-width="0.3cm" draw:textarea-horizontal-align="center" draw:textarea-vertical-align="middle"/>
    </style:style>
    <style:style style:name="gr14" style:family="graphic" style:parent-style-name="CodeBox">
      <style:graphic-properties draw:fill="solid" draw:fill-color="#ffcc99" fo:min-height="10.148cm" fo:min-width="24.216cm"/>
    </style:style>
    <style:style style:name="gr15" style:family="graphic" style:parent-style-name="standard">
      <style:graphic-properties draw:textarea-horizontal-align="center" draw:textarea-vertical-align="middle"/>
    </style:style>
    <style:style style:name="gr16" style:family="graphic" style:parent-style-name="standard">
      <style:graphic-properties svg:stroke-color="#4c4c4c" draw:marker-end="Arrow" draw:marker-end-width="0.3cm" draw:textarea-horizontal-align="center" draw:textarea-vertical-align="middle"/>
    </style:style>
    <style:style style:name="gr17" style:family="graphic" style:parent-style-name="CodeBox">
      <style:graphic-properties draw:fill="solid" draw:fill-color="#ffcc99" fo:min-height="1.93cm" fo:min-width="11.184cm"/>
    </style:style>
    <style:style style:name="gr18" style:family="graphic" style:parent-style-name="standard">
      <style:graphic-properties draw:stroke="none" draw:fill="none" draw:fill-color="#ffffff" draw:textarea-horizontal-align="justify" draw:textarea-vertical-align="top" draw:auto-grow-height="true" fo:min-height="1.582cm" fo:padding-top="0.13cm" fo:padding-bottom="0.13cm" fo:padding-left="0.25cm" fo:padding-right="0.25cm" fo:wrap-option="wrap" draw:shadow="hidden"/>
    </style:style>
    <style:style style:name="gr19" style:family="graphic" style:parent-style-name="standard">
      <style:graphic-properties draw:stroke="none" draw:fill="none" draw:fill-color="#ffffff" draw:textarea-horizontal-align="justify" draw:textarea-vertical-align="top" draw:auto-grow-height="true" fo:min-height="2.541cm" fo:min-width="1.179cm" fo:padding-top="0.128cm" fo:padding-bottom="0.128cm" fo:padding-left="0.256cm" fo:padding-right="0.256cm" fo:wrap-option="no-wrap" draw:shadow="hidden"/>
    </style:style>
    <style:style style:name="gr20" style:family="graphic" style:parent-style-name="CodeBox">
      <style:graphic-properties draw:fill="solid" draw:fill-color="#ffcc99" fo:min-height="8.444cm" fo:min-width="24.216cm"/>
    </style:style>
    <style:style style:name="gr21" style:family="graphic" style:parent-style-name="standard">
      <style:graphic-properties draw:stroke="solid" svg:stroke-width="0.071cm" svg:stroke-color="#ff0000" draw:stroke-linejoin="miter" draw:fill="none" draw:fill-color="#ffffff" draw:textarea-horizontal-align="left" draw:textarea-vertical-align="middle" draw:auto-grow-height="false" fo:padding-top="0.13cm" fo:padding-bottom="0.13cm" fo:padding-left="0.25cm" fo:padding-right="0.25cm" fo:wrap-option="no-wrap" draw:shadow="hidden"/>
    </style:style>
    <style:style style:name="gr22" style:family="graphic" style:parent-style-name="standard">
      <style:graphic-properties draw:stroke="none" draw:fill="none" draw:fill-color="#ffffff" draw:textarea-horizontal-align="justify" draw:textarea-vertical-align="top" draw:auto-grow-height="true" fo:min-height="2.644cm" fo:padding-top="0.123cm" fo:padding-bottom="0.123cm" fo:padding-left="0.251cm" fo:padding-right="0.251cm" fo:wrap-option="wrap" draw:shadow="hidden"/>
    </style:style>
    <style:style style:name="gr23" style:family="graphic" style:parent-style-name="CodeBox">
      <style:graphic-properties fo:min-height="3.641cm" fo:min-width="9.184cm"/>
    </style:style>
    <style:style style:name="gr24" style:family="graphic" style:parent-style-name="CodeBox">
      <style:graphic-properties fo:min-height="4.572cm" fo:min-width="9.184cm"/>
    </style:style>
    <style:style style:name="gr25" style:family="graphic" style:parent-style-name="CodeBox">
      <style:graphic-properties fo:min-height="0cm" fo:min-width="6cm"/>
    </style:style>
    <style:style style:name="gr26" style:family="graphic" style:parent-style-name="CodeBox">
      <style:graphic-properties fo:min-height="0.848cm" fo:min-width="6cm"/>
    </style:style>
    <style:style style:name="gr27" style:family="graphic" style:parent-style-name="CodeBox">
      <style:graphic-properties draw:fill="solid" draw:fill-color="#ffcc99" fo:min-height="0.848cm" fo:min-width="6cm"/>
    </style:style>
    <style:style style:name="gr28" style:family="graphic" style:parent-style-name="CodeBox">
      <style:graphic-properties draw:fill="solid" draw:fill-color="#ffcc99" fo:min-height="0.848cm" fo:min-width="7.626cm"/>
    </style:style>
    <style:style style:name="gr29" style:family="graphic" style:parent-style-name="CodeBox">
      <style:graphic-properties fo:min-height="8.763cm" fo:min-width="16.299cm"/>
    </style:style>
    <style:style style:name="gr30" style:family="graphic" style:parent-style-name="CodeBox">
      <style:graphic-properties draw:fill="solid" draw:fill-color="#ffcc99" fo:min-height="4.184cm" fo:min-width="14.437cm"/>
    </style:style>
    <style:style style:name="pr1" style:family="presentation" style:parent-style-name="Default-title">
      <style:graphic-properties draw:auto-grow-height="true" fo:min-height="2.164cm"/>
    </style:style>
    <style:style style:name="pr2" style:family="presentation" style:parent-style-name="Default-outline1">
      <style:graphic-properties fo:min-height="16.75cm"/>
    </style:style>
    <style:style style:name="pr3" style:family="presentation" style:parent-style-name="Default-notes">
      <style:graphic-properties draw:fill-color="#ffffff" draw:auto-grow-height="true" fo:min-height="13.365cm"/>
    </style:style>
    <style:style style:name="P1" style:family="paragraph">
      <style:paragraph-properties fo:text-align="start"/>
      <style:text-properties fo:font-size="40pt" style:font-size-asian="40pt" style:font-size-complex="40pt"/>
    </style:style>
    <style:style style:name="P2" style:family="paragraph">
      <style:paragraph-properties fo:text-align="start"/>
    </style:style>
    <style:style style:name="P3" style:family="paragraph">
      <style:text-properties fo:font-size="24pt" style:font-size-asian="18pt" style:font-size-complex="18pt"/>
    </style:style>
    <style:style style:name="P4" style:family="paragraph">
      <style:text-properties fo:font-size="20pt"/>
    </style:style>
    <style:style style:name="P5" style:family="paragraph">
      <style:text-properties fo:font-size="22pt" style:font-size-asian="22pt" style:font-size-complex="22pt"/>
    </style:style>
    <style:style style:name="P6" style:family="paragraph">
      <style:paragraph-properties fo:margin-left="0cm" fo:margin-right="0cm" fo:text-indent="0cm"/>
    </style:style>
    <style:style style:name="P7" style:family="paragraph">
      <style:paragraph-properties style:writing-mode="lr-tb" style:font-independent-line-spacing="true"/>
    </style:style>
    <style:style style:name="P8" style:family="paragraph">
      <style:paragraph-properties fo:margin-left="0cm" fo:margin-right="0cm" fo:line-height="100%" fo:text-indent="0cm"/>
      <style:text-properties fo:font-size="26pt" style:font-size-asian="26pt" style:font-size-complex="26pt"/>
    </style:style>
    <style:style style:name="P9" style:family="paragraph">
      <style:paragraph-properties fo:margin-left="0cm" fo:margin-right="0cm" fo:line-height="100%" fo:text-indent="0cm" style:writing-mode="lr-tb" style:font-independent-line-spacing="true"/>
      <style:text-properties fo:font-size="26pt" style:font-size-asian="26pt" style:font-size-complex="26pt"/>
    </style:style>
    <style:style style:name="P10" style:family="paragraph">
      <style:paragraph-properties fo:text-align="center"/>
    </style:style>
    <style:style style:name="P11" style:family="paragraph">
      <style:paragraph-properties fo:margin-left="0cm" fo:margin-right="0cm" fo:line-height="100%" fo:text-indent="0cm"/>
      <style:text-properties fo:font-size="28pt" style:font-size-asian="28pt" style:font-size-complex="28pt"/>
    </style:style>
    <style:style style:name="P12" style:family="paragraph">
      <style:paragraph-properties fo:margin-left="0cm" fo:margin-right="0cm" fo:line-height="100%" fo:text-indent="0cm" style:writing-mode="lr-tb" style:font-independent-line-spacing="true"/>
      <style:text-properties fo:font-size="28pt" style:font-size-asian="28pt" style:font-size-complex="28pt"/>
    </style:style>
    <style:style style:name="P13" style:family="paragraph">
      <style:paragraph-properties fo:margin-left="0cm" fo:margin-right="0cm" fo:text-indent="0cm" style:writing-mode="lr-tb" style:font-independent-line-spacing="true"/>
      <style:text-properties fo:font-size="24pt"/>
    </style:style>
    <style:style style:name="P14" style:family="paragraph">
      <style:text-properties fo:font-size="18pt"/>
    </style:style>
    <style:style style:name="P15" style:family="paragraph">
      <style:paragraph-properties fo:margin-left="0cm" fo:margin-right="0cm" fo:text-indent="0cm"/>
      <style:text-properties fo:font-size="18pt"/>
    </style:style>
    <style:style style:name="P16" style:family="paragraph">
      <style:text-properties fo:font-size="24pt"/>
    </style:style>
    <style:style style:name="P17" style:family="paragraph">
      <style:paragraph-properties fo:margin-left="0cm" fo:margin-right="0cm" fo:line-height="100%" fo:text-indent="0cm"/>
    </style:style>
    <style:style style:name="P18" style:family="paragraph">
      <style:paragraph-properties fo:margin-left="0cm" fo:margin-right="0cm" fo:line-height="100%" fo:text-indent="0cm" style:writing-mode="lr-tb" style:font-independent-line-spacing="true"/>
      <style:text-properties fo:font-size="24pt"/>
    </style:style>
    <style:style style:name="T1" style:family="text">
      <style:text-properties fo:font-size="40pt" style:font-size-asian="40pt" style:font-size-complex="40pt"/>
    </style:style>
    <style:style style:name="T2" style:family="text">
      <style:text-properties fo:font-size="24pt" style:font-size-asian="18pt" style:font-size-complex="18pt"/>
    </style:style>
    <style:style style:name="T3" style:family="text">
      <style:text-properties fo:color="#ff0000" fo:font-size="60pt" fo:language="en" fo:country="GB" fo:text-shadow="1pt 1pt" style:font-size-asian="60pt" style:font-size-complex="60pt"/>
    </style:style>
    <style:style style:name="T4" style:family="text">
      <style:text-properties fo:color="#ffffff" fo:font-family="'Arial Narrow'" style:font-family-generic="swiss" style:font-pitch="variable" fo:language="en" fo:country="GB" fo:text-shadow="1pt 1pt"/>
    </style:style>
    <style:style style:name="T5" style:family="text">
      <style:text-properties fo:color="#008000"/>
    </style:style>
    <style:style style:name="T6" style:family="text">
      <style:text-properties fo:font-style="italic" style:font-style-asian="italic" style:font-style-complex="italic"/>
    </style:style>
    <style:style style:name="T7" style:family="text">
      <style:text-properties fo:font-style="italic" style:text-underline-style="solid" style:text-underline-width="auto" style:text-underline-color="font-color" style:font-style-asian="italic" style:font-style-complex="italic"/>
    </style:style>
    <style:style style:name="T8" style:family="text">
      <style:text-properties fo:color="#00cc00" fo:font-family="Wingdings" style:font-pitch="variable" style:font-charset="x-symbol" fo:font-size="72pt" fo:language="en" fo:country="US" fo:text-shadow="1pt 1pt" style:font-size-asian="72pt" style:font-size-complex="7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fo:color="#ff6633" fo:font-size="45%"/>
      </text:list-level-style-bullet>
      <text:list-level-style-bullet text:level="2" text:bullet-char="•">
        <style:list-level-properties text:space-before="1.5cm" text:min-label-width="0.9cm"/>
        <style:text-properties fo:font-family="StarSymbol" style:font-charset="x-symbol" fo:color="#ff6633" fo:font-size="45%"/>
      </text:list-level-style-bullet>
      <text:list-level-style-bullet text:level="3" text:bullet-char="•">
        <style:list-level-properties text:space-before="2.8cm" text:min-label-width="0.8cm"/>
        <style:text-properties fo:font-family="StarSymbol" style:font-charset="x-symbol" fo:color="#ff6633" fo:font-size="45%"/>
      </text:list-level-style-bullet>
      <text:list-level-style-bullet text:level="4" text:bullet-char="•">
        <style:list-level-properties text:space-before="4.2cm" text:min-label-width="0.6cm"/>
        <style:text-properties fo:font-family="StarSymbol" style:font-charset="x-symbol" fo:color="#ff6633" fo:font-size="45%"/>
      </text:list-level-style-bullet>
      <text:list-level-style-bullet text:level="5" text:bullet-char="•">
        <style:list-level-properties text:space-before="5.4cm" text:min-label-width="0.6cm"/>
        <style:text-properties fo:font-family="StarSymbol" style:font-charset="x-symbol" fo:color="#ff6633" fo:font-size="45%"/>
      </text:list-level-style-bullet>
      <text:list-level-style-bullet text:level="6" text:bullet-char="•">
        <style:list-level-properties text:space-before="6.6cm" text:min-label-width="0.6cm"/>
        <style:text-properties fo:font-family="StarSymbol" style:font-charset="x-symbol" fo:color="#ff6633" fo:font-size="45%"/>
      </text:list-level-style-bullet>
      <text:list-level-style-bullet text:level="7" text:bullet-char="•">
        <style:list-level-properties text:space-before="7.8cm" text:min-label-width="0.6cm"/>
        <style:text-properties fo:font-family="StarSymbol" style:font-charset="x-symbol" fo:color="#ff6633" fo:font-size="45%"/>
      </text:list-level-style-bullet>
      <text:list-level-style-bullet text:level="8" text:bullet-char="•">
        <style:list-level-properties text:space-before="9cm" text:min-label-width="0.6cm"/>
        <style:text-properties fo:font-family="StarSymbol" style:font-charset="x-symbol" fo:color="#ff6633" fo:font-size="45%"/>
      </text:list-level-style-bullet>
      <text:list-level-style-bullet text:level="9" text:bullet-char="•">
        <style:list-level-properties text:space-before="10.2cm" text:min-label-width="0.6cm"/>
        <style:text-properties fo:font-family="StarSymbol" style:font-charset="x-symbol" fo:color="#ff6633" fo:font-size="45%"/>
      </text:list-level-style-bullet>
      <text:list-level-style-bullet text:level="10" text:bullet-char="•">
        <style:list-level-properties text:space-before="11.4cm" text:min-label-width="0.6cm"/>
        <style:text-properties fo:font-family="StarSymbol" style:font-charset="x-symbol" fo:color="#ff6633" fo:font-size="45%"/>
      </text:list-level-style-bullet>
    </text:list-style>
  </office:automatic-styles>
  <office:body>
    <office:presentation>
      <draw:page draw:name="page1"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presentation:user-transformed="true">
          <draw:text-box>
            <text:p><text:span text:style-name="T1">Control Flow, Iterators, and Exceptions</text:span></text:p>
          </draw:text-box>
        </draw:frame>
        <draw:frame presentation:style-name="pr2" draw:layer="layout" svg:width="25.199cm" svg:height="17cm" svg:x="1.4cm" svg:y="3cm" presentation:class="outline">
          <draw:text-box>
            <text:list text:style-name="L2">
              <text:list-item>
                <text:p>exceptions</text:p>
              </text:list-item>
              <text:list-item>
                <text:p>lifetime, dtor if scope exited via exception</text:p>
              </text:list-item>
              <text:list-item>
                <text:p>RAII</text:p>
              </text:list-item>
              <text:list-item>
                <text:p>use of predefined exception class</text:p>
              </text:list-item>
              <text:list-item>
                <text:p>throw</text:p>
              </text:list-item>
              <text:list-item>
                <text:p>handle</text:p>
              </text:list-item>
              <text:list-item>
                <text:p>empty handler is bad smell</text:p>
              </text:list-item>
              <text:list-item>
                <text:p>use of predefined iterators (for_each, copy, etc)</text:p>
              </text:list-item>
            </text:list>
          </draw:text-box>
        </draw:frame>
        <presentation:notes draw:style-name="dp2">
          <draw:page-thumbnail draw:style-name="gr1" draw:layer="layout" svg:width="14.848cm" svg:height="11.136cm" svg:x="3.075cm" svg:y="2.257cm" draw:page-number="1" presentation:class="page"/>
          <draw:frame presentation:style-name="pr3" draw:layer="layout" svg:width="16.799cm" svg:height="13.365cm" svg:x="2.1cm" svg:y="14.107cm" presentation:class="notes" presentation:placeholder="true">
            <draw:text-box/>
          </draw:frame>
        </presentation:notes>
      </draw:page>
      <draw:page draw:name="page2" draw:style-name="dp1" draw:master-page-name="Default" presentation:presentation-page-layout-name="AL1T1">
        <office:forms form:automatic-focus="false" form:apply-design-mode="false"/>
        <draw:frame presentation:style-name="pr1" draw:text-style-name="P2" draw:layer="layout" svg:width="25.199cm" svg:height="2.164cm" svg:x="1.4cm" svg:y="0.037cm" presentation:class="title">
          <draw:text-box>
            <text:p>Failure</text:p>
          </draw:text-box>
        </draw:frame>
        <draw:frame presentation:style-name="pr2" draw:layer="layout" svg:width="25.199cm" svg:height="17cm" svg:x="1.4cm" svg:y="3cm" presentation:class="outline">
          <draw:text-box>
            <text:list text:style-name="L2">
              <text:list-item>
                <text:p>The role of failure is a critical part of design</text:p>
              </text:list-item>
              <text:list-item>
                <text:p>...example of intertwined-comb of call and check, call and check...</text:p>
              </text:list-item>
              <text:list-item>
                <text:p>analogy of walking to the shop for a pint of milk</text:p>
              </text:list-item>
              <text:list-item>
                <text:p>introduce the comb-like problem here and leave the solution hanging, until after exceptions have been introduced</text:p>
              </text:list-item>
              <text:list-item>
                <text:p>exceptional behaviour should be tested too</text:p>
              </text:list-item>
            </text:list>
          </draw:text-box>
        </draw:frame>
        <draw:custom-shape draw:style-name="gr2" draw:text-style-name="P3" draw:layer="layout" svg:width="11.684cm" svg:height="2.18cm" svg:x="6.482cm" svg:y="16.246cm">
          <text:p><text:span text:style-name="T2">a = f() * <text:s/>g() + h();</text:span></text:p>
          <text:p><text:span text:style-name="T2">a = f() * (g() + h());</text:span></text:p>
          <draw:enhanced-geometry svg:viewBox="0 0 21600 21600" draw:type="rectangle" draw:enhanced-path="M 0 0 L 21600 0 21600 21600 0 21600 0 0 Z N"/>
        </draw:custom-shape>
        <presentation:notes draw:style-name="dp2">
          <office:forms form:automatic-focus="false" form:apply-design-mode="false"/>
          <draw:page-thumbnail draw:style-name="gr1" draw:layer="layout" svg:width="14.848cm" svg:height="11.136cm" svg:x="3.075cm" svg:y="2.257cm" draw:page-number="2" presentation:class="page"/>
          <draw:frame presentation:style-name="pr3" draw:text-style-name="P4" draw:layer="layout" svg:width="16.799cm" svg:height="13.365cm" svg:x="2.1cm" svg:y="14.107cm" presentation:class="notes" presentation:placeholder="true">
            <draw:text-box/>
          </draw:frame>
        </presentation:notes>
      </draw:page>
      <draw:page draw:name="page3" draw:style-name="dp1" draw:master-page-name="Default" presentation:presentation-page-layout-name="AL1T1">
        <office:forms form:automatic-focus="false" form:apply-design-mode="false"/>
        <draw:frame presentation:style-name="pr1" draw:text-style-name="P2" draw:layer="layout" svg:width="25.199cm" svg:height="2.164cm" svg:x="1.4cm" svg:y="0.037cm" presentation:class="title">
          <draw:text-box>
            <text:p>Puzzle</text:p>
          </draw:text-box>
        </draw:frame>
        <draw:frame presentation:style-name="pr2" draw:layer="layout" svg:width="25.199cm" svg:height="17cm" svg:x="1.4cm" svg:y="3cm" presentation:class="outline">
          <draw:text-box>
            <text:list text:style-name="L2">
              <text:list-item>
                <text:p>What is wrong with this function?</text:p>
              </text:list-item>
            </text:list>
          </draw:text-box>
        </draw:frame>
        <draw:custom-shape draw:style-name="gr3" draw:text-style-name="P5" draw:layer="layout" svg:width="24.716cm" svg:height="6.513cm" svg:x="1.304cm" svg:y="7.094cm">
          <text:p text:style-name="P5">double average(const std::vector&lt;double&gt; &amp; data)</text:p>
          <text:p text:style-name="P5">{</text:p>
          <text:p text:style-name="P5"><text:s text:c="4"/>double sum = 0.0;</text:p>
          <text:p text:style-name="P5"><text:s text:c="4"/>for (size_t at = 0; at != data.size(); at++)</text:p>
          <text:p text:style-name="P5"><text:s text:c="8"/>sum += data[at];</text:p>
          <text:p text:style-name="P5"><text:s text:c="4"/>return sum / data.size();</text:p>
          <text:p text:style-name="P5">}</text:p>
          <draw:enhanced-geometry svg:viewBox="0 0 21600 21600" draw:type="rectangle" draw:enhanced-path="M 0 0 L 21600 0 21600 21600 0 21600 0 0 Z N"/>
        </draw:custom-shape>
        <draw:frame draw:style-name="gr4" draw:text-style-name="P6" draw:layer="layout" svg:width="2.915cm" svg:height="3.456cm" svg:x="24.09cm" svg:y="10.975cm">
          <draw:text-box>
            <text:p><text:span text:style-name="T3">?</text:span></text:p>
          </draw:text-box>
        </draw:frame>
        <draw:g>
          <draw:custom-shape draw:style-name="gr5" draw:text-style-name="P7" draw:layer="layout" svg:width="0.843cm" svg:height="4.016cm" draw:transform="rotate (-2.35619449019309) translate (24.996cm 18.082cm)">
            <text:p/>
            <draw:enhanced-geometry svg:viewBox="0 0 1006 3662" draw:type="non-primitive" draw:enhanced-path="M 0 0 L 19 5 40 8 60 10 80 14 100 18 120 23 139 28 157 36 173 44 188 52 203 61 218 70 232 79 246 90 260 100 273 111 287 122 299 134 312 146 324 158 336 171 347 184 357 197 367 211 378 225 387 238 396 253 404 268 412 282 418 297 425 313 432 328 438 344 443 359 449 375 455 391 459 408 464 424 468 440 473 456 476 471 480 486 482 501 484 517 486 533 488 549 489 563 490 579 491 595 492 611 494 626 496 642 498 656 500 672 503 687 508 702 515 721 522 739 530 757 537 775 547 793 557 810 568 827 579 842 594 862 612 879 631 896 650 912 669 929 687 946 704 964 719 983 730 1001 742 1019 752 1037 761 1057 770 1076 779 1095 787 1114 795 1135 802 1154 809 1175 815 1195 821 1215 827 1236 832 1257 837 1278 841 1298 846 1317 849 1337 854 1357 859 1376 862 1397 865 1416 869 1436 871 1457 872 1476 873 1497 874 1517 873 1536 871 1556 869 1575 864 1594 859 1613 847 1634 831 1651 811 1667 789 1681 769 1696 752 1712 741 1730 737 1752 741 1769 751 1783 763 1796 780 1808 797 1819 814 1831 829 1843 841 1858 852 1879 861 1899 868 1921 874 1943 880 1966 885 1989 889 2011 895 2033 902 2066 910 2099 916 2130 922 2163 929 2196 935 2229 940 2262 946 2295 952 2329 956 2362 961 2394 965 2427 970 2460 974 2494 978 2527 981 2560 983 2586 986 2612 988 2638 990 2664 992 2690 993 2716 995 2743 996 2769 997 2795 998 2822 998 2848 999 2874 999 2900 999 2927 999 2953 999 2979 999 2995 999 3010 1000 3026 1001 3042 1003 3059 1004 3075 1005 3091 1006 3106 1006 3122 1005 3138 1004 3153 1001 3169 998 3184 995 3198 988 3212 981 3225 972 3239 962 3252 950 3263 938 3273 924 3283 911 3291 896 3300 880 3308 864 3315 848 3323 832 3330 817 3337 801 3343 785 3350 769 3357 754 3365 733 3375 711 3385 689 3394 667 3403 645 3411 624 3419 601 3427 579 3435 558 3442 535 3448 511 3453 488 3457 464 3460 440 3464 416 3468 393 3472 370 3476 347 3481 324 3486 303 3494 282 3503 263 3513 244 3526 227 3541 219 3552 215 3564 213 3579 212 3594 210 3610 207 3623 202 3636 193 3645 182 3652 169 3656 155 3660 140 3661 125 3662 109 3662 93 3661 77 3660 61 3657 47 3655 34 3653 23 3651 13 3648 5 3646 1 3645 0 3645 2 3645 7 3645 12 3645 17 3645 0 0 Z N"/>
          </draw:custom-shape>
          <draw:custom-shape draw:style-name="gr6" draw:text-style-name="P7" draw:layer="layout" svg:width="0.843cm" svg:height="4.016cm" draw:transform="rotate (-2.35619449019309) translate (24.996cm 18.082cm)">
            <text:p/>
            <draw:enhanced-geometry svg:viewBox="0 0 1006 3662" draw:type="non-primitive" draw:enhanced-path="M 0 0 L 0 0 19 5 40 8 60 10 80 14 100 18 120 23 139 28 157 36 157 36 173 44 188 52 203 61 218 70 232 79 246 90 260 100 273 111 287 122 299 134 312 146 324 158 336 171 347 184 357 197 367 211 367 211 378 225 387 238 396 253 404 268 412 282 418 297 425 313 432 328 438 344 443 359 449 375 455 391 459 408 464 424 468 440 473 456 473 456 476 471 480 486 482 501 484 517 486 533 488 549 489 563 490 579 491 595 492 611 494 626 496 642 498 656 500 672 503 687 508 702 508 702 515 721 522 739 530 757 537 775 547 793 557 810 568 827 579 842 579 842 594 862 612 879 631 896 650 912 669 929 687 946 704 964 719 983 719 983 730 1001 742 1019 752 1037 761 1057 770 1076 779 1095 787 1114 795 1135 802 1154 809 1175 815 1195 821 1215 827 1236 832 1257 837 1278 841 1298 841 1298 846 1317 849 1337 854 1357 859 1376 862 1397 865 1416 869 1436 871 1457 872 1476 873 1497 874 1517 873 1536 871 1556 869 1575 864 1594 859 1613 859 1613 847 1634 831 1651 811 1667 789 1681 769 1696 752 1712 741 1730 737 1752 737 1752 741 1769 751 1783 763 1796 780 1808 797 1819 814 1831 829 1843 841 1858 841 1858 852 1879 861 1899 868 1921 874 1943 880 1966 885 1989 889 2011 895 2033 895 2033 902 2066 910 2099 916 2130 922 2163 929 2196 935 2229 940 2262 946 2295 952 2329 956 2362 961 2394 965 2427 970 2460 974 2494 978 2527 981 2560 981 2560 983 2586 986 2612 988 2638 990 2664 992 2690 993 2716 995 2743 996 2769 997 2795 998 2822 998 2848 999 2874 999 2900 999 2927 999 2953 999 2979 999 2979 999 2995 999 3010 1000 3026 1001 3042 1003 3059 1004 3075 1005 3091 1006 3106 1006 3122 1005 3138 1004 3153 1001 3169 998 3184 995 3198 988 3212 981 3225 981 3225 972 3239 962 3252 950 3263 938 3273 924 3283 911 3291 896 3300 880 3308 864 3315 848 3323 832 3330 817 3337 801 3343 785 3350 769 3357 754 3365 754 3365 733 3375 711 3385 689 3394 667 3403 645 3411 624 3419 601 3427 579 3435 579 3435 558 3442 535 3448 511 3453 488 3457 464 3460 440 3464 416 3468 393 3472 370 3476 347 3481 324 3486 303 3494 282 3503 263 3513 244 3526 227 3541 227 3541 219 3552 215 3564 213 3579 212 3594 210 3610 207 3623 202 3636 193 3645 193 3645 182 3652 169 3656 155 3660 140 3661 125 3662 109 3662 93 3661 77 3660 61 3657 47 3655 34 3653 23 3651 13 3648 5 3646 1 3645 0 3645 0 3645 2 3645 7 3645 12 3645 17 3645 N"/>
          </draw:custom-shape>
          <draw:custom-shape draw:style-name="gr5" draw:text-style-name="P7" draw:layer="layout" svg:width="0.79cm" svg:height="4.023cm" draw:transform="skewX (0.00104719755119638) rotate (-2.35619449019309) translate (25.515cm 17.605cm)">
            <text:p/>
            <draw:enhanced-geometry svg:viewBox="0 0 940 3662" draw:type="non-primitive" draw:enhanced-path="M 940 0 L 922 3 903 7 884 10 865 13 846 17 828 22 810 27 793 35 779 43 764 51 751 60 737 69 723 79 711 90 697 100 685 110 672 121 661 134 650 145 638 158 627 170 617 183 607 196 596 210 587 223 578 238 570 252 563 267 556 282 549 297 543 313 537 328 532 344 526 359 521 375 516 391 511 408 507 424 503 440 499 456 495 471 492 486 490 501 487 516 485 532 484 548 483 562 482 578 481 594 480 609 478 625 477 641 475 655 473 670 469 686 466 701 459 720 452 738 445 757 438 774 428 793 419 810 409 825 399 841 384 861 368 878 350 895 332 910 315 927 298 944 282 963 269 982 258 1000 248 1018 239 1036 230 1056 221 1075 213 1094 206 1113 198 1133 191 1153 185 1174 179 1194 173 1214 168 1235 162 1255 157 1277 153 1297 149 1316 145 1336 141 1356 137 1375 134 1396 131 1415 128 1435 126 1456 124 1475 123 1495 123 1516 123 1535 126 1554 128 1574 132 1593 137 1612 147 1633 163 1651 182 1667 203 1683 222 1697 238 1713 249 1731 253 1753 249 1770 240 1785 228 1797 212 1808 196 1819 179 1831 164 1844 153 1858 144 1879 136 1899 129 1921 123 1943 119 1966 114 1988 110 2010 104 2033 97 2066 90 2097 84 2130 78 2163 72 2196 67 2229 61 2262 55 2295 51 2328 46 2361 42 2393 37 2426 33 2459 29 2493 26 2526 22 2559 20 2585 18 2611 17 2637 14 2663 13 2690 11 2717 10 2743 10 2769 9 2795 8 2822 8 2848 7 2874 7 2900 7 2927 7 2953 7 2980 7 2995 5 3010 5 3026 4 3042 3 3059 2 3075 1 3091 0 3107 0 3122 0 3137 1 3153 3 3168 7 3182 10 3197 16 3211 22 3224 31 3238 42 3250 52 3263 64 3273 77 3283 89 3292 103 3300 118 3308 132 3316 147 3323 162 3330 177 3337 191 3343 207 3350 221 3357 236 3364 256 3374 276 3384 297 3393 317 3402 338 3411 358 3419 379 3427 399 3435 419 3442 441 3448 463 3452 484 3457 507 3460 528 3464 551 3467 573 3470 594 3475 616 3481 637 3486 656 3493 676 3502 694 3512 712 3525 728 3540 736 3551 739 3565 742 3579 743 3594 745 3609 747 3623 752 3635 761 3645 782 3655 810 3661 839 3662 869 3659 896 3655 919 3651 934 3646 940 3645 939 3645 934 3645 929 3645 923 3645 940 0 Z N"/>
          </draw:custom-shape>
          <draw:custom-shape draw:style-name="gr6" draw:text-style-name="P7" draw:layer="layout" svg:width="0.79cm" svg:height="4.023cm" draw:transform="skewX (0.00104719755119638) rotate (-2.35619449019309) translate (25.515cm 17.605cm)">
            <text:p/>
            <draw:enhanced-geometry svg:viewBox="0 0 940 3662" draw:type="non-primitive" draw:enhanced-path="M 940 0 L 940 0 922 3 903 7 884 10 865 13 846 17 828 22 810 27 793 35 793 35 779 43 764 51 751 60 737 69 723 79 711 90 697 100 685 110 672 121 661 134 650 145 638 158 627 170 617 183 607 196 596 210 596 210 587 223 578 238 570 252 563 267 556 282 549 297 543 313 537 328 532 344 526 359 521 375 516 391 511 408 507 424 503 440 499 456 499 456 495 471 492 486 490 501 487 516 485 532 484 548 483 562 482 578 481 594 480 609 478 625 477 641 475 655 473 670 469 686 466 701 466 701 459 720 452 738 445 757 438 774 428 793 419 810 409 825 399 841 399 841 384 861 368 878 350 895 332 910 315 927 298 944 282 963 269 982 269 982 258 1000 248 1018 239 1036 230 1056 221 1075 213 1094 206 1113 198 1133 191 1153 185 1174 179 1194 173 1214 168 1235 162 1255 157 1277 153 1297 153 1297 149 1316 145 1336 141 1356 137 1375 134 1396 131 1415 128 1435 126 1456 124 1475 123 1495 123 1516 123 1535 126 1554 128 1574 132 1593 137 1612 137 1612 147 1633 163 1651 182 1667 203 1683 222 1697 238 1713 249 1731 253 1753 253 1753 249 1770 240 1785 228 1797 212 1808 196 1819 179 1831 164 1844 153 1858 153 1858 144 1879 136 1899 129 1921 123 1943 119 1966 114 1988 110 2010 104 2033 104 2033 97 2066 90 2097 84 2130 78 2163 72 2196 67 2229 61 2262 55 2295 51 2328 46 2361 42 2393 37 2426 33 2459 29 2493 26 2526 22 2559 22 2559 20 2585 18 2611 17 2637 14 2663 13 2690 11 2717 10 2743 10 2769 9 2795 8 2822 8 2848 7 2874 7 2900 7 2927 7 2953 7 2980 7 2980 7 2995 5 3010 5 3026 4 3042 3 3059 2 3075 1 3091 0 3107 0 3122 0 3137 1 3153 3 3168 7 3182 10 3197 16 3211 22 3224 22 3224 31 3238 42 3250 52 3263 64 3273 77 3283 89 3292 103 3300 118 3308 132 3316 147 3323 162 3330 177 3337 191 3343 207 3350 221 3357 236 3364 236 3364 256 3374 276 3384 297 3393 317 3402 338 3411 358 3419 379 3427 399 3435 399 3435 419 3442 441 3448 463 3452 484 3457 507 3460 528 3464 551 3467 573 3470 594 3475 616 3481 637 3486 656 3493 676 3502 694 3512 712 3525 728 3540 728 3540 736 3551 739 3565 742 3579 743 3594 745 3609 747 3623 752 3635 761 3645 761 3645 782 3655 810 3661 839 3662 869 3659 896 3655 919 3651 934 3646 940 3645 940 3645 939 3645 934 3645 929 3645 923 3645 N"/>
          </draw:custom-shape>
          <draw:custom-shape draw:style-name="gr7" draw:text-style-name="P7" draw:layer="layout" svg:width="0.308cm" svg:height="0.747cm" draw:transform="rotate (-2.35619449019309) translate (24.923cm 17.996cm)">
            <text:p/>
            <draw:enhanced-geometry svg:viewBox="0 0 364 684" draw:type="non-primitive" draw:enhanced-path="M 42 0 L 42 22 42 45 42 66 43 88 43 110 43 132 43 154 44 175 44 198 44 219 44 241 44 263 43 285 43 307 43 329 42 351 41 369 37 387 34 406 28 426 24 445 18 464 13 482 8 502 3 520 1 538 0 556 0 573 2 589 7 605 15 618 25 632 39 644 54 656 71 665 90 672 110 677 130 682 151 684 172 684 194 683 214 681 236 676 255 670 275 663 293 655 309 643 323 632 335 619 344 606 352 590 357 574 361 557 363 540 364 521 364 503 363 483 361 464 358 445 355 424 352 406 348 387 344 369 340 351 336 332 331 312 327 294 320 275 314 256 306 237 298 218 290 200 281 183 271 165 261 148 251 131 238 115 227 99 213 84 200 70 185 57 169 47 152 38 134 30 115 23 96 16 77 8 59 0 42 0 Z N"/>
          </draw:custom-shape>
          <draw:custom-shape draw:style-name="gr7" draw:text-style-name="P7" draw:layer="layout" svg:width="0.265cm" svg:height="0.648cm" draw:transform="skewX (0.00314159265358921) rotate (-2.35619449019309) translate (25.087cm 17.712cm)">
            <text:p/>
            <draw:enhanced-geometry svg:viewBox="0 0 319 588" draw:type="non-primitive" draw:enhanced-path="M 217 36 L 207 50 197 62 187 74 175 87 164 99 152 112 142 124 131 137 121 150 111 163 100 176 90 189 82 203 73 216 66 231 59 246 53 263 46 280 38 298 31 316 24 335 17 353 12 373 7 391 4 409 2 428 0 446 0 463 4 480 8 496 15 512 24 527 33 538 45 548 57 557 71 565 86 572 101 578 117 582 133 586 150 588 166 588 183 588 198 586 214 582 227 577 241 570 252 562 276 538 294 511 307 481 315 450 318 416 319 381 316 344 312 306 306 267 299 229 291 189 284 150 277 111 273 73 269 36 269 0 217 36 Z N"/>
          </draw:custom-shape>
          <draw:custom-shape draw:style-name="gr7" draw:text-style-name="P7" draw:layer="layout" svg:width="0.545cm" svg:height="0.782cm" draw:transform="skewX (-0.00122173047639585) rotate (-2.35619449019309) translate (24.183cm 17.427cm)">
            <text:p/>
            <draw:enhanced-geometry svg:viewBox="0 0 645 713" draw:type="non-primitive" draw:enhanced-path="M 6 1 L 26 3 47 3 67 3 88 3 108 2 130 1 150 1 170 0 191 1 211 2 232 3 251 6 269 12 287 18 304 27 321 37 325 39 328 43 330 47 333 52 334 56 336 61 337 66 339 71 347 93 354 114 361 137 367 158 372 181 378 204 383 226 388 248 393 271 398 293 404 315 411 337 418 359 426 380 435 401 445 421 455 438 469 455 485 471 502 486 520 501 539 515 558 530 578 545 595 560 611 573 624 588 634 603 642 619 645 634 643 650 637 667 624 685 608 699 589 707 569 712 546 713 522 710 496 705 470 698 442 690 414 680 386 670 358 659 330 650 303 642 277 636 252 631 239 630 225 630 210 629 197 630 182 630 167 630 152 630 139 630 125 629 111 628 98 625 85 622 74 617 63 612 51 605 42 596 31 582 22 569 15 553 9 537 5 520 3 503 1 485 0 466 1 447 1 428 3 409 4 390 5 371 6 352 6 334 6 316 6 297 6 276 6 257 7 238 7 217 8 198 11 179 12 158 13 139 15 120 16 99 18 80 20 60 21 40 22 20 23 1 6 1 Z N"/>
          </draw:custom-shape>
          <draw:custom-shape draw:style-name="gr7" draw:text-style-name="P7" draw:layer="layout" svg:width="0.406cm" svg:height="0.303cm" draw:transform="rotate (-2.35619449019309) translate (23.439cm 16.715cm)">
            <text:p/>
            <draw:enhanced-geometry svg:viewBox="0 0 488 277" draw:type="non-primitive" draw:enhanced-path="M 47 0 L 41 23 32 47 22 71 12 93 4 116 0 137 2 158 13 177 34 199 59 218 89 235 120 249 156 260 192 269 229 275 267 277 303 277 338 273 372 267 403 255 431 242 454 224 473 202 486 177 488 159 481 143 469 128 451 115 429 102 405 91 384 81 363 72 343 63 322 55 301 48 280 42 258 36 236 32 215 29 192 25 169 22 147 19 124 17 102 14 80 12 57 8 34 5 13 0 47 0 Z N"/>
          </draw:custom-shape>
          <draw:custom-shape draw:style-name="gr7" draw:text-style-name="P7" draw:layer="layout" svg:width="0.79cm" svg:height="3.941cm" draw:transform="skewX (-0.00104719755119652) rotate (-2.35619449019309) translate (25.494cm 17.559cm)">
            <text:p/>
            <draw:enhanced-geometry svg:viewBox="0 0 940 3584" draw:type="non-primitive" draw:enhanced-path="M 835 0 L 812 13 789 24 765 36 743 47 720 59 698 73 678 88 659 104 644 119 631 135 619 152 608 171 597 189 588 207 579 225 570 244 566 257 560 270 557 283 552 296 549 309 545 322 542 336 540 349 536 362 534 376 531 389 528 403 526 415 524 429 520 443 518 456 516 470 514 482 512 496 511 509 510 523 509 537 508 549 507 563 506 576 504 590 502 604 500 616 497 629 493 641 489 653 484 666 473 686 458 704 442 722 426 739 408 754 391 770 375 787 360 805 346 827 331 847 317 870 305 892 291 914 279 936 267 958 255 981 249 994 242 1007 237 1020 230 1032 224 1046 217 1058 212 1071 206 1084 200 1098 195 1110 189 1124 185 1138 180 1150 175 1164 172 1177 169 1191 165 1206 163 1221 160 1236 158 1252 156 1267 155 1283 154 1297 153 1313 153 1329 152 1344 152 1360 152 1376 152 1390 152 1406 151 1421 151 1437 149 1455 147 1473 145 1490 144 1508 143 1526 143 1543 146 1560 151 1577 162 1598 179 1615 199 1631 220 1645 239 1661 256 1677 267 1695 272 1717 270 1733 263 1748 251 1760 239 1772 224 1784 210 1795 196 1808 186 1821 174 1843 163 1863 153 1886 144 1907 135 1930 128 1953 121 1975 114 1998 109 2022 103 2046 98 2070 95 2093 92 2117 88 2141 85 2165 82 2190 80 2213 78 2238 76 2262 73 2286 71 2311 68 2335 65 2359 62 2382 59 2407 55 2431 52 2455 47 2480 44 2504 41 2528 36 2551 33 2575 29 2600 26 2624 22 2648 19 2672 17 2695 14 2719 12 2744 11 2768 10 2786 8 2803 6 2821 5 2838 3 2856 2 2874 1 2891 0 2910 0 2928 0 2945 0 2962 1 2980 2 2997 4 3014 8 3031 11 3048 16 3065 19 3082 23 3099 29 3116 35 3133 41 3150 47 3167 54 3183 62 3199 70 3215 79 3229 88 3243 98 3258 110 3270 121 3283 134 3294 144 3303 155 3310 168 3317 180 3322 193 3328 205 3332 219 3336 232 3339 246 3343 261 3345 274 3348 288 3351 303 3354 316 3356 330 3360 343 3364 358 3369 374 3373 389 3377 405 3380 421 3385 435 3388 451 3391 467 3395 482 3399 498 3403 514 3407 528 3412 544 3416 559 3422 574 3428 588 3435 603 3441 617 3449 630 3457 643 3466 656 3475 669 3484 681 3493 694 3504 703 3513 711 3523 719 3533 727 3543 735 3552 744 3561 753 3568 764 3574 785 3581 806 3584 828 3584 850 3583 872 3581 895 3577 917 3575 940 3574 835 0 Z N"/>
          </draw:custom-shape>
          <draw:custom-shape draw:style-name="gr7" draw:text-style-name="P7" draw:layer="layout" svg:width="0.933cm" svg:height="4.023cm" draw:transform="rotate (-2.35619449019309) translate (25.019cm 18.062cm)">
            <text:p/>
            <draw:enhanced-geometry svg:viewBox="0 0 1111 3665" draw:type="non-primitive" draw:enhanced-path="M 267 3614 L 281 3596 295 3577 310 3557 323 3538 338 3520 353 3503 370 3487 389 3475 401 3469 411 3464 422 3461 435 3458 446 3455 458 3454 471 3452 483 3451 496 3451 508 3450 521 3448 533 3447 546 3446 558 3444 570 3442 582 3438 598 3434 614 3428 630 3423 646 3418 660 3411 676 3405 691 3399 707 3393 722 3386 737 3379 752 3371 768 3365 783 3357 798 3350 813 3342 828 3334 851 3323 874 3311 897 3300 920 3287 942 3275 963 3260 984 3246 1003 3228 1018 3214 1031 3198 1045 3182 1057 3165 1067 3147 1077 3128 1085 3108 1090 3088 1099 3049 1105 3011 1109 2972 1111 2934 1111 2894 1109 2854 1106 2815 1103 2775 1097 2735 1091 2696 1086 2656 1079 2616 1072 2577 1066 2537 1061 2497 1055 2458 1052 2427 1048 2395 1045 2365 1043 2334 1039 2302 1035 2272 1031 2240 1027 2209 1022 2179 1016 2147 1011 2116 1004 2086 997 2056 988 2026 979 1996 969 1967 961 1949 951 1930 940 1912 929 1895 918 1878 905 1861 893 1844 880 1827 869 1814 855 1802 841 1790 826 1778 812 1766 802 1752 795 1738 793 1721 798 1704 808 1690 822 1679 839 1667 857 1657 874 1646 888 1633 897 1617 905 1597 911 1576 915 1554 919 1532 922 1511 923 1488 923 1467 923 1444 921 1421 920 1399 917 1377 913 1354 910 1332 906 1310 902 1289 897 1267 893 1248 888 1230 883 1212 877 1193 870 1175 863 1157 857 1139 849 1121 841 1104 832 1087 822 1070 813 1053 804 1036 794 1019 785 1002 775 986 766 972 756 959 744 945 733 933 720 920 709 908 697 895 684 883 672 871 659 859 648 847 636 833 626 819 616 806 607 791 599 776 592 760 587 743 582 726 577 709 574 691 572 674 570 656 567 638 565 620 564 602 562 584 559 567 557 548 555 530 551 513 547 496 543 483 540 469 537 455 533 442 530 428 526 415 523 401 520 387 515 374 511 361 506 348 501 334 496 322 490 309 484 297 478 284 465 265 452 246 437 228 421 211 405 194 388 176 372 161 355 144 335 124 314 103 294 82 273 62 252 43 229 27 205 13 179 5 159 2 136 0 115 0 92 2 72 8 52 16 35 26 22 40 13 55 6 70 2 86 0 102 0 119 2 137 5 155 9 173 14 191 18 211 23 229 28 248 32 266 36 284 39 302 40 320 40 348 40 375 40 403 39 430 39 458 38 485 36 512 36 539 35 567 34 595 32 622 31 649 30 676 28 704 26 731 25 758 23 785 22 814 19 841 18 868 17 895 15 922 14 950 13 977 11 1004 10 1031 8 1060 8 1087 7 1114 6 1141 5 1169 5 1196 3 1233 3 1271 3 1308 2 1345 2 1383 2 1420 2 1458 3 1494 3 1531 3 1569 3 1606 3 1644 5 1681 5 1717 5 1755 5 1792 5 1823 5 1853 5 1884 3 1916 3 1946 3 1977 3 2007 3 2038 2 2069 2 2099 2 2130 2 2161 3 2191 3 2222 3 2252 5 2283 6 2329 7 2375 8 2421 10 2467 11 2513 14 2558 16 2605 18 2650 20 2697 23 2743 25 2789 28 2835 31 2880 34 2927 36 2972 40 3019 42 3049 43 3080 45 3111 48 3141 50 3172 53 3202 56 3233 58 3264 60 3295 62 3326 65 3357 67 3387 69 3418 72 3448 73 3479 74 3510 73 3528 70 3547 66 3566 62 3584 60 3604 60 3621 65 3637 74 3650 87 3659 103 3664 120 3665 138 3663 158 3659 177 3655 196 3651 214 3650 267 3614 Z N"/>
          </draw:custom-shape>
          <draw:custom-shape draw:style-name="gr7" draw:text-style-name="P7" draw:layer="layout" svg:width="0.61cm" svg:height="0.576cm" draw:transform="skewX (-0.00174532925199394) rotate (-2.35619449019309) translate (25.248cm 17.9cm)">
            <text:p/>
            <draw:enhanced-geometry svg:viewBox="0 0 730 522" draw:type="non-primitive" draw:enhanced-path="M 411 42 L 424 50 435 59 448 67 460 75 473 83 485 92 499 100 511 108 524 116 535 125 547 133 560 142 571 151 583 161 594 170 604 181 625 200 646 220 670 241 691 262 710 285 723 308 730 333 728 357 720 378 709 396 694 412 678 426 659 438 638 448 615 456 592 464 568 470 543 475 517 480 491 484 466 488 441 491 417 495 394 498 370 501 347 505 322 509 296 513 270 516 245 520 218 522 194 522 169 522 144 520 121 516 98 511 78 503 59 491 42 479 26 462 15 448 9 432 4 416 1 399 0 382 1 364 3 345 6 327 11 308 17 288 23 270 30 251 38 233 45 215 53 198 60 181 70 160 82 141 96 122 112 102 128 85 146 70 164 55 183 42 199 33 216 23 234 15 252 7 271 3 289 0 306 1 323 6 411 42 Z N"/>
          </draw:custom-shape>
          <draw:custom-shape draw:style-name="gr7" draw:text-style-name="P7" draw:layer="layout" svg:width="0.058cm" svg:height="0.04cm" draw:transform="skewX (0.0249582083035142) rotate (-2.35619449019309) translate (24.903cm 18.162cm)">
            <text:p/>
            <draw:enhanced-geometry svg:viewBox="0 0 70 35" draw:type="non-primitive" draw:enhanced-path="M 0 0 L 9 5 17 9 26 15 34 20 43 24 52 29 61 32 70 35 0 0 Z N"/>
          </draw:custom-shape>
          <draw:custom-shape draw:style-name="gr7" draw:text-style-name="P7" draw:layer="layout" svg:width="0.26cm" svg:height="0.334cm" draw:transform="skewX (-0.00296705972838983) rotate (-2.35619449019309) translate (24.939cm 18.082cm)">
            <text:p/>
            <draw:enhanced-geometry svg:viewBox="0 0 306 303" draw:type="non-primitive" draw:enhanced-path="M 0 0 L 23 8 45 16 68 23 91 30 113 38 135 47 155 57 175 69 188 80 202 92 214 105 226 118 236 132 246 145 255 160 263 175 271 187 280 201 289 216 297 229 303 244 306 257 305 269 298 279 287 289 273 296 259 301 244 303 228 303 211 301 194 296 176 291 159 284 142 275 125 266 109 255 93 244 78 233 66 221 53 210 39 193 28 173 22 151 17 128 12 105 9 81 6 58 0 35 0 0 Z N"/>
          </draw:custom-shape>
          <draw:custom-shape draw:style-name="gr7" draw:text-style-name="P7" draw:layer="layout" svg:width="0.502cm" svg:height="0.24cm" draw:transform="rotate (-2.35619449019309) translate (24.265cm 17.9cm)">
            <text:p/>
            <draw:enhanced-geometry svg:viewBox="0 0 598 220" draw:type="non-primitive" draw:enhanced-path="M 0 115 L 15 113 28 110 43 108 57 106 71 103 85 101 100 99 114 97 128 94 143 92 156 90 171 88 185 85 199 84 213 82 228 80 252 75 277 69 303 62 330 52 357 42 384 33 412 23 438 15 464 8 489 3 513 0 534 0 553 5 570 13 585 25 596 43 598 49 596 55 592 60 587 65 581 69 575 73 568 76 562 80 548 85 534 91 518 94 503 97 488 99 473 100 457 101 441 101 425 102 409 102 393 103 378 103 362 106 346 108 331 110 316 115 298 122 280 130 262 139 245 149 228 159 211 168 194 177 176 184 156 191 137 196 117 201 97 204 77 209 58 212 37 216 18 220 0 115 Z N"/>
          </draw:custom-shape>
          <draw:custom-shape draw:style-name="gr7" draw:text-style-name="P7" draw:layer="layout" svg:width="0.209cm" svg:height="0.404cm" draw:transform="skewX (-0.00244346095279166) rotate (-2.35619449019309) translate (24.206cm 18.476cm)">
            <text:p/>
            <draw:enhanced-geometry svg:viewBox="0 0 246 361" draw:type="non-primitive" draw:enhanced-path="M 0 361 L 6 349 12 335 16 322 22 309 26 296 32 282 38 270 42 256 48 242 53 230 58 216 64 204 71 190 76 178 82 164 89 152 98 132 106 113 115 93 124 73 134 55 147 38 160 24 177 12 185 8 194 4 205 1 216 0 226 0 235 1 242 5 246 12 246 19 243 25 237 28 228 31 219 35 210 38 201 42 194 46 175 65 158 87 142 109 127 131 112 154 99 177 85 200 72 223 61 240 52 257 43 274 34 292 26 309 17 327 9 344 0 361 Z N"/>
          </draw:custom-shape>
          <draw:custom-shape draw:style-name="gr7" draw:text-style-name="P7" draw:layer="layout" svg:width="0.164cm" svg:height="0.389cm" draw:transform="rotate (-2.35619449019309) translate (24.222cm 18.43cm)">
            <text:p/>
            <draw:enhanced-geometry svg:viewBox="0 0 194 354" draw:type="non-primitive" draw:enhanced-path="M 0 354 L 5 340 9 328 13 314 17 300 21 287 24 274 29 261 32 247 36 235 41 221 44 207 49 195 55 181 59 169 65 155 70 143 80 124 88 104 97 84 106 65 116 45 127 28 141 14 158 2 162 1 166 0 170 0 175 0 179 1 185 1 190 2 194 2 0 354 Z N"/>
          </draw:custom-shape>
          <draw:custom-shape draw:style-name="gr7" draw:text-style-name="P7" draw:layer="layout" svg:width="0.141cm" svg:height="0.264cm" draw:transform="rotate (-2.35619449019309) translate (24.086cm 18.469cm)">
            <text:p/>
            <draw:enhanced-geometry svg:viewBox="0 0 175 243" draw:type="non-primitive" draw:enhanced-path="M 0 243 L 11 229 22 213 32 198 42 182 54 167 64 152 74 136 84 120 96 105 106 89 117 73 129 59 140 44 151 29 163 14 175 0 0 243 Z N"/>
          </draw:custom-shape>
          <draw:custom-shape draw:style-name="gr7" draw:text-style-name="P7" draw:layer="layout" svg:width="0.222cm" svg:height="0.386cm" draw:transform="rotate (-2.35619449019309) translate (24.156cm 18.431cm)">
            <text:p/>
            <draw:enhanced-geometry svg:viewBox="0 0 262 356" draw:type="non-primitive" draw:enhanced-path="M 210 0 L 218 9 226 17 235 25 244 33 252 42 258 51 261 60 262 72 257 94 244 115 227 132 207 148 184 162 161 178 140 194 122 212 108 233 97 256 85 284 74 310 63 332 50 349 35 356 18 352 8 344 1 334 0 323 1 312 5 300 13 286 21 272 32 258 43 243 56 228 70 213 82 199 93 183 105 169 114 154 122 141 131 124 139 106 147 87 155 69 163 51 172 34 182 17 193 0 210 0 Z N"/>
          </draw:custom-shape>
          <draw:custom-shape draw:style-name="gr7" draw:text-style-name="P7" draw:layer="layout" svg:width="0.132cm" svg:height="0.232cm" draw:transform="rotate (-2.35619449019309) translate (24.106cm 18.558cm)">
            <text:p/>
            <draw:enhanced-geometry svg:viewBox="0 0 157 211" draw:type="non-primitive" draw:enhanced-path="M 157 0 L 147 14 137 26 127 39 115 51 104 64 94 76 82 89 72 102 61 115 51 127 40 141 31 154 22 168 14 182 6 196 0 211 157 0 Z N"/>
          </draw:custom-shape>
          <draw:custom-shape draw:style-name="gr7" draw:text-style-name="P7" draw:layer="layout" svg:width="0.058cm" svg:height="0.23cm" draw:transform="skewX (-0.00436332312998502) rotate (-2.35619449019309) translate (24.008cm 18.415cm)">
            <text:p/>
            <draw:enhanced-geometry svg:viewBox="0 0 70 209" draw:type="non-primitive" draw:enhanced-path="M 0 209 L 5 197 10 183 14 171 19 157 22 144 27 131 31 118 36 104 40 91 44 78 48 65 53 52 57 38 61 26 65 12 70 0 0 209 Z N"/>
          </draw:custom-shape>
          <draw:custom-shape draw:style-name="gr7" draw:text-style-name="P7" draw:layer="layout" svg:width="0.515cm" svg:height="0.769cm" draw:transform="rotate (-2.35619449019309) translate (23.701cm 17.689cm)">
            <text:p/>
            <draw:enhanced-geometry svg:viewBox="0 0 614 703" draw:type="non-primitive" draw:enhanced-path="M 0 0 L 18 3 36 4 54 4 73 4 91 3 109 3 128 3 146 3 164 3 181 4 200 6 217 9 234 14 250 20 265 27 280 37 298 52 312 72 323 93 333 116 341 141 349 165 358 188 369 211 377 229 386 246 394 264 403 281 411 300 420 318 428 335 437 353 446 370 454 388 463 405 472 423 481 440 490 457 499 475 508 492 523 514 541 535 560 557 580 577 596 599 608 620 614 643 613 667 610 675 606 683 599 690 592 695 584 700 576 702 568 703 560 702 542 695 527 686 514 674 502 660 492 644 484 626 476 607 470 586 464 566 458 544 453 523 448 501 441 480 436 459 428 439 420 421 412 403 404 385 397 366 389 348 382 329 375 310 369 292 362 272 354 254 346 236 338 218 328 201 318 185 306 169 294 154 280 141 0 0 Z N"/>
          </draw:custom-shape>
          <draw:custom-shape draw:style-name="gr7" draw:text-style-name="P7" draw:layer="layout" svg:width="0.166cm" svg:height="0.049cm" draw:transform="rotate (-2.35619449019309) translate (23.599cm 17.573cm)">
            <text:p/>
            <draw:enhanced-geometry svg:viewBox="0 0 193 50" draw:type="non-primitive" draw:enhanced-path="M 193 0 L 181 3 168 7 156 11 143 17 131 23 117 27 105 33 92 38 79 42 66 46 55 49 42 50 31 49 21 46 11 43 0 36 193 0 Z N"/>
          </draw:custom-shape>
          <draw:custom-shape draw:style-name="gr7" draw:text-style-name="P7" draw:layer="layout" svg:width="0.229cm" svg:height="0.192cm" draw:transform="rotate (-2.35619449019309) translate (23.66cm 17.693cm)">
            <text:p/>
            <draw:enhanced-geometry svg:viewBox="0 0 277 175" draw:type="non-primitive" draw:enhanced-path="M 277 115 L 260 118 243 123 226 128 208 135 190 142 172 149 153 156 136 162 118 168 101 172 84 174 68 175 54 174 40 169 26 161 15 151 5 135 0 117 0 97 4 76 12 56 22 38 35 22 50 11 64 5 76 1 90 0 105 1 118 4 133 8 147 14 161 21 176 29 191 37 206 45 219 54 234 62 249 68 263 74 277 80 277 115 Z N"/>
          </draw:custom-shape>
          <draw:custom-shape draw:style-name="gr7" draw:text-style-name="P7" draw:layer="layout" svg:width="0.671cm" svg:height="1.097cm" draw:transform="skewX (0.000872664625997037) rotate (-2.35619449019309) translate (22.675cm 16.89cm)">
            <text:p/>
            <draw:enhanced-geometry svg:viewBox="0 0 799 998" draw:type="non-primitive" draw:enhanced-path="M 45 122 L 65 126 87 129 110 131 131 133 154 135 175 136 198 137 220 138 242 141 263 144 284 148 305 153 324 160 343 169 360 179 377 192 397 211 415 232 428 255 441 279 452 305 461 331 469 359 476 387 483 416 489 444 494 474 501 502 508 531 516 559 525 586 535 612 545 638 554 665 562 695 569 724 576 755 584 786 592 816 600 846 609 874 619 900 631 925 646 947 662 965 681 980 703 991 728 998 740 998 753 994 764 987 774 977 783 966 791 953 797 941 799 928 797 904 787 880 771 858 752 838 731 817 710 797 690 775 676 753 664 730 654 706 644 684 634 660 625 636 616 611 608 587 600 562 592 538 584 514 576 489 568 465 560 440 552 415 544 391 535 366 529 351 526 336 521 319 518 303 515 286 512 269 509 253 506 236 501 220 496 204 492 188 485 173 478 159 470 146 460 134 449 122 439 116 428 109 417 104 406 101 394 99 382 96 369 95 357 94 344 94 331 94 318 93 305 93 292 92 280 92 267 90 255 87 239 83 223 76 207 68 190 59 173 50 157 41 140 32 124 23 107 15 91 8 77 3 62 0 47 0 35 2 21 8 10 17 1 31 0 46 3 63 11 82 20 101 30 120 39 138 45 156 45 122 Z N"/>
          </draw:custom-shape>
          <draw:custom-shape draw:style-name="gr7" draw:text-style-name="P7" draw:layer="layout" svg:width="0.52cm" svg:height="0.765cm" draw:transform="skewX (-0.0012217304763958) rotate (-2.35619449019309) translate (24.857cm 16.512cm)">
            <text:p/>
            <draw:enhanced-geometry svg:viewBox="0 0 611 703" draw:type="non-primitive" draw:enhanced-path="M 611 0 L 593 3 576 4 558 4 539 4 520 4 502 4 484 3 465 3 447 4 430 5 412 6 395 9 379 14 362 20 347 26 332 35 314 51 300 71 289 92 279 115 271 140 263 164 254 187 244 210 236 228 227 245 219 263 210 282 202 299 193 317 185 335 177 352 168 370 159 387 151 405 142 422 133 439 123 457 114 474 105 491 91 513 72 534 53 556 35 576 18 598 5 619 0 642 1 666 3 674 8 682 15 689 21 694 29 699 37 702 45 703 53 702 70 695 86 686 98 675 110 660 120 644 128 626 136 607 143 588 148 566 154 545 160 523 164 501 170 480 177 460 184 440 191 422 201 404 209 386 215 368 223 350 230 330 237 311 244 292 250 274 258 255 266 237 275 219 285 202 295 185 306 169 319 155 332 141 611 0 Z N"/>
          </draw:custom-shape>
          <draw:custom-shape draw:style-name="gr7" draw:text-style-name="P7" draw:layer="layout" svg:width="0.68cm" svg:height="1.088cm" draw:transform="rotate (-2.35619449019309) translate (24.227cm 15.31cm)">
            <text:p/>
            <draw:enhanced-geometry svg:viewBox="0 0 813 998" draw:type="non-primitive" draw:enhanced-path="M 767 121 L 745 125 723 128 701 130 678 132 655 134 633 135 610 136 587 137 566 141 544 143 523 147 502 153 482 160 463 169 444 179 427 192 407 211 390 232 375 255 362 280 351 305 342 332 333 359 326 388 320 416 314 446 308 474 301 502 295 531 287 559 278 585 267 611 257 637 248 664 240 694 232 724 224 755 217 786 210 816 202 845 191 873 181 900 169 924 154 946 138 965 119 980 96 991 71 998 59 998 46 993 35 986 24 976 14 965 8 952 2 940 0 927 2 902 12 880 28 858 47 838 69 817 90 797 110 774 124 752 136 729 147 705 157 683 168 659 177 635 186 611 195 587 203 562 211 539 219 514 227 490 235 465 242 440 250 416 258 391 267 367 272 351 276 336 280 319 283 302 287 285 290 268 293 252 297 235 300 218 306 202 311 187 317 172 325 158 333 145 345 133 356 121 366 115 376 109 388 104 399 101 411 99 423 96 436 95 449 94 461 94 475 93 489 93 501 93 515 92 527 91 540 88 552 86 568 82 585 76 601 68 618 59 635 50 652 41 669 31 686 23 702 15 718 8 734 2 748 0 763 0 777 2 789 8 802 17 811 31 813 47 810 64 802 82 793 100 782 119 773 137 767 155 767 121 Z N"/>
          </draw:custom-shape>
          <draw:custom-shape draw:style-name="gr7" draw:text-style-name="P7" draw:layer="layout" svg:width="0.187cm" svg:height="0.187cm" draw:transform="rotate (-2.35619449019309) translate (24.564cm 16.751cm)">
            <text:p/>
            <draw:enhanced-geometry svg:viewBox="0 0 228 173" draw:type="non-primitive" draw:enhanced-path="M 0 126 L 12 129 24 133 37 137 49 142 63 147 75 153 88 158 100 162 113 167 125 170 138 172 149 173 160 173 172 172 182 168 192 162 206 150 216 133 223 115 227 94 228 74 226 54 220 36 210 22 201 14 192 8 182 3 170 1 159 0 147 0 134 1 122 3 108 6 94 9 82 11 68 15 55 17 42 19 30 22 17 22 0 126 Z N"/>
          </draw:custom-shape>
          <draw:custom-shape draw:style-name="gr7" draw:text-style-name="P7" draw:layer="layout" svg:width="0.6cm" svg:height="0.544cm" draw:transform="rotate (-2.35619449019309) translate (25.397cm 17.14cm)">
            <text:p/>
            <draw:enhanced-geometry svg:viewBox="0 0 720 494" draw:type="non-primitive" draw:enhanced-path="M 720 494 L 697 485 673 477 651 468 628 459 605 451 581 442 559 433 536 424 512 416 490 407 467 398 444 389 420 381 398 372 375 363 352 354 331 346 307 339 284 332 262 325 239 317 217 308 197 297 178 283 162 272 146 260 130 246 113 232 96 219 80 204 64 189 49 175 37 159 24 142 15 126 7 109 2 92 0 74 0 57 3 38 7 28 15 19 27 11 38 6 52 1 65 0 78 0 89 2 105 11 119 23 130 37 138 53 145 71 150 91 155 111 158 133 162 154 165 175 170 196 175 216 181 236 190 254 200 270 213 283 224 292 237 300 249 308 263 314 276 319 290 323 305 328 319 330 335 333 350 336 365 339 381 341 395 343 410 347 425 350 440 354 458 358 477 360 496 363 517 364 538 364 559 364 580 365 601 366 620 367 639 371 656 374 673 380 688 388 701 397 712 409 720 424 720 494 Z N"/>
          </draw:custom-shape>
          <draw:custom-shape draw:style-name="gr7" draw:text-style-name="P7" draw:layer="layout" svg:width="0.016cm" svg:height="0.008cm" draw:transform="skewX (-0.124441975667172) rotate (-2.35619449019309) translate (24.661cm 17.168cm)">
            <text:p/>
            <draw:enhanced-geometry svg:viewBox="0 0 17 0" draw:type="non-primitive" draw:enhanced-path="M 0 0 L 4 0 9 0 12 0 17 0 0 0 Z N"/>
          </draw:custom-shape>
          <draw:custom-shape draw:style-name="gr7" draw:text-style-name="P7" draw:layer="layout" svg:width="0.354cm" svg:height="0.265cm" draw:transform="skewX (0.00383972435438677) rotate (-2.35619449019309) translate (25.292cm 17.124cm)">
            <text:p/>
            <draw:enhanced-geometry svg:viewBox="0 0 423 242" draw:type="non-primitive" draw:enhanced-path="M 388 207 L 363 194 338 178 311 159 285 139 258 117 230 96 203 74 177 54 151 36 126 21 101 10 78 2 57 0 36 4 18 14 2 32 0 37 1 41 6 46 11 50 18 55 25 58 33 63 39 66 60 81 83 95 106 107 129 120 152 131 177 142 201 152 226 163 250 172 275 182 299 191 324 201 349 210 374 220 399 231 423 242 388 207 Z N"/>
          </draw:custom-shape>
          <draw:custom-shape draw:style-name="gr5" draw:text-style-name="P7" draw:layer="layout" svg:width="0.653cm" svg:height="0.264cm" draw:transform="rotate (-2.35619449019309) translate (23.92cm 16.273cm)">
            <text:p/>
            <draw:enhanced-geometry svg:viewBox="0 0 783 239" draw:type="non-primitive" draw:enhanced-path="M 142 8 L 121 25 98 41 71 57 47 73 25 90 8 108 0 127 2 149 11 167 23 181 37 191 54 199 74 203 95 205 118 205 142 204 166 202 191 199 217 195 242 192 267 188 290 186 313 185 335 185 363 187 393 192 423 199 454 205 484 212 516 220 547 227 579 233 608 237 636 239 665 239 691 237 715 230 736 220 757 205 774 185 782 168 783 150 780 131 774 111 763 92 750 74 736 58 721 44 702 32 683 22 661 14 640 8 617 5 594 1 571 1 547 0 522 1 498 3 473 5 449 6 424 8 400 8 377 9 354 8 339 8 326 7 311 7 296 7 282 7 268 7 253 7 239 7 225 7 210 7 196 7 182 8 168 8 153 8 140 8 125 8 142 8 Z N"/>
          </draw:custom-shape>
          <draw:custom-shape draw:style-name="gr5" draw:text-style-name="P7" draw:layer="layout" svg:width="0.682cm" svg:height="0.31cm" draw:transform="rotate (-2.35619449019309) translate (23.701cm 16.05cm)">
            <text:p/>
            <draw:enhanced-geometry svg:viewBox="0 0 816 280" draw:type="non-primitive" draw:enhanced-path="M 48 62 L 71 61 95 59 117 58 140 57 164 56 187 54 209 53 233 51 256 50 278 49 302 48 325 47 348 45 370 44 394 42 417 41 439 40 463 39 486 38 509 37 531 36 555 34 578 33 601 32 624 31 647 30 670 29 694 29 716 28 739 27 763 27 785 25 789 25 795 24 799 24 802 25 805 30 806 33 806 38 806 42 805 47 804 53 802 57 802 62 804 80 807 98 810 117 815 137 816 155 816 173 812 189 802 202 785 218 766 231 746 241 723 246 700 251 675 253 650 254 624 253 598 251 572 249 545 245 519 242 492 240 466 237 441 237 416 237 391 240 366 243 340 248 314 253 287 259 260 265 234 270 208 275 182 278 157 280 133 280 109 278 88 273 67 265 48 253 31 237 23 227 16 215 11 202 6 189 3 174 0 159 0 143 0 129 3 113 6 98 10 83 15 70 22 57 30 45 38 34 48 25 69 13 91 5 114 0 138 0 163 4 188 10 214 16 240 27 266 37 293 48 320 58 348 70 374 79 400 87 426 93 452 97 472 98 494 99 514 100 535 100 556 101 577 101 597 100 619 100 639 100 660 99 681 99 702 98 723 98 743 97 764 97 785 97 48 62 Z N"/>
          </draw:custom-shape>
          <draw:custom-shape draw:style-name="gr5" draw:text-style-name="P7" draw:layer="layout" svg:width="0.603cm" svg:height="0.04cm" draw:transform="skewX (-0.0249582083035143) rotate (-2.35619449019309) translate (23.296cm 15.8cm)">
            <text:p/>
            <draw:enhanced-geometry svg:viewBox="0 0 719 34" draw:type="non-primitive" draw:enhanced-path="M 0 0 L 25 2 50 5 75 7 101 9 126 11 151 14 176 16 201 18 226 22 252 24 277 26 302 27 328 29 353 32 379 33 404 34 425 34 445 32 467 29 488 26 510 22 531 17 553 12 574 8 595 5 615 2 634 2 654 3 672 7 689 14 705 22 719 34 0 0 Z N"/>
          </draw:custom-shape>
          <draw:custom-shape draw:style-name="gr5" draw:text-style-name="P7" draw:layer="layout" svg:width="0.717cm" svg:height="0.265cm" draw:transform="skewX (-0.00383972435438679) rotate (-2.35619449019309) translate (23.373cm 15.734cm)">
            <text:p/>
            <draw:enhanced-geometry svg:viewBox="0 0 847 241" draw:type="non-primitive" draw:enhanced-path="M 789 70 L 768 70 745 70 724 70 702 71 679 71 658 71 636 71 615 71 592 72 571 72 549 72 526 72 505 71 483 71 461 71 439 70 413 68 387 63 361 58 333 51 306 43 280 35 253 26 226 19 200 12 174 8 149 5 124 4 100 7 77 13 56 22 35 36 23 48 12 65 6 84 1 103 0 123 2 143 8 161 18 175 37 194 59 206 82 215 107 221 133 222 160 222 189 219 219 214 248 208 279 202 309 195 339 188 370 182 399 178 428 175 456 175 480 178 504 182 529 188 552 195 577 203 602 212 627 220 652 226 676 233 700 238 724 241 745 241 767 239 787 233 806 224 825 211 833 202 839 190 844 180 846 167 847 155 847 141 846 128 844 113 842 99 838 85 835 70 831 55 829 42 827 27 825 13 825 0 789 70 Z N"/>
          </draw:custom-shape>
          <draw:custom-shape draw:style-name="gr5" draw:text-style-name="P7" draw:layer="layout" svg:width="0.751cm" svg:height="0.24cm" draw:transform="skewX (0.00418879020478552) rotate (-2.35619449019309) translate (23.194cm 15.41cm)">
            <text:p/>
            <draw:enhanced-geometry svg:viewBox="0 0 903 222" draw:type="non-primitive" draw:enhanced-path="M 125 70 L 172 70 223 70 279 70 338 70 397 70 457 70 516 70 573 70 627 70 678 70 724 70 764 70 797 70 821 70 837 70 843 70 840 70 835 70 824 70 811 70 794 70 775 70 752 70 727 70 701 70 671 70 641 70 609 70 576 70 543 70 508 70 474 70 440 70 405 70 372 70 339 70 307 70 277 70 247 70 221 70 196 70 173 70 154 70 137 70 123 70 113 70 108 70 105 70 108 70 116 70 128 70 144 71 163 71 186 71 211 72 237 72 265 72 295 72 323 72 353 72 381 72 408 71 434 71 457 70 484 68 511 63 539 57 567 49 596 41 625 32 653 23 682 15 709 8 736 3 762 0 788 0 812 3 835 10 856 20 877 36 888 50 896 67 900 86 903 105 900 126 896 145 888 162 877 177 856 194 835 206 811 214 786 220 760 222 731 222 703 219 675 215 645 210 615 204 585 197 556 191 525 186 497 181 467 178 440 177 413 178 385 181 357 185 329 190 299 197 271 203 243 208 214 214 186 218 159 220 131 221 106 219 81 213 59 205 37 193 18 177 7 160 1 139 0 118 3 95 8 71 12 47 17 23 18 0 125 70 Z N"/>
          </draw:custom-shape>
          <draw:custom-shape draw:style-name="gr5" draw:text-style-name="P7" draw:layer="layout" svg:width="0.352cm" svg:height="0.452cm" draw:transform="skewX (0.00226892802759226) rotate (-2.35619449019309) translate (24.498cm 17.035cm)">
            <text:p/>
            <draw:enhanced-geometry svg:viewBox="0 0 423 417" draw:type="non-primitive" draw:enhanced-path="M 219 72 L 204 89 188 106 169 123 149 140 129 157 109 174 88 191 68 206 50 225 34 242 20 259 10 277 3 295 0 314 2 333 9 353 20 370 34 384 51 396 70 405 92 412 114 415 138 417 163 417 188 415 213 412 238 405 262 398 284 389 306 378 324 366 341 353 357 337 371 318 383 298 394 276 404 253 411 229 417 204 422 179 423 154 423 129 421 104 417 82 410 59 401 38 390 18 376 0 219 72 Z N"/>
          </draw:custom-shape>
          <draw:custom-shape draw:style-name="gr5" draw:text-style-name="P7" draw:layer="layout" svg:width="0.071cm" svg:height="0.071cm" draw:transform="rotate (-2.35619449019309) translate (24.233cm 17.154cm)">
            <text:p/>
            <draw:enhanced-geometry svg:viewBox="0 0 86 72" draw:type="non-primitive" draw:enhanced-path="M 0 0 L 10 9 21 18 32 27 43 35 54 44 65 53 76 62 86 72 0 0 Z N"/>
          </draw:custom-shape>
          <draw:custom-shape draw:style-name="gr5" draw:text-style-name="P7" draw:layer="layout" svg:width="0.222cm" svg:height="0.549cm" draw:transform="rotate (-2.35619449019309) translate (25.124cm 17.787cm)">
            <text:p/>
            <draw:enhanced-geometry svg:viewBox="0 0 265 508" draw:type="non-primitive" draw:enhanced-path="M 265 0 L 251 12 237 26 223 37 208 49 193 62 177 73 163 86 148 98 134 111 119 123 107 136 94 149 82 164 72 179 62 195 54 210 47 227 39 244 32 263 24 281 18 300 13 320 7 340 4 359 1 378 0 396 1 415 4 432 8 449 15 463 24 477 37 489 56 501 77 508 102 508 127 504 151 496 175 485 195 471 211 455 222 437 227 418 228 396 225 373 222 350 217 326 212 302 211 280 265 0 Z N"/>
          </draw:custom-shape>
          <draw:custom-shape draw:style-name="gr5" draw:text-style-name="P7" draw:layer="layout" svg:width="0.17cm" svg:height="0.245cm" draw:transform="rotate (-2.35619449019309) translate (23.883cm 17.689cm)">
            <text:p/>
            <draw:enhanced-geometry svg:viewBox="0 0 211 221" draw:type="non-primitive" draw:enhanced-path="M 0 0 L 5 14 7 27 10 42 13 57 14 73 16 87 18 103 21 118 23 133 26 146 31 160 35 172 42 184 50 194 59 202 70 210 89 217 109 221 131 221 153 219 173 213 191 204 203 190 211 175 211 162 205 152 195 143 182 134 166 127 151 119 135 111 123 103 0 0 Z N"/>
          </draw:custom-shape>
          <draw:custom-shape draw:style-name="gr5" draw:text-style-name="P7" draw:layer="layout" svg:width="0.229cm" svg:height="1.049cm" draw:transform="rotate (-2.35619449019309) translate (23.032cm 16.935cm)">
            <text:p/>
            <draw:enhanced-geometry svg:viewBox="0 0 274 952" draw:type="non-primitive" draw:enhanced-path="M 0 0 L 3 25 6 48 10 72 13 97 18 121 21 145 25 170 28 194 31 217 35 241 38 266 42 290 45 314 48 338 51 362 54 386 55 423 53 461 48 501 43 542 35 584 27 625 20 666 13 707 9 747 6 784 8 820 13 853 22 883 38 908 60 929 88 946 114 952 141 946 168 934 193 913 216 890 236 862 253 833 264 806 271 780 274 754 274 728 272 701 267 675 261 649 252 623 242 597 231 570 220 544 208 518 197 492 186 464 176 438 166 412 158 386 0 0 Z N"/>
          </draw:custom-shape>
          <draw:custom-shape draw:style-name="gr5" draw:text-style-name="P7" draw:layer="layout" svg:width="0.875cm" svg:height="0.238cm" draw:transform="rotate (-2.35619449019309) translate (22.916cm 15.265cm)">
            <text:p/>
            <draw:enhanced-geometry svg:viewBox="0 0 1037 211" draw:type="non-primitive" draw:enhanced-path="M 0 36 L 30 41 59 45 89 51 118 57 148 61 177 67 207 73 236 77 266 83 295 87 325 92 354 95 384 99 414 102 444 104 473 105 509 104 549 99 591 90 633 78 677 65 720 50 764 36 807 24 847 13 885 5 921 0 953 1 981 8 1005 22 1023 42 1036 71 1037 85 1035 96 1029 107 1021 116 1010 124 997 132 981 137 965 143 947 147 929 152 910 155 892 160 874 163 855 167 838 170 824 175 811 179 798 183 785 185 771 188 759 191 745 193 733 195 719 196 706 198 693 200 680 202 666 203 654 205 640 206 626 209 614 211 0 36 Z N"/>
          </draw:custom-shape>
          <draw:custom-shape draw:style-name="gr8" draw:text-style-name="P7" draw:layer="layout" svg:width="0.8cm" svg:height="0.124cm" draw:transform="skewX (-0.0080285145591724) rotate (-2.35619449019309) translate (24.718cm 17.254cm)">
            <text:p/>
            <draw:enhanced-geometry svg:viewBox="0 0 946 113" draw:type="non-primitive" draw:enhanced-path="M 0 34 L 0 34 17 38 33 43 50 49 66 53 82 59 99 63 115 69 132 74 147 79 163 84 180 88 196 92 213 96 230 100 246 103 263 105 263 105 280 108 298 109 315 111 333 112 350 112 369 113 386 113 404 113 422 112 439 112 457 111 474 110 492 110 509 108 527 107 544 105 544 105 558 104 571 103 584 101 597 100 610 97 623 96 636 94 650 92 662 90 676 87 689 85 702 83 715 79 728 77 741 74 754 70 754 70 767 67 779 63 791 60 803 56 816 51 827 46 839 42 852 37 863 33 876 28 887 24 900 18 911 14 922 9 935 4 946 0 N"/>
          </draw:custom-shape>
          <draw:custom-shape draw:style-name="gr8" draw:text-style-name="P7" draw:layer="layout" svg:width="0.406cm" svg:height="0.846cm" draw:transform="rotate (-2.35619449019309) translate (24.741cm 16.983cm)">
            <text:p/>
            <draw:enhanced-geometry svg:viewBox="0 0 490 772" draw:type="non-primitive" draw:enhanced-path="M 490 0 L 490 0 483 14 476 26 470 40 464 54 457 66 450 80 445 93 438 107 431 119 424 133 418 146 412 159 405 172 398 185 391 198 384 210 384 210 377 224 370 237 362 251 355 265 347 277 339 291 332 304 324 318 316 330 308 344 302 356 294 370 286 384 277 396 269 410 261 422 261 422 246 445 232 466 217 489 202 511 186 532 170 554 154 575 138 597 138 597 121 619 104 641 87 664 69 685 52 707 34 728 17 751 0 772 N"/>
          </draw:custom-shape>
          <draw:custom-shape draw:style-name="gr8" draw:text-style-name="P7" draw:layer="layout" svg:width="0.406cm" svg:height="0.918cm" draw:transform="rotate (-2.35619449019309) translate (24.172cm 17.6cm)">
            <text:p/>
            <draw:enhanced-geometry svg:viewBox="0 0 491 840" draw:type="non-primitive" draw:enhanced-path="M 0 0 L 0 0 13 26 26 53 39 80 52 106 66 132 78 158 92 184 106 210 118 236 132 262 144 288 158 314 171 341 184 368 198 394 210 420 210 420 219 438 227 455 235 473 244 491 251 509 259 528 267 546 276 564 284 582 292 600 301 617 310 634 319 651 329 668 339 684 351 700 351 700 365 719 381 738 399 757 418 774 436 791 455 806 473 823 491 840 N"/>
          </draw:custom-shape>
          <draw:custom-shape draw:style-name="gr8" draw:text-style-name="P7" draw:layer="layout" svg:width="1.117cm" svg:height="0.078cm" draw:transform="rotate (-2.35619449019309) translate (24.138cm 16.437cm)">
            <text:p/>
            <draw:enhanced-geometry svg:viewBox="0 0 1332 73" draw:type="non-primitive" draw:enhanced-path="M 0 0 L 0 0 27 5 54 9 82 15 109 20 136 25 163 30 191 35 218 40 246 45 273 49 301 54 328 58 356 62 383 65 411 67 439 69 439 69 455 71 472 72 488 73 505 73 521 73 538 73 554 73 571 73 586 72 603 72 619 71 636 71 652 71 668 69 685 69 701 69 701 69 723 69 745 69 767 71 788 71 811 71 833 72 855 72 877 73 898 73 921 73 943 73 965 73 987 73 1008 72 1031 71 1053 69 1053 69 1070 68 1088 67 1105 65 1123 63 1140 62 1157 59 1175 57 1192 54 1209 51 1227 49 1244 47 1262 45 1280 42 1297 40 1315 38 1332 35 N"/>
          </draw:custom-shape>
          <draw:custom-shape draw:style-name="gr8" draw:text-style-name="P7" draw:layer="layout" svg:width="0.04cm" svg:height="0.013cm" draw:transform="rotate (-2.35619449019309) translate (23.26cm 17.252cm)">
            <text:p/>
            <draw:enhanced-geometry svg:viewBox="0 0 54 0" draw:type="non-primitive" draw:enhanced-path="M 0 0 L 0 0 6 0 13 0 20 0 27 0 34 0 41 0 47 0 54 0 N"/>
          </draw:custom-shape>
          <draw:custom-shape draw:style-name="gr8" draw:text-style-name="P7" draw:layer="layout" svg:width="1.093cm" svg:height="0.081cm" draw:transform="rotate (-2.35619449019309) translate (23.976cm 16.401cm)">
            <text:p/>
            <draw:enhanced-geometry svg:viewBox="0 0 1298 74" draw:type="non-primitive" draw:enhanced-path="M 0 0 L 0 0 28 4 55 9 82 14 110 19 138 23 165 29 192 34 219 39 246 44 274 48 301 53 328 57 356 61 384 64 411 68 438 70 438 70 460 71 482 73 504 73 525 74 548 74 570 74 591 74 614 73 636 73 657 72 679 72 701 71 723 71 744 70 767 70 789 70 789 70 808 70 828 70 848 70 868 70 887 70 908 70 927 70 947 70 967 70 987 70 1006 70 1026 70 1046 70 1065 70 1085 70 1104 70 1104 70 1116 70 1128 70 1140 70 1153 70 1164 70 1177 70 1189 70 1202 70 1213 70 1225 70 1238 70 1249 70 1262 70 1274 70 1286 70 1298 70 N"/>
          </draw:custom-shape>
          <draw:custom-shape draw:style-name="gr8" draw:text-style-name="P7" draw:layer="layout" svg:width="1.372cm" svg:height="0.123cm" draw:transform="rotate (-2.35619449019309) translate (23.938cm 16.032cm)">
            <text:p/>
            <draw:enhanced-geometry svg:viewBox="0 0 1631 111" draw:type="non-primitive" draw:enhanced-path="M 0 0 L 0 0 30 7 59 15 89 21 118 29 148 37 177 45 206 52 235 60 265 67 294 73 324 80 353 87 384 93 413 97 443 102 473 105 473 105 493 108 513 109 532 110 552 111 572 111 591 111 611 111 631 111 650 111 670 110 690 110 709 109 730 108 749 108 770 106 789 105 789 105 810 104 833 103 855 101 876 100 899 97 920 95 942 94 965 92 986 89 1008 86 1029 84 1052 81 1074 79 1095 77 1118 73 1139 71 1139 71 1154 69 1168 67 1182 64 1197 62 1211 60 1226 56 1239 54 1254 52 1269 49 1282 46 1297 44 1311 42 1325 41 1340 38 1354 37 1368 36 1368 36 1384 35 1401 35 1417 36 1434 37 1451 39 1468 42 1485 43 1501 45 1518 47 1535 49 1551 49 1568 49 1584 47 1600 45 1616 42 1631 36 N"/>
          </draw:custom-shape>
          <draw:custom-shape draw:style-name="gr8" draw:text-style-name="P7" draw:layer="layout" svg:width="0.007cm" svg:height="0.038cm" draw:transform="rotate (-2.35619449019309) translate (22.923cm 17.088cm)">
            <text:p/>
            <draw:enhanced-geometry svg:viewBox="0 0 0 36" draw:type="non-primitive" draw:enhanced-path="M 0 0 L 0 0 0 4 0 9 0 13 0 18 0 22 0 27 0 32 0 36 N"/>
          </draw:custom-shape>
          <draw:custom-shape draw:style-name="gr8" draw:text-style-name="P7" draw:layer="layout" svg:width="1.488cm" svg:height="0.167cm" draw:transform="rotate (-2.35619449019309) translate (23.676cm 15.734cm)">
            <text:p/>
            <draw:enhanced-geometry svg:viewBox="0 0 1771 148" draw:type="non-primitive" draw:enhanced-path="M 0 69 L 0 69 25 74 50 78 75 84 100 89 125 94 151 99 176 105 201 109 226 114 251 119 276 123 302 127 327 131 352 134 378 137 403 140 403 140 437 142 471 144 505 145 539 147 573 147 607 147 641 147 675 145 709 145 743 144 777 143 811 142 845 141 879 141 913 140 947 140 947 140 977 140 1006 141 1036 141 1065 142 1095 143 1124 144 1154 145 1185 147 1214 147 1244 148 1273 148 1303 147 1332 147 1361 144 1391 142 1420 140 1420 140 1441 137 1461 136 1483 135 1503 133 1524 132 1545 131 1566 128 1587 125 1607 122 1627 118 1646 114 1665 107 1685 100 1702 91 1720 81 1736 69 1736 69 1743 64 1748 56 1753 48 1757 38 1761 29 1763 20 1768 9 1771 0 N"/>
          </draw:custom-shape>
          <draw:custom-shape draw:style-name="gr8" draw:text-style-name="P7" draw:layer="layout" svg:width="1.549cm" svg:height="0.121cm" draw:transform="skewX (0.00820304748437174) rotate (-2.35619449019309) translate (23.285cm 15.431cm)">
            <text:p/>
            <draw:enhanced-geometry svg:viewBox="0 0 1840 115" draw:type="non-primitive" draw:enhanced-path="M 0 0 L 0 0 33 4 66 9 99 13 131 18 164 22 197 28 229 33 262 37 295 42 328 46 361 50 394 54 427 59 460 62 493 65 525 69 525 69 557 72 589 75 621 78 653 80 684 84 716 86 748 88 780 90 811 93 843 95 875 97 907 99 938 101 970 103 1002 104 1034 105 1034 105 1065 106 1097 107 1129 109 1162 110 1194 112 1225 113 1257 114 1289 114 1321 115 1352 115 1384 115 1417 114 1448 113 1479 111 1511 109 1543 105 1543 105 1562 103 1580 99 1600 96 1618 92 1636 88 1655 84 1673 79 1692 73 1711 69 1729 63 1747 59 1765 53 1785 48 1803 43 1822 38 1840 34 N"/>
          </draw:custom-shape>
          <draw:custom-shape draw:style-name="gr8" draw:text-style-name="P7" draw:layer="layout" svg:width="1.532cm" svg:height="0.121cm" draw:transform="skewX (-0.00820304748437169) rotate (-2.35619449019309) translate (23.077cm 15.206cm)">
            <text:p/>
            <draw:enhanced-geometry svg:viewBox="0 0 1823 116" draw:type="non-primitive" draw:enhanced-path="M 0 0 L 0 0 33 4 66 9 99 14 132 18 165 23 197 28 230 33 263 37 296 42 329 46 361 50 394 54 428 59 461 62 494 66 526 69 526 69 555 72 583 75 612 78 640 80 668 84 697 86 725 88 753 91 782 93 811 95 840 97 868 100 896 101 925 103 954 104 982 105 982 105 1011 106 1039 108 1068 110 1096 111 1124 112 1153 113 1181 114 1210 116 1239 116 1267 116 1296 116 1324 114 1353 113 1382 111 1410 109 1438 105 1438 105 1463 102 1487 97 1511 92 1535 86 1560 80 1584 74 1607 67 1631 59 1655 51 1679 44 1703 36 1727 28 1750 20 1774 14 1799 7 1823 0 N"/>
          </draw:custom-shape>
          <draw:custom-shape draw:style-name="gr8" draw:text-style-name="P7" draw:layer="layout" svg:width="1.411cm" svg:height="0.243cm" draw:transform="skewX (-0.00418879020478564) rotate (-2.35619449019309) translate (22.904cm 15.097cm)">
            <text:p/>
            <draw:enhanced-geometry svg:viewBox="0 0 1683 225" draw:type="non-primitive" draw:enhanced-path="M 0 70 L 0 70 35 79 70 89 104 98 139 108 174 120 209 130 244 140 279 150 314 159 349 168 384 177 419 186 454 193 490 200 525 206 561 210 561 210 589 214 618 217 646 219 675 222 703 223 731 224 760 225 788 225 816 225 846 224 874 223 903 222 931 219 960 217 989 214 1017 210 1017 210 1051 206 1086 201 1120 195 1156 189 1190 183 1224 175 1258 167 1292 158 1326 149 1360 140 1394 130 1428 118 1461 107 1494 96 1526 83 1559 70 1559 70 1575 63 1591 55 1607 47 1623 38 1638 29 1652 19 1668 10 1683 0 N"/>
          </draw:custom-shape>
          <draw:custom-shape draw:style-name="gr8" draw:text-style-name="P7" draw:layer="layout" svg:width="0.172cm" svg:height="0.01cm" draw:transform="rotate (-2.35619449019309) translate (22.27cm 15.195cm)">
            <text:p/>
            <draw:enhanced-geometry svg:viewBox="0 0 210 0" draw:type="non-primitive" draw:enhanced-path="M 0 0 L 0 0 14 0 27 0 40 0 53 0 67 0 80 0 93 0 106 0 119 0 132 0 145 0 158 0 171 0 184 0 198 0 210 0 N"/>
          </draw:custom-shape>
          <draw:custom-shape draw:style-name="gr8" draw:text-style-name="P7" draw:layer="layout" svg:width="0.021cm" svg:height="0.037cm" draw:transform="skewX (0.027052603405907) rotate (-2.35619449019309) translate (22.108cm 15.477cm)">
            <text:p/>
            <draw:enhanced-geometry svg:viewBox="0 0 34 35" draw:type="non-primitive" draw:enhanced-path="M 0 35 L 0 35 4 30 9 27 13 22 17 18 21 13 26 9 30 4 34 0 N"/>
          </draw:custom-shape>
          <draw:custom-shape draw:style-name="gr9" draw:text-style-name="P7" draw:layer="layout" svg:width="0.158cm" svg:height="0.38cm" draw:transform="rotate (-2.35619449019309) translate (24.903cm 17.832cm)">
            <text:p/>
            <draw:enhanced-geometry svg:viewBox="0 0 186 345" draw:type="non-primitive" draw:enhanced-path="M 135 0 L 124 17 113 35 101 52 89 68 77 86 67 103 57 121 48 141 39 162 29 185 17 209 8 231 3 255 0 277 4 297 14 315 29 329 47 338 68 344 91 345 114 342 135 337 156 328 172 315 181 302 185 286 186 269 184 251 181 231 176 212 173 193 172 175 135 0 Z N"/>
          </draw:custom-shape>
          <draw:custom-shape draw:style-name="gr9" draw:text-style-name="P7" draw:layer="layout" svg:width="0.176cm" svg:height="0.269cm" draw:transform="skewX (0.00750491578357421) rotate (-2.35619449019309) translate (24.348cm 16.935cm)">
            <text:p/>
            <draw:enhanced-geometry svg:viewBox="0 0 213 249" draw:type="non-primitive" draw:enhanced-path="M 127 34 L 109 55 86 77 62 98 38 120 19 141 4 163 0 186 5 209 12 220 20 228 30 234 42 240 54 245 68 248 82 249 97 249 112 248 127 247 141 243 155 239 167 233 179 226 189 219 198 209 205 199 211 188 213 175 213 163 213 150 209 137 206 124 202 110 197 96 191 82 186 68 180 54 174 41 170 26 165 13 163 0 127 34 Z N"/>
          </draw:custom-shape>
          <draw:custom-shape draw:style-name="gr9" draw:text-style-name="P7" draw:layer="layout" svg:width="0.378cm" svg:height="0.107cm" draw:transform="rotate (-2.35619449019309) translate (23.781cm 16.328cm)">
            <text:p/>
            <draw:enhanced-geometry svg:viewBox="0 0 456 101" draw:type="non-primitive" draw:enhanced-path="M 0 66 L 29 65 62 60 96 53 132 44 168 35 204 26 240 17 276 9 310 3 341 0 370 0 396 2 419 10 436 23 448 41 456 66 455 77 447 86 434 92 420 95 402 97 383 99 366 100 352 101 0 66 Z N"/>
          </draw:custom-shape>
          <draw:custom-shape draw:style-name="gr9" draw:text-style-name="P7" draw:layer="layout" svg:width="0.042cm" svg:height="0.038cm" draw:transform="rotate (-2.35619449019309) translate (23.519cm 16.51cm)">
            <text:p/>
            <draw:enhanced-geometry svg:viewBox="0 0 54 35" draw:type="non-primitive" draw:enhanced-path="M 0 35 L 7 30 13 26 20 20 25 16 32 11 39 6 46 3 54 0 0 35 Z N"/>
          </draw:custom-shape>
          <draw:custom-shape draw:style-name="gr9" draw:text-style-name="P7" draw:layer="layout" svg:width="0.265cm" svg:height="0.169cm" draw:transform="rotate (-2.35619449019309) translate (23.396cm 16.162cm)">
            <text:p/>
            <draw:enhanced-geometry svg:viewBox="0 0 316 162" draw:type="non-primitive" draw:enhanced-path="M 17 17 L 36 18 57 18 80 16 103 13 127 10 151 7 174 4 197 2 220 0 240 1 259 2 275 7 290 13 301 22 310 35 315 52 316 67 313 81 306 94 297 106 286 117 271 127 255 136 238 143 219 149 199 154 179 159 160 161 140 162 122 162 104 161 88 157 73 151 60 140 48 128 38 113 29 97 20 81 10 66 0 52 17 17 Z N"/>
          </draw:custom-shape>
          <draw:custom-shape draw:style-name="gr9" draw:text-style-name="P7" draw:layer="layout" svg:width="0.209cm" svg:height="0.148cm" draw:transform="rotate (-2.35619449019309) translate (23.128cm 15.936cm)">
            <text:p/>
            <draw:enhanced-geometry svg:viewBox="0 0 247 137" draw:type="non-primitive" draw:enhanced-path="M 18 30 L 33 29 49 27 66 24 83 20 100 17 117 12 134 7 151 4 168 1 183 0 197 0 210 1 221 4 231 10 239 19 245 30 247 52 239 72 225 90 204 107 180 120 154 130 128 136 104 137 87 132 73 124 59 111 48 96 35 79 24 62 12 45 0 30 18 30 Z N"/>
          </draw:custom-shape>
          <draw:custom-shape draw:style-name="gr9" draw:text-style-name="P7" draw:layer="layout" svg:width="0.212cm" svg:height="0.154cm" draw:transform="rotate (-2.35619449019309) translate (22.957cm 15.736cm)">
            <text:p/>
            <draw:enhanced-geometry svg:viewBox="0 0 246 141" draw:type="non-primitive" draw:enhanced-path="M 0 34 L 16 33 33 31 50 27 68 23 87 18 105 14 125 9 143 5 160 2 177 0 193 0 206 1 219 6 229 11 238 22 244 34 246 55 238 74 223 91 203 106 179 119 153 129 128 136 104 141 0 34 Z N"/>
          </draw:custom-shape>
          <draw:custom-shape draw:style-name="gr9" draw:text-style-name="P7" draw:layer="layout" svg:width="0.045cm" svg:height="0.01cm" draw:transform="rotate (-2.35619449019309) translate (22.779cm 15.672cm)">
            <text:p/>
            <draw:enhanced-geometry svg:viewBox="0 0 53 0" draw:type="non-primitive" draw:enhanced-path="M 53 0 L 46 0 40 0 34 0 27 0 20 0 13 0 6 0 0 0 53 0 Z N"/>
          </draw:custom-shape>
          <draw:custom-shape draw:style-name="gr9" draw:text-style-name="P7" draw:layer="layout" svg:width="0.216cm" svg:height="0.119cm" draw:transform="rotate (-2.35619449019309) translate (22.568cm 15.458cm)">
            <text:p/>
            <draw:enhanced-geometry svg:viewBox="0 0 263 108" draw:type="non-primitive" draw:enhanced-path="M 0 38 L 17 37 36 34 56 31 75 26 95 21 116 15 136 10 156 6 175 2 193 0 210 0 225 2 237 7 249 14 258 24 263 38 263 54 255 68 242 81 225 91 203 99 182 105 160 108 141 108 125 106 111 100 98 91 85 81 73 71 60 58 48 48 35 38 0 38 Z N"/>
          </draw:custom-shape>
          <draw:custom-shape draw:style-name="gr6" draw:text-style-name="P7" draw:layer="layout" svg:width="0.028cm" svg:height="0.035cm" draw:transform="skewX (-0.0286233997327015) rotate (-2.35619449019309) translate (24.01cm 18.636cm)">
            <text:p/>
            <draw:enhanced-geometry svg:viewBox="0 0 35 36" draw:type="non-primitive" draw:enhanced-path="M 35 0 L 35 0 31 5 26 10 22 14 17 17 13 22 9 27 5 31 0 36 N"/>
          </draw:custom-shape>
          <draw:custom-shape draw:style-name="gr6" draw:text-style-name="P7" draw:layer="layout" svg:width="0.1cm" svg:height="0.083cm" draw:transform="rotate (-2.35619449019309) translate (24.848cm 18.13cm)">
            <text:p/>
            <draw:enhanced-geometry svg:viewBox="0 0 123 78" draw:type="non-primitive" draw:enhanced-path="M 0 9 L 0 9 14 8 28 6 41 4 55 1 69 0 81 0 93 4 104 9 104 9 109 15 114 23 117 31 118 40 120 50 121 59 122 69 123 78 N"/>
          </draw:custom-shape>
          <draw:custom-shape draw:style-name="gr6" draw:text-style-name="P7" draw:layer="layout" svg:width="0.116cm" svg:height="0.033cm" draw:transform="skewX (0.0303687289846957) rotate (-2.35619449019309) translate (25.051cm 17.902cm)">
            <text:p/>
            <draw:enhanced-geometry svg:viewBox="0 0 140 34" draw:type="non-primitive" draw:enhanced-path="M 140 0 L 140 0 122 4 103 5 84 6 63 7 45 10 28 15 12 23 0 34 N"/>
          </draw:custom-shape>
          <draw:custom-shape draw:style-name="gr6" draw:text-style-name="P7" draw:layer="layout" svg:width="0.04cm" svg:height="0.113cm" draw:transform="skewX (0.0176278254451393) rotate (-2.35619449019309) translate (25.076cm 17.839cm)">
            <text:p/>
            <draw:enhanced-geometry svg:viewBox="0 0 53 106" draw:type="non-primitive" draw:enhanced-path="M 0 106 L 0 106 6 92 13 79 20 66 27 53 33 40 39 27 46 14 53 0 N"/>
          </draw:custom-shape>
          <draw:custom-shape draw:style-name="gr6" draw:text-style-name="P7" draw:layer="layout" svg:width="0.01cm" svg:height="0.115cm" draw:transform="rotate (-2.35619449019309) translate (25.073cm 17.843cm)">
            <text:p/>
            <draw:enhanced-geometry svg:viewBox="0 0 11 106" draw:type="non-primitive" draw:enhanced-path="M 0 0 L 0 0 1 14 3 29 6 42 9 57 11 71 10 84 6 96 0 106 N"/>
          </draw:custom-shape>
          <draw:custom-shape draw:style-name="gr6" draw:text-style-name="P7" draw:layer="layout" svg:width="0.136cm" svg:height="0.1cm" draw:transform="rotate (-2.35619449019309) translate (24.812cm 18.13cm)">
            <text:p/>
            <draw:enhanced-geometry svg:viewBox="0 0 161 90" draw:type="non-primitive" draw:enhanced-path="M 0 20 L 0 20 21 18 44 14 67 8 89 3 111 0 130 1 146 7 157 20 157 20 161 32 160 43 155 56 147 67 138 76 128 84 117 88 105 90 N"/>
          </draw:custom-shape>
          <draw:custom-shape draw:style-name="gr6" draw:text-style-name="P7" draw:layer="layout" svg:width="0.03cm" svg:height="0.038cm" draw:transform="rotate (-2.35619449019309) translate (24.807cm 18.271cm)">
            <text:p/>
            <draw:enhanced-geometry svg:viewBox="0 0 35 35" draw:type="non-primitive" draw:enhanced-path="M 35 35 L 35 35 31 31 26 25 23 18 18 12 15 6 10 3 6 0 0 1 N"/>
          </draw:custom-shape>
          <draw:custom-shape draw:style-name="gr6" draw:text-style-name="P7" draw:layer="layout" svg:width="0.041cm" svg:height="0.116cm" draw:transform="rotate (-2.35619449019309) translate (25.098cm 17.839cm)">
            <text:p/>
            <draw:enhanced-geometry svg:viewBox="0 0 53 106" draw:type="non-primitive" draw:enhanced-path="M 53 0 L 53 0 46 10 37 17 28 25 19 33 11 41 4 50 0 59 0 70 0 70 3 78 7 83 14 88 22 91 30 95 38 98 46 101 53 106 N"/>
          </draw:custom-shape>
          <draw:custom-shape draw:style-name="gr6" draw:text-style-name="P7" draw:layer="layout" svg:width="1.299cm" svg:height="2.977cm" draw:transform="skewX (0.000698131700797544) rotate (-2.35619449019309) translate (25.051cm 18.39cm)">
            <text:p/>
            <draw:enhanced-geometry svg:viewBox="0 0 1542 2717" draw:type="non-primitive" draw:enhanced-path="M 0 298 L 0 298 14 280 29 262 43 243 56 224 71 205 87 187 104 171 122 158 122 158 151 140 180 123 211 105 241 88 273 72 305 56 338 42 371 30 403 18 436 10 469 4 502 0 535 0 567 3 600 8 630 18 630 18 655 30 679 45 701 63 720 82 737 105 754 128 769 153 782 179 795 208 807 235 820 264 831 293 842 321 853 349 865 378 876 404 876 404 888 431 899 458 909 487 920 515 929 543 938 572 946 600 954 628 962 658 969 686 976 716 984 745 992 773 1000 802 1008 831 1017 860 1017 860 1024 881 1030 904 1036 925 1043 947 1049 970 1056 991 1063 1014 1069 1035 1069 1035 1077 1061 1085 1088 1093 1115 1101 1141 1109 1167 1117 1193 1125 1219 1133 1245 1140 1271 1148 1297 1156 1323 1163 1349 1170 1376 1178 1403 1185 1429 1192 1455 1192 1455 1201 1490 1209 1525 1217 1560 1224 1595 1232 1631 1238 1666 1245 1701 1252 1736 1259 1771 1266 1806 1272 1841 1280 1877 1287 1912 1295 1947 1304 1981 1313 2016 1313 2016 1325 2056 1337 2095 1349 2135 1363 2175 1377 2214 1390 2254 1404 2293 1418 2332 1432 2371 1446 2411 1460 2449 1474 2489 1487 2527 1500 2567 1513 2607 1525 2646 1525 2646 1528 2655 1530 2665 1531 2674 1533 2682 1536 2691 1538 2700 1540 2708 1542 2717 N"/>
          </draw:custom-shape>
          <draw:custom-shape draw:style-name="gr10" draw:text-style-name="P7" draw:layer="layout" svg:width="0.169cm" svg:height="0.573cm" draw:transform="skewX (0.003490658503988) rotate (-2.35619449019309) translate (25.067cm 17.648cm)">
            <text:p/>
            <draw:enhanced-geometry svg:viewBox="0 0 212 525" draw:type="non-primitive" draw:enhanced-path="M 212 0 L 196 8 179 16 162 23 145 30 128 37 113 45 99 57 88 69 81 81 76 92 71 104 68 117 64 130 62 143 61 156 60 170 58 185 58 198 58 212 57 227 57 240 56 254 55 268 53 281 49 297 46 313 40 329 35 345 29 362 22 378 17 395 11 410 6 426 3 442 1 458 0 473 1 486 4 500 10 512 19 525 212 0 Z N"/>
          </draw:custom-shape>
          <draw:custom-shape draw:style-name="gr6" draw:text-style-name="P7" draw:layer="layout" svg:width="0.169cm" svg:height="0.573cm" draw:transform="skewX (0.003490658503988) rotate (-2.35619449019309) translate (25.067cm 17.648cm)">
            <text:p/>
            <draw:enhanced-geometry svg:viewBox="0 0 212 525" draw:type="non-primitive" draw:enhanced-path="M 212 0 L 212 0 196 8 179 16 162 23 145 30 128 37 113 45 99 57 88 69 88 69 81 81 76 92 71 104 68 117 64 130 62 143 61 156 60 170 58 185 58 198 58 212 57 227 57 240 56 254 55 268 53 281 53 281 49 297 46 313 40 329 35 345 29 362 22 378 17 395 11 410 6 426 3 442 1 458 0 473 1 486 4 500 10 512 19 525 N"/>
          </draw:custom-shape>
          <draw:custom-shape draw:style-name="gr10" draw:text-style-name="P7" draw:layer="layout" svg:width="0.209cm" svg:height="0.55cm" draw:transform="rotate (-2.35619449019309) translate (25.139cm 17.602cm)">
            <text:p/>
            <draw:enhanced-geometry svg:viewBox="0 0 247 497" draw:type="non-primitive" draw:enhanced-path="M 247 0 L 226 17 206 34 185 51 164 67 143 84 124 102 106 120 89 141 78 156 66 172 56 189 46 208 38 225 30 244 24 262 20 281 14 303 8 325 4 348 2 372 0 395 4 416 10 437 20 456 28 465 37 474 47 482 59 489 71 494 83 497 95 495 106 491 117 482 126 472 132 459 135 446 138 431 138 415 137 399 134 382 132 365 129 347 126 329 124 312 122 295 122 278 123 262 125 246 131 223 138 201 147 179 156 158 165 135 175 113 185 92 194 69 247 0 Z N"/>
          </draw:custom-shape>
          <draw:custom-shape draw:style-name="gr6" draw:text-style-name="P7" draw:layer="layout" svg:width="0.209cm" svg:height="0.55cm" draw:transform="rotate (-2.35619449019309) translate (25.139cm 17.602cm)">
            <text:p/>
            <draw:enhanced-geometry svg:viewBox="0 0 247 497" draw:type="non-primitive" draw:enhanced-path="M 247 0 L 247 0 226 17 206 34 185 51 164 67 143 84 124 102 106 120 89 141 89 141 78 156 66 172 56 189 46 208 38 225 30 244 24 262 20 281 20 281 14 303 8 325 4 348 2 372 0 395 4 416 10 437 20 456 20 456 28 465 37 474 47 482 59 489 71 494 83 497 95 495 106 491 106 491 117 482 126 472 132 459 135 446 138 431 138 415 137 399 134 382 132 365 129 347 126 329 124 312 122 295 122 278 123 262 125 246 125 246 131 223 138 201 147 179 156 158 165 135 175 113 185 92 194 69 N"/>
          </draw:custom-shape>
          <draw:custom-shape draw:style-name="gr10" draw:text-style-name="P7" draw:layer="layout" svg:width="0.181cm" svg:height="0.343cm" draw:transform="skewX (0.00296705972838973) rotate (-2.35619449019309) translate (25.124cm 17.627cm)">
            <text:p/>
            <draw:enhanced-geometry svg:viewBox="0 0 210 316" draw:type="non-primitive" draw:enhanced-path="M 210 0 L 201 4 191 8 182 11 173 16 164 19 155 24 147 29 140 35 129 46 119 58 110 71 101 84 92 99 85 112 77 127 69 140 58 161 45 182 33 204 21 226 11 247 3 270 0 292 0 316 210 0 Z N"/>
          </draw:custom-shape>
          <draw:custom-shape draw:style-name="gr6" draw:text-style-name="P7" draw:layer="layout" svg:width="0.181cm" svg:height="0.343cm" draw:transform="skewX (0.00296705972838973) rotate (-2.35619449019309) translate (25.124cm 17.627cm)">
            <text:p/>
            <draw:enhanced-geometry svg:viewBox="0 0 210 316" draw:type="non-primitive" draw:enhanced-path="M 210 0 L 210 0 201 4 191 8 182 11 173 16 164 19 155 24 147 29 140 35 140 35 129 46 119 58 110 71 101 84 92 99 85 112 77 127 69 140 69 140 58 161 45 182 33 204 21 226 11 247 3 270 0 292 0 316 N"/>
          </draw:custom-shape>
          <draw:custom-shape draw:style-name="gr10" draw:text-style-name="P7" draw:layer="layout" svg:width="0.179cm" svg:height="0.54cm" draw:transform="skewX (-0.00366519142918747) rotate (-2.35619449019309) translate (24.698cm 18.164cm)">
            <text:p/>
            <draw:enhanced-geometry svg:viewBox="0 0 218 491" draw:type="non-primitive" draw:enhanced-path="M 0 0 L 16 12 32 25 48 37 65 50 81 62 96 76 110 89 123 104 134 120 146 137 155 155 165 172 173 190 180 209 186 227 192 245 198 266 201 288 204 309 207 332 208 354 209 375 209 398 210 419 211 428 214 439 215 448 217 458 218 467 217 476 215 484 210 491 0 0 Z N"/>
          </draw:custom-shape>
          <draw:custom-shape draw:style-name="gr6" draw:text-style-name="P7" draw:layer="layout" svg:width="0.179cm" svg:height="0.54cm" draw:transform="skewX (-0.00366519142918747) rotate (-2.35619449019309) translate (24.698cm 18.164cm)">
            <text:p/>
            <draw:enhanced-geometry svg:viewBox="0 0 218 491" draw:type="non-primitive" draw:enhanced-path="M 0 0 L 0 0 16 12 32 25 48 37 65 50 81 62 96 76 110 89 123 104 123 104 134 120 146 137 155 155 165 172 173 190 180 209 186 227 192 245 192 245 198 266 201 288 204 309 207 332 208 354 209 375 209 398 210 419 210 419 211 428 214 439 215 448 217 458 218 467 217 476 215 484 210 491 N"/>
          </draw:custom-shape>
          <draw:custom-shape draw:style-name="gr10" draw:text-style-name="P7" draw:layer="layout" svg:width="0.195cm" svg:height="0.335cm" draw:transform="rotate (-2.35619449019309) translate (24.486cm 17.96cm)">
            <text:p/>
            <draw:enhanced-geometry svg:viewBox="0 0 236 309" draw:type="non-primitive" draw:enhanced-path="M 175 140 L 184 158 195 177 208 196 220 214 231 232 236 250 236 266 229 281 220 290 209 298 197 303 183 307 168 309 152 309 138 309 122 306 106 302 90 298 75 291 62 284 48 275 37 266 26 256 17 246 9 232 5 218 1 204 0 189 1 173 3 157 7 141 12 124 17 108 24 93 31 76 39 60 47 44 56 29 64 14 72 0 175 140 Z N"/>
          </draw:custom-shape>
          <draw:custom-shape draw:style-name="gr6" draw:text-style-name="P7" draw:layer="layout" svg:width="0.195cm" svg:height="0.335cm" draw:transform="rotate (-2.35619449019309) translate (24.486cm 17.96cm)">
            <text:p/>
            <draw:enhanced-geometry svg:viewBox="0 0 236 309" draw:type="non-primitive" draw:enhanced-path="M 175 140 L 175 140 184 158 195 177 208 196 220 214 231 232 236 250 236 266 229 281 229 281 220 290 209 298 197 303 183 307 168 309 152 309 138 309 122 306 106 302 90 298 75 291 62 284 48 275 37 266 26 256 17 246 17 246 9 232 5 218 1 204 0 189 1 173 3 157 7 141 12 124 17 108 24 93 31 76 39 60 47 44 56 29 64 14 72 0 N"/>
          </draw:custom-shape>
          <draw:custom-shape draw:style-name="gr10" draw:text-style-name="P7" draw:layer="layout" svg:width="0.139cm" svg:height="0.04cm" draw:transform="rotate (-2.35619449019309) translate (24.539cm 17.944cm)">
            <text:p/>
            <draw:enhanced-geometry svg:viewBox="0 0 175 34" draw:type="non-primitive" draw:enhanced-path="M 175 0 L 153 4 132 9 109 13 87 17 66 21 43 26 22 30 0 34 175 0 Z N"/>
          </draw:custom-shape>
          <draw:custom-shape draw:style-name="gr6" draw:text-style-name="P7" draw:layer="layout" svg:width="0.139cm" svg:height="0.04cm" draw:transform="rotate (-2.35619449019309) translate (24.539cm 17.944cm)">
            <text:p/>
            <draw:enhanced-geometry svg:viewBox="0 0 175 34" draw:type="non-primitive" draw:enhanced-path="M 175 0 L 175 0 153 4 132 9 109 13 87 17 66 21 43 26 22 30 0 34 N"/>
          </draw:custom-shape>
          <draw:custom-shape draw:style-name="gr10" draw:text-style-name="P7" draw:layer="layout" svg:width="0.161cm" svg:height="0.386cm" draw:transform="rotate (-2.35619449019309) translate (24.916cm 17.268cm)">
            <text:p/>
            <draw:enhanced-geometry svg:viewBox="0 0 198 361" draw:type="non-primitive" draw:enhanced-path="M 98 72 L 92 90 84 108 75 127 65 147 55 167 43 187 33 207 23 226 15 245 8 265 2 282 0 299 1 314 6 329 14 342 26 353 47 361 69 360 92 351 115 335 136 316 156 293 172 269 184 246 190 233 194 218 196 203 198 189 198 174 196 158 194 142 191 126 189 111 184 96 181 80 177 64 174 48 170 32 168 16 167 0 98 72 Z N"/>
          </draw:custom-shape>
          <draw:custom-shape draw:style-name="gr6" draw:text-style-name="P7" draw:layer="layout" svg:width="0.161cm" svg:height="0.386cm" draw:transform="rotate (-2.35619449019309) translate (24.916cm 17.268cm)">
            <text:p/>
            <draw:enhanced-geometry svg:viewBox="0 0 198 361" draw:type="non-primitive" draw:enhanced-path="M 98 72 L 98 72 92 90 84 108 75 127 65 147 55 167 43 187 33 207 23 226 15 245 8 265 2 282 0 299 1 314 6 329 14 342 26 353 26 353 47 361 69 360 92 351 115 335 136 316 156 293 172 269 184 246 184 246 190 233 194 218 196 203 198 189 198 174 196 158 194 142 191 126 189 111 184 96 181 80 177 64 174 48 170 32 168 16 167 0 N"/>
          </draw:custom-shape>
          <draw:custom-shape draw:style-name="gr10" draw:text-style-name="P7" draw:layer="layout" svg:width="0.136cm" svg:height="0.386cm" draw:transform="skewX (0.00523598775598206) rotate (-2.35619449019309) translate (24.32cm 17.944cm)">
            <text:p/>
            <draw:enhanced-geometry svg:viewBox="0 0 159 355" draw:type="non-primitive" draw:enhanced-path="M 39 0 L 46 15 53 31 61 46 67 60 75 75 83 91 91 106 98 120 106 135 113 151 120 166 125 180 131 196 137 212 141 228 144 244 148 258 151 272 156 288 158 303 159 318 158 330 154 341 144 349 129 355 112 354 95 348 76 338 61 326 46 311 32 296 22 280 14 264 8 248 4 231 2 216 0 197 2 180 3 162 4 144 6 126 10 108 13 90 15 72 17 53 20 35 22 17 22 0 39 0 Z N"/>
          </draw:custom-shape>
          <draw:custom-shape draw:style-name="gr6" draw:text-style-name="P7" draw:layer="layout" svg:width="0.136cm" svg:height="0.386cm" draw:transform="skewX (0.00523598775598206) rotate (-2.35619449019309) translate (24.32cm 17.944cm)">
            <text:p/>
            <draw:enhanced-geometry svg:viewBox="0 0 159 355" draw:type="non-primitive" draw:enhanced-path="M 39 0 L 39 0 46 15 53 31 61 46 67 60 75 75 83 91 91 106 98 120 106 135 113 151 120 166 125 180 131 196 137 212 141 228 144 244 144 244 148 258 151 272 156 288 158 303 159 318 158 330 154 341 144 349 144 349 129 355 112 354 95 348 76 338 61 326 46 311 32 296 22 280 22 280 14 264 8 248 4 231 2 216 0 197 2 180 3 162 4 144 6 126 10 108 13 90 15 72 17 53 20 35 22 17 22 0 N"/>
          </draw:custom-shape>
          <draw:custom-shape draw:style-name="gr9" draw:text-style-name="P7" draw:layer="layout" svg:width="0.038cm" svg:height="0.02cm" draw:transform="rotate (-2.35619449019309) translate (23.997cm 18.749cm)">
            <text:p/>
            <draw:enhanced-geometry svg:viewBox="0 0 44 17" draw:type="non-primitive" draw:enhanced-path="M 44 17 L 38 15 33 13 28 10 23 8 17 7 11 5 6 2 0 0 44 17 Z N"/>
          </draw:custom-shape>
          <draw:custom-shape draw:style-name="gr6" draw:text-style-name="P7" draw:layer="layout" svg:width="0.038cm" svg:height="0.02cm" draw:transform="rotate (-2.35619449019309) translate (23.997cm 18.749cm)">
            <text:p/>
            <draw:enhanced-geometry svg:viewBox="0 0 44 17" draw:type="non-primitive" draw:enhanced-path="M 44 17 L 44 17 38 15 33 13 28 10 23 8 17 7 11 5 6 2 0 0 N"/>
          </draw:custom-shape>
          <draw:custom-shape draw:style-name="gr10" draw:text-style-name="P7" draw:layer="layout" svg:width="0.455cm" svg:height="0.404cm" draw:transform="rotate (-2.35619449019309) translate (24.24cm 18.818cm)">
            <text:p/>
            <draw:enhanced-geometry svg:viewBox="0 0 544 371" draw:type="non-primitive" draw:enhanced-path="M 0 318 L 13 311 24 306 36 299 48 292 60 285 72 279 84 273 97 266 111 258 127 249 142 239 157 230 173 220 188 210 204 203 220 195 236 190 252 186 269 182 286 179 302 176 319 172 335 167 351 161 361 156 371 150 381 144 392 138 401 131 411 123 420 116 430 108 444 94 456 76 469 55 480 35 492 18 506 5 520 0 536 3 541 9 544 17 542 25 539 35 533 45 529 55 523 64 519 73 511 86 502 98 492 110 482 121 472 131 461 141 449 152 439 161 428 171 416 180 404 189 393 198 380 207 367 215 354 223 342 231 329 239 317 246 303 252 291 259 277 265 263 272 251 277 237 283 226 288 215 292 203 297 193 301 182 306 170 310 159 314 149 318 139 323 128 327 119 332 109 336 100 341 90 345 81 350 70 353 65 356 59 359 55 361 49 364 43 366 38 367 32 369 26 371 0 318 Z N"/>
          </draw:custom-shape>
          <draw:custom-shape draw:style-name="gr6" draw:text-style-name="P7" draw:layer="layout" svg:width="0.455cm" svg:height="0.404cm" draw:transform="rotate (-2.35619449019309) translate (24.24cm 18.818cm)">
            <text:p/>
            <draw:enhanced-geometry svg:viewBox="0 0 544 371" draw:type="non-primitive" draw:enhanced-path="M 0 318 L 0 318 13 311 24 306 36 299 48 292 60 285 72 279 84 273 97 266 97 266 111 258 127 249 142 239 157 230 173 220 188 210 204 203 220 195 220 195 236 190 252 186 269 182 286 179 302 176 319 172 335 167 351 161 351 161 361 156 371 150 381 144 392 138 401 131 411 123 420 116 430 108 430 108 444 94 456 76 469 55 480 35 492 18 506 5 520 0 536 3 536 3 541 9 544 17 542 25 539 35 533 45 529 55 523 64 519 73 519 73 511 86 502 98 492 110 482 121 472 131 461 141 449 152 439 161 439 161 428 171 416 180 404 189 393 198 380 207 367 215 354 223 342 231 342 231 329 239 317 246 303 252 291 259 277 265 263 272 251 277 237 283 237 283 226 288 215 292 203 297 193 301 182 306 170 310 159 314 149 318 149 318 139 323 128 327 119 332 109 336 100 341 90 345 81 350 70 353 70 353 65 356 59 359 55 361 49 364 43 366 38 367 32 369 26 371 N"/>
          </draw:custom-shape>
          <draw:custom-shape draw:style-name="gr10" draw:text-style-name="P7" draw:layer="layout" svg:width="0.404cm" svg:height="0.363cm" draw:transform="rotate (-2.35619449019309) translate (22.82cm 17.566cm)">
            <text:p/>
            <draw:enhanced-geometry svg:viewBox="0 0 482 337" draw:type="non-primitive" draw:enhanced-path="M 0 35 L 14 51 30 66 45 82 60 97 74 113 89 128 105 143 121 157 135 170 148 181 162 194 175 205 189 216 204 227 220 237 235 245 249 252 264 256 279 261 294 264 310 267 325 270 341 272 358 274 373 277 389 279 405 282 419 287 433 292 448 298 460 306 473 315 476 318 481 323 482 329 481 333 471 337 464 335 454 329 446 320 437 309 429 298 420 288 411 279 399 270 388 261 375 252 364 243 352 232 341 224 329 216 315 210 301 205 287 204 272 203 257 202 241 202 228 201 213 197 199 193 188 187 178 179 167 170 158 161 149 152 140 142 130 131 121 121 112 113 103 104 95 96 86 87 77 79 69 70 60 61 51 52 44 45 38 40 31 33 26 26 19 19 12 12 6 7 0 0 0 35 Z N"/>
          </draw:custom-shape>
          <draw:custom-shape draw:style-name="gr6" draw:text-style-name="P7" draw:layer="layout" svg:width="0.404cm" svg:height="0.363cm" draw:transform="rotate (-2.35619449019309) translate (22.82cm 17.566cm)">
            <text:p/>
            <draw:enhanced-geometry svg:viewBox="0 0 482 337" draw:type="non-primitive" draw:enhanced-path="M 0 35 L 0 35 14 51 30 66 45 82 60 97 74 113 89 128 105 143 121 157 121 157 135 170 148 181 162 194 175 205 189 216 204 227 220 237 235 245 235 245 249 252 264 256 279 261 294 264 310 267 325 270 341 272 358 274 373 277 389 279 405 282 419 287 433 292 448 298 460 306 473 315 473 315 476 318 481 323 482 329 481 333 481 333 471 337 464 335 454 329 446 320 437 309 429 298 420 288 411 279 411 279 399 270 388 261 375 252 364 243 352 232 341 224 329 216 315 210 315 210 301 205 287 204 272 203 257 202 241 202 228 201 213 197 199 193 199 193 188 187 178 179 167 170 158 161 149 152 140 142 130 131 121 121 121 121 112 113 103 104 95 96 86 87 77 79 69 70 60 61 51 52 51 52 44 45 38 40 31 33 26 26 19 19 12 12 6 7 0 0 N"/>
          </draw:custom-shape>
          <draw:custom-shape draw:style-name="gr10" draw:text-style-name="P7" draw:layer="layout" svg:width="0.557cm" svg:height="0.557cm" draw:transform="rotate (-2.35619449019309) translate (21.462cm 16.608cm)">
            <text:p/>
            <draw:enhanced-geometry svg:viewBox="0 0 666 511" draw:type="non-primitive" draw:enhanced-path="M 0 53 L 15 72 28 91 43 112 58 131 71 151 86 171 100 191 115 210 124 223 132 235 139 248 147 260 155 273 163 285 172 299 180 311 188 324 196 335 205 347 214 359 223 370 234 381 244 392 254 402 264 411 274 419 285 427 296 434 307 440 319 446 330 452 343 456 356 461 370 463 384 465 398 466 413 469 428 470 442 471 456 473 468 476 480 478 492 480 505 482 516 485 529 488 540 490 552 493 565 495 576 497 589 499 600 502 612 504 625 505 636 507 649 508 653 510 659 511 664 511 666 508 666 495 658 485 644 478 627 472 608 469 588 465 568 461 552 456 541 452 529 446 517 442 505 437 493 432 481 428 468 424 457 420 445 415 432 411 420 407 408 403 396 398 384 394 372 389 361 385 349 380 338 377 325 373 314 370 303 367 293 362 282 356 272 350 256 337 242 324 228 309 215 293 203 277 191 261 178 244 166 227 156 215 147 202 139 189 130 176 122 163 113 149 105 137 96 123 86 107 75 92 63 76 53 62 42 46 31 31 19 15 8 0 0 53 Z N"/>
          </draw:custom-shape>
          <draw:custom-shape draw:style-name="gr6" draw:text-style-name="P7" draw:layer="layout" svg:width="0.557cm" svg:height="0.557cm" draw:transform="rotate (-2.35619449019309) translate (21.462cm 16.608cm)">
            <text:p/>
            <draw:enhanced-geometry svg:viewBox="0 0 666 511" draw:type="non-primitive" draw:enhanced-path="M 0 53 L 0 53 15 72 28 91 43 112 58 131 71 151 86 171 100 191 115 210 115 210 124 223 132 235 139 248 147 260 155 273 163 285 172 299 180 311 188 324 196 335 205 347 214 359 223 370 234 381 244 392 254 402 254 402 264 411 274 419 285 427 296 434 307 440 319 446 330 452 343 456 343 456 356 461 370 463 384 465 398 466 413 469 428 470 442 471 456 473 456 473 468 476 480 478 492 480 505 482 516 485 529 488 540 490 552 493 565 495 576 497 589 499 600 502 612 504 625 505 636 507 649 508 649 508 653 510 659 511 664 511 666 508 666 508 666 495 658 485 644 478 627 472 608 469 588 465 568 461 552 456 552 456 541 452 529 446 517 442 505 437 493 432 481 428 468 424 457 420 445 415 432 411 420 407 408 403 396 398 384 394 372 389 361 385 361 385 349 380 338 377 325 373 314 370 303 367 293 362 282 356 272 350 272 350 256 337 242 324 228 309 215 293 203 277 191 261 178 244 166 227 166 227 156 215 147 202 139 189 130 176 122 163 113 149 105 137 96 123 96 123 86 107 75 92 63 76 53 62 42 46 31 31 19 15 8 0 N"/>
          </draw:custom-shape>
          <draw:custom-shape draw:style-name="gr10" draw:text-style-name="P7" draw:layer="layout" svg:width="0.136cm" svg:height="0.113cm" draw:transform="rotate (-2.35619449019309) translate (22.033cm 15.802cm)">
            <text:p/>
            <draw:enhanced-geometry svg:viewBox="0 0 164 109" draw:type="non-primitive" draw:enhanced-path="M 0 70 L 4 75 8 80 12 86 15 91 20 95 24 100 29 102 34 104 50 108 67 109 84 108 101 104 117 99 133 92 147 82 158 70 162 63 164 55 164 46 163 37 162 28 160 18 158 9 158 0 0 70 Z N"/>
          </draw:custom-shape>
          <draw:custom-shape draw:style-name="gr6" draw:text-style-name="P7" draw:layer="layout" svg:width="0.136cm" svg:height="0.113cm" draw:transform="rotate (-2.35619449019309) translate (22.033cm 15.802cm)">
            <text:p/>
            <draw:enhanced-geometry svg:viewBox="0 0 164 109" draw:type="non-primitive" draw:enhanced-path="M 0 70 L 0 70 4 75 8 80 12 86 15 91 20 95 24 100 29 102 34 104 34 104 50 108 67 109 84 108 101 104 117 99 133 92 147 82 158 70 158 70 162 63 164 55 164 46 163 37 162 28 160 18 158 9 158 0 N"/>
          </draw:custom-shape>
          <draw:custom-shape draw:style-name="gr10" draw:text-style-name="P7" draw:layer="layout" svg:width="0.113cm" svg:height="0.093cm" draw:transform="rotate (-2.35619449019309) translate (22.739cm 15.133cm)">
            <text:p/>
            <draw:enhanced-geometry svg:viewBox="0 0 139 86" draw:type="non-primitive" draw:enhanced-path="M 8 0 L 7 9 6 18 4 28 1 37 0 47 0 56 2 62 8 69 18 77 31 83 44 85 58 86 73 84 88 81 101 76 114 69 118 67 122 64 125 59 128 54 131 50 133 45 135 40 139 35 8 0 Z N"/>
          </draw:custom-shape>
          <draw:custom-shape draw:style-name="gr6" draw:text-style-name="P7" draw:layer="layout" svg:width="0.113cm" svg:height="0.093cm" draw:transform="rotate (-2.35619449019309) translate (22.739cm 15.133cm)">
            <text:p/>
            <draw:enhanced-geometry svg:viewBox="0 0 139 86" draw:type="non-primitive" draw:enhanced-path="M 8 0 L 8 0 7 9 6 18 4 28 1 37 0 47 0 56 2 62 8 69 8 69 18 77 31 83 44 85 58 86 73 84 88 81 101 76 114 69 114 69 118 67 122 64 125 59 128 54 131 50 133 45 135 40 139 35 N"/>
          </draw:custom-shape>
          <draw:custom-shape draw:style-name="gr10" draw:text-style-name="P7" draw:layer="layout" svg:width="0.124cm" svg:height="0.212cm" draw:transform="skewX (-0.00471238898038391) rotate (-2.35619449019309) translate (22.085cm 15.688cm)">
            <text:p/>
            <draw:enhanced-geometry svg:viewBox="0 0 150 194" draw:type="non-primitive" draw:enhanced-path="M 0 37 L 4 47 10 58 14 69 20 81 25 91 30 102 37 112 44 123 49 133 56 144 62 156 69 166 77 175 85 183 94 190 105 193 111 194 118 194 123 193 130 192 136 188 141 185 145 180 148 175 150 163 148 153 142 142 136 132 127 122 119 110 111 100 105 89 101 78 97 67 94 56 90 44 88 34 85 23 81 12 78 0 0 37 Z N"/>
          </draw:custom-shape>
          <draw:custom-shape draw:style-name="gr6" draw:text-style-name="P7" draw:layer="layout" svg:width="0.124cm" svg:height="0.212cm" draw:transform="skewX (-0.00471238898038391) rotate (-2.35619449019309) translate (22.085cm 15.688cm)">
            <text:p/>
            <draw:enhanced-geometry svg:viewBox="0 0 150 194" draw:type="non-primitive" draw:enhanced-path="M 0 37 L 0 37 4 47 10 58 14 69 20 81 25 91 30 102 37 112 44 123 44 123 49 133 56 144 62 156 69 166 77 175 85 183 94 190 105 193 105 193 111 194 118 194 123 193 130 192 136 188 141 185 145 180 148 175 148 175 150 163 148 153 142 142 136 132 127 122 119 110 111 100 105 89 105 89 101 78 97 67 94 56 90 44 88 34 85 23 81 12 78 0 N"/>
          </draw:custom-shape>
          <draw:custom-shape draw:style-name="gr10" draw:text-style-name="P7" draw:layer="layout" svg:width="0.124cm" svg:height="0.216cm" draw:transform="skewX (0.00471238898038371) rotate (-2.35619449019309) translate (22.616cm 15.163cm)">
            <text:p/>
            <draw:enhanced-geometry svg:viewBox="0 0 146 193" draw:type="non-primitive" draw:enhanced-path="M 146 35 L 142 47 136 57 131 68 127 80 121 91 116 101 110 113 104 124 97 134 92 144 85 154 78 165 71 174 63 183 54 188 44 193 38 193 32 193 26 192 19 191 14 187 9 184 4 181 1 175 0 164 2 153 7 142 15 132 23 120 32 110 38 99 44 88 49 77 52 66 55 56 58 45 61 33 63 22 66 12 69 0 146 35 Z N"/>
          </draw:custom-shape>
          <draw:custom-shape draw:style-name="gr6" draw:text-style-name="P7" draw:layer="layout" svg:width="0.124cm" svg:height="0.216cm" draw:transform="skewX (0.00471238898038371) rotate (-2.35619449019309) translate (22.616cm 15.163cm)">
            <text:p/>
            <draw:enhanced-geometry svg:viewBox="0 0 146 193" draw:type="non-primitive" draw:enhanced-path="M 146 35 L 146 35 142 47 136 57 131 68 127 80 121 91 116 101 110 113 104 124 104 124 97 134 92 144 85 154 78 165 71 174 63 183 54 188 44 193 44 193 38 193 32 193 26 192 19 191 14 187 9 184 4 181 1 175 1 175 0 164 2 153 7 142 15 132 23 120 32 110 38 99 44 88 44 88 49 77 52 66 55 56 58 45 61 33 63 22 66 12 69 0 N"/>
          </draw:custom-shape>
          <draw:custom-shape draw:style-name="gr10" draw:text-style-name="P7" draw:layer="layout" svg:width="0.43cm" svg:height="0.363cm" draw:transform="rotate (-2.35619449019309) translate (24.611cm 15.725cm)">
            <text:p/>
            <draw:enhanced-geometry svg:viewBox="0 0 516 338" draw:type="non-primitive" draw:enhanced-path="M 516 36 L 500 52 483 68 467 83 451 98 434 114 418 129 401 144 384 159 371 170 356 182 341 194 327 205 312 216 296 228 280 237 263 246 248 253 232 258 216 262 200 266 183 269 166 271 149 273 133 275 116 279 99 281 84 284 68 289 53 293 38 300 25 307 11 316 6 321 3 325 0 330 1 333 10 338 19 335 29 330 38 321 47 310 57 299 66 289 76 281 88 272 101 262 113 253 125 242 138 233 152 225 165 218 180 212 195 207 209 205 224 204 240 203 256 203 272 202 287 199 301 195 314 188 324 180 335 171 346 162 355 152 365 143 374 132 384 123 394 114 403 106 412 97 423 89 432 80 441 72 450 63 459 54 466 47 474 41 481 34 487 27 494 20 501 13 509 7 516 0 516 36 Z N"/>
          </draw:custom-shape>
          <draw:custom-shape draw:style-name="gr6" draw:text-style-name="P7" draw:layer="layout" svg:width="0.43cm" svg:height="0.363cm" draw:transform="rotate (-2.35619449019309) translate (24.611cm 15.725cm)">
            <text:p/>
            <draw:enhanced-geometry svg:viewBox="0 0 516 338" draw:type="non-primitive" draw:enhanced-path="M 516 36 L 516 36 500 52 483 68 467 83 451 98 434 114 418 129 401 144 384 159 384 159 371 170 356 182 341 194 327 205 312 216 296 228 280 237 263 246 263 246 248 253 232 258 216 262 200 266 183 269 166 271 149 273 133 275 116 279 99 281 84 284 68 289 53 293 38 300 25 307 11 316 11 316 6 321 3 325 0 330 1 333 1 333 10 338 19 335 29 330 38 321 47 310 57 299 66 289 76 281 76 281 88 272 101 262 113 253 125 242 138 233 152 225 165 218 180 212 180 212 195 207 209 205 224 204 240 203 256 203 272 202 287 199 301 195 301 195 314 188 324 180 335 171 346 162 355 152 365 143 374 132 384 123 384 123 394 114 403 106 412 97 423 89 432 80 441 72 450 63 459 54 459 54 466 47 474 41 481 34 487 27 494 20 501 13 509 7 516 0 N"/>
          </draw:custom-shape>
          <draw:custom-shape draw:style-name="gr10" draw:text-style-name="P7" draw:layer="layout" svg:width="0.574cm" svg:height="0.565cm" draw:transform="skewX (0.001745329251994) rotate (-2.35619449019309) translate (23.829cm 14.279cm)">
            <text:p/>
            <draw:enhanced-geometry svg:viewBox="0 0 683 512" draw:type="non-primitive" draw:enhanced-path="M 683 54 L 668 73 653 93 639 113 625 132 610 151 596 172 581 191 566 211 557 224 549 236 540 249 532 261 524 274 516 286 507 299 499 311 491 324 482 336 473 348 464 360 455 371 445 382 435 394 423 404 413 413 403 421 391 428 381 435 369 441 357 447 345 452 332 456 318 461 304 464 289 466 275 468 260 470 245 471 230 472 216 473 203 475 191 478 178 480 167 482 154 486 142 488 129 490 118 492 106 496 93 498 81 500 68 503 57 505 44 506 32 508 19 509 14 511 8 511 2 512 0 509 1 496 9 487 23 479 40 474 60 470 81 466 100 462 117 456 129 452 142 447 153 443 166 438 178 434 191 429 203 424 216 420 228 416 241 412 253 407 266 403 278 399 290 395 303 390 315 386 327 382 338 379 349 376 362 371 373 368 385 363 395 358 405 352 421 339 436 325 450 310 463 294 475 278 488 261 500 244 513 228 522 216 531 203 540 190 549 176 558 163 566 150 575 136 584 123 596 108 607 92 617 78 628 62 640 47 651 31 663 16 674 0 683 54 Z N"/>
          </draw:custom-shape>
          <draw:custom-shape draw:style-name="gr6" draw:text-style-name="P7" draw:layer="layout" svg:width="0.574cm" svg:height="0.565cm" draw:transform="skewX (0.001745329251994) rotate (-2.35619449019309) translate (23.829cm 14.279cm)">
            <text:p/>
            <draw:enhanced-geometry svg:viewBox="0 0 683 512" draw:type="non-primitive" draw:enhanced-path="M 683 54 L 683 54 668 73 653 93 639 113 625 132 610 151 596 172 581 191 566 211 566 211 557 224 549 236 540 249 532 261 524 274 516 286 507 299 499 311 491 324 482 336 473 348 464 360 455 371 445 382 435 394 423 404 423 404 413 413 403 421 391 428 381 435 369 441 357 447 345 452 332 456 332 456 318 461 304 464 289 466 275 468 260 470 245 471 230 472 216 473 216 473 203 475 191 478 178 480 167 482 154 486 142 488 129 490 118 492 106 496 93 498 81 500 68 503 57 505 44 506 32 508 19 509 19 509 14 511 8 511 2 512 0 509 0 509 1 496 9 487 23 479 40 474 60 470 81 466 100 462 117 456 117 456 129 452 142 447 153 443 166 438 178 434 191 429 203 424 216 420 228 416 241 412 253 407 266 403 278 399 290 395 303 390 315 386 315 386 327 382 338 379 349 376 362 371 373 368 385 363 395 358 405 352 405 352 421 339 436 325 450 310 463 294 475 278 488 261 500 244 513 228 513 228 522 216 531 203 540 190 549 176 558 163 566 150 575 136 584 123 584 123 596 108 607 92 617 78 628 62 640 47 651 31 663 16 674 0 N"/>
          </draw:custom-shape>
          <draw:custom-shape draw:style-name="gr6" draw:text-style-name="P7" draw:layer="layout" svg:width="1.238cm" svg:height="2.979cm" draw:transform="skewX (0.00069813170079747) rotate (-2.35619449019309) translate (26.148cm 17.32cm)">
            <text:p/>
            <draw:enhanced-geometry svg:viewBox="0 0 1480 2717" draw:type="non-primitive" draw:enhanced-path="M 1480 298 L 1480 298 1466 280 1453 262 1439 243 1426 224 1412 205 1397 187 1381 171 1363 158 1363 158 1336 141 1308 123 1278 105 1249 88 1218 72 1186 57 1156 42 1124 30 1092 19 1060 10 1029 5 997 0 966 0 934 2 904 8 874 18 874 18 849 30 828 44 807 63 789 82 772 105 756 128 742 153 729 180 717 208 704 236 693 264 683 294 671 322 661 351 650 378 638 404 638 404 627 431 616 459 605 487 596 515 587 543 579 572 571 600 564 629 557 658 549 687 542 716 535 745 527 773 520 803 512 831 505 860 505 860 498 881 492 903 485 925 478 947 473 968 466 991 460 1013 455 1034 455 1034 447 1060 439 1086 431 1114 423 1140 415 1166 408 1192 400 1218 392 1244 385 1270 377 1297 371 1323 363 1349 356 1377 349 1403 342 1429 336 1456 336 1456 328 1491 320 1526 312 1561 305 1595 298 1631 291 1666 284 1701 278 1736 271 1771 264 1806 257 1841 250 1877 243 1911 235 1946 227 1981 218 2015 218 2015 207 2056 195 2095 184 2135 171 2175 159 2214 145 2253 131 2293 119 2331 105 2371 92 2409 78 2449 64 2488 52 2527 39 2567 27 2607 16 2646 16 2646 13 2655 11 2664 9 2674 7 2681 5 2691 3 2700 2 2708 0 2717 N"/>
          </draw:custom-shape>
          <draw:custom-shape draw:style-name="gr10" draw:text-style-name="P7" draw:layer="layout" svg:width="0.454cm" svg:height="0.407cm" draw:transform="skewX (0.00244346095279152) rotate (-2.35619449019309) translate (26.047cm 17.167cm)">
            <text:p/>
            <draw:enhanced-geometry svg:viewBox="0 0 535 370" draw:type="non-primitive" draw:enhanced-path="M 535 318 L 524 311 511 306 500 299 487 292 475 287 464 280 451 273 440 266 425 257 410 248 395 239 381 230 366 221 350 212 335 204 319 196 304 190 287 186 270 182 254 179 237 175 220 172 204 167 188 161 178 156 169 150 158 144 148 137 139 130 129 123 120 115 111 109 97 94 85 76 72 55 61 35 48 18 36 5 22 0 6 3 1 9 0 16 1 25 4 34 9 44 14 54 20 64 25 72 31 85 40 97 49 109 60 120 70 130 80 140 91 150 102 161 113 171 124 180 137 189 148 198 161 206 173 214 186 222 198 230 211 238 223 246 236 253 249 259 262 266 275 272 289 279 302 284 313 289 324 293 334 297 346 301 357 306 367 309 378 314 389 318 398 323 408 327 417 332 427 335 436 340 446 344 456 349 466 353 471 356 477 358 482 360 487 362 493 365 498 367 503 368 509 370 535 318 Z N"/>
          </draw:custom-shape>
          <draw:custom-shape draw:style-name="gr6" draw:text-style-name="P7" draw:layer="layout" svg:width="0.454cm" svg:height="0.407cm" draw:transform="skewX (0.00244346095279152) rotate (-2.35619449019309) translate (26.047cm 17.167cm)">
            <text:p/>
            <draw:enhanced-geometry svg:viewBox="0 0 535 370" draw:type="non-primitive" draw:enhanced-path="M 535 318 L 535 318 524 311 511 306 500 299 487 292 475 287 464 280 451 273 440 266 440 266 425 257 410 248 395 239 381 230 366 221 350 212 335 204 319 196 319 196 304 190 287 186 270 182 254 179 237 175 220 172 204 167 188 161 188 161 178 156 169 150 158 144 148 137 139 130 129 123 120 115 111 109 111 109 97 94 85 76 72 55 61 35 48 18 36 5 22 0 6 3 6 3 1 9 0 16 1 25 4 34 9 44 14 54 20 64 25 72 25 72 31 85 40 97 49 109 60 120 70 130 80 140 91 150 102 161 102 161 113 171 124 180 137 189 148 198 161 206 173 214 186 222 198 230 198 230 211 238 223 246 236 253 249 259 262 266 275 272 289 279 302 284 302 284 313 289 324 293 334 297 346 301 357 306 367 309 378 314 389 318 389 318 398 323 408 327 417 332 427 335 436 340 446 344 456 349 466 353 466 353 471 356 477 358 482 360 487 362 493 365 498 367 503 368 509 370 N"/>
          </draw:custom-shape>
          <draw:custom-shape draw:style-name="gr6" draw:text-style-name="P7" draw:layer="layout" svg:width="0.007cm" svg:height="0.148cm" draw:transform="rotate (-2.35619449019309) translate (25.738cm 17.229cm)">
            <text:p/>
            <draw:enhanced-geometry svg:viewBox="0 0 0 140" draw:type="non-primitive" draw:enhanced-path="M 0 140 L 0 140 0 123 0 105 0 88 0 70 0 53 0 36 0 17 0 0 N"/>
          </draw:custom-shape>
          <draw:custom-shape draw:style-name="gr6" draw:text-style-name="P7" draw:layer="layout" svg:width="0.007cm" svg:height="0.157cm" draw:transform="rotate (-2.35619449019309) translate (25.656cm 17.265cm)">
            <text:p/>
            <draw:enhanced-geometry svg:viewBox="0 0 0 141" draw:type="non-primitive" draw:enhanced-path="M 0 141 L 0 141 0 123 0 106 0 88 0 71 0 54 0 36 0 19 0 0 N"/>
          </draw:custom-shape>
          <draw:custom-shape draw:style-name="gr6" draw:text-style-name="P7" draw:layer="layout" svg:width="0.01cm" svg:height="0.113cm" draw:transform="rotate (-2.35619449019309) translate (25.834cm 17.181cm)">
            <text:p/>
            <draw:enhanced-geometry svg:viewBox="0 0 9 105" draw:type="non-primitive" draw:enhanced-path="M 9 105 L 9 105 7 91 6 79 5 65 4 52 3 40 2 26 1 14 0 0 N"/>
          </draw:custom-shape>
          <draw:custom-shape draw:style-name="gr6" draw:text-style-name="P7" draw:layer="layout" svg:width="0.078cm" svg:height="0.01cm" draw:transform="rotate (-2.35619449019309) translate (25.808cm 16.992cm)">
            <text:p/>
            <draw:enhanced-geometry svg:viewBox="0 0 97 0" draw:type="non-primitive" draw:enhanced-path="M 97 0 L 97 0 84 0 72 0 59 0 48 0 35 0 24 0 12 0 0 0 N"/>
          </draw:custom-shape>
          <draw:custom-shape draw:style-name="gr6" draw:text-style-name="P7" draw:layer="layout" svg:width="0.13cm" svg:height="0.037cm" draw:transform="skewX (0.0270526034059071) rotate (-2.35619449019309) translate (25.686cm 16.994cm)">
            <text:p/>
            <draw:enhanced-geometry svg:viewBox="0 0 149 35" draw:type="non-primitive" draw:enhanced-path="M 149 0 L 149 0 131 5 112 9 93 14 74 17 56 22 37 26 19 31 0 35 N"/>
          </draw:custom-shape>
          <draw:custom-shape draw:style-name="gr6" draw:text-style-name="P7" draw:layer="layout" svg:width="0.123cm" svg:height="0.053cm" draw:transform="skewX (0.0188495559215352) rotate (-2.35619449019309) translate (25.586cm 16.992cm)">
            <text:p/>
            <draw:enhanced-geometry svg:viewBox="0 0 148 55" draw:type="non-primitive" draw:enhanced-path="M 148 0 L 148 0 129 7 111 14 92 21 74 27 54 34 36 41 18 48 0 55 N"/>
          </draw:custom-shape>
          <draw:custom-shape draw:style-name="gr6" draw:text-style-name="P7" draw:layer="layout" svg:width="0.01cm" svg:height="0.136cm" draw:transform="rotate (-2.35619449019309) translate (25.54cm 17.309cm)">
            <text:p/>
            <draw:enhanced-geometry svg:viewBox="0 0 0 121" draw:type="non-primitive" draw:enhanced-path="M 0 121 L 0 121 0 106 0 92 0 77 0 61 0 46 0 31 0 16 0 0 N"/>
          </draw:custom-shape>
          <draw:custom-shape draw:style-name="gr6" draw:text-style-name="P7" draw:layer="layout" svg:width="0.093cm" svg:height="0.037cm" draw:transform="skewX (0.0270526034059069) rotate (-2.35619449019309) translate (25.495cm 17.069cm)">
            <text:p/>
            <draw:enhanced-geometry svg:viewBox="0 0 107 37" draw:type="non-primitive" draw:enhanced-path="M 107 0 L 107 0 93 5 80 9 66 14 54 18 40 23 26 26 14 32 0 37 N"/>
          </draw:custom-shape>
          <draw:custom-shape draw:style-name="gr6" draw:text-style-name="P7" draw:layer="layout" svg:width="0.016cm" svg:height="0.093cm" draw:transform="rotate (-2.35619449019309) translate (25.467cm 17.311cm)">
            <text:p/>
            <draw:enhanced-geometry svg:viewBox="0 0 17 87" draw:type="non-primitive" draw:enhanced-path="M 0 87 L 0 87 2 77 4 66 6 56 8 44 10 34 13 23 15 11 17 0 N"/>
          </draw:custom-shape>
          <draw:custom-shape draw:style-name="gr6" draw:text-style-name="P7" draw:layer="layout" svg:width="0.051cm" svg:height="0.015cm" draw:transform="skewX (-0.0664970445009714) rotate (-2.35619449019309) translate (25.419cm 17.002cm)">
            <text:p/>
            <draw:enhanced-geometry svg:viewBox="0 0 61 17" draw:type="non-primitive" draw:enhanced-path="M 61 0 L 61 0 53 2 46 4 38 6 30 8 22 10 16 12 8 14 0 17 N"/>
          </draw:custom-shape>
          <draw:custom-shape draw:style-name="gr6" draw:text-style-name="P7" draw:layer="layout" svg:width="0.016cm" svg:height="0.158cm" draw:transform="rotate (-2.35619449019309) translate (24.106cm 18.574cm)">
            <text:p/>
            <draw:enhanced-geometry svg:viewBox="0 0 18 141" draw:type="non-primitive" draw:enhanced-path="M 18 141 L 18 141 16 122 13 105 11 87 9 70 7 53 4 35 2 18 0 0 N"/>
          </draw:custom-shape>
          <draw:custom-shape draw:style-name="gr6" draw:text-style-name="P7" draw:layer="layout" svg:width="0.016cm" svg:height="0.151cm" draw:transform="rotate (-2.35619449019309) translate (24.145cm 18.661cm)">
            <text:p/>
            <draw:enhanced-geometry svg:viewBox="0 0 17 140" draw:type="non-primitive" draw:enhanced-path="M 0 140 L 0 140 2 123 4 105 7 88 9 70 11 52 12 35 15 17 17 0 N"/>
          </draw:custom-shape>
          <draw:custom-shape draw:style-name="gr6" draw:text-style-name="P7" draw:layer="layout" svg:width="0.108cm" svg:height="0.021cm" draw:transform="skewX (0.0476474885794361) rotate (-2.35619449019309) translate (24.008cm 18.503cm)">
            <text:p/>
            <draw:enhanced-geometry svg:viewBox="0 0 131 17" draw:type="non-primitive" draw:enhanced-path="M 0 0 L 0 0 17 2 33 4 49 6 66 9 82 11 98 12 114 14 131 17 N"/>
          </draw:custom-shape>
          <draw:custom-shape draw:style-name="gr6" draw:text-style-name="P7" draw:layer="layout" svg:width="0.093cm" svg:height="0.038cm" draw:transform="rotate (-2.35619449019309) translate (24.015cm 18.435cm)">
            <text:p/>
            <draw:enhanced-geometry svg:viewBox="0 0 114 34" draw:type="non-primitive" draw:enhanced-path="M 0 0 L 0 0 14 4 27 9 42 13 57 18 70 21 85 26 100 30 114 34 N"/>
          </draw:custom-shape>
          <draw:custom-shape draw:style-name="gr6" draw:text-style-name="P7" draw:layer="layout" svg:width="0.01cm" svg:height="0.083cm" draw:transform="rotate (-2.35619449019309) translate (24.054cm 18.829cm)">
            <text:p/>
            <draw:enhanced-geometry svg:viewBox="0 0 17 71" draw:type="non-primitive" draw:enhanced-path="M 0 71 L 0 71 1 62 3 53 4 44 6 35 9 27 11 18 13 9 17 0 N"/>
          </draw:custom-shape>
          <draw:custom-shape draw:style-name="gr6" draw:text-style-name="P7" draw:layer="layout" svg:width="0.008cm" svg:height="0.126cm" draw:transform="rotate (-2.35619449019309) translate (24.074cm 18.845cm)">
            <text:p/>
            <draw:enhanced-geometry svg:viewBox="0 0 0 124" draw:type="non-primitive" draw:enhanced-path="M 0 124 L 0 124 0 108 0 93 0 78 0 62 0 47 0 31 0 16 0 0 N"/>
          </draw:custom-shape>
          <draw:custom-shape draw:style-name="gr6" draw:text-style-name="P7" draw:layer="layout" svg:width="0.008cm" svg:height="0.099cm" draw:transform="skewX (-0.0905825881784886) rotate (-2.35619449019309) translate (24.101cm 18.929cm)">
            <text:p/>
            <draw:enhanced-geometry svg:viewBox="0 0 12 87" draw:type="non-primitive" draw:enhanced-path="M 4 87 L 4 87 4 75 3 64 1 51 0 40 0 29 2 19 6 8 12 0 N"/>
          </draw:custom-shape>
          <draw:custom-shape draw:style-name="gr6" draw:text-style-name="P7" draw:layer="layout" svg:width="0.016cm" svg:height="0.114cm" draw:transform="skewX (-0.00872664625997001) rotate (-2.35619449019309) translate (23.976cm 19.025cm)">
            <text:p/>
            <draw:enhanced-geometry svg:viewBox="0 0 18 105" draw:type="non-primitive" draw:enhanced-path="M 9 105 L 9 105 9 90 11 74 14 56 17 39 18 24 15 12 10 3 0 0 N"/>
          </draw:custom-shape>
          <draw:custom-shape draw:style-name="gr6" draw:text-style-name="P7" draw:layer="layout" svg:width="0.071cm" svg:height="0.058cm" draw:transform="rotate (-2.35619449019309) translate (23.867cm 18.863cm)">
            <text:p/>
            <draw:enhanced-geometry svg:viewBox="0 0 88 52" draw:type="non-primitive" draw:enhanced-path="M 0 0 L 0 0 11 7 21 12 33 19 44 26 54 33 65 40 77 45 88 52 N"/>
          </draw:custom-shape>
          <draw:custom-shape draw:style-name="gr6" draw:text-style-name="P7" draw:layer="layout" svg:width="0.064cm" svg:height="0.035cm" draw:transform="rotate (-2.35619449019309) translate (23.944cm 18.818cm)">
            <text:p/>
            <draw:enhanced-geometry svg:viewBox="0 0 72 35" draw:type="non-primitive" draw:enhanced-path="M 0 0 L 0 0 9 5 18 9 27 14 36 17 44 22 53 26 63 31 72 35 N"/>
          </draw:custom-shape>
          <draw:custom-shape draw:style-name="gr6" draw:text-style-name="P7" draw:layer="layout" svg:width="0.078cm" svg:height="0.053cm" draw:transform="skewX (0.0188495559215351) rotate (-2.35619449019309) translate (24.038cm 18.726cm)">
            <text:p/>
            <draw:enhanced-geometry svg:viewBox="0 0 96 52" draw:type="non-primitive" draw:enhanced-path="M 0 0 L 0 0 12 7 24 13 36 19 49 26 60 32 72 39 84 46 96 52 N"/>
          </draw:custom-shape>
          <draw:custom-shape draw:style-name="gr6" draw:text-style-name="P7" draw:layer="layout" svg:width="0.073cm" svg:height="0.058cm" draw:transform="skewX (-0.0172787595947407) rotate (-2.35619449019309) translate (23.963cm 18.61cm)">
            <text:p/>
            <draw:enhanced-geometry svg:viewBox="0 0 89 53" draw:type="non-primitive" draw:enhanced-path="M 0 0 L 0 0 11 7 22 13 33 19 45 26 55 33 66 40 77 47 89 53 N"/>
          </draw:custom-shape>
          <draw:custom-shape draw:style-name="gr6" draw:text-style-name="P7" draw:layer="layout" svg:width="0.053cm" svg:height="0.025cm" draw:transform="skewX (0.0399680398706627) rotate (-2.35619449019309) translate (23.226cm 17.6cm)">
            <text:p/>
            <draw:enhanced-geometry svg:viewBox="0 0 62 20" draw:type="non-primitive" draw:enhanced-path="M 0 0 L 0 0 8 3 16 7 25 11 33 15 41 18 47 20 55 20 62 17 N"/>
          </draw:custom-shape>
          <draw:custom-shape draw:style-name="gr6" draw:text-style-name="P7" draw:layer="layout" svg:width="0.016cm" svg:height="0.021cm" draw:transform="skewX (-0.0476474885794364) rotate (-2.35619449019309) translate (23.111cm 17.753cm)">
            <text:p/>
            <draw:enhanced-geometry svg:viewBox="0 0 17 18" draw:type="non-primitive" draw:enhanced-path="M 0 18 L 0 18 5 13 8 9 13 4 17 0 N"/>
          </draw:custom-shape>
          <draw:custom-shape draw:style-name="gr6" draw:text-style-name="P7" draw:layer="layout" svg:width="0.065cm" svg:height="0.035cm" draw:transform="skewX (0.0286233997327015) rotate (-2.35619449019309) translate (23.201cm 17.684cm)">
            <text:p/>
            <draw:enhanced-geometry svg:viewBox="0 0 79 35" draw:type="non-primitive" draw:enhanced-path="M 0 0 L 0 0 10 4 20 9 30 13 41 17 51 21 60 26 70 30 79 35 N"/>
          </draw:custom-shape>
          <draw:custom-shape draw:style-name="gr6" draw:text-style-name="P7" draw:layer="layout" svg:width="0.058cm" svg:height="0.02cm" draw:transform="rotate (-2.35619449019309) translate (22.971cm 17.586cm)">
            <text:p/>
            <draw:enhanced-geometry svg:viewBox="0 0 70 17" draw:type="non-primitive" draw:enhanced-path="M 0 17 L 0 17 9 15 17 13 26 11 35 8 43 6 52 5 60 3 70 0 N"/>
          </draw:custom-shape>
          <draw:custom-shape draw:style-name="gr6" draw:text-style-name="P7" draw:layer="layout" svg:width="0.074cm" svg:height="0.02cm" draw:transform="rotate (-2.35619449019309) translate (22.857cm 17.495cm)">
            <text:p/>
            <draw:enhanced-geometry svg:viewBox="0 0 88 17" draw:type="non-primitive" draw:enhanced-path="M 0 17 L 0 17 11 14 22 12 32 10 44 8 54 5 65 3 76 1 88 0 N"/>
          </draw:custom-shape>
          <draw:custom-shape draw:style-name="gr6" draw:text-style-name="P7" draw:layer="layout" svg:width="0.058cm" svg:height="0.041cm" draw:transform="rotate (-2.35619449019309) translate (22.966cm 17.538cm)">
            <text:p/>
            <draw:enhanced-geometry svg:viewBox="0 0 71 36" draw:type="non-primitive" draw:enhanced-path="M 71 0 L 71 0 62 5 53 10 44 14 36 19 27 23 18 27 9 31 0 36 N"/>
          </draw:custom-shape>
          <draw:custom-shape draw:style-name="gr6" draw:text-style-name="P7" draw:layer="layout" svg:width="0.058cm" svg:height="0.02cm" draw:transform="rotate (-2.35619449019309) translate (23.1cm 17.523cm)">
            <text:p/>
            <draw:enhanced-geometry svg:viewBox="0 0 72 19" draw:type="non-primitive" draw:enhanced-path="M 72 0 L 72 0 63 2 54 5 45 7 37 9 28 13 19 15 10 17 0 19 N"/>
          </draw:custom-shape>
          <draw:custom-shape draw:style-name="gr6" draw:text-style-name="P7" draw:layer="layout" svg:width="0.058cm" svg:height="0.011cm" draw:transform="skewX (-0.0905825881784886) rotate (-2.35619449019309) translate (23.152cm 17.552cm)">
            <text:p/>
            <draw:enhanced-geometry svg:viewBox="0 0 62 17" draw:type="non-primitive" draw:enhanced-path="M 62 17 L 62 17 54 15 47 12 39 10 31 8 23 6 16 4 8 2 0 0 N"/>
          </draw:custom-shape>
          <draw:custom-shape draw:style-name="gr6" draw:text-style-name="P7" draw:layer="layout" svg:width="0.058cm" svg:height="0.015cm" draw:transform="skewX (0.0664970445009714) rotate (-2.35619449019309) translate (23.251cm 17.597cm)">
            <text:p/>
            <draw:enhanced-geometry svg:viewBox="0 0 69 17" draw:type="non-primitive" draw:enhanced-path="M 0 17 L 0 17 9 15 18 13 26 11 35 8 43 6 52 4 60 2 69 0 N"/>
          </draw:custom-shape>
          <draw:custom-shape draw:style-name="gr6" draw:text-style-name="P7" draw:layer="layout" svg:width="0.066cm" svg:height="0.081cm" draw:transform="skewX (0.0123918376891574) rotate (-2.35619449019309) translate (22.174cm 16.831cm)">
            <text:p/>
            <draw:enhanced-geometry svg:viewBox="0 0 78 71" draw:type="non-primitive" draw:enhanced-path="M 78 0 L 78 0 68 9 59 18 48 28 38 35 28 45 19 54 9 62 0 71 N"/>
          </draw:custom-shape>
          <draw:custom-shape draw:style-name="gr6" draw:text-style-name="P7" draw:layer="layout" svg:width="0.075cm" svg:height="0.038cm" draw:transform="rotate (-2.35619449019309) translate (22.081cm 16.883cm)">
            <text:p/>
            <draw:enhanced-geometry svg:viewBox="0 0 88 37" draw:type="non-primitive" draw:enhanced-path="M 0 0 L 0 0 11 5 21 9 33 14 44 18 54 23 66 28 77 32 88 37 N"/>
          </draw:custom-shape>
          <draw:custom-shape draw:style-name="gr6" draw:text-style-name="P7" draw:layer="layout" svg:width="0.058cm" svg:height="0.058cm" draw:transform="rotate (-2.35619449019309) translate (21.96cm 16.772cm)">
            <text:p/>
            <draw:enhanced-geometry svg:viewBox="0 0 70 52" draw:type="non-primitive" draw:enhanced-path="M 70 0 L 70 0 60 7 47 12 35 18 24 22 12 29 4 35 0 43 1 52 N"/>
          </draw:custom-shape>
          <draw:custom-shape draw:style-name="gr6" draw:text-style-name="P7" draw:layer="layout" svg:width="0.083cm" svg:height="0.013cm" draw:transform="rotate (-2.35619449019309) translate (21.862cm 16.771cm)">
            <text:p/>
            <draw:enhanced-geometry svg:viewBox="0 0 97 0" draw:type="non-primitive" draw:enhanced-path="M 0 0 L 0 0 13 0 24 0 37 0 48 0 60 0 72 0 84 0 97 0 N"/>
          </draw:custom-shape>
          <draw:custom-shape draw:style-name="gr6" draw:text-style-name="P7" draw:layer="layout" svg:width="0.058cm" svg:height="0.058cm" draw:transform="rotate (-2.35619449019309) translate (21.837cm 16.694cm)">
            <text:p/>
            <draw:enhanced-geometry svg:viewBox="0 0 70 52" draw:type="non-primitive" draw:enhanced-path="M 70 0 L 70 0 61 7 52 13 44 20 35 26 26 33 18 40 9 46 0 52 N"/>
          </draw:custom-shape>
          <draw:custom-shape draw:style-name="gr6" draw:text-style-name="P7" draw:layer="layout" svg:width="0.078cm" svg:height="0.007cm" draw:transform="rotate (-2.35619449019309) translate (21.831cm 16.685cm)">
            <text:p/>
            <draw:enhanced-geometry svg:viewBox="0 0 97 0" draw:type="non-primitive" draw:enhanced-path="M 0 0 L 0 0 13 0 24 0 37 0 48 0 61 0 72 0 84 0 97 0 N"/>
          </draw:custom-shape>
          <draw:custom-shape draw:style-name="gr6" draw:text-style-name="P7" draw:layer="layout" svg:width="0.058cm" svg:height="0.037cm" draw:transform="skewX (0.0270526034059071) rotate (-2.35619449019309) translate (21.651cm 16.655cm)">
            <text:p/>
            <draw:enhanced-geometry svg:viewBox="0 0 72 35" draw:type="non-primitive" draw:enhanced-path="M 72 0 L 72 0 61 4 50 7 38 10 25 12 15 16 6 20 1 27 0 35 N"/>
          </draw:custom-shape>
          <draw:custom-shape draw:style-name="gr6" draw:text-style-name="P7" draw:layer="layout" svg:width="0.099cm" svg:height="0.01cm" draw:transform="rotate (-2.35619449019309) translate (21.671cm 16.594cm)">
            <text:p/>
            <draw:enhanced-geometry svg:viewBox="0 0 122 0" draw:type="non-primitive" draw:enhanced-path="M 122 0 L 122 0 106 0 90 0 76 0 60 0 45 0 30 0 14 0 0 0 N"/>
          </draw:custom-shape>
          <draw:custom-shape draw:style-name="gr6" draw:text-style-name="P7" draw:layer="layout" svg:width="0.04cm" svg:height="0.016cm" draw:transform="rotate (-2.35619449019309) translate (21.682cm 16.498cm)">
            <text:p/>
            <draw:enhanced-geometry svg:viewBox="0 0 52 17" draw:type="non-primitive" draw:enhanced-path="M 52 0 L 52 0 46 2 40 5 33 7 26 9 20 11 13 14 7 15 0 17 N"/>
          </draw:custom-shape>
          <draw:custom-shape draw:style-name="gr6" draw:text-style-name="P7" draw:layer="layout" svg:width="0.051cm" svg:height="0.078cm" draw:transform="rotate (-2.35619449019309) translate (21.639cm 16.576cm)">
            <text:p/>
            <draw:enhanced-geometry svg:viewBox="0 0 61 71" draw:type="non-primitive" draw:enhanced-path="M 61 0 L 61 0 53 9 46 18 38 26 30 35 22 45 16 52 8 62 0 71 N"/>
          </draw:custom-shape>
          <draw:custom-shape draw:style-name="gr6" draw:text-style-name="P7" draw:layer="layout" svg:width="0.058cm" svg:height="0.016cm" draw:transform="rotate (-2.35619449019309) translate (21.5cm 16.578cm)">
            <text:p/>
            <draw:enhanced-geometry svg:viewBox="0 0 70 17" draw:type="non-primitive" draw:enhanced-path="M 0 17 L 0 17 9 15 18 13 26 12 35 9 44 7 52 5 61 3 70 0 N"/>
          </draw:custom-shape>
          <draw:custom-shape draw:style-name="gr6" draw:text-style-name="P7" draw:layer="layout" svg:width="0.096cm" svg:height="0.007cm" draw:transform="rotate (-2.35619449019309) translate (24.45cm 15.998cm)">
            <text:p/>
            <draw:enhanced-geometry svg:viewBox="0 0 107 0" draw:type="non-primitive" draw:enhanced-path="M 107 0 L 107 0 93 0 80 0 66 0 54 0 40 0 26 0 14 0 0 0 N"/>
          </draw:custom-shape>
          <draw:custom-shape draw:style-name="gr6" draw:text-style-name="P7" draw:layer="layout" svg:width="0.116cm" svg:height="0.02cm" draw:transform="rotate (-2.35619449019309) translate (24.45cm 16.109cm)">
            <text:p/>
            <draw:enhanced-geometry svg:viewBox="0 0 131 19" draw:type="non-primitive" draw:enhanced-path="M 131 0 L 131 0 114 2 98 5 81 7 65 9 49 13 32 15 17 17 0 19 N"/>
          </draw:custom-shape>
          <draw:custom-shape draw:style-name="gr6" draw:text-style-name="P7" draw:layer="layout" svg:width="0.063cm" svg:height="0.008cm" draw:transform="rotate (-2.35619449019309) translate (24.563cm 16.218cm)">
            <text:p/>
            <draw:enhanced-geometry svg:viewBox="0 0 78 0" draw:type="non-primitive" draw:enhanced-path="M 78 0 L 78 0 68 0 59 0 49 0 39 0 28 0 19 0 9 0 0 0 N"/>
          </draw:custom-shape>
          <draw:custom-shape draw:style-name="gr6" draw:text-style-name="P7" draw:layer="layout" svg:width="0.089cm" svg:height="0.011cm" draw:transform="skewX (-0.0905825881784887) rotate (-2.35619449019309) translate (24.522cm 16.403cm)">
            <text:p/>
            <draw:enhanced-geometry svg:viewBox="0 0 106 0" draw:type="non-primitive" draw:enhanced-path="M 106 0 L 106 0 97 0 87 0 78 0 70 0 61 0 52 0 43 0 34 0 34 0 30 0 26 0 22 0 17 0 13 0 8 0 5 0 0 0 N"/>
          </draw:custom-shape>
          <draw:custom-shape draw:style-name="gr6" draw:text-style-name="P7" draw:layer="layout" svg:width="0.04cm" svg:height="0.013cm" draw:transform="rotate (-2.35619449019309) translate (24.431cm 16.316cm)">
            <text:p/>
            <draw:enhanced-geometry svg:viewBox="0 0 53 17" draw:type="non-primitive" draw:enhanced-path="M 0 17 L 0 17 6 15 12 12 19 10 26 8 32 6 39 4 46 2 53 0 N"/>
          </draw:custom-shape>
          <draw:custom-shape draw:style-name="gr6" draw:text-style-name="P7" draw:layer="layout" svg:width="0.053cm" svg:height="0.021cm" draw:transform="rotate (-2.35619449019309) translate (24.445cm 16.177cm)">
            <text:p/>
            <draw:enhanced-geometry svg:viewBox="0 0 61 17" draw:type="non-primitive" draw:enhanced-path="M 0 0 L 0 0 7 3 15 5 23 7 31 9 38 12 46 13 54 15 61 17 N"/>
          </draw:custom-shape>
          <draw:custom-shape draw:style-name="gr6" draw:text-style-name="P7" draw:layer="layout" svg:width="0.083cm" svg:height="0.041cm" draw:transform="rotate (-2.35619449019309) translate (24.295cm 16.111cm)">
            <text:p/>
            <draw:enhanced-geometry svg:viewBox="0 0 105 39" draw:type="non-primitive" draw:enhanced-path="M 0 0 L 0 0 13 5 26 13 40 22 54 30 68 36 80 39 93 39 105 34 N"/>
          </draw:custom-shape>
          <draw:custom-shape draw:style-name="gr6" draw:text-style-name="P7" draw:layer="layout" svg:width="0.037cm" svg:height="0.008cm" draw:transform="skewX (0.124441975667172) rotate (-2.35619449019309) translate (23.303cm 17.67cm)">
            <text:p/>
            <draw:enhanced-geometry svg:viewBox="0 0 44 0" draw:type="non-primitive" draw:enhanced-path="M 0 0 L 0 0 5 0 11 0 16 0 21 0 27 0 33 0 38 0 44 0 N"/>
          </draw:custom-shape>
          <draw:custom-shape draw:style-name="gr6" draw:text-style-name="P7" draw:layer="layout" svg:width="0.071cm" svg:height="0.045cm" draw:transform="rotate (-2.35619449019309) translate (23.756cm 15.14cm)">
            <text:p/>
            <draw:enhanced-geometry svg:viewBox="0 0 88 36" draw:type="non-primitive" draw:enhanced-path="M 88 0 L 88 0 77 5 65 10 54 14 44 17 32 22 21 27 11 31 0 36 N"/>
          </draw:custom-shape>
          <draw:custom-shape draw:style-name="gr6" draw:text-style-name="P7" draw:layer="layout" svg:width="0.031cm" svg:height="0.093cm" draw:transform="rotate (-2.35619449019309) translate (23.68cm 15.254cm)">
            <text:p/>
            <draw:enhanced-geometry svg:viewBox="0 0 35 86" draw:type="non-primitive" draw:enhanced-path="M 0 0 L 0 0 4 11 7 22 9 35 11 47 15 59 19 69 26 78 35 86 N"/>
          </draw:custom-shape>
          <draw:custom-shape draw:style-name="gr6" draw:text-style-name="P7" draw:layer="layout" svg:width="0.116cm" svg:height="0.106cm" draw:transform="rotate (-2.35619449019309) translate (23.742cm 15.138cm)">
            <text:p/>
            <draw:enhanced-geometry svg:viewBox="0 0 133 104" draw:type="non-primitive" draw:enhanced-path="M 133 0 L 133 0 127 11 123 22 118 35 115 46 109 59 104 69 97 79 89 87 89 87 80 93 70 97 58 99 47 100 36 102 24 102 12 103 0 104 N"/>
          </draw:custom-shape>
          <draw:custom-shape draw:style-name="gr6" draw:text-style-name="P7" draw:layer="layout" svg:width="0.021cm" svg:height="0.09cm" draw:transform="skewX (0.0333357887130854) rotate (-2.35619449019309) translate (23.635cm 15.065cm)">
            <text:p/>
            <draw:enhanced-geometry svg:viewBox="0 0 27 87" draw:type="non-primitive" draw:enhanced-path="M 0 0 L 0 0 3 10 7 22 10 33 13 43 17 55 20 66 24 77 27 87 N"/>
          </draw:custom-shape>
          <draw:custom-shape draw:style-name="gr6" draw:text-style-name="P7" draw:layer="layout" svg:width="0.083cm" svg:height="0.035cm" draw:transform="rotate (-2.35619449019309) translate (23.614cm 14.864cm)">
            <text:p/>
            <draw:enhanced-geometry svg:viewBox="0 0 97 35" draw:type="non-primitive" draw:enhanced-path="M 97 0 L 97 0 84 5 72 9 60 14 48 18 36 23 24 26 13 31 0 35 N"/>
          </draw:custom-shape>
          <draw:custom-shape draw:style-name="gr6" draw:text-style-name="P7" draw:layer="layout" svg:width="0.053cm" svg:height="0.106cm" draw:transform="skewX (-0.00942477796076745) rotate (-2.35619449019309) translate (23.507cm 14.946cm)">
            <text:p/>
            <draw:enhanced-geometry svg:viewBox="0 0 69 103" draw:type="non-primitive" draw:enhanced-path="M 0 0 L 0 0 9 12 17 26 26 38 35 51 43 64 52 77 60 90 69 103 N"/>
          </draw:custom-shape>
          <draw:custom-shape draw:style-name="gr6" draw:text-style-name="P7" draw:layer="layout" svg:width="0.112cm" svg:height="0.008cm" draw:transform="skewX (-0.124441975667172) rotate (-2.35619449019309) translate (23.562cm 14.687cm)">
            <text:p/>
            <draw:enhanced-geometry svg:viewBox="0 0 138 0" draw:type="non-primitive" draw:enhanced-path="M 138 0 L 138 0 119 0 97 0 75 0 52 0 32 0 14 0 4 0 0 0 N"/>
          </draw:custom-shape>
          <draw:custom-shape draw:style-name="gr6" draw:text-style-name="P7" draw:layer="layout" svg:width="0.041cm" svg:height="0.113cm" draw:transform="rotate (-2.35619449019309) translate (23.453cm 14.81cm)">
            <text:p/>
            <draw:enhanced-geometry svg:viewBox="0 0 53 105" draw:type="non-primitive" draw:enhanced-path="M 0 0 L 0 0 7 14 14 26 21 40 27 53 33 67 40 79 46 93 53 105 N"/>
          </draw:custom-shape>
          <draw:custom-shape draw:style-name="gr9" draw:text-style-name="P7" draw:layer="layout" svg:width="0.114cm" svg:height="0.174cm" draw:transform="skewX (0.00575958653158013) rotate (-2.35619449019309) translate (25.064cm 17.878cm)">
            <text:p/>
            <draw:enhanced-geometry svg:viewBox="0 0 138 160" draw:type="non-primitive" draw:enhanced-path="M 130 38 L 123 33 118 27 111 23 105 17 98 12 93 8 85 5 78 2 69 1 59 0 48 1 38 2 29 5 20 8 13 14 6 19 2 27 0 35 0 44 0 53 1 63 3 72 4 81 6 89 9 99 11 111 14 123 18 133 21 143 27 151 34 157 42 160 59 159 72 151 85 139 96 123 106 104 117 86 127 69 138 55 130 38 Z N"/>
          </draw:custom-shape>
          <draw:custom-shape draw:style-name="gr6" draw:text-style-name="P7" draw:layer="layout" svg:width="0.114cm" svg:height="0.174cm" draw:transform="skewX (0.00575958653158013) rotate (-2.35619449019309) translate (25.064cm 17.878cm)">
            <text:p/>
            <draw:enhanced-geometry svg:viewBox="0 0 138 160" draw:type="non-primitive" draw:enhanced-path="M 130 38 L 130 38 123 33 118 27 111 23 105 17 98 12 93 8 85 5 78 2 78 2 69 1 59 0 48 1 38 2 29 5 20 8 13 14 6 19 6 19 2 27 0 35 0 44 0 53 1 63 3 72 4 81 6 89 6 89 9 99 11 111 14 123 18 133 21 143 27 151 34 157 42 160 42 160 59 159 72 151 85 139 96 123 106 104 117 86 127 69 138 55 N"/>
          </draw:custom-shape>
          <draw:custom-shape draw:style-name="gr10" draw:text-style-name="P7" draw:layer="layout" svg:width="0.136cm" svg:height="0.192cm" draw:transform="rotate (-2.35619449019309) translate (25.162cm 17.878cm)">
            <text:p/>
            <draw:enhanced-geometry svg:viewBox="0 0 156 175" draw:type="non-primitive" draw:enhanced-path="M 118 17 L 111 15 105 12 99 10 93 6 86 4 79 2 74 0 67 0 59 3 51 5 43 8 36 13 31 17 24 23 19 29 15 36 9 46 6 56 2 66 1 78 0 89 0 101 2 112 4 123 8 132 11 140 15 149 20 157 26 164 33 169 41 173 49 175 65 175 80 173 95 166 110 157 124 147 136 134 146 121 154 106 156 96 156 84 155 73 152 63 147 51 143 40 139 29 136 17 118 17 Z N"/>
          </draw:custom-shape>
          <draw:custom-shape draw:style-name="gr6" draw:text-style-name="P7" draw:layer="layout" svg:width="0.136cm" svg:height="0.192cm" draw:transform="rotate (-2.35619449019309) translate (25.162cm 17.878cm)">
            <text:p/>
            <draw:enhanced-geometry svg:viewBox="0 0 156 175" draw:type="non-primitive" draw:enhanced-path="M 118 17 L 118 17 111 15 105 12 99 10 93 6 86 4 79 2 74 0 67 0 67 0 59 3 51 5 43 8 36 13 31 17 24 23 19 29 15 36 15 36 9 46 6 56 2 66 1 78 0 89 0 101 2 112 4 123 4 123 8 132 11 140 15 149 20 157 26 164 33 169 41 173 49 175 49 175 65 175 80 173 95 166 110 157 124 147 136 134 146 121 154 106 154 106 156 96 156 84 155 73 152 63 147 51 143 40 139 29 136 17 N"/>
          </draw:custom-shape>
          <draw:custom-shape draw:style-name="gr10" draw:text-style-name="P7" draw:layer="layout" svg:width="0.081cm" svg:height="0.037cm" draw:transform="rotate (-2.35619449019309) translate (25.18cm 17.844cm)">
            <text:p/>
            <draw:enhanced-geometry svg:viewBox="0 0 95 35" draw:type="non-primitive" draw:enhanced-path="M 95 18 L 87 15 80 13 72 9 64 6 56 3 50 1 42 0 34 1 28 4 22 6 18 11 13 14 9 18 5 24 2 30 0 35 95 18 Z N"/>
          </draw:custom-shape>
          <draw:custom-shape draw:style-name="gr6" draw:text-style-name="P7" draw:layer="layout" svg:width="0.081cm" svg:height="0.037cm" draw:transform="rotate (-2.35619449019309) translate (25.18cm 17.844cm)">
            <text:p/>
            <draw:enhanced-geometry svg:viewBox="0 0 95 35" draw:type="non-primitive" draw:enhanced-path="M 95 18 L 95 18 87 15 80 13 72 9 64 6 56 3 50 1 42 0 34 1 34 1 28 4 22 6 18 11 13 14 9 18 5 24 2 30 0 35 N"/>
          </draw:custom-shape>
          <draw:custom-shape draw:style-name="gr10" draw:text-style-name="P7" draw:layer="layout" svg:width="0.045cm" svg:height="0.037cm" draw:transform="skewX (-0.027052603405907) rotate (-2.35619449019309) translate (25.121cm 17.878cm)">
            <text:p/>
            <draw:enhanced-geometry svg:viewBox="0 0 53 36" draw:type="non-primitive" draw:enhanced-path="M 53 0 L 46 5 38 8 31 12 23 15 16 19 10 23 4 29 0 36 53 0 Z N"/>
          </draw:custom-shape>
          <draw:custom-shape draw:style-name="gr6" draw:text-style-name="P7" draw:layer="layout" svg:width="0.045cm" svg:height="0.037cm" draw:transform="skewX (-0.027052603405907) rotate (-2.35619449019309) translate (25.121cm 17.878cm)">
            <text:p/>
            <draw:enhanced-geometry svg:viewBox="0 0 53 36" draw:type="non-primitive" draw:enhanced-path="M 53 0 L 53 0 46 5 38 8 31 12 23 15 16 19 10 23 4 29 0 36 N"/>
          </draw:custom-shape>
          <draw:custom-shape draw:style-name="gr10" draw:text-style-name="P7" draw:layer="layout" svg:width="0.113cm" svg:height="0.081cm" draw:transform="rotate (-2.35619449019309) translate (24.764cm 18.255cm)">
            <text:p/>
            <draw:enhanced-geometry svg:viewBox="0 0 132 70" draw:type="non-primitive" draw:enhanced-path="M 0 17 L 6 15 13 12 20 10 27 6 34 4 41 2 47 0 54 0 62 0 70 2 78 2 87 4 95 6 102 8 109 13 115 17 120 23 123 29 126 34 128 41 130 49 131 56 132 63 132 70 0 17 Z N"/>
          </draw:custom-shape>
          <draw:custom-shape draw:style-name="gr6" draw:text-style-name="P7" draw:layer="layout" svg:width="0.113cm" svg:height="0.081cm" draw:transform="rotate (-2.35619449019309) translate (24.764cm 18.255cm)">
            <text:p/>
            <draw:enhanced-geometry svg:viewBox="0 0 132 70" draw:type="non-primitive" draw:enhanced-path="M 0 17 L 0 17 6 15 13 12 20 10 27 6 34 4 41 2 47 0 54 0 54 0 62 0 70 2 78 2 87 4 95 6 102 8 109 13 115 17 115 17 120 23 123 29 126 34 128 41 130 49 131 56 132 63 132 70 N"/>
          </draw:custom-shape>
          <draw:custom-shape draw:style-name="gr10" draw:text-style-name="P7" draw:layer="layout" svg:width="0.116cm" svg:height="0.126cm" draw:transform="rotate (-2.35619449019309) translate (24.73cm 18.196cm)">
            <text:p/>
            <draw:enhanced-geometry svg:viewBox="0 0 139 120" draw:type="non-primitive" draw:enhanced-path="M 117 120 L 121 109 125 97 130 86 134 75 138 64 139 53 138 43 134 33 132 29 129 26 125 22 121 20 115 19 111 17 105 16 100 14 88 11 74 8 59 3 46 1 32 0 20 1 11 7 4 14 0 27 2 38 7 51 16 63 28 75 40 85 54 95 65 103 72 107 79 110 87 112 95 114 103 115 111 116 118 118 126 120 117 120 Z N"/>
          </draw:custom-shape>
          <draw:custom-shape draw:style-name="gr6" draw:text-style-name="P7" draw:layer="layout" svg:width="0.116cm" svg:height="0.126cm" draw:transform="rotate (-2.35619449019309) translate (24.73cm 18.196cm)">
            <text:p/>
            <draw:enhanced-geometry svg:viewBox="0 0 139 120" draw:type="non-primitive" draw:enhanced-path="M 117 120 L 117 120 121 109 125 97 130 86 134 75 138 64 139 53 138 43 134 33 134 33 132 29 129 26 125 22 121 20 115 19 111 17 105 16 100 14 100 14 88 11 74 8 59 3 46 1 32 0 20 1 11 7 4 14 4 14 0 27 2 38 7 51 16 63 28 75 40 85 54 95 65 103 65 103 72 107 79 110 87 112 95 114 103 115 111 116 118 118 126 120 N"/>
          </draw:custom-shape>
          <draw:custom-shape draw:style-name="gr10" draw:text-style-name="P7" draw:layer="layout" svg:width="0.063cm" svg:height="0.075cm" draw:transform="skewX (0.0132645023151544) rotate (-2.35619449019309) translate (25.124cm 17.823cm)">
            <text:p/>
            <draw:enhanced-geometry svg:viewBox="0 0 80 70" draw:type="non-primitive" draw:enhanced-path="M 45 0 L 38 5 31 8 24 12 17 15 11 20 6 24 2 29 0 36 0 42 3 48 7 55 12 59 17 64 23 67 30 70 36 70 44 68 50 64 56 58 61 50 65 42 70 33 74 25 80 17 45 0 Z N"/>
          </draw:custom-shape>
          <draw:custom-shape draw:style-name="gr6" draw:text-style-name="P7" draw:layer="layout" svg:width="0.063cm" svg:height="0.075cm" draw:transform="skewX (0.0132645023151544) rotate (-2.35619449019309) translate (25.124cm 17.823cm)">
            <text:p/>
            <draw:enhanced-geometry svg:viewBox="0 0 80 70" draw:type="non-primitive" draw:enhanced-path="M 45 0 L 45 0 38 5 31 8 24 12 17 15 11 20 6 24 2 29 0 36 0 36 0 42 3 48 7 55 12 59 17 64 23 67 30 70 36 70 36 70 44 68 50 64 56 58 61 50 65 42 70 33 74 25 80 17 N"/>
          </draw:custom-shape>
        </draw:g>
        <draw:g draw:id="id1">
          <draw:custom-shape draw:style-name="gr11" draw:text-style-name="P9" draw:layer="layout" svg:width="13.275cm" svg:height="1.361cm" svg:x="7.858cm" svg:y="15.23cm">
            <text:p text:style-name="P8"><text:span text:style-name="T4">dividing by zero is not a good idea...</text:span></text:p>
            <draw:enhanced-geometry svg:viewBox="0 0 21600 21600" draw:mirror-vertical="false" draw:type="mso-spt202" draw:enhanced-path="M 0 0 L 21600 0 21600 21600 0 21600 0 0 Z N"/>
          </draw:custom-shape>
          <draw:line draw:style-name="gr12" draw:text-style-name="P10" draw:layer="layout" svg:x1="12.464cm" svg:y1="12.375cm" svg:x2="12.464cm" svg:y2="13.992cm">
            <text:p/>
          </draw:line>
          <draw:line draw:style-name="gr13" draw:text-style-name="P10" draw:layer="layout" svg:x1="12.46cm" svg:y1="13.992cm" svg:x2="12.46cm" svg:y2="15.291cm">
            <text:p/>
          </draw:line>
          <draw:line draw:style-name="gr12" draw:text-style-name="P10" draw:layer="layout" svg:x1="8.564cm" svg:y1="12.375cm" svg:x2="8.564cm" svg:y2="13.992cm">
            <text:p/>
          </draw:line>
          <draw:line draw:style-name="gr13" draw:text-style-name="P10" draw:layer="layout" svg:x1="8.56cm" svg:y1="13.992cm" svg:x2="8.56cm" svg:y2="15.291cm">
            <text:p/>
          </draw:lin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smil:attributeName="visibility" smil:to="visible"/>
                </anim:par>
              </anim:par>
            </anim:par>
          </anim:seq>
        </anim:par>
        <presentation:notes draw:style-name="dp2">
          <office:forms form:automatic-focus="false" form:apply-design-mode="false"/>
          <draw:page-thumbnail draw:style-name="gr1" draw:layer="layout" svg:width="14.848cm" svg:height="11.136cm" svg:x="3.075cm" svg:y="2.257cm" draw:page-number="3" presentation:class="page"/>
          <draw:frame presentation:style-name="pr3" draw:text-style-name="P4" draw:layer="layout" svg:width="16.799cm" svg:height="13.365cm" svg:x="2.1cm" svg:y="14.107cm" presentation:class="notes" presentation:placeholder="true">
            <draw:text-box/>
          </draw:frame>
        </presentation:notes>
      </draw:page>
      <draw:page draw:name="page4" draw:style-name="dp1" draw:master-page-name="Default" presentation:presentation-page-layout-name="AL1T1">
        <office:forms form:automatic-focus="false" form:apply-design-mode="false"/>
        <draw:frame presentation:style-name="pr1" draw:text-style-name="P2" draw:layer="layout" svg:width="25.199cm" svg:height="2.164cm" svg:x="1.4cm" svg:y="0.037cm" presentation:class="title">
          <draw:text-box>
            <text:p>So...</text:p>
          </draw:text-box>
        </draw:frame>
        <draw:frame presentation:style-name="pr2" draw:layer="layout" svg:width="25.199cm" svg:height="17cm" svg:x="1.4cm" svg:y="3cm" presentation:class="outline">
          <draw:text-box>
            <text:list text:style-name="L2">
              <text:list-item>
                <text:p>What should we return here?</text:p>
              </text:list-item>
            </text:list>
          </draw:text-box>
        </draw:frame>
        <draw:custom-shape draw:style-name="gr14" draw:text-style-name="P5" draw:layer="layout" svg:width="24.716cm" svg:height="10.398cm" svg:x="1.304cm" svg:y="7.094cm">
          <text:p text:style-name="P5">double average(const std::vector&lt;double&gt; &amp; data)</text:p>
          <text:p text:style-name="P5">{</text:p>
          <text:p text:style-name="P5"><text:s text:c="4"/>if (data.empty())</text:p>
          <text:p text:style-name="P5"><text:s text:c="8"/>return ???;</text:p>
          <text:p text:style-name="P5"><text:s text:c="4"/>else</text:p>
          <text:p text:style-name="P5"><text:s text:c="4"/>{</text:p>
          <text:p text:style-name="P5"><text:s text:c="8"/>double sum = 0.0;</text:p>
          <text:p text:style-name="P5"><text:s text:c="8"/>for (size_t at = 0; at != data.size(); at++)</text:p>
          <text:p text:style-name="P5"><text:s text:c="12"/>sum += data[at];</text:p>
          <text:p text:style-name="P5"><text:s text:c="8"/>return sum / data.size();</text:p>
          <text:p text:style-name="P5"><text:s text:c="4"/>}</text:p>
          <text:p text:style-name="P5">}</text:p>
          <draw:enhanced-geometry svg:viewBox="0 0 21600 21600" draw:type="rectangle" draw:enhanced-path="M 0 0 L 21600 0 21600 21600 0 21600 0 0 Z N"/>
        </draw:custom-shape>
        <draw:line draw:style-name="gr15" draw:text-style-name="P10" draw:layer="layout" svg:x1="17.333cm" svg:y1="3.725cm" svg:x2="24.938cm" svg:y2="3.725cm">
          <text:p/>
        </draw:line>
        <draw:line draw:style-name="gr15" draw:text-style-name="P10" draw:layer="layout" svg:x1="25.016cm" svg:y1="3.671cm" svg:x2="25.016cm" svg:y2="7.094cm">
          <text:p/>
        </draw:line>
        <draw:line draw:style-name="gr12" draw:text-style-name="P10" draw:layer="layout" svg:x1="24.952cm" svg:y1="7.094cm" svg:x2="24.952cm" svg:y2="10.027cm">
          <text:p/>
        </draw:line>
        <draw:line draw:style-name="gr16" draw:text-style-name="P10" draw:layer="layout" svg:x1="24.952cm" svg:y1="10.027cm" svg:x2="10.637cm" svg:y2="10.135cm">
          <text:p/>
        </draw:line>
        <draw:frame draw:style-name="gr4" draw:text-style-name="P6" draw:layer="layout" svg:width="2.915cm" svg:height="3.456cm" svg:x="24.091cm" svg:y="14.775cm">
          <draw:text-box>
            <text:p><text:span text:style-name="T3">?</text:span></text:p>
          </draw:text-box>
        </draw:frame>
        <draw:g>
          <draw:custom-shape draw:style-name="gr5" draw:text-style-name="P7" draw:layer="layout" svg:width="0.632cm" svg:height="3.007cm" draw:transform="skewX (-0.000349065850398688) rotate (-2.35619449019309) translate (5.93cm 19.423cm)">
            <text:p/>
            <draw:enhanced-geometry svg:viewBox="0 0 1006 3662" draw:type="non-primitive" draw:enhanced-path="M 0 0 L 19 5 40 8 60 10 80 14 100 18 120 23 139 28 157 36 173 44 188 52 203 61 218 70 232 79 246 90 260 100 273 111 287 122 299 134 312 146 324 158 336 171 347 184 357 197 367 211 378 225 387 238 396 253 404 268 412 282 418 297 425 313 432 328 438 344 443 359 449 375 455 391 459 408 464 424 468 440 473 456 476 471 480 486 482 501 484 517 486 533 488 549 489 563 490 579 491 595 492 611 494 626 496 642 498 656 500 672 503 687 508 702 515 721 522 739 530 757 537 775 547 793 557 810 568 827 579 842 594 862 612 879 631 896 650 912 669 929 687 946 704 964 719 983 730 1001 742 1019 752 1037 761 1057 770 1076 779 1095 787 1114 795 1135 802 1154 809 1175 815 1195 821 1215 827 1236 832 1257 837 1278 841 1298 846 1317 849 1337 854 1357 859 1376 862 1397 865 1416 869 1436 871 1457 872 1476 873 1497 874 1517 873 1536 871 1556 869 1575 864 1594 859 1613 847 1634 831 1651 811 1667 789 1681 769 1696 752 1712 741 1730 737 1752 741 1769 751 1783 763 1796 780 1808 797 1819 814 1831 829 1843 841 1858 852 1879 861 1899 868 1921 874 1943 880 1966 885 1989 889 2011 895 2033 902 2066 910 2099 916 2130 922 2163 929 2196 935 2229 940 2262 946 2295 952 2329 956 2362 961 2394 965 2427 970 2460 974 2494 978 2527 981 2560 983 2586 986 2612 988 2638 990 2664 992 2690 993 2716 995 2743 996 2769 997 2795 998 2822 998 2848 999 2874 999 2900 999 2927 999 2953 999 2979 999 2995 999 3010 1000 3026 1001 3042 1003 3059 1004 3075 1005 3091 1006 3106 1006 3122 1005 3138 1004 3153 1001 3169 998 3184 995 3198 988 3212 981 3225 972 3239 962 3252 950 3263 938 3273 924 3283 911 3291 896 3300 880 3308 864 3315 848 3323 832 3330 817 3337 801 3343 785 3350 769 3357 754 3365 733 3375 711 3385 689 3394 667 3403 645 3411 624 3419 601 3427 579 3435 558 3442 535 3448 511 3453 488 3457 464 3460 440 3464 416 3468 393 3472 370 3476 347 3481 324 3486 303 3494 282 3503 263 3513 244 3526 227 3541 219 3552 215 3564 213 3579 212 3594 210 3610 207 3623 202 3636 193 3645 182 3652 169 3656 155 3660 140 3661 125 3662 109 3662 93 3661 77 3660 61 3657 47 3655 34 3653 23 3651 13 3648 5 3646 1 3645 0 3645 2 3645 7 3645 12 3645 17 3645 0 0 Z N"/>
          </draw:custom-shape>
          <draw:custom-shape draw:style-name="gr6" draw:text-style-name="P7" draw:layer="layout" svg:width="0.632cm" svg:height="3.007cm" draw:transform="skewX (-0.000349065850398688) rotate (-2.35619449019309) translate (5.93cm 19.423cm)">
            <text:p/>
            <draw:enhanced-geometry svg:viewBox="0 0 1006 3662" draw:type="non-primitive" draw:enhanced-path="M 0 0 L 0 0 19 5 40 8 60 10 80 14 100 18 120 23 139 28 157 36 157 36 173 44 188 52 203 61 218 70 232 79 246 90 260 100 273 111 287 122 299 134 312 146 324 158 336 171 347 184 357 197 367 211 367 211 378 225 387 238 396 253 404 268 412 282 418 297 425 313 432 328 438 344 443 359 449 375 455 391 459 408 464 424 468 440 473 456 473 456 476 471 480 486 482 501 484 517 486 533 488 549 489 563 490 579 491 595 492 611 494 626 496 642 498 656 500 672 503 687 508 702 508 702 515 721 522 739 530 757 537 775 547 793 557 810 568 827 579 842 579 842 594 862 612 879 631 896 650 912 669 929 687 946 704 964 719 983 719 983 730 1001 742 1019 752 1037 761 1057 770 1076 779 1095 787 1114 795 1135 802 1154 809 1175 815 1195 821 1215 827 1236 832 1257 837 1278 841 1298 841 1298 846 1317 849 1337 854 1357 859 1376 862 1397 865 1416 869 1436 871 1457 872 1476 873 1497 874 1517 873 1536 871 1556 869 1575 864 1594 859 1613 859 1613 847 1634 831 1651 811 1667 789 1681 769 1696 752 1712 741 1730 737 1752 737 1752 741 1769 751 1783 763 1796 780 1808 797 1819 814 1831 829 1843 841 1858 841 1858 852 1879 861 1899 868 1921 874 1943 880 1966 885 1989 889 2011 895 2033 895 2033 902 2066 910 2099 916 2130 922 2163 929 2196 935 2229 940 2262 946 2295 952 2329 956 2362 961 2394 965 2427 970 2460 974 2494 978 2527 981 2560 981 2560 983 2586 986 2612 988 2638 990 2664 992 2690 993 2716 995 2743 996 2769 997 2795 998 2822 998 2848 999 2874 999 2900 999 2927 999 2953 999 2979 999 2979 999 2995 999 3010 1000 3026 1001 3042 1003 3059 1004 3075 1005 3091 1006 3106 1006 3122 1005 3138 1004 3153 1001 3169 998 3184 995 3198 988 3212 981 3225 981 3225 972 3239 962 3252 950 3263 938 3273 924 3283 911 3291 896 3300 880 3308 864 3315 848 3323 832 3330 817 3337 801 3343 785 3350 769 3357 754 3365 754 3365 733 3375 711 3385 689 3394 667 3403 645 3411 624 3419 601 3427 579 3435 579 3435 558 3442 535 3448 511 3453 488 3457 464 3460 440 3464 416 3468 393 3472 370 3476 347 3481 324 3486 303 3494 282 3503 263 3513 244 3526 227 3541 227 3541 219 3552 215 3564 213 3579 212 3594 210 3610 207 3623 202 3636 193 3645 193 3645 182 3652 169 3656 155 3660 140 3661 125 3662 109 3662 93 3661 77 3660 61 3657 47 3655 34 3653 23 3651 13 3648 5 3646 1 3645 0 3645 0 3645 2 3645 7 3645 12 3645 17 3645 N"/>
          </draw:custom-shape>
          <draw:custom-shape draw:style-name="gr5" draw:text-style-name="P7" draw:layer="layout" svg:width="0.592cm" svg:height="3.011cm" draw:transform="skewX (0.00139626340159517) rotate (-2.35619449019309) translate (6.318cm 19.066cm)">
            <text:p/>
            <draw:enhanced-geometry svg:viewBox="0 0 940 3662" draw:type="non-primitive" draw:enhanced-path="M 940 0 L 922 3 903 7 884 10 865 13 846 17 828 22 810 27 793 35 779 43 764 51 751 60 737 69 723 79 711 90 697 100 685 110 672 121 661 134 650 145 638 158 627 170 617 183 607 196 596 210 587 223 578 238 570 252 563 267 556 282 549 297 543 313 537 328 532 344 526 359 521 375 516 391 511 408 507 424 503 440 499 456 495 471 492 486 490 501 487 516 485 532 484 548 483 562 482 578 481 594 480 609 478 625 477 641 475 655 473 670 469 686 466 701 459 720 452 738 445 757 438 774 428 793 419 810 409 825 399 841 384 861 368 878 350 895 332 910 315 927 298 944 282 963 269 982 258 1000 248 1018 239 1036 230 1056 221 1075 213 1094 206 1113 198 1133 191 1153 185 1174 179 1194 173 1214 168 1235 162 1255 157 1277 153 1297 149 1316 145 1336 141 1356 137 1375 134 1396 131 1415 128 1435 126 1456 124 1475 123 1495 123 1516 123 1535 126 1554 128 1574 132 1593 137 1612 147 1633 163 1651 182 1667 203 1683 222 1697 238 1713 249 1731 253 1753 249 1770 240 1785 228 1797 212 1808 196 1819 179 1831 164 1844 153 1858 144 1879 136 1899 129 1921 123 1943 119 1966 114 1988 110 2010 104 2033 97 2066 90 2097 84 2130 78 2163 72 2196 67 2229 61 2262 55 2295 51 2328 46 2361 42 2393 37 2426 33 2459 29 2493 26 2526 22 2559 20 2585 18 2611 17 2637 14 2663 13 2690 11 2717 10 2743 10 2769 9 2795 8 2822 8 2848 7 2874 7 2900 7 2927 7 2953 7 2980 7 2995 5 3010 5 3026 4 3042 3 3059 2 3075 1 3091 0 3107 0 3122 0 3137 1 3153 3 3168 7 3182 10 3197 16 3211 22 3224 31 3238 42 3250 52 3263 64 3273 77 3283 89 3292 103 3300 118 3308 132 3316 147 3323 162 3330 177 3337 191 3343 207 3350 221 3357 236 3364 256 3374 276 3384 297 3393 317 3402 338 3411 358 3419 379 3427 399 3435 419 3442 441 3448 463 3452 484 3457 507 3460 528 3464 551 3467 573 3470 594 3475 616 3481 637 3486 656 3493 676 3502 694 3512 712 3525 728 3540 736 3551 739 3565 742 3579 743 3594 745 3609 747 3623 752 3635 761 3645 782 3655 810 3661 839 3662 869 3659 896 3655 919 3651 934 3646 940 3645 939 3645 934 3645 929 3645 923 3645 940 0 Z N"/>
          </draw:custom-shape>
          <draw:custom-shape draw:style-name="gr6" draw:text-style-name="P7" draw:layer="layout" svg:width="0.592cm" svg:height="3.011cm" draw:transform="skewX (0.00139626340159517) rotate (-2.35619449019309) translate (6.318cm 19.066cm)">
            <text:p/>
            <draw:enhanced-geometry svg:viewBox="0 0 940 3662" draw:type="non-primitive" draw:enhanced-path="M 940 0 L 940 0 922 3 903 7 884 10 865 13 846 17 828 22 810 27 793 35 793 35 779 43 764 51 751 60 737 69 723 79 711 90 697 100 685 110 672 121 661 134 650 145 638 158 627 170 617 183 607 196 596 210 596 210 587 223 578 238 570 252 563 267 556 282 549 297 543 313 537 328 532 344 526 359 521 375 516 391 511 408 507 424 503 440 499 456 499 456 495 471 492 486 490 501 487 516 485 532 484 548 483 562 482 578 481 594 480 609 478 625 477 641 475 655 473 670 469 686 466 701 466 701 459 720 452 738 445 757 438 774 428 793 419 810 409 825 399 841 399 841 384 861 368 878 350 895 332 910 315 927 298 944 282 963 269 982 269 982 258 1000 248 1018 239 1036 230 1056 221 1075 213 1094 206 1113 198 1133 191 1153 185 1174 179 1194 173 1214 168 1235 162 1255 157 1277 153 1297 153 1297 149 1316 145 1336 141 1356 137 1375 134 1396 131 1415 128 1435 126 1456 124 1475 123 1495 123 1516 123 1535 126 1554 128 1574 132 1593 137 1612 137 1612 147 1633 163 1651 182 1667 203 1683 222 1697 238 1713 249 1731 253 1753 253 1753 249 1770 240 1785 228 1797 212 1808 196 1819 179 1831 164 1844 153 1858 153 1858 144 1879 136 1899 129 1921 123 1943 119 1966 114 1988 110 2010 104 2033 104 2033 97 2066 90 2097 84 2130 78 2163 72 2196 67 2229 61 2262 55 2295 51 2328 46 2361 42 2393 37 2426 33 2459 29 2493 26 2526 22 2559 22 2559 20 2585 18 2611 17 2637 14 2663 13 2690 11 2717 10 2743 10 2769 9 2795 8 2822 8 2848 7 2874 7 2900 7 2927 7 2953 7 2980 7 2980 7 2995 5 3010 5 3026 4 3042 3 3059 2 3075 1 3091 0 3107 0 3122 0 3137 1 3153 3 3168 7 3182 10 3197 16 3211 22 3224 22 3224 31 3238 42 3250 52 3263 64 3273 77 3283 89 3292 103 3300 118 3308 132 3316 147 3323 162 3330 177 3337 191 3343 207 3350 221 3357 236 3364 236 3364 256 3374 276 3384 297 3393 317 3402 338 3411 358 3419 379 3427 399 3435 399 3435 419 3442 441 3448 463 3452 484 3457 507 3460 528 3464 551 3467 573 3470 594 3475 616 3481 637 3486 656 3493 676 3502 694 3512 712 3525 728 3540 728 3540 736 3551 739 3565 742 3579 743 3594 745 3609 747 3623 752 3635 761 3645 761 3645 782 3655 810 3661 839 3662 869 3659 896 3655 919 3651 934 3646 940 3645 940 3645 939 3645 934 3645 929 3645 923 3645 N"/>
          </draw:custom-shape>
          <draw:custom-shape draw:style-name="gr7" draw:text-style-name="P7" draw:layer="layout" svg:width="0.231cm" svg:height="0.559cm" draw:transform="rotate (-2.35619449019309) translate (5.875cm 19.359cm)">
            <text:p/>
            <draw:enhanced-geometry svg:viewBox="0 0 364 684" draw:type="non-primitive" draw:enhanced-path="M 42 0 L 42 22 42 45 42 66 43 88 43 110 43 132 43 154 44 175 44 198 44 219 44 241 44 263 43 285 43 307 43 329 42 351 41 369 37 387 34 406 28 426 24 445 18 464 13 482 8 502 3 520 1 538 0 556 0 573 2 589 7 605 15 618 25 632 39 644 54 656 71 665 90 672 110 677 130 682 151 684 172 684 194 683 214 681 236 676 255 670 275 663 293 655 309 643 323 632 335 619 344 606 352 590 357 574 361 557 363 540 364 521 364 503 363 483 361 464 358 445 355 424 352 406 348 387 344 369 340 351 336 332 331 312 327 294 320 275 314 256 306 237 298 218 290 200 281 183 271 165 261 148 251 131 238 115 227 99 213 84 200 70 185 57 169 47 152 38 134 30 115 23 96 16 77 8 59 0 42 0 Z N"/>
          </draw:custom-shape>
          <draw:custom-shape draw:style-name="gr7" draw:text-style-name="P7" draw:layer="layout" svg:width="0.199cm" svg:height="0.484cm" draw:transform="skewX (0.00209439510239286) rotate (-2.35619449019309) translate (5.998cm 19.146cm)">
            <text:p/>
            <draw:enhanced-geometry svg:viewBox="0 0 319 588" draw:type="non-primitive" draw:enhanced-path="M 217 36 L 207 50 197 62 187 74 175 87 164 99 152 112 142 124 131 137 121 150 111 163 100 176 90 189 82 203 73 216 66 231 59 246 53 263 46 280 38 298 31 316 24 335 17 353 12 373 7 391 4 409 2 428 0 446 0 463 4 480 8 496 15 512 24 527 33 538 45 548 57 557 71 565 86 572 101 578 117 582 133 586 150 588 166 588 183 588 198 586 214 582 227 577 241 570 252 562 276 538 294 511 307 481 315 450 318 416 319 381 316 344 312 306 306 267 299 229 291 189 284 150 277 111 273 73 269 36 269 0 217 36 Z N"/>
          </draw:custom-shape>
          <draw:custom-shape draw:style-name="gr7" draw:text-style-name="P7" draw:layer="layout" svg:width="0.408cm" svg:height="0.585cm" draw:transform="skewX (-0.00174532925199402) rotate (-2.35619449019309) translate (5.321cm 18.933cm)">
            <text:p/>
            <draw:enhanced-geometry svg:viewBox="0 0 645 713" draw:type="non-primitive" draw:enhanced-path="M 6 1 L 26 3 47 3 67 3 88 3 108 2 130 1 150 1 170 0 191 1 211 2 232 3 251 6 269 12 287 18 304 27 321 37 325 39 328 43 330 47 333 52 334 56 336 61 337 66 339 71 347 93 354 114 361 137 367 158 372 181 378 204 383 226 388 248 393 271 398 293 404 315 411 337 418 359 426 380 435 401 445 421 455 438 469 455 485 471 502 486 520 501 539 515 558 530 578 545 595 560 611 573 624 588 634 603 642 619 645 634 643 650 637 667 624 685 608 699 589 707 569 712 546 713 522 710 496 705 470 698 442 690 414 680 386 670 358 659 330 650 303 642 277 636 252 631 239 630 225 630 210 629 197 630 182 630 167 630 152 630 139 630 125 629 111 628 98 625 85 622 74 617 63 612 51 605 42 596 31 582 22 569 15 553 9 537 5 520 3 503 1 485 0 466 1 447 1 428 3 409 4 390 5 371 6 352 6 334 6 316 6 297 6 276 6 257 7 238 7 217 8 198 11 179 12 158 13 139 15 120 16 99 18 80 20 60 21 40 22 20 23 1 6 1 Z N"/>
          </draw:custom-shape>
          <draw:custom-shape draw:style-name="gr7" draw:text-style-name="P7" draw:layer="layout" svg:width="0.304cm" svg:height="0.226cm" draw:transform="rotate (-2.35619449019309) translate (4.764cm 18.4cm)">
            <text:p/>
            <draw:enhanced-geometry svg:viewBox="0 0 488 277" draw:type="non-primitive" draw:enhanced-path="M 47 0 L 41 23 32 47 22 71 12 93 4 116 0 137 2 158 13 177 34 199 59 218 89 235 120 249 156 260 192 269 229 275 267 277 303 277 338 273 372 267 403 255 431 242 454 224 473 202 486 177 488 159 481 143 469 128 451 115 429 102 405 91 384 81 363 72 343 63 322 55 301 48 280 42 258 36 236 32 215 29 192 25 169 22 147 19 124 17 102 14 80 12 57 8 34 5 13 0 47 0 Z N"/>
          </draw:custom-shape>
          <draw:custom-shape draw:style-name="gr7" draw:text-style-name="P7" draw:layer="layout" svg:width="0.591cm" svg:height="2.95cm" draw:transform="rotate (-2.35619449019309) translate (6.302cm 19.032cm)">
            <text:p/>
            <draw:enhanced-geometry svg:viewBox="0 0 940 3584" draw:type="non-primitive" draw:enhanced-path="M 835 0 L 812 13 789 24 765 36 743 47 720 59 698 73 678 88 659 104 644 119 631 135 619 152 608 171 597 189 588 207 579 225 570 244 566 257 560 270 557 283 552 296 549 309 545 322 542 336 540 349 536 362 534 376 531 389 528 403 526 415 524 429 520 443 518 456 516 470 514 482 512 496 511 509 510 523 509 537 508 549 507 563 506 576 504 590 502 604 500 616 497 629 493 641 489 653 484 666 473 686 458 704 442 722 426 739 408 754 391 770 375 787 360 805 346 827 331 847 317 870 305 892 291 914 279 936 267 958 255 981 249 994 242 1007 237 1020 230 1032 224 1046 217 1058 212 1071 206 1084 200 1098 195 1110 189 1124 185 1138 180 1150 175 1164 172 1177 169 1191 165 1206 163 1221 160 1236 158 1252 156 1267 155 1283 154 1297 153 1313 153 1329 152 1344 152 1360 152 1376 152 1390 152 1406 151 1421 151 1437 149 1455 147 1473 145 1490 144 1508 143 1526 143 1543 146 1560 151 1577 162 1598 179 1615 199 1631 220 1645 239 1661 256 1677 267 1695 272 1717 270 1733 263 1748 251 1760 239 1772 224 1784 210 1795 196 1808 186 1821 174 1843 163 1863 153 1886 144 1907 135 1930 128 1953 121 1975 114 1998 109 2022 103 2046 98 2070 95 2093 92 2117 88 2141 85 2165 82 2190 80 2213 78 2238 76 2262 73 2286 71 2311 68 2335 65 2359 62 2382 59 2407 55 2431 52 2455 47 2480 44 2504 41 2528 36 2551 33 2575 29 2600 26 2624 22 2648 19 2672 17 2695 14 2719 12 2744 11 2768 10 2786 8 2803 6 2821 5 2838 3 2856 2 2874 1 2891 0 2910 0 2928 0 2945 0 2962 1 2980 2 2997 4 3014 8 3031 11 3048 16 3065 19 3082 23 3099 29 3116 35 3133 41 3150 47 3167 54 3183 62 3199 70 3215 79 3229 88 3243 98 3258 110 3270 121 3283 134 3294 144 3303 155 3310 168 3317 180 3322 193 3328 205 3332 219 3336 232 3339 246 3343 261 3345 274 3348 288 3351 303 3354 316 3356 330 3360 343 3364 358 3369 374 3373 389 3377 405 3380 421 3385 435 3388 451 3391 467 3395 482 3399 498 3403 514 3407 528 3412 544 3416 559 3422 574 3428 588 3435 603 3441 617 3449 630 3457 643 3466 656 3475 669 3484 681 3493 694 3504 703 3513 711 3523 719 3533 727 3543 735 3552 744 3561 753 3568 764 3574 785 3581 806 3584 828 3584 850 3583 872 3581 895 3577 917 3575 940 3574 835 0 Z N"/>
          </draw:custom-shape>
          <draw:custom-shape draw:style-name="gr7" draw:text-style-name="P7" draw:layer="layout" svg:width="0.699cm" svg:height="3.012cm" draw:transform="skewX (0.000698131700797828) rotate (-2.35619449019309) translate (5.947cm 19.408cm)">
            <text:p/>
            <draw:enhanced-geometry svg:viewBox="0 0 1111 3665" draw:type="non-primitive" draw:enhanced-path="M 267 3614 L 281 3596 295 3577 310 3557 323 3538 338 3520 353 3503 370 3487 389 3475 401 3469 411 3464 422 3461 435 3458 446 3455 458 3454 471 3452 483 3451 496 3451 508 3450 521 3448 533 3447 546 3446 558 3444 570 3442 582 3438 598 3434 614 3428 630 3423 646 3418 660 3411 676 3405 691 3399 707 3393 722 3386 737 3379 752 3371 768 3365 783 3357 798 3350 813 3342 828 3334 851 3323 874 3311 897 3300 920 3287 942 3275 963 3260 984 3246 1003 3228 1018 3214 1031 3198 1045 3182 1057 3165 1067 3147 1077 3128 1085 3108 1090 3088 1099 3049 1105 3011 1109 2972 1111 2934 1111 2894 1109 2854 1106 2815 1103 2775 1097 2735 1091 2696 1086 2656 1079 2616 1072 2577 1066 2537 1061 2497 1055 2458 1052 2427 1048 2395 1045 2365 1043 2334 1039 2302 1035 2272 1031 2240 1027 2209 1022 2179 1016 2147 1011 2116 1004 2086 997 2056 988 2026 979 1996 969 1967 961 1949 951 1930 940 1912 929 1895 918 1878 905 1861 893 1844 880 1827 869 1814 855 1802 841 1790 826 1778 812 1766 802 1752 795 1738 793 1721 798 1704 808 1690 822 1679 839 1667 857 1657 874 1646 888 1633 897 1617 905 1597 911 1576 915 1554 919 1532 922 1511 923 1488 923 1467 923 1444 921 1421 920 1399 917 1377 913 1354 910 1332 906 1310 902 1289 897 1267 893 1248 888 1230 883 1212 877 1193 870 1175 863 1157 857 1139 849 1121 841 1104 832 1087 822 1070 813 1053 804 1036 794 1019 785 1002 775 986 766 972 756 959 744 945 733 933 720 920 709 908 697 895 684 883 672 871 659 859 648 847 636 833 626 819 616 806 607 791 599 776 592 760 587 743 582 726 577 709 574 691 572 674 570 656 567 638 565 620 564 602 562 584 559 567 557 548 555 530 551 513 547 496 543 483 540 469 537 455 533 442 530 428 526 415 523 401 520 387 515 374 511 361 506 348 501 334 496 322 490 309 484 297 478 284 465 265 452 246 437 228 421 211 405 194 388 176 372 161 355 144 335 124 314 103 294 82 273 62 252 43 229 27 205 13 179 5 159 2 136 0 115 0 92 2 72 8 52 16 35 26 22 40 13 55 6 70 2 86 0 102 0 119 2 137 5 155 9 173 14 191 18 211 23 229 28 248 32 266 36 284 39 302 40 320 40 348 40 375 40 403 39 430 39 458 38 485 36 512 36 539 35 567 34 595 32 622 31 649 30 676 28 704 26 731 25 758 23 785 22 814 19 841 18 868 17 895 15 922 14 950 13 977 11 1004 10 1031 8 1060 8 1087 7 1114 6 1141 5 1169 5 1196 3 1233 3 1271 3 1308 2 1345 2 1383 2 1420 2 1458 3 1494 3 1531 3 1569 3 1606 3 1644 5 1681 5 1717 5 1755 5 1792 5 1823 5 1853 5 1884 3 1916 3 1946 3 1977 3 2007 3 2038 2 2069 2 2099 2 2130 2 2161 3 2191 3 2222 3 2252 5 2283 6 2329 7 2375 8 2421 10 2467 11 2513 14 2558 16 2605 18 2650 20 2697 23 2743 25 2789 28 2835 31 2880 34 2927 36 2972 40 3019 42 3049 43 3080 45 3111 48 3141 50 3172 53 3202 56 3233 58 3264 60 3295 62 3326 65 3357 67 3387 69 3418 72 3448 73 3479 74 3510 73 3528 70 3547 66 3566 62 3584 60 3604 60 3621 65 3637 74 3650 87 3659 103 3664 120 3665 138 3663 158 3659 177 3655 196 3651 214 3650 267 3614 Z N"/>
          </draw:custom-shape>
          <draw:custom-shape draw:style-name="gr7" draw:text-style-name="P7" draw:layer="layout" svg:width="0.457cm" svg:height="0.431cm" draw:transform="skewX (-0.00226892802759233) rotate (-2.35619449019309) translate (6.118cm 19.287cm)">
            <text:p/>
            <draw:enhanced-geometry svg:viewBox="0 0 730 522" draw:type="non-primitive" draw:enhanced-path="M 411 42 L 424 50 435 59 448 67 460 75 473 83 485 92 499 100 511 108 524 116 535 125 547 133 560 142 571 151 583 161 594 170 604 181 625 200 646 220 670 241 691 262 710 285 723 308 730 333 728 357 720 378 709 396 694 412 678 426 659 438 638 448 615 456 592 464 568 470 543 475 517 480 491 484 466 488 441 491 417 495 394 498 370 501 347 505 322 509 296 513 270 516 245 520 218 522 194 522 169 522 144 520 121 516 98 511 78 503 59 491 42 479 26 462 15 448 9 432 4 416 1 399 0 382 1 364 3 345 6 327 11 308 17 288 23 270 30 251 38 233 45 215 53 198 60 181 70 160 82 141 96 122 112 102 128 85 146 70 164 55 183 42 199 33 216 23 234 15 252 7 271 3 289 0 306 1 323 6 411 42 Z N"/>
          </draw:custom-shape>
          <draw:custom-shape draw:style-name="gr7" draw:text-style-name="P7" draw:layer="layout" svg:width="0.044cm" svg:height="0.03cm" draw:transform="rotate (-2.35619449019309) translate (5.86cm 19.483cm)">
            <text:p/>
            <draw:enhanced-geometry svg:viewBox="0 0 70 35" draw:type="non-primitive" draw:enhanced-path="M 0 0 L 9 5 17 9 26 15 34 20 43 24 52 29 61 32 70 35 0 0 Z N"/>
          </draw:custom-shape>
          <draw:custom-shape draw:style-name="gr7" draw:text-style-name="P7" draw:layer="layout" svg:width="0.194cm" svg:height="0.25cm" draw:transform="skewX (-0.00802851455917246) rotate (-2.35619449019309) translate (5.887cm 19.423cm)">
            <text:p/>
            <draw:enhanced-geometry svg:viewBox="0 0 306 303" draw:type="non-primitive" draw:enhanced-path="M 0 0 L 23 8 45 16 68 23 91 30 113 38 135 47 155 57 175 69 188 80 202 92 214 105 226 118 236 132 246 145 255 160 263 175 271 187 280 201 289 216 297 229 303 244 306 257 305 269 298 279 287 289 273 296 259 301 244 303 228 303 211 301 194 296 176 291 159 284 142 275 125 266 109 255 93 244 78 233 66 221 53 210 39 193 28 173 22 151 17 128 12 105 9 81 6 58 0 35 0 0 Z N"/>
          </draw:custom-shape>
          <draw:custom-shape draw:style-name="gr7" draw:text-style-name="P7" draw:layer="layout" svg:width="0.375cm" svg:height="0.18cm" draw:transform="rotate (-2.35619449019309) translate (5.382cm 19.287cm)">
            <text:p/>
            <draw:enhanced-geometry svg:viewBox="0 0 598 220" draw:type="non-primitive" draw:enhanced-path="M 0 115 L 15 113 28 110 43 108 57 106 71 103 85 101 100 99 114 97 128 94 143 92 156 90 171 88 185 85 199 84 213 82 228 80 252 75 277 69 303 62 330 52 357 42 384 33 412 23 438 15 464 8 489 3 513 0 534 0 553 5 570 13 585 25 596 43 598 49 596 55 592 60 587 65 581 69 575 73 568 76 562 80 548 85 534 91 518 94 503 97 488 99 473 100 457 101 441 101 425 102 409 102 393 103 378 103 362 106 346 108 331 110 316 115 298 122 280 130 262 139 245 149 228 159 211 168 194 177 176 184 156 191 137 196 117 201 97 204 77 209 58 212 37 216 18 220 0 115 Z N"/>
          </draw:custom-shape>
          <draw:custom-shape draw:style-name="gr7" draw:text-style-name="P7" draw:layer="layout" svg:width="0.157cm" svg:height="0.302cm" draw:transform="skewX (-0.00331612557878859) rotate (-2.35619449019309) translate (5.338cm 19.718cm)">
            <text:p/>
            <draw:enhanced-geometry svg:viewBox="0 0 246 361" draw:type="non-primitive" draw:enhanced-path="M 0 361 L 6 349 12 335 16 322 22 309 26 296 32 282 38 270 42 256 48 242 53 230 58 216 64 204 71 190 76 178 82 164 89 152 98 132 106 113 115 93 124 73 134 55 147 38 160 24 177 12 185 8 194 4 205 1 216 0 226 0 235 1 242 5 246 12 246 19 243 25 237 28 228 31 219 35 210 38 201 42 194 46 175 65 158 87 142 109 127 131 112 154 99 177 85 200 72 223 61 240 52 257 43 274 34 292 26 309 17 327 9 344 0 361 Z N"/>
          </draw:custom-shape>
          <draw:custom-shape draw:style-name="gr7" draw:text-style-name="P7" draw:layer="layout" svg:width="0.123cm" svg:height="0.291cm" draw:transform="rotate (-2.35619449019309) translate (5.35cm 19.684cm)">
            <text:p/>
            <draw:enhanced-geometry svg:viewBox="0 0 194 354" draw:type="non-primitive" draw:enhanced-path="M 0 354 L 5 340 9 328 13 314 17 300 21 287 24 274 29 261 32 247 36 235 41 221 44 207 49 195 55 181 59 169 65 155 70 143 80 124 88 104 97 84 106 65 116 45 127 28 141 14 158 2 162 1 166 0 170 0 175 0 179 1 185 1 190 2 194 2 0 354 Z N"/>
          </draw:custom-shape>
          <draw:custom-shape draw:style-name="gr7" draw:text-style-name="P7" draw:layer="layout" svg:width="0.106cm" svg:height="0.198cm" draw:transform="rotate (-2.35619449019309) translate (5.248cm 19.713cm)">
            <text:p/>
            <draw:enhanced-geometry svg:viewBox="0 0 175 243" draw:type="non-primitive" draw:enhanced-path="M 0 243 L 11 229 22 213 32 198 42 182 54 167 64 152 74 136 84 120 96 105 106 89 117 73 129 59 140 44 151 29 163 14 175 0 0 243 Z N"/>
          </draw:custom-shape>
          <draw:custom-shape draw:style-name="gr7" draw:text-style-name="P7" draw:layer="layout" svg:width="0.166cm" svg:height="0.29cm" draw:transform="skewX (-0.00349065850398799) rotate (-2.35619449019309) translate (5.301cm 19.685cm)">
            <text:p/>
            <draw:enhanced-geometry svg:viewBox="0 0 262 356" draw:type="non-primitive" draw:enhanced-path="M 210 0 L 218 9 226 17 235 25 244 33 252 42 258 51 261 60 262 72 257 94 244 115 227 132 207 148 184 162 161 178 140 194 122 212 108 233 97 256 85 284 74 310 63 332 50 349 35 356 18 352 8 344 1 334 0 323 1 312 5 300 13 286 21 272 32 258 43 243 56 228 70 213 82 199 93 183 105 169 114 154 122 141 131 124 139 106 147 87 155 69 163 51 172 34 182 17 193 0 210 0 Z N"/>
          </draw:custom-shape>
          <draw:custom-shape draw:style-name="gr7" draw:text-style-name="P7" draw:layer="layout" svg:width="0.098cm" svg:height="0.174cm" draw:transform="rotate (-2.35619449019309) translate (5.263cm 19.78cm)">
            <text:p/>
            <draw:enhanced-geometry svg:viewBox="0 0 157 211" draw:type="non-primitive" draw:enhanced-path="M 157 0 L 147 14 137 26 127 39 115 51 104 64 94 76 82 89 72 102 61 115 51 127 40 141 31 154 22 168 14 182 6 196 0 211 157 0 Z N"/>
          </draw:custom-shape>
          <draw:custom-shape draw:style-name="gr7" draw:text-style-name="P7" draw:layer="layout" svg:width="0.043cm" svg:height="0.173cm" draw:transform="skewX (-0.0172787595947405) rotate (-2.35619449019309) translate (5.19cm 19.673cm)">
            <text:p/>
            <draw:enhanced-geometry svg:viewBox="0 0 70 209" draw:type="non-primitive" draw:enhanced-path="M 0 209 L 5 197 10 183 14 171 19 157 22 144 27 131 31 118 36 104 40 91 44 78 48 65 53 52 57 38 61 26 65 12 70 0 0 209 Z N"/>
          </draw:custom-shape>
          <draw:custom-shape draw:style-name="gr7" draw:text-style-name="P7" draw:layer="layout" svg:width="0.385cm" svg:height="0.576cm" draw:transform="skewX (0.00174532925199412) rotate (-2.35619449019309) translate (4.96cm 19.129cm)">
            <text:p/>
            <draw:enhanced-geometry svg:viewBox="0 0 614 703" draw:type="non-primitive" draw:enhanced-path="M 0 0 L 18 3 36 4 54 4 73 4 91 3 109 3 128 3 146 3 164 3 181 4 200 6 217 9 234 14 250 20 265 27 280 37 298 52 312 72 323 93 333 116 341 141 349 165 358 188 369 211 377 229 386 246 394 264 403 281 411 300 420 318 428 335 437 353 446 370 454 388 463 405 472 423 481 440 490 457 499 475 508 492 523 514 541 535 560 557 580 577 596 599 608 620 614 643 613 667 610 675 606 683 599 690 592 695 584 700 576 702 568 703 560 702 542 695 527 686 514 674 502 660 492 644 484 626 476 607 470 586 464 566 458 544 453 523 448 501 441 480 436 459 428 439 420 421 412 403 404 385 397 366 389 348 382 329 375 310 369 292 362 272 354 254 346 236 338 218 328 201 318 185 306 169 294 154 280 141 0 0 Z N"/>
          </draw:custom-shape>
          <draw:custom-shape draw:style-name="gr7" draw:text-style-name="P7" draw:layer="layout" svg:width="0.125cm" svg:height="0.037cm" draw:transform="rotate (-2.35619449019309) translate (4.884cm 19.042cm)">
            <text:p/>
            <draw:enhanced-geometry svg:viewBox="0 0 193 50" draw:type="non-primitive" draw:enhanced-path="M 193 0 L 181 3 168 7 156 11 143 17 131 23 117 27 105 33 92 38 79 42 66 46 55 49 42 50 31 49 21 46 11 43 0 36 193 0 Z N"/>
          </draw:custom-shape>
          <draw:custom-shape draw:style-name="gr7" draw:text-style-name="P7" draw:layer="layout" svg:width="0.172cm" svg:height="0.144cm" draw:transform="skewX (0.00698131700797596) rotate (-2.35619449019309) translate (4.929cm 19.132cm)">
            <text:p/>
            <draw:enhanced-geometry svg:viewBox="0 0 277 175" draw:type="non-primitive" draw:enhanced-path="M 277 115 L 260 118 243 123 226 128 208 135 190 142 172 149 153 156 136 162 118 168 101 172 84 174 68 175 54 174 40 169 26 161 15 151 5 135 0 117 0 97 4 76 12 56 22 38 35 22 50 11 64 5 76 1 90 0 105 1 118 4 133 8 147 14 161 21 176 29 191 37 206 45 219 54 234 62 249 68 263 74 277 80 277 115 Z N"/>
          </draw:custom-shape>
          <draw:custom-shape draw:style-name="gr7" draw:text-style-name="P7" draw:layer="layout" svg:width="0.503cm" svg:height="0.822cm" draw:transform="skewX (0.00122173047639568) rotate (-2.35619449019309) translate (4.192cm 18.531cm)">
            <text:p/>
            <draw:enhanced-geometry svg:viewBox="0 0 799 998" draw:type="non-primitive" draw:enhanced-path="M 45 122 L 65 126 87 129 110 131 131 133 154 135 175 136 198 137 220 138 242 141 263 144 284 148 305 153 324 160 343 169 360 179 377 192 397 211 415 232 428 255 441 279 452 305 461 331 469 359 476 387 483 416 489 444 494 474 501 502 508 531 516 559 525 586 535 612 545 638 554 665 562 695 569 724 576 755 584 786 592 816 600 846 609 874 619 900 631 925 646 947 662 965 681 980 703 991 728 998 740 998 753 994 764 987 774 977 783 966 791 953 797 941 799 928 797 904 787 880 771 858 752 838 731 817 710 797 690 775 676 753 664 730 654 706 644 684 634 660 625 636 616 611 608 587 600 562 592 538 584 514 576 489 568 465 560 440 552 415 544 391 535 366 529 351 526 336 521 319 518 303 515 286 512 269 509 253 506 236 501 220 496 204 492 188 485 173 478 159 470 146 460 134 449 122 439 116 428 109 417 104 406 101 394 99 382 96 369 95 357 94 344 94 331 94 318 93 305 93 292 92 280 92 267 90 255 87 239 83 223 76 207 68 190 59 173 50 157 41 140 32 124 23 107 15 91 8 77 3 62 0 47 0 35 2 21 8 10 17 1 31 0 46 3 63 11 82 20 101 30 120 39 138 45 156 45 122 Z N"/>
          </draw:custom-shape>
          <draw:custom-shape draw:style-name="gr7" draw:text-style-name="P7" draw:layer="layout" svg:width="0.389cm" svg:height="0.573cm" draw:transform="rotate (-2.35619449019309) translate (5.825cm 18.248cm)">
            <text:p/>
            <draw:enhanced-geometry svg:viewBox="0 0 611 703" draw:type="non-primitive" draw:enhanced-path="M 611 0 L 593 3 576 4 558 4 539 4 520 4 502 4 484 3 465 3 447 4 430 5 412 6 395 9 379 14 362 20 347 26 332 35 314 51 300 71 289 92 279 115 271 140 263 164 254 187 244 210 236 228 227 245 219 263 210 282 202 299 193 317 185 335 177 352 168 370 159 387 151 405 142 422 133 439 123 457 114 474 105 491 91 513 72 534 53 556 35 576 18 598 5 619 0 642 1 666 3 674 8 682 15 689 21 694 29 699 37 702 45 703 53 702 70 695 86 686 98 675 110 660 120 644 128 626 136 607 143 588 148 566 154 545 160 523 164 501 170 480 177 460 184 440 191 422 201 404 209 386 215 368 223 350 230 330 237 311 244 292 250 274 258 255 266 237 275 219 285 202 295 185 306 169 319 155 332 141 611 0 Z N"/>
          </draw:custom-shape>
          <draw:custom-shape draw:style-name="gr7" draw:text-style-name="P7" draw:layer="layout" svg:width="0.509cm" svg:height="0.814cm" draw:transform="skewX (-0.00122173047639583) rotate (-2.35619449019309) translate (5.354cm 17.348cm)">
            <text:p/>
            <draw:enhanced-geometry svg:viewBox="0 0 813 998" draw:type="non-primitive" draw:enhanced-path="M 767 121 L 745 125 723 128 701 130 678 132 655 134 633 135 610 136 587 137 566 141 544 143 523 147 502 153 482 160 463 169 444 179 427 192 407 211 390 232 375 255 362 280 351 305 342 332 333 359 326 388 320 416 314 446 308 474 301 502 295 531 287 559 278 585 267 611 257 637 248 664 240 694 232 724 224 755 217 786 210 816 202 845 191 873 181 900 169 924 154 946 138 965 119 980 96 991 71 998 59 998 46 993 35 986 24 976 14 965 8 952 2 940 0 927 2 902 12 880 28 858 47 838 69 817 90 797 110 774 124 752 136 729 147 705 157 683 168 659 177 635 186 611 195 587 203 562 211 539 219 514 227 490 235 465 242 440 250 416 258 391 267 367 272 351 276 336 280 319 283 302 287 285 290 268 293 252 297 235 300 218 306 202 311 187 317 172 325 158 333 145 345 133 356 121 366 115 376 109 388 104 399 101 411 99 423 96 436 95 449 94 461 94 475 93 489 93 501 93 515 92 527 91 540 88 552 86 568 82 585 76 601 68 618 59 635 50 652 41 669 31 686 23 702 15 718 8 734 2 748 0 763 0 777 2 789 8 802 17 811 31 813 47 810 64 802 82 793 100 782 119 773 137 767 155 767 121 Z N"/>
          </draw:custom-shape>
          <draw:custom-shape draw:style-name="gr7" draw:text-style-name="P7" draw:layer="layout" svg:width="0.14cm" svg:height="0.14cm" draw:transform="rotate (-2.35619449019309) translate (5.606cm 18.427cm)">
            <text:p/>
            <draw:enhanced-geometry svg:viewBox="0 0 228 173" draw:type="non-primitive" draw:enhanced-path="M 0 126 L 12 129 24 133 37 137 49 142 63 147 75 153 88 158 100 162 113 167 125 170 138 172 149 173 160 173 172 172 182 168 192 162 206 150 216 133 223 115 227 94 228 74 226 54 220 36 210 22 201 14 192 8 182 3 170 1 159 0 147 0 134 1 122 3 108 6 94 9 82 11 68 15 55 17 42 19 30 22 17 22 0 126 Z N"/>
          </draw:custom-shape>
          <draw:custom-shape draw:style-name="gr7" draw:text-style-name="P7" draw:layer="layout" svg:width="0.45cm" svg:height="0.407cm" draw:transform="rotate (-2.35619449019309) translate (6.23cm 18.718cm)">
            <text:p/>
            <draw:enhanced-geometry svg:viewBox="0 0 720 494" draw:type="non-primitive" draw:enhanced-path="M 720 494 L 697 485 673 477 651 468 628 459 605 451 581 442 559 433 536 424 512 416 490 407 467 398 444 389 420 381 398 372 375 363 352 354 331 346 307 339 284 332 262 325 239 317 217 308 197 297 178 283 162 272 146 260 130 246 113 232 96 219 80 204 64 189 49 175 37 159 24 142 15 126 7 109 2 92 0 74 0 57 3 38 7 28 15 19 27 11 38 6 52 1 65 0 78 0 89 2 105 11 119 23 130 37 138 53 145 71 150 91 155 111 158 133 162 154 165 175 170 196 175 216 181 236 190 254 200 270 213 283 224 292 237 300 249 308 263 314 276 319 290 323 305 328 319 330 335 333 350 336 365 339 381 341 395 343 410 347 425 350 440 354 458 358 477 360 496 363 517 364 538 364 559 364 580 365 601 366 620 367 639 371 656 374 673 380 688 388 701 397 712 409 720 424 720 494 Z N"/>
          </draw:custom-shape>
          <draw:custom-shape draw:style-name="gr7" draw:text-style-name="P7" draw:layer="layout" svg:width="0.011cm" svg:height="0.006cm" draw:transform="skewX (-0.165108147238632) rotate (-2.35619449019309) translate (5.679cm 18.739cm)">
            <text:p/>
            <draw:enhanced-geometry svg:viewBox="0 0 17 0" draw:type="non-primitive" draw:enhanced-path="M 0 0 L 4 0 9 0 12 0 17 0 0 0 Z N"/>
          </draw:custom-shape>
          <draw:custom-shape draw:style-name="gr7" draw:text-style-name="P7" draw:layer="layout" svg:width="0.264cm" svg:height="0.198cm" draw:transform="rotate (-2.35619449019309) translate (6.151cm 18.706cm)">
            <text:p/>
            <draw:enhanced-geometry svg:viewBox="0 0 423 242" draw:type="non-primitive" draw:enhanced-path="M 388 207 L 363 194 338 178 311 159 285 139 258 117 230 96 203 74 177 54 151 36 126 21 101 10 78 2 57 0 36 4 18 14 2 32 0 37 1 41 6 46 11 50 18 55 25 58 33 63 39 66 60 81 83 95 106 107 129 120 152 131 177 142 201 152 226 163 250 172 275 182 299 191 324 201 349 210 374 220 399 231 423 242 388 207 Z N"/>
          </draw:custom-shape>
          <draw:custom-shape draw:style-name="gr5" draw:text-style-name="P7" draw:layer="layout" svg:width="0.489cm" svg:height="0.198cm" draw:transform="rotate (-2.35619449019309) translate (5.124cm 18.069cm)">
            <text:p/>
            <draw:enhanced-geometry svg:viewBox="0 0 783 239" draw:type="non-primitive" draw:enhanced-path="M 142 8 L 121 25 98 41 71 57 47 73 25 90 8 108 0 127 2 149 11 167 23 181 37 191 54 199 74 203 95 205 118 205 142 204 166 202 191 199 217 195 242 192 267 188 290 186 313 185 335 185 363 187 393 192 423 199 454 205 484 212 516 220 547 227 579 233 608 237 636 239 665 239 691 237 715 230 736 220 757 205 774 185 782 168 783 150 780 131 774 111 763 92 750 74 736 58 721 44 702 32 683 22 661 14 640 8 617 5 594 1 571 1 547 0 522 1 498 3 473 5 449 6 424 8 400 8 377 9 354 8 339 8 326 7 311 7 296 7 282 7 268 7 253 7 239 7 225 7 210 7 196 7 182 8 168 8 153 8 140 8 125 8 142 8 Z N"/>
          </draw:custom-shape>
          <draw:custom-shape draw:style-name="gr5" draw:text-style-name="P7" draw:layer="layout" svg:width="0.511cm" svg:height="0.232cm" draw:transform="rotate (-2.35619449019309) translate (4.96cm 17.902cm)">
            <text:p/>
            <draw:enhanced-geometry svg:viewBox="0 0 816 280" draw:type="non-primitive" draw:enhanced-path="M 48 62 L 71 61 95 59 117 58 140 57 164 56 187 54 209 53 233 51 256 50 278 49 302 48 325 47 348 45 370 44 394 42 417 41 439 40 463 39 486 38 509 37 531 36 555 34 578 33 601 32 624 31 647 30 670 29 694 29 716 28 739 27 763 27 785 25 789 25 795 24 799 24 802 25 805 30 806 33 806 38 806 42 805 47 804 53 802 57 802 62 804 80 807 98 810 117 815 137 816 155 816 173 812 189 802 202 785 218 766 231 746 241 723 246 700 251 675 253 650 254 624 253 598 251 572 249 545 245 519 242 492 240 466 237 441 237 416 237 391 240 366 243 340 248 314 253 287 259 260 265 234 270 208 275 182 278 157 280 133 280 109 278 88 273 67 265 48 253 31 237 23 227 16 215 11 202 6 189 3 174 0 159 0 143 0 129 3 113 6 98 10 83 15 70 22 57 30 45 38 34 48 25 69 13 91 5 114 0 138 0 163 4 188 10 214 16 240 27 266 37 293 48 320 58 348 70 374 79 400 87 426 93 452 97 472 98 494 99 514 100 535 100 556 101 577 101 597 100 619 100 639 100 660 99 681 99 702 98 723 98 743 97 764 97 785 97 48 62 Z N"/>
          </draw:custom-shape>
          <draw:custom-shape draw:style-name="gr5" draw:text-style-name="P7" draw:layer="layout" svg:width="0.452cm" svg:height="0.03cm" draw:transform="skewX (-0.0333357887130854) rotate (-2.35619449019309) translate (4.657cm 17.715cm)">
            <text:p/>
            <draw:enhanced-geometry svg:viewBox="0 0 719 34" draw:type="non-primitive" draw:enhanced-path="M 0 0 L 25 2 50 5 75 7 101 9 126 11 151 14 176 16 201 18 226 22 252 24 277 26 302 27 328 29 353 32 379 33 404 34 425 34 445 32 467 29 488 26 510 22 531 17 553 12 574 8 595 5 615 2 634 2 654 3 672 7 689 14 705 22 719 34 0 0 Z N"/>
          </draw:custom-shape>
          <draw:custom-shape draw:style-name="gr5" draw:text-style-name="P7" draw:layer="layout" svg:width="0.537cm" svg:height="0.199cm" draw:transform="skewX (-0.00506145483078265) rotate (-2.35619449019309) translate (4.715cm 17.666cm)">
            <text:p/>
            <draw:enhanced-geometry svg:viewBox="0 0 847 241" draw:type="non-primitive" draw:enhanced-path="M 789 70 L 768 70 745 70 724 70 702 71 679 71 658 71 636 71 615 71 592 72 571 72 549 72 526 72 505 71 483 71 461 71 439 70 413 68 387 63 361 58 333 51 306 43 280 35 253 26 226 19 200 12 174 8 149 5 124 4 100 7 77 13 56 22 35 36 23 48 12 65 6 84 1 103 0 123 2 143 8 161 18 175 37 194 59 206 82 215 107 221 133 222 160 222 189 219 219 214 248 208 279 202 309 195 339 188 370 182 399 178 428 175 456 175 480 178 504 182 529 188 552 195 577 203 602 212 627 220 652 226 676 233 700 238 724 241 745 241 767 239 787 233 806 224 825 211 833 202 839 190 844 180 846 167 847 155 847 141 846 128 844 113 842 99 838 85 835 70 831 55 829 42 827 27 825 13 825 0 789 70 Z N"/>
          </draw:custom-shape>
          <draw:custom-shape draw:style-name="gr5" draw:text-style-name="P7" draw:layer="layout" svg:width="0.563cm" svg:height="0.18cm" draw:transform="rotate (-2.35619449019309) translate (4.581cm 17.423cm)">
            <text:p/>
            <draw:enhanced-geometry svg:viewBox="0 0 903 222" draw:type="non-primitive" draw:enhanced-path="M 125 70 L 172 70 223 70 279 70 338 70 397 70 457 70 516 70 573 70 627 70 678 70 724 70 764 70 797 70 821 70 837 70 843 70 840 70 835 70 824 70 811 70 794 70 775 70 752 70 727 70 701 70 671 70 641 70 609 70 576 70 543 70 508 70 474 70 440 70 405 70 372 70 339 70 307 70 277 70 247 70 221 70 196 70 173 70 154 70 137 70 123 70 113 70 108 70 105 70 108 70 116 70 128 70 144 71 163 71 186 71 211 72 237 72 265 72 295 72 323 72 353 72 381 72 408 71 434 71 457 70 484 68 511 63 539 57 567 49 596 41 625 32 653 23 682 15 709 8 736 3 762 0 788 0 812 3 835 10 856 20 877 36 888 50 896 67 900 86 903 105 900 126 896 145 888 162 877 177 856 194 835 206 811 214 786 220 760 222 731 222 703 219 675 215 645 210 615 204 585 197 556 191 525 186 497 181 467 178 440 177 413 178 385 181 357 185 329 190 299 197 271 203 243 208 214 214 186 218 159 220 131 221 106 219 81 213 59 205 37 193 18 177 7 160 1 139 0 118 3 95 8 71 12 47 17 23 18 0 125 70 Z N"/>
          </draw:custom-shape>
          <draw:custom-shape draw:style-name="gr5" draw:text-style-name="P7" draw:layer="layout" svg:width="0.264cm" svg:height="0.339cm" draw:transform="rotate (-2.35619449019309) translate (5.557cm 18.64cm)">
            <text:p/>
            <draw:enhanced-geometry svg:viewBox="0 0 423 417" draw:type="non-primitive" draw:enhanced-path="M 219 72 L 204 89 188 106 169 123 149 140 129 157 109 174 88 191 68 206 50 225 34 242 20 259 10 277 3 295 0 314 2 333 9 353 20 370 34 384 51 396 70 405 92 412 114 415 138 417 163 417 188 415 213 412 238 405 262 398 284 389 306 378 324 366 341 353 357 337 371 318 383 298 394 276 404 253 411 229 417 204 422 179 423 154 423 129 421 104 417 82 410 59 401 38 390 18 376 0 219 72 Z N"/>
          </draw:custom-shape>
          <draw:custom-shape draw:style-name="gr5" draw:text-style-name="P7" draw:layer="layout" svg:width="0.052cm" svg:height="0.053cm" draw:transform="skewX (0.0188495559215352) rotate (-2.35619449019309) translate (5.358cm 18.729cm)">
            <text:p/>
            <draw:enhanced-geometry svg:viewBox="0 0 86 72" draw:type="non-primitive" draw:enhanced-path="M 0 0 L 10 9 21 18 32 27 43 35 54 44 65 53 76 62 86 72 0 0 Z N"/>
          </draw:custom-shape>
          <draw:custom-shape draw:style-name="gr5" draw:text-style-name="P7" draw:layer="layout" svg:width="0.165cm" svg:height="0.411cm" draw:transform="skewX (0.00244346095279156) rotate (-2.35619449019309) translate (6.025cm 19.203cm)">
            <text:p/>
            <draw:enhanced-geometry svg:viewBox="0 0 265 508" draw:type="non-primitive" draw:enhanced-path="M 265 0 L 251 12 237 26 223 37 208 49 193 62 177 73 163 86 148 98 134 111 119 123 107 136 94 149 82 164 72 179 62 195 54 210 47 227 39 244 32 263 24 281 18 300 13 320 7 340 4 359 1 378 0 396 1 415 4 432 8 449 15 463 24 477 37 489 56 501 77 508 102 508 127 504 151 496 175 485 195 471 211 455 222 437 227 418 228 396 225 373 222 350 217 326 212 302 211 280 265 0 Z N"/>
          </draw:custom-shape>
          <draw:custom-shape draw:style-name="gr5" draw:text-style-name="P7" draw:layer="layout" svg:width="0.127cm" svg:height="0.182cm" draw:transform="rotate (-2.35619449019309) translate (5.096cm 19.129cm)">
            <text:p/>
            <draw:enhanced-geometry svg:viewBox="0 0 211 221" draw:type="non-primitive" draw:enhanced-path="M 0 0 L 5 14 7 27 10 42 13 57 14 73 16 87 18 103 21 118 23 133 26 146 31 160 35 172 42 184 50 194 59 202 70 210 89 217 109 221 131 221 153 219 173 213 191 204 203 190 211 175 211 162 205 152 195 143 182 134 166 127 151 119 135 111 123 103 0 0 Z N"/>
          </draw:custom-shape>
          <draw:custom-shape draw:style-name="gr5" draw:text-style-name="P7" draw:layer="layout" svg:width="0.171cm" svg:height="0.786cm" draw:transform="skewX (0.0012217304763959) rotate (-2.35619449019309) translate (4.459cm 18.565cm)">
            <text:p/>
            <draw:enhanced-geometry svg:viewBox="0 0 274 952" draw:type="non-primitive" draw:enhanced-path="M 0 0 L 3 25 6 48 10 72 13 97 18 121 21 145 25 170 28 194 31 217 35 241 38 266 42 290 45 314 48 338 51 362 54 386 55 423 53 461 48 501 43 542 35 584 27 625 20 666 13 707 9 747 6 784 8 820 13 853 22 883 38 908 60 929 88 946 114 952 141 946 168 934 193 913 216 890 236 862 253 833 264 806 271 780 274 754 274 728 272 701 267 675 261 649 252 623 242 597 231 570 220 544 208 518 197 492 186 464 176 438 166 412 158 386 0 0 Z N"/>
          </draw:custom-shape>
          <draw:custom-shape draw:style-name="gr5" draw:text-style-name="P7" draw:layer="layout" svg:width="0.655cm" svg:height="0.177cm" draw:transform="skewX (0.00558505360638079) rotate (-2.35619449019309) translate (4.372cm 17.315cm)">
            <text:p/>
            <draw:enhanced-geometry svg:viewBox="0 0 1037 211" draw:type="non-primitive" draw:enhanced-path="M 0 36 L 30 41 59 45 89 51 118 57 148 61 177 67 207 73 236 77 266 83 295 87 325 92 354 95 384 99 414 102 444 104 473 105 509 104 549 99 591 90 633 78 677 65 720 50 764 36 807 24 847 13 885 5 921 0 953 1 981 8 1005 22 1023 42 1036 71 1037 85 1035 96 1029 107 1021 116 1010 124 997 132 981 137 965 143 947 147 929 152 910 155 892 160 874 163 855 167 838 170 824 175 811 179 798 183 785 185 771 188 759 191 745 193 733 195 719 196 706 198 693 200 680 202 666 203 654 205 640 206 626 209 614 211 0 36 Z N"/>
          </draw:custom-shape>
          <draw:custom-shape draw:style-name="gr8" draw:text-style-name="P7" draw:layer="layout" svg:width="0.598cm" svg:height="0.093cm" draw:transform="skewX (0.0108210413623628) rotate (-2.35619449019309) translate (5.721cm 18.804cm)">
            <text:p/>
            <draw:enhanced-geometry svg:viewBox="0 0 946 113" draw:type="non-primitive" draw:enhanced-path="M 0 34 L 0 34 17 38 33 43 50 49 66 53 82 59 99 63 115 69 132 74 147 79 163 84 180 88 196 92 213 96 230 100 246 103 263 105 263 105 280 108 298 109 315 111 333 112 350 112 369 113 386 113 404 113 422 112 439 112 457 111 474 110 492 110 509 108 527 107 544 105 544 105 558 104 571 103 584 101 597 100 610 97 623 96 636 94 650 92 662 90 676 87 689 85 702 83 715 79 728 77 741 74 754 70 754 70 767 67 779 63 791 60 803 56 816 51 827 46 839 42 852 37 863 33 876 28 887 24 900 18 911 14 922 9 935 4 946 0 N"/>
          </draw:custom-shape>
          <draw:custom-shape draw:style-name="gr8" draw:text-style-name="P7" draw:layer="layout" svg:width="0.304cm" svg:height="0.634cm" draw:transform="rotate (-2.35619449019309) translate (5.739cm 18.601cm)">
            <text:p/>
            <draw:enhanced-geometry svg:viewBox="0 0 490 772" draw:type="non-primitive" draw:enhanced-path="M 490 0 L 490 0 483 14 476 26 470 40 464 54 457 66 450 80 445 93 438 107 431 119 424 133 418 146 412 159 405 172 398 185 391 198 384 210 384 210 377 224 370 237 362 251 355 265 347 277 339 291 332 304 324 318 316 330 308 344 302 356 294 370 286 384 277 396 269 410 261 422 261 422 246 445 232 466 217 489 202 511 186 532 170 554 154 575 138 597 138 597 121 619 104 641 87 664 69 685 52 707 34 728 17 751 0 772 N"/>
          </draw:custom-shape>
          <draw:custom-shape draw:style-name="gr8" draw:text-style-name="P7" draw:layer="layout" svg:width="0.303cm" svg:height="0.687cm" draw:transform="skewX (-0.0029670597283898) rotate (-2.35619449019309) translate (5.313cm 19.063cm)">
            <text:p/>
            <draw:enhanced-geometry svg:viewBox="0 0 491 840" draw:type="non-primitive" draw:enhanced-path="M 0 0 L 0 0 13 26 26 53 39 80 52 106 66 132 78 158 92 184 106 210 118 236 132 262 144 288 158 314 171 341 184 368 198 394 210 420 210 420 219 438 227 455 235 473 244 491 251 509 259 528 267 546 276 564 284 582 292 600 301 617 310 634 319 651 329 668 339 684 351 700 351 700 365 719 381 738 399 757 418 774 436 791 455 806 473 823 491 840 N"/>
          </draw:custom-shape>
          <draw:custom-shape draw:style-name="gr8" draw:text-style-name="P7" draw:layer="layout" svg:width="0.836cm" svg:height="0.058cm" draw:transform="rotate (-2.35619449019309) translate (5.287cm 18.192cm)">
            <text:p/>
            <draw:enhanced-geometry svg:viewBox="0 0 1332 73" draw:type="non-primitive" draw:enhanced-path="M 0 0 L 0 0 27 5 54 9 82 15 109 20 136 25 163 30 191 35 218 40 246 45 273 49 301 54 328 58 356 62 383 65 411 67 439 69 439 69 455 71 472 72 488 73 505 73 521 73 538 73 554 73 571 73 586 72 603 72 619 71 636 71 652 71 668 69 685 69 701 69 701 69 723 69 745 69 767 71 788 71 811 71 833 72 855 72 877 73 898 73 921 73 943 73 965 73 987 73 1008 72 1031 71 1053 69 1053 69 1070 68 1088 67 1105 65 1123 63 1140 62 1157 59 1175 57 1192 54 1209 51 1227 49 1244 47 1262 45 1280 42 1297 40 1315 38 1332 35 N"/>
          </draw:custom-shape>
          <draw:custom-shape draw:style-name="gr8" draw:text-style-name="P7" draw:layer="layout" svg:width="0.03cm" svg:height="0.01cm" draw:transform="rotate (-2.35619449019309) translate (4.63cm 18.802cm)">
            <text:p/>
            <draw:enhanced-geometry svg:viewBox="0 0 54 0" draw:type="non-primitive" draw:enhanced-path="M 0 0 L 0 0 6 0 13 0 20 0 27 0 34 0 41 0 47 0 54 0 N"/>
          </draw:custom-shape>
          <draw:custom-shape draw:style-name="gr8" draw:text-style-name="P7" draw:layer="layout" svg:width="0.819cm" svg:height="0.061cm" draw:transform="rotate (-2.35619449019309) translate (5.166cm 18.165cm)">
            <text:p/>
            <draw:enhanced-geometry svg:viewBox="0 0 1298 74" draw:type="non-primitive" draw:enhanced-path="M 0 0 L 0 0 28 4 55 9 82 14 110 19 138 23 165 29 192 34 219 39 246 44 274 48 301 53 328 57 356 61 384 64 411 68 438 70 438 70 460 71 482 73 504 73 525 74 548 74 570 74 591 74 614 73 636 73 657 72 679 72 701 71 723 71 744 70 767 70 789 70 789 70 808 70 828 70 848 70 868 70 887 70 908 70 927 70 947 70 967 70 987 70 1006 70 1026 70 1046 70 1065 70 1085 70 1104 70 1104 70 1116 70 1128 70 1140 70 1153 70 1164 70 1177 70 1189 70 1202 70 1213 70 1225 70 1238 70 1249 70 1262 70 1274 70 1286 70 1298 70 N"/>
          </draw:custom-shape>
          <draw:custom-shape draw:style-name="gr8" draw:text-style-name="P7" draw:layer="layout" svg:width="1.027cm" svg:height="0.092cm" draw:transform="rotate (-2.35619449019309) translate (5.137cm 17.889cm)">
            <text:p/>
            <draw:enhanced-geometry svg:viewBox="0 0 1631 111" draw:type="non-primitive" draw:enhanced-path="M 0 0 L 0 0 30 7 59 15 89 21 118 29 148 37 177 45 206 52 235 60 265 67 294 73 324 80 353 87 384 93 413 97 443 102 473 105 473 105 493 108 513 109 532 110 552 111 572 111 591 111 611 111 631 111 650 111 670 110 690 110 709 109 730 108 749 108 770 106 789 105 789 105 810 104 833 103 855 101 876 100 899 97 920 95 942 94 965 92 986 89 1008 86 1029 84 1052 81 1074 79 1095 77 1118 73 1139 71 1139 71 1154 69 1168 67 1182 64 1197 62 1211 60 1226 56 1239 54 1254 52 1269 49 1282 46 1297 44 1311 42 1325 41 1340 38 1354 37 1368 36 1368 36 1384 35 1401 35 1417 36 1434 37 1451 39 1468 42 1485 43 1501 45 1518 47 1535 49 1551 49 1568 49 1584 47 1600 45 1616 42 1631 36 N"/>
          </draw:custom-shape>
          <draw:custom-shape draw:style-name="gr8" draw:text-style-name="P7" draw:layer="layout" svg:width="0.006cm" svg:height="0.029cm" draw:transform="skewX (-0.0343829862642818) rotate (-2.35619449019309) translate (4.378cm 18.679cm)">
            <text:p/>
            <draw:enhanced-geometry svg:viewBox="0 0 0 36" draw:type="non-primitive" draw:enhanced-path="M 0 0 L 0 0 0 4 0 9 0 13 0 18 0 22 0 27 0 32 0 36 N"/>
          </draw:custom-shape>
          <draw:custom-shape draw:style-name="gr8" draw:text-style-name="P7" draw:layer="layout" svg:width="1.114cm" svg:height="0.125cm" draw:transform="skewX (0.00802851455917229) rotate (-2.35619449019309) translate (4.941cm 17.666cm)">
            <text:p/>
            <draw:enhanced-geometry svg:viewBox="0 0 1771 148" draw:type="non-primitive" draw:enhanced-path="M 0 69 L 0 69 25 74 50 78 75 84 100 89 125 94 151 99 176 105 201 109 226 114 251 119 276 123 302 127 327 131 352 134 378 137 403 140 403 140 437 142 471 144 505 145 539 147 573 147 607 147 641 147 675 145 709 145 743 144 777 143 811 142 845 141 879 141 913 140 947 140 947 140 977 140 1006 141 1036 141 1065 142 1095 143 1124 144 1154 145 1185 147 1214 147 1244 148 1273 148 1303 147 1332 147 1361 144 1391 142 1420 140 1420 140 1441 137 1461 136 1483 135 1503 133 1524 132 1545 131 1566 128 1587 125 1607 122 1627 118 1646 114 1665 107 1685 100 1702 91 1720 81 1736 69 1736 69 1743 64 1748 56 1753 48 1757 38 1761 29 1763 20 1768 9 1771 0 N"/>
          </draw:custom-shape>
          <draw:custom-shape draw:style-name="gr8" draw:text-style-name="P7" draw:layer="layout" svg:width="1.16cm" svg:height="0.091cm" draw:transform="skewX (0.0109955742875622) rotate (-2.35619449019309) translate (4.649cm 17.439cm)">
            <text:p/>
            <draw:enhanced-geometry svg:viewBox="0 0 1840 115" draw:type="non-primitive" draw:enhanced-path="M 0 0 L 0 0 33 4 66 9 99 13 131 18 164 22 197 28 229 33 262 37 295 42 328 46 361 50 394 54 427 59 460 62 493 65 525 69 525 69 557 72 589 75 621 78 653 80 684 84 716 86 748 88 780 90 811 93 843 95 875 97 907 99 938 101 970 103 1002 104 1034 105 1034 105 1065 106 1097 107 1129 109 1162 110 1194 112 1225 113 1257 114 1289 114 1321 115 1352 115 1384 115 1417 114 1448 113 1479 111 1511 109 1543 105 1543 105 1562 103 1580 99 1600 96 1618 92 1636 88 1655 84 1673 79 1692 73 1711 69 1729 63 1747 59 1765 53 1785 48 1803 43 1822 38 1840 34 N"/>
          </draw:custom-shape>
          <draw:custom-shape draw:style-name="gr8" draw:text-style-name="P7" draw:layer="layout" svg:width="1.147cm" svg:height="0.09cm" draw:transform="skewX (-0.0111701072127615) rotate (-2.35619449019309) translate (4.493cm 17.27cm)">
            <text:p/>
            <draw:enhanced-geometry svg:viewBox="0 0 1823 116" draw:type="non-primitive" draw:enhanced-path="M 0 0 L 0 0 33 4 66 9 99 14 132 18 165 23 197 28 230 33 263 37 296 42 329 46 361 50 394 54 428 59 461 62 494 66 526 69 526 69 555 72 583 75 612 78 640 80 668 84 697 86 725 88 753 91 782 93 811 95 840 97 868 100 896 101 925 103 954 104 982 105 982 105 1011 106 1039 108 1068 110 1096 111 1124 112 1153 113 1181 114 1210 116 1239 116 1267 116 1296 116 1324 114 1353 113 1382 111 1410 109 1438 105 1438 105 1463 102 1487 97 1511 92 1535 86 1560 80 1584 74 1607 67 1631 59 1655 51 1679 44 1703 36 1727 28 1750 20 1774 14 1799 7 1823 0 N"/>
          </draw:custom-shape>
          <draw:custom-shape draw:style-name="gr8" draw:text-style-name="P7" draw:layer="layout" svg:width="1.056cm" svg:height="0.182cm" draw:transform="skewX (-0.00541052068118132) rotate (-2.35619449019309) translate (4.363cm 17.189cm)">
            <text:p/>
            <draw:enhanced-geometry svg:viewBox="0 0 1683 225" draw:type="non-primitive" draw:enhanced-path="M 0 70 L 0 70 35 79 70 89 104 98 139 108 174 120 209 130 244 140 279 150 314 159 349 168 384 177 419 186 454 193 490 200 525 206 561 210 561 210 589 214 618 217 646 219 675 222 703 223 731 224 760 225 788 225 816 225 846 224 874 223 903 222 931 219 960 217 989 214 1017 210 1017 210 1051 206 1086 201 1120 195 1156 189 1190 183 1224 175 1258 167 1292 158 1326 149 1360 140 1394 130 1428 118 1461 107 1494 96 1526 83 1559 70 1559 70 1575 63 1591 55 1607 47 1623 38 1638 29 1652 19 1668 10 1683 0 N"/>
          </draw:custom-shape>
          <draw:custom-shape draw:style-name="gr8" draw:text-style-name="P7" draw:layer="layout" svg:width="0.129cm" svg:height="0.007cm" draw:transform="rotate (-2.35619449019309) translate (3.889cm 17.262cm)">
            <text:p/>
            <draw:enhanced-geometry svg:viewBox="0 0 210 0" draw:type="non-primitive" draw:enhanced-path="M 0 0 L 0 0 14 0 27 0 40 0 53 0 67 0 80 0 93 0 106 0 119 0 132 0 145 0 158 0 171 0 184 0 198 0 210 0 N"/>
          </draw:custom-shape>
          <draw:custom-shape draw:style-name="gr8" draw:text-style-name="P7" draw:layer="layout" svg:width="0.016cm" svg:height="0.028cm" draw:transform="rotate (-2.35619449019309) translate (3.768cm 17.473cm)">
            <text:p/>
            <draw:enhanced-geometry svg:viewBox="0 0 34 35" draw:type="non-primitive" draw:enhanced-path="M 0 35 L 0 35 4 30 9 27 13 22 17 18 21 13 26 9 30 4 34 0 N"/>
          </draw:custom-shape>
          <draw:custom-shape draw:style-name="gr9" draw:text-style-name="P7" draw:layer="layout" svg:width="0.119cm" svg:height="0.284cm" draw:transform="rotate (-2.35619449019309) translate (5.86cm 19.236cm)">
            <text:p/>
            <draw:enhanced-geometry svg:viewBox="0 0 186 345" draw:type="non-primitive" draw:enhanced-path="M 135 0 L 124 17 113 35 101 52 89 68 77 86 67 103 57 121 48 141 39 162 29 185 17 209 8 231 3 255 0 277 4 297 14 315 29 329 47 338 68 344 91 345 114 342 135 337 156 328 172 315 181 302 185 286 186 269 184 251 181 231 176 212 173 193 172 175 135 0 Z N"/>
          </draw:custom-shape>
          <draw:custom-shape draw:style-name="gr9" draw:text-style-name="P7" draw:layer="layout" svg:width="0.131cm" svg:height="0.202cm" draw:transform="skewX (0.00994837673636583) rotate (-2.35619449019309) translate (5.444cm 18.565cm)">
            <text:p/>
            <draw:enhanced-geometry svg:viewBox="0 0 213 249" draw:type="non-primitive" draw:enhanced-path="M 127 34 L 109 55 86 77 62 98 38 120 19 141 4 163 0 186 5 209 12 220 20 228 30 234 42 240 54 245 68 248 82 249 97 249 112 248 127 247 141 243 155 239 167 233 179 226 189 219 198 209 205 199 211 188 213 175 213 163 213 150 209 137 206 124 202 110 197 96 191 82 186 68 180 54 174 41 170 26 165 13 163 0 127 34 Z N"/>
          </draw:custom-shape>
          <draw:custom-shape draw:style-name="gr9" draw:text-style-name="P7" draw:layer="layout" svg:width="0.284cm" svg:height="0.081cm" draw:transform="rotate (-2.35619449019309) translate (5.02cm 18.11cm)">
            <text:p/>
            <draw:enhanced-geometry svg:viewBox="0 0 456 101" draw:type="non-primitive" draw:enhanced-path="M 0 66 L 29 65 62 60 96 53 132 44 168 35 204 26 240 17 276 9 310 3 341 0 370 0 396 2 419 10 436 23 448 41 456 66 455 77 447 86 434 92 420 95 402 97 383 99 366 100 352 101 0 66 Z N"/>
          </draw:custom-shape>
          <draw:custom-shape draw:style-name="gr9" draw:text-style-name="P7" draw:layer="layout" svg:width="0.032cm" svg:height="0.029cm" draw:transform="rotate (-2.35619449019309) translate (4.824cm 18.247cm)">
            <text:p/>
            <draw:enhanced-geometry svg:viewBox="0 0 54 35" draw:type="non-primitive" draw:enhanced-path="M 0 35 L 7 30 13 26 20 20 25 16 32 11 39 6 46 3 54 0 0 35 Z N"/>
          </draw:custom-shape>
          <draw:custom-shape draw:style-name="gr9" draw:text-style-name="P7" draw:layer="layout" svg:width="0.199cm" svg:height="0.127cm" draw:transform="rotate (-2.35619449019309) translate (4.732cm 17.986cm)">
            <text:p/>
            <draw:enhanced-geometry svg:viewBox="0 0 316 162" draw:type="non-primitive" draw:enhanced-path="M 17 17 L 36 18 57 18 80 16 103 13 127 10 151 7 174 4 197 2 220 0 240 1 259 2 275 7 290 13 301 22 310 35 315 52 316 67 313 81 306 94 297 106 286 117 271 127 255 136 238 143 219 149 199 154 179 159 160 161 140 162 122 162 104 161 88 157 73 151 60 140 48 128 38 113 29 97 20 81 10 66 0 52 17 17 Z N"/>
          </draw:custom-shape>
          <draw:custom-shape draw:style-name="gr9" draw:text-style-name="P7" draw:layer="layout" svg:width="0.157cm" svg:height="0.111cm" draw:transform="skewX (0.00907571211036872) rotate (-2.35619449019309) translate (4.531cm 17.817cm)">
            <text:p/>
            <draw:enhanced-geometry svg:viewBox="0 0 247 137" draw:type="non-primitive" draw:enhanced-path="M 18 30 L 33 29 49 27 66 24 83 20 100 17 117 12 134 7 151 4 168 1 183 0 197 0 210 1 221 4 231 10 239 19 245 30 247 52 239 72 225 90 204 107 180 120 154 130 128 136 104 137 87 132 73 124 59 111 48 96 35 79 24 62 12 45 0 30 18 30 Z N"/>
          </draw:custom-shape>
          <draw:custom-shape draw:style-name="gr9" draw:text-style-name="P7" draw:layer="layout" svg:width="0.158cm" svg:height="0.115cm" draw:transform="skewX (-0.00872664625996997) rotate (-2.35619449019309) translate (4.403cm 17.667cm)">
            <text:p/>
            <draw:enhanced-geometry svg:viewBox="0 0 246 141" draw:type="non-primitive" draw:enhanced-path="M 0 34 L 16 33 33 31 50 27 68 23 87 18 105 14 125 9 143 5 160 2 177 0 193 0 206 1 219 6 229 11 238 22 244 34 246 55 238 74 223 91 203 106 179 119 153 129 128 136 104 141 0 34 Z N"/>
          </draw:custom-shape>
          <draw:custom-shape draw:style-name="gr9" draw:text-style-name="P7" draw:layer="layout" svg:width="0.034cm" svg:height="0.007cm" draw:transform="rotate (-2.35619449019309) translate (4.27cm 17.619cm)">
            <text:p/>
            <draw:enhanced-geometry svg:viewBox="0 0 53 0" draw:type="non-primitive" draw:enhanced-path="M 53 0 L 46 0 40 0 34 0 27 0 20 0 13 0 6 0 0 0 53 0 Z N"/>
          </draw:custom-shape>
          <draw:custom-shape draw:style-name="gr9" draw:text-style-name="P7" draw:layer="layout" svg:width="0.163cm" svg:height="0.089cm" draw:transform="rotate (-2.35619449019309) translate (4.112cm 17.459cm)">
            <text:p/>
            <draw:enhanced-geometry svg:viewBox="0 0 263 108" draw:type="non-primitive" draw:enhanced-path="M 0 38 L 17 37 36 34 56 31 75 26 95 21 116 15 136 10 156 6 175 2 193 0 210 0 225 2 237 7 249 14 258 24 263 38 263 54 255 68 242 81 225 91 203 99 182 105 160 108 141 108 125 106 111 100 98 91 85 81 73 71 60 58 48 48 35 38 0 38 Z N"/>
          </draw:custom-shape>
          <draw:custom-shape draw:style-name="gr6" draw:text-style-name="P7" draw:layer="layout" svg:width="0.021cm" svg:height="0.025cm" draw:transform="rotate (-2.35619449019309) translate (5.191cm 19.838cm)">
            <text:p/>
            <draw:enhanced-geometry svg:viewBox="0 0 35 36" draw:type="non-primitive" draw:enhanced-path="M 35 0 L 35 0 31 5 26 10 22 14 17 17 13 22 9 27 5 31 0 36 N"/>
          </draw:custom-shape>
          <draw:custom-shape draw:style-name="gr6" draw:text-style-name="P7" draw:layer="layout" svg:width="0.076cm" svg:height="0.062cm" draw:transform="skewX (0.0160570291183448) rotate (-2.35619449019309) translate (5.819cm 19.459cm)">
            <text:p/>
            <draw:enhanced-geometry svg:viewBox="0 0 123 78" draw:type="non-primitive" draw:enhanced-path="M 0 9 L 0 9 14 8 28 6 41 4 55 1 69 0 81 0 93 4 104 9 104 9 109 15 114 23 117 31 118 40 120 50 121 59 122 69 123 78 N"/>
          </draw:custom-shape>
          <draw:custom-shape draw:style-name="gr6" draw:text-style-name="P7" draw:layer="layout" svg:width="0.087cm" svg:height="0.025cm" draw:transform="rotate (-2.35619449019309) translate (5.971cm 19.289cm)">
            <text:p/>
            <draw:enhanced-geometry svg:viewBox="0 0 140 34" draw:type="non-primitive" draw:enhanced-path="M 140 0 L 140 0 122 4 103 5 84 6 63 7 45 10 28 15 12 23 0 34 N"/>
          </draw:custom-shape>
          <draw:custom-shape draw:style-name="gr6" draw:text-style-name="P7" draw:layer="layout" svg:width="0.03cm" svg:height="0.084cm" draw:transform="skewX (0.0118682389135592) rotate (-2.35619449019309) translate (5.989cm 19.242cm)">
            <text:p/>
            <draw:enhanced-geometry svg:viewBox="0 0 53 106" draw:type="non-primitive" draw:enhanced-path="M 0 106 L 0 106 6 92 13 79 20 66 27 53 33 40 39 27 46 14 53 0 N"/>
          </draw:custom-shape>
          <draw:custom-shape draw:style-name="gr6" draw:text-style-name="P7" draw:layer="layout" svg:width="0.007cm" svg:height="0.086cm" draw:transform="skewX (0.0116937059883598) rotate (-2.35619449019309) translate (5.987cm 19.245cm)">
            <text:p/>
            <draw:enhanced-geometry svg:viewBox="0 0 11 106" draw:type="non-primitive" draw:enhanced-path="M 0 0 L 0 0 1 14 3 29 6 42 9 57 11 71 10 84 6 96 0 106 N"/>
          </draw:custom-shape>
          <draw:custom-shape draw:style-name="gr6" draw:text-style-name="P7" draw:layer="layout" svg:width="0.102cm" svg:height="0.075cm" draw:transform="rotate (-2.35619449019309) translate (5.792cm 19.459cm)">
            <text:p/>
            <draw:enhanced-geometry svg:viewBox="0 0 161 90" draw:type="non-primitive" draw:enhanced-path="M 0 20 L 0 20 21 18 44 14 67 8 89 3 111 0 130 1 146 7 157 20 157 20 161 32 160 43 155 56 147 67 138 76 128 84 117 88 105 90 N"/>
          </draw:custom-shape>
          <draw:custom-shape draw:style-name="gr6" draw:text-style-name="P7" draw:layer="layout" svg:width="0.023cm" svg:height="0.028cm" draw:transform="rotate (-2.35619449019309) translate (5.788cm 19.565cm)">
            <text:p/>
            <draw:enhanced-geometry svg:viewBox="0 0 35 35" draw:type="non-primitive" draw:enhanced-path="M 35 35 L 35 35 31 31 26 25 23 18 18 12 15 6 10 3 6 0 0 1 N"/>
          </draw:custom-shape>
          <draw:custom-shape draw:style-name="gr6" draw:text-style-name="P7" draw:layer="layout" svg:width="0.03cm" svg:height="0.087cm" draw:transform="skewX (-0.0115191730631604) rotate (-2.35619449019309) translate (6.006cm 19.242cm)">
            <text:p/>
            <draw:enhanced-geometry svg:viewBox="0 0 53 106" draw:type="non-primitive" draw:enhanced-path="M 53 0 L 53 0 46 10 37 17 28 25 19 33 11 41 4 50 0 59 0 70 0 70 3 78 7 83 14 88 22 91 30 95 38 98 46 101 53 106 N"/>
          </draw:custom-shape>
          <draw:custom-shape draw:style-name="gr6" draw:text-style-name="P7" draw:layer="layout" svg:width="0.973cm" svg:height="2.229cm" draw:transform="rotate (-2.35619449019309) translate (5.971cm 19.654cm)">
            <text:p/>
            <draw:enhanced-geometry svg:viewBox="0 0 1542 2717" draw:type="non-primitive" draw:enhanced-path="M 0 298 L 0 298 14 280 29 262 43 243 56 224 71 205 87 187 104 171 122 158 122 158 151 140 180 123 211 105 241 88 273 72 305 56 338 42 371 30 403 18 436 10 469 4 502 0 535 0 567 3 600 8 630 18 630 18 655 30 679 45 701 63 720 82 737 105 754 128 769 153 782 179 795 208 807 235 820 264 831 293 842 321 853 349 865 378 876 404 876 404 888 431 899 458 909 487 920 515 929 543 938 572 946 600 954 628 962 658 969 686 976 716 984 745 992 773 1000 802 1008 831 1017 860 1017 860 1024 881 1030 904 1036 925 1043 947 1049 970 1056 991 1063 1014 1069 1035 1069 1035 1077 1061 1085 1088 1093 1115 1101 1141 1109 1167 1117 1193 1125 1219 1133 1245 1140 1271 1148 1297 1156 1323 1163 1349 1170 1376 1178 1403 1185 1429 1192 1455 1192 1455 1201 1490 1209 1525 1217 1560 1224 1595 1232 1631 1238 1666 1245 1701 1252 1736 1259 1771 1266 1806 1272 1841 1280 1877 1287 1912 1295 1947 1304 1981 1313 2016 1313 2016 1325 2056 1337 2095 1349 2135 1363 2175 1377 2214 1390 2254 1404 2293 1418 2332 1432 2371 1446 2411 1460 2449 1474 2489 1487 2527 1500 2567 1513 2607 1525 2646 1525 2646 1528 2655 1530 2665 1531 2674 1533 2682 1536 2691 1538 2700 1540 2708 1542 2717 N"/>
          </draw:custom-shape>
          <draw:custom-shape draw:style-name="gr10" draw:text-style-name="P7" draw:layer="layout" svg:width="0.126cm" svg:height="0.43cm" draw:transform="rotate (-2.35619449019309) translate (5.983cm 19.099cm)">
            <text:p/>
            <draw:enhanced-geometry svg:viewBox="0 0 212 525" draw:type="non-primitive" draw:enhanced-path="M 212 0 L 196 8 179 16 162 23 145 30 128 37 113 45 99 57 88 69 81 81 76 92 71 104 68 117 64 130 62 143 61 156 60 170 58 185 58 198 58 212 57 227 57 240 56 254 55 268 53 281 49 297 46 313 40 329 35 345 29 362 22 378 17 395 11 410 6 426 3 442 1 458 0 473 1 486 4 500 10 512 19 525 212 0 Z N"/>
          </draw:custom-shape>
          <draw:custom-shape draw:style-name="gr6" draw:text-style-name="P7" draw:layer="layout" svg:width="0.126cm" svg:height="0.43cm" draw:transform="rotate (-2.35619449019309) translate (5.983cm 19.099cm)">
            <text:p/>
            <draw:enhanced-geometry svg:viewBox="0 0 212 525" draw:type="non-primitive" draw:enhanced-path="M 212 0 L 212 0 196 8 179 16 162 23 145 30 128 37 113 45 99 57 88 69 88 69 81 81 76 92 71 104 68 117 64 130 62 143 61 156 60 170 58 185 58 198 58 212 57 227 57 240 56 254 55 268 53 281 53 281 49 297 46 313 40 329 35 345 29 362 22 378 17 395 11 410 6 426 3 442 1 458 0 473 1 486 4 500 10 512 19 525 N"/>
          </draw:custom-shape>
          <draw:custom-shape draw:style-name="gr10" draw:text-style-name="P7" draw:layer="layout" svg:width="0.157cm" svg:height="0.412cm" draw:transform="skewX (-0.00244346095279165) rotate (-2.35619449019309) translate (6.037cm 19.064cm)">
            <text:p/>
            <draw:enhanced-geometry svg:viewBox="0 0 247 497" draw:type="non-primitive" draw:enhanced-path="M 247 0 L 226 17 206 34 185 51 164 67 143 84 124 102 106 120 89 141 78 156 66 172 56 189 46 208 38 225 30 244 24 262 20 281 14 303 8 325 4 348 2 372 0 395 4 416 10 437 20 456 28 465 37 474 47 482 59 489 71 494 83 497 95 495 106 491 117 482 126 472 132 459 135 446 138 431 138 415 137 399 134 382 132 365 129 347 126 329 124 312 122 295 122 278 123 262 125 246 131 223 138 201 147 179 156 158 165 135 175 113 185 92 194 69 247 0 Z N"/>
          </draw:custom-shape>
          <draw:custom-shape draw:style-name="gr6" draw:text-style-name="P7" draw:layer="layout" svg:width="0.157cm" svg:height="0.412cm" draw:transform="skewX (-0.00244346095279165) rotate (-2.35619449019309) translate (6.037cm 19.064cm)">
            <text:p/>
            <draw:enhanced-geometry svg:viewBox="0 0 247 497" draw:type="non-primitive" draw:enhanced-path="M 247 0 L 247 0 226 17 206 34 185 51 164 67 143 84 124 102 106 120 89 141 89 141 78 156 66 172 56 189 46 208 38 225 30 244 24 262 20 281 20 281 14 303 8 325 4 348 2 372 0 395 4 416 10 437 20 456 20 456 28 465 37 474 47 482 59 489 71 494 83 497 95 495 106 491 106 491 117 482 126 472 132 459 135 446 138 431 138 415 137 399 134 382 132 365 129 347 126 329 124 312 122 295 122 278 123 262 125 246 125 246 131 223 138 201 147 179 156 158 165 135 175 113 185 92 194 69 N"/>
          </draw:custom-shape>
          <draw:custom-shape draw:style-name="gr10" draw:text-style-name="P7" draw:layer="layout" svg:width="0.135cm" svg:height="0.257cm" draw:transform="skewX (0.00785398163397302) rotate (-2.35619449019309) translate (6.025cm 19.083cm)">
            <text:p/>
            <draw:enhanced-geometry svg:viewBox="0 0 210 316" draw:type="non-primitive" draw:enhanced-path="M 210 0 L 201 4 191 8 182 11 173 16 164 19 155 24 147 29 140 35 129 46 119 58 110 71 101 84 92 99 85 112 77 127 69 140 58 161 45 182 33 204 21 226 11 247 3 270 0 292 0 316 210 0 Z N"/>
          </draw:custom-shape>
          <draw:custom-shape draw:style-name="gr6" draw:text-style-name="P7" draw:layer="layout" svg:width="0.135cm" svg:height="0.257cm" draw:transform="skewX (0.00785398163397302) rotate (-2.35619449019309) translate (6.025cm 19.083cm)">
            <text:p/>
            <draw:enhanced-geometry svg:viewBox="0 0 210 316" draw:type="non-primitive" draw:enhanced-path="M 210 0 L 210 0 201 4 191 8 182 11 173 16 164 19 155 24 147 29 140 35 140 35 129 46 119 58 110 71 101 84 92 99 85 112 77 127 69 140 69 140 58 161 45 182 33 204 21 226 11 247 3 270 0 292 0 316 N"/>
          </draw:custom-shape>
          <draw:custom-shape draw:style-name="gr10" draw:text-style-name="P7" draw:layer="layout" svg:width="0.134cm" svg:height="0.404cm" draw:transform="skewX (-0.00488692190558316) rotate (-2.35619449019309) translate (5.706cm 19.485cm)">
            <text:p/>
            <draw:enhanced-geometry svg:viewBox="0 0 218 491" draw:type="non-primitive" draw:enhanced-path="M 0 0 L 16 12 32 25 48 37 65 50 81 62 96 76 110 89 123 104 134 120 146 137 155 155 165 172 173 190 180 209 186 227 192 245 198 266 201 288 204 309 207 332 208 354 209 375 209 398 210 419 211 428 214 439 215 448 217 458 218 467 217 476 215 484 210 491 0 0 Z N"/>
          </draw:custom-shape>
          <draw:custom-shape draw:style-name="gr6" draw:text-style-name="P7" draw:layer="layout" svg:width="0.134cm" svg:height="0.404cm" draw:transform="skewX (-0.00488692190558316) rotate (-2.35619449019309) translate (5.706cm 19.485cm)">
            <text:p/>
            <draw:enhanced-geometry svg:viewBox="0 0 218 491" draw:type="non-primitive" draw:enhanced-path="M 0 0 L 0 0 16 12 32 25 48 37 65 50 81 62 96 76 110 89 123 104 123 104 134 120 146 137 155 155 165 172 173 190 180 209 186 227 192 245 192 245 198 266 201 288 204 309 207 332 208 354 209 375 209 398 210 419 210 419 211 428 214 439 215 448 217 458 218 467 217 476 215 484 210 491 N"/>
          </draw:custom-shape>
          <draw:custom-shape draw:style-name="gr10" draw:text-style-name="P7" draw:layer="layout" svg:width="0.146cm" svg:height="0.251cm" draw:transform="skewX (-0.00802851455917235) rotate (-2.35619449019309) translate (5.548cm 19.332cm)">
            <text:p/>
            <draw:enhanced-geometry svg:viewBox="0 0 236 309" draw:type="non-primitive" draw:enhanced-path="M 175 140 L 184 158 195 177 208 196 220 214 231 232 236 250 236 266 229 281 220 290 209 298 197 303 183 307 168 309 152 309 138 309 122 306 106 302 90 298 75 291 62 284 48 275 37 266 26 256 17 246 9 232 5 218 1 204 0 189 1 173 3 157 7 141 12 124 17 108 24 93 31 76 39 60 47 44 56 29 64 14 72 0 175 140 Z N"/>
          </draw:custom-shape>
          <draw:custom-shape draw:style-name="gr6" draw:text-style-name="P7" draw:layer="layout" svg:width="0.146cm" svg:height="0.251cm" draw:transform="skewX (-0.00802851455917235) rotate (-2.35619449019309) translate (5.548cm 19.332cm)">
            <text:p/>
            <draw:enhanced-geometry svg:viewBox="0 0 236 309" draw:type="non-primitive" draw:enhanced-path="M 175 140 L 175 140 184 158 195 177 208 196 220 214 231 232 236 250 236 266 229 281 229 281 220 290 209 298 197 303 183 307 168 309 152 309 138 309 122 306 106 302 90 298 75 291 62 284 48 275 37 266 26 256 17 246 17 246 9 232 5 218 1 204 0 189 1 173 3 157 7 141 12 124 17 108 24 93 31 76 39 60 47 44 56 29 64 14 72 0 N"/>
          </draw:custom-shape>
          <draw:custom-shape draw:style-name="gr10" draw:text-style-name="P7" draw:layer="layout" svg:width="0.104cm" svg:height="0.03cm" draw:transform="rotate (-2.35619449019309) translate (5.587cm 19.32cm)">
            <text:p/>
            <draw:enhanced-geometry svg:viewBox="0 0 175 34" draw:type="non-primitive" draw:enhanced-path="M 175 0 L 153 4 132 9 109 13 87 17 66 21 43 26 22 30 0 34 175 0 Z N"/>
          </draw:custom-shape>
          <draw:custom-shape draw:style-name="gr6" draw:text-style-name="P7" draw:layer="layout" svg:width="0.104cm" svg:height="0.03cm" draw:transform="rotate (-2.35619449019309) translate (5.587cm 19.32cm)">
            <text:p/>
            <draw:enhanced-geometry svg:viewBox="0 0 175 34" draw:type="non-primitive" draw:enhanced-path="M 175 0 L 175 0 153 4 132 9 109 13 87 17 66 21 43 26 22 30 0 34 N"/>
          </draw:custom-shape>
          <draw:custom-shape draw:style-name="gr10" draw:text-style-name="P7" draw:layer="layout" svg:width="0.121cm" svg:height="0.289cm" draw:transform="skewX (-0.00698131700797593) rotate (-2.35619449019309) translate (5.87cm 18.814cm)">
            <text:p/>
            <draw:enhanced-geometry svg:viewBox="0 0 198 361" draw:type="non-primitive" draw:enhanced-path="M 98 72 L 92 90 84 108 75 127 65 147 55 167 43 187 33 207 23 226 15 245 8 265 2 282 0 299 1 314 6 329 14 342 26 353 47 361 69 360 92 351 115 335 136 316 156 293 172 269 184 246 190 233 194 218 196 203 198 189 198 174 196 158 194 142 191 126 189 111 184 96 181 80 177 64 174 48 170 32 168 16 167 0 98 72 Z N"/>
          </draw:custom-shape>
          <draw:custom-shape draw:style-name="gr6" draw:text-style-name="P7" draw:layer="layout" svg:width="0.121cm" svg:height="0.289cm" draw:transform="skewX (-0.00698131700797593) rotate (-2.35619449019309) translate (5.87cm 18.814cm)">
            <text:p/>
            <draw:enhanced-geometry svg:viewBox="0 0 198 361" draw:type="non-primitive" draw:enhanced-path="M 98 72 L 98 72 92 90 84 108 75 127 65 147 55 167 43 187 33 207 23 226 15 245 8 265 2 282 0 299 1 314 6 329 14 342 26 353 26 353 47 361 69 360 92 351 115 335 136 316 156 293 172 269 184 246 184 246 190 233 194 218 196 203 198 189 198 174 196 158 194 142 191 126 189 111 184 96 181 80 177 64 174 48 170 32 168 16 167 0 N"/>
          </draw:custom-shape>
          <draw:custom-shape draw:style-name="gr10" draw:text-style-name="P7" draw:layer="layout" svg:width="0.102cm" svg:height="0.288cm" draw:transform="skewX (0.0139626340159519) rotate (-2.35619449019309) translate (5.423cm 19.32cm)">
            <text:p/>
            <draw:enhanced-geometry svg:viewBox="0 0 159 355" draw:type="non-primitive" draw:enhanced-path="M 39 0 L 46 15 53 31 61 46 67 60 75 75 83 91 91 106 98 120 106 135 113 151 120 166 125 180 131 196 137 212 141 228 144 244 148 258 151 272 156 288 158 303 159 318 158 330 154 341 144 349 129 355 112 354 95 348 76 338 61 326 46 311 32 296 22 280 14 264 8 248 4 231 2 216 0 197 2 180 3 162 4 144 6 126 10 108 13 90 15 72 17 53 20 35 22 17 22 0 39 0 Z N"/>
          </draw:custom-shape>
          <draw:custom-shape draw:style-name="gr6" draw:text-style-name="P7" draw:layer="layout" svg:width="0.102cm" svg:height="0.288cm" draw:transform="skewX (0.0139626340159519) rotate (-2.35619449019309) translate (5.423cm 19.32cm)">
            <text:p/>
            <draw:enhanced-geometry svg:viewBox="0 0 159 355" draw:type="non-primitive" draw:enhanced-path="M 39 0 L 39 0 46 15 53 31 61 46 67 60 75 75 83 91 91 106 98 120 106 135 113 151 120 166 125 180 131 196 137 212 141 228 144 244 144 244 148 258 151 272 156 288 158 303 159 318 158 330 154 341 144 349 144 349 129 355 112 354 95 348 76 338 61 326 46 311 32 296 22 280 22 280 14 264 8 248 4 231 2 216 0 197 2 180 3 162 4 144 6 126 10 108 13 90 15 72 17 53 20 35 22 17 22 0 N"/>
          </draw:custom-shape>
          <draw:custom-shape draw:style-name="gr9" draw:text-style-name="P7" draw:layer="layout" svg:width="0.029cm" svg:height="0.016cm" draw:transform="rotate (-2.35619449019309) translate (5.182cm 19.923cm)">
            <text:p/>
            <draw:enhanced-geometry svg:viewBox="0 0 44 17" draw:type="non-primitive" draw:enhanced-path="M 44 17 L 38 15 33 13 28 10 23 8 17 7 11 5 6 2 0 0 44 17 Z N"/>
          </draw:custom-shape>
          <draw:custom-shape draw:style-name="gr6" draw:text-style-name="P7" draw:layer="layout" svg:width="0.029cm" svg:height="0.016cm" draw:transform="rotate (-2.35619449019309) translate (5.182cm 19.923cm)">
            <text:p/>
            <draw:enhanced-geometry svg:viewBox="0 0 44 17" draw:type="non-primitive" draw:enhanced-path="M 44 17 L 44 17 38 15 33 13 28 10 23 8 17 7 11 5 6 2 0 0 N"/>
          </draw:custom-shape>
          <draw:custom-shape draw:style-name="gr10" draw:text-style-name="P7" draw:layer="layout" svg:width="0.341cm" svg:height="0.303cm" draw:transform="skewX (-0.00331612557878862) rotate (-2.35619449019309) translate (5.364cm 19.974cm)">
            <text:p/>
            <draw:enhanced-geometry svg:viewBox="0 0 544 371" draw:type="non-primitive" draw:enhanced-path="M 0 318 L 13 311 24 306 36 299 48 292 60 285 72 279 84 273 97 266 111 258 127 249 142 239 157 230 173 220 188 210 204 203 220 195 236 190 252 186 269 182 286 179 302 176 319 172 335 167 351 161 361 156 371 150 381 144 392 138 401 131 411 123 420 116 430 108 444 94 456 76 469 55 480 35 492 18 506 5 520 0 536 3 541 9 544 17 542 25 539 35 533 45 529 55 523 64 519 73 511 86 502 98 492 110 482 121 472 131 461 141 449 152 439 161 428 171 416 180 404 189 393 198 380 207 367 215 354 223 342 231 329 239 317 246 303 252 291 259 277 265 263 272 251 277 237 283 226 288 215 292 203 297 193 301 182 306 170 310 159 314 149 318 139 323 128 327 119 332 109 336 100 341 90 345 81 350 70 353 65 356 59 359 55 361 49 364 43 366 38 367 32 369 26 371 0 318 Z N"/>
          </draw:custom-shape>
          <draw:custom-shape draw:style-name="gr6" draw:text-style-name="P7" draw:layer="layout" svg:width="0.341cm" svg:height="0.303cm" draw:transform="skewX (-0.00331612557878862) rotate (-2.35619449019309) translate (5.364cm 19.974cm)">
            <text:p/>
            <draw:enhanced-geometry svg:viewBox="0 0 544 371" draw:type="non-primitive" draw:enhanced-path="M 0 318 L 0 318 13 311 24 306 36 299 48 292 60 285 72 279 84 273 97 266 97 266 111 258 127 249 142 239 157 230 173 220 188 210 204 203 220 195 220 195 236 190 252 186 269 182 286 179 302 176 319 172 335 167 351 161 351 161 361 156 371 150 381 144 392 138 401 131 411 123 420 116 430 108 430 108 444 94 456 76 469 55 480 35 492 18 506 5 520 0 536 3 536 3 541 9 544 17 542 25 539 35 533 45 529 55 523 64 519 73 519 73 511 86 502 98 492 110 482 121 472 131 461 141 449 152 439 161 439 161 428 171 416 180 404 189 393 198 380 207 367 215 354 223 342 231 342 231 329 239 317 246 303 252 291 259 277 265 263 272 251 277 237 283 237 283 226 288 215 292 203 297 193 301 182 306 170 310 159 314 149 318 149 318 139 323 128 327 119 332 109 336 100 341 90 345 81 350 70 353 70 353 65 356 59 359 55 361 49 364 43 366 38 367 32 369 26 371 N"/>
          </draw:custom-shape>
          <draw:custom-shape draw:style-name="gr10" draw:text-style-name="P7" draw:layer="layout" svg:width="0.303cm" svg:height="0.272cm" draw:transform="skewX (-0.00366519142918732) rotate (-2.35619449019309) translate (4.301cm 19.037cm)">
            <text:p/>
            <draw:enhanced-geometry svg:viewBox="0 0 482 337" draw:type="non-primitive" draw:enhanced-path="M 0 35 L 14 51 30 66 45 82 60 97 74 113 89 128 105 143 121 157 135 170 148 181 162 194 175 205 189 216 204 227 220 237 235 245 249 252 264 256 279 261 294 264 310 267 325 270 341 272 358 274 373 277 389 279 405 282 419 287 433 292 448 298 460 306 473 315 476 318 481 323 482 329 481 333 471 337 464 335 454 329 446 320 437 309 429 298 420 288 411 279 399 270 388 261 375 252 364 243 352 232 341 224 329 216 315 210 301 205 287 204 272 203 257 202 241 202 228 201 213 197 199 193 188 187 178 179 167 170 158 161 149 152 140 142 130 131 121 121 112 113 103 104 95 96 86 87 77 79 69 70 60 61 51 52 44 45 38 40 31 33 26 26 19 19 12 12 6 7 0 0 0 35 Z N"/>
          </draw:custom-shape>
          <draw:custom-shape draw:style-name="gr6" draw:text-style-name="P7" draw:layer="layout" svg:width="0.303cm" svg:height="0.272cm" draw:transform="skewX (-0.00366519142918732) rotate (-2.35619449019309) translate (4.301cm 19.037cm)">
            <text:p/>
            <draw:enhanced-geometry svg:viewBox="0 0 482 337" draw:type="non-primitive" draw:enhanced-path="M 0 35 L 0 35 14 51 30 66 45 82 60 97 74 113 89 128 105 143 121 157 121 157 135 170 148 181 162 194 175 205 189 216 204 227 220 237 235 245 235 245 249 252 264 256 279 261 294 264 310 267 325 270 341 272 358 274 373 277 389 279 405 282 419 287 433 292 448 298 460 306 473 315 473 315 476 318 481 323 482 329 481 333 481 333 471 337 464 335 454 329 446 320 437 309 429 298 420 288 411 279 411 279 399 270 388 261 375 252 364 243 352 232 341 224 329 216 315 210 315 210 301 205 287 204 272 203 257 202 241 202 228 201 213 197 199 193 199 193 188 187 178 179 167 170 158 161 149 152 140 142 130 131 121 121 121 121 112 113 103 104 95 96 86 87 77 79 69 70 60 61 51 52 51 52 44 45 38 40 31 33 26 26 19 19 12 12 6 7 0 0 N"/>
          </draw:custom-shape>
          <draw:custom-shape draw:style-name="gr10" draw:text-style-name="P7" draw:layer="layout" svg:width="0.417cm" svg:height="0.417cm" draw:transform="rotate (-2.35619449019309) translate (3.284cm 18.32cm)">
            <text:p/>
            <draw:enhanced-geometry svg:viewBox="0 0 666 511" draw:type="non-primitive" draw:enhanced-path="M 0 53 L 15 72 28 91 43 112 58 131 71 151 86 171 100 191 115 210 124 223 132 235 139 248 147 260 155 273 163 285 172 299 180 311 188 324 196 335 205 347 214 359 223 370 234 381 244 392 254 402 264 411 274 419 285 427 296 434 307 440 319 446 330 452 343 456 356 461 370 463 384 465 398 466 413 469 428 470 442 471 456 473 468 476 480 478 492 480 505 482 516 485 529 488 540 490 552 493 565 495 576 497 589 499 600 502 612 504 625 505 636 507 649 508 653 510 659 511 664 511 666 508 666 495 658 485 644 478 627 472 608 469 588 465 568 461 552 456 541 452 529 446 517 442 505 437 493 432 481 428 468 424 457 420 445 415 432 411 420 407 408 403 396 398 384 394 372 389 361 385 349 380 338 377 325 373 314 370 303 367 293 362 282 356 272 350 256 337 242 324 228 309 215 293 203 277 191 261 178 244 166 227 156 215 147 202 139 189 130 176 122 163 113 149 105 137 96 123 86 107 75 92 63 76 53 62 42 46 31 31 19 15 8 0 0 53 Z N"/>
          </draw:custom-shape>
          <draw:custom-shape draw:style-name="gr6" draw:text-style-name="P7" draw:layer="layout" svg:width="0.417cm" svg:height="0.417cm" draw:transform="rotate (-2.35619449019309) translate (3.284cm 18.32cm)">
            <text:p/>
            <draw:enhanced-geometry svg:viewBox="0 0 666 511" draw:type="non-primitive" draw:enhanced-path="M 0 53 L 0 53 15 72 28 91 43 112 58 131 71 151 86 171 100 191 115 210 115 210 124 223 132 235 139 248 147 260 155 273 163 285 172 299 180 311 188 324 196 335 205 347 214 359 223 370 234 381 244 392 254 402 254 402 264 411 274 419 285 427 296 434 307 440 319 446 330 452 343 456 343 456 356 461 370 463 384 465 398 466 413 469 428 470 442 471 456 473 456 473 468 476 480 478 492 480 505 482 516 485 529 488 540 490 552 493 565 495 576 497 589 499 600 502 612 504 625 505 636 507 649 508 649 508 653 510 659 511 664 511 666 508 666 508 666 495 658 485 644 478 627 472 608 469 588 465 568 461 552 456 552 456 541 452 529 446 517 442 505 437 493 432 481 428 468 424 457 420 445 415 432 411 420 407 408 403 396 398 384 394 372 389 361 385 361 385 349 380 338 377 325 373 314 370 303 367 293 362 282 356 272 350 272 350 256 337 242 324 228 309 215 293 203 277 191 261 178 244 166 227 166 227 156 215 147 202 139 189 130 176 122 163 113 149 105 137 96 123 96 123 86 107 75 92 63 76 53 62 42 46 31 31 19 15 8 0 N"/>
          </draw:custom-shape>
          <draw:custom-shape draw:style-name="gr10" draw:text-style-name="P7" draw:layer="layout" svg:width="0.1cm" svg:height="0.085cm" draw:transform="rotate (-2.35619449019309) translate (3.711cm 17.717cm)">
            <text:p/>
            <draw:enhanced-geometry svg:viewBox="0 0 164 109" draw:type="non-primitive" draw:enhanced-path="M 0 70 L 4 75 8 80 12 86 15 91 20 95 24 100 29 102 34 104 50 108 67 109 84 108 101 104 117 99 133 92 147 82 158 70 162 63 164 55 164 46 163 37 162 28 160 18 158 9 158 0 0 70 Z N"/>
          </draw:custom-shape>
          <draw:custom-shape draw:style-name="gr6" draw:text-style-name="P7" draw:layer="layout" svg:width="0.1cm" svg:height="0.085cm" draw:transform="rotate (-2.35619449019309) translate (3.711cm 17.717cm)">
            <text:p/>
            <draw:enhanced-geometry svg:viewBox="0 0 164 109" draw:type="non-primitive" draw:enhanced-path="M 0 70 L 0 70 4 75 8 80 12 86 15 91 20 95 24 100 29 102 34 104 34 104 50 108 67 109 84 108 101 104 117 99 133 92 147 82 158 70 158 70 162 63 164 55 164 46 163 37 162 28 160 18 158 9 158 0 N"/>
          </draw:custom-shape>
          <draw:custom-shape draw:style-name="gr10" draw:text-style-name="P7" draw:layer="layout" svg:width="0.085cm" svg:height="0.071cm" draw:transform="rotate (-2.35619449019309) translate (4.24cm 17.216cm)">
            <text:p/>
            <draw:enhanced-geometry svg:viewBox="0 0 139 86" draw:type="non-primitive" draw:enhanced-path="M 8 0 L 7 9 6 18 4 28 1 37 0 47 0 56 2 62 8 69 18 77 31 83 44 85 58 86 73 84 88 81 101 76 114 69 118 67 122 64 125 59 128 54 131 50 133 45 135 40 139 35 8 0 Z N"/>
          </draw:custom-shape>
          <draw:custom-shape draw:style-name="gr6" draw:text-style-name="P7" draw:layer="layout" svg:width="0.085cm" svg:height="0.071cm" draw:transform="rotate (-2.35619449019309) translate (4.24cm 17.216cm)">
            <text:p/>
            <draw:enhanced-geometry svg:viewBox="0 0 139 86" draw:type="non-primitive" draw:enhanced-path="M 8 0 L 8 0 7 9 6 18 4 28 1 37 0 47 0 56 2 62 8 69 8 69 18 77 31 83 44 85 58 86 73 84 88 81 101 76 114 69 114 69 118 67 122 64 125 59 128 54 131 50 133 45 135 40 139 35 N"/>
          </draw:custom-shape>
          <draw:custom-shape draw:style-name="gr10" draw:text-style-name="P7" draw:layer="layout" svg:width="0.093cm" svg:height="0.158cm" draw:transform="skewX (-0.00628318530717852) rotate (-2.35619449019309) translate (3.75cm 17.631cm)">
            <text:p/>
            <draw:enhanced-geometry svg:viewBox="0 0 150 194" draw:type="non-primitive" draw:enhanced-path="M 0 37 L 4 47 10 58 14 69 20 81 25 91 30 102 37 112 44 123 49 133 56 144 62 156 69 166 77 175 85 183 94 190 105 193 111 194 118 194 123 193 130 192 136 188 141 185 145 180 148 175 150 163 148 153 142 142 136 132 127 122 119 110 111 100 105 89 101 78 97 67 94 56 90 44 88 34 85 23 81 12 78 0 0 37 Z N"/>
          </draw:custom-shape>
          <draw:custom-shape draw:style-name="gr6" draw:text-style-name="P7" draw:layer="layout" svg:width="0.093cm" svg:height="0.158cm" draw:transform="skewX (-0.00628318530717852) rotate (-2.35619449019309) translate (3.75cm 17.631cm)">
            <text:p/>
            <draw:enhanced-geometry svg:viewBox="0 0 150 194" draw:type="non-primitive" draw:enhanced-path="M 0 37 L 0 37 4 47 10 58 14 69 20 81 25 91 30 102 37 112 44 123 44 123 49 133 56 144 62 156 69 166 77 175 85 183 94 190 105 193 105 193 111 194 118 194 123 193 130 192 136 188 141 185 145 180 148 175 148 175 150 163 148 153 142 142 136 132 127 122 119 110 111 100 105 89 105 89 101 78 97 67 94 56 90 44 88 34 85 23 81 12 78 0 N"/>
          </draw:custom-shape>
          <draw:custom-shape draw:style-name="gr10" draw:text-style-name="P7" draw:layer="layout" svg:width="0.093cm" svg:height="0.162cm" draw:transform="skewX (0.0061086523819789) rotate (-2.35619449019309) translate (4.148cm 17.238cm)">
            <text:p/>
            <draw:enhanced-geometry svg:viewBox="0 0 146 193" draw:type="non-primitive" draw:enhanced-path="M 146 35 L 142 47 136 57 131 68 127 80 121 91 116 101 110 113 104 124 97 134 92 144 85 154 78 165 71 174 63 183 54 188 44 193 38 193 32 193 26 192 19 191 14 187 9 184 4 181 1 175 0 164 2 153 7 142 15 132 23 120 32 110 38 99 44 88 49 77 52 66 55 56 58 45 61 33 63 22 66 12 69 0 146 35 Z N"/>
          </draw:custom-shape>
          <draw:custom-shape draw:style-name="gr6" draw:text-style-name="P7" draw:layer="layout" svg:width="0.093cm" svg:height="0.162cm" draw:transform="skewX (0.0061086523819789) rotate (-2.35619449019309) translate (4.148cm 17.238cm)">
            <text:p/>
            <draw:enhanced-geometry svg:viewBox="0 0 146 193" draw:type="non-primitive" draw:enhanced-path="M 146 35 L 146 35 142 47 136 57 131 68 127 80 121 91 116 101 110 113 104 124 104 124 97 134 92 144 85 154 78 165 71 174 63 183 54 188 44 193 44 193 38 193 32 193 26 192 19 191 14 187 9 184 4 181 1 175 1 175 0 164 2 153 7 142 15 132 23 120 32 110 38 99 44 88 44 88 49 77 52 66 55 56 58 45 61 33 63 22 66 12 69 0 N"/>
          </draw:custom-shape>
          <draw:custom-shape draw:style-name="gr10" draw:text-style-name="P7" draw:layer="layout" svg:width="0.322cm" svg:height="0.272cm" draw:transform="skewX (0.00366519142918741) rotate (-2.35619449019309) translate (5.641cm 17.659cm)">
            <text:p/>
            <draw:enhanced-geometry svg:viewBox="0 0 516 338" draw:type="non-primitive" draw:enhanced-path="M 516 36 L 500 52 483 68 467 83 451 98 434 114 418 129 401 144 384 159 371 170 356 182 341 194 327 205 312 216 296 228 280 237 263 246 248 253 232 258 216 262 200 266 183 269 166 271 149 273 133 275 116 279 99 281 84 284 68 289 53 293 38 300 25 307 11 316 6 321 3 325 0 330 1 333 10 338 19 335 29 330 38 321 47 310 57 299 66 289 76 281 88 272 101 262 113 253 125 242 138 233 152 225 165 218 180 212 195 207 209 205 224 204 240 203 256 203 272 202 287 199 301 195 314 188 324 180 335 171 346 162 355 152 365 143 374 132 384 123 394 114 403 106 412 97 423 89 432 80 441 72 450 63 459 54 466 47 474 41 481 34 487 27 494 20 501 13 509 7 516 0 516 36 Z N"/>
          </draw:custom-shape>
          <draw:custom-shape draw:style-name="gr6" draw:text-style-name="P7" draw:layer="layout" svg:width="0.322cm" svg:height="0.272cm" draw:transform="skewX (0.00366519142918741) rotate (-2.35619449019309) translate (5.641cm 17.659cm)">
            <text:p/>
            <draw:enhanced-geometry svg:viewBox="0 0 516 338" draw:type="non-primitive" draw:enhanced-path="M 516 36 L 516 36 500 52 483 68 467 83 451 98 434 114 418 129 401 144 384 159 384 159 371 170 356 182 341 194 327 205 312 216 296 228 280 237 263 246 263 246 248 253 232 258 216 262 200 266 183 269 166 271 149 273 133 275 116 279 99 281 84 284 68 289 53 293 38 300 25 307 11 316 11 316 6 321 3 325 0 330 1 333 1 333 10 338 19 335 29 330 38 321 47 310 57 299 66 289 76 281 76 281 88 272 101 262 113 253 125 242 138 233 152 225 165 218 180 212 180 212 195 207 209 205 224 204 240 203 256 203 272 202 287 199 301 195 301 195 314 188 324 180 335 171 346 162 355 152 365 143 374 132 384 123 384 123 394 114 403 106 412 97 423 89 432 80 441 72 450 63 459 54 459 54 466 47 474 41 481 34 487 27 494 20 501 13 509 7 516 0 N"/>
          </draw:custom-shape>
          <draw:custom-shape draw:style-name="gr10" draw:text-style-name="P7" draw:layer="layout" svg:width="0.43cm" svg:height="0.423cm" draw:transform="rotate (-2.35619449019309) translate (5.056cm 16.576cm)">
            <text:p/>
            <draw:enhanced-geometry svg:viewBox="0 0 683 512" draw:type="non-primitive" draw:enhanced-path="M 683 54 L 668 73 653 93 639 113 625 132 610 151 596 172 581 191 566 211 557 224 549 236 540 249 532 261 524 274 516 286 507 299 499 311 491 324 482 336 473 348 464 360 455 371 445 382 435 394 423 404 413 413 403 421 391 428 381 435 369 441 357 447 345 452 332 456 318 461 304 464 289 466 275 468 260 470 245 471 230 472 216 473 203 475 191 478 178 480 167 482 154 486 142 488 129 490 118 492 106 496 93 498 81 500 68 503 57 505 44 506 32 508 19 509 14 511 8 511 2 512 0 509 1 496 9 487 23 479 40 474 60 470 81 466 100 462 117 456 129 452 142 447 153 443 166 438 178 434 191 429 203 424 216 420 228 416 241 412 253 407 266 403 278 399 290 395 303 390 315 386 327 382 338 379 349 376 362 371 373 368 385 363 395 358 405 352 421 339 436 325 450 310 463 294 475 278 488 261 500 244 513 228 522 216 531 203 540 190 549 176 558 163 566 150 575 136 584 123 596 108 607 92 617 78 628 62 640 47 651 31 663 16 674 0 683 54 Z N"/>
          </draw:custom-shape>
          <draw:custom-shape draw:style-name="gr6" draw:text-style-name="P7" draw:layer="layout" svg:width="0.43cm" svg:height="0.423cm" draw:transform="rotate (-2.35619449019309) translate (5.056cm 16.576cm)">
            <text:p/>
            <draw:enhanced-geometry svg:viewBox="0 0 683 512" draw:type="non-primitive" draw:enhanced-path="M 683 54 L 683 54 668 73 653 93 639 113 625 132 610 151 596 172 581 191 566 211 566 211 557 224 549 236 540 249 532 261 524 274 516 286 507 299 499 311 491 324 482 336 473 348 464 360 455 371 445 382 435 394 423 404 423 404 413 413 403 421 391 428 381 435 369 441 357 447 345 452 332 456 332 456 318 461 304 464 289 466 275 468 260 470 245 471 230 472 216 473 216 473 203 475 191 478 178 480 167 482 154 486 142 488 129 490 118 492 106 496 93 498 81 500 68 503 57 505 44 506 32 508 19 509 19 509 14 511 8 511 2 512 0 509 0 509 1 496 9 487 23 479 40 474 60 470 81 466 100 462 117 456 117 456 129 452 142 447 153 443 166 438 178 434 191 429 203 424 216 420 228 416 241 412 253 407 266 403 278 399 290 395 303 390 315 386 315 386 327 382 338 379 349 376 362 371 373 368 385 363 395 358 405 352 405 352 421 339 436 325 450 310 463 294 475 278 488 261 500 244 513 228 513 228 522 216 531 203 540 190 549 176 558 163 566 150 575 136 584 123 584 123 596 108 607 92 617 78 628 62 640 47 651 31 663 16 674 0 N"/>
          </draw:custom-shape>
          <draw:custom-shape draw:style-name="gr6" draw:text-style-name="P7" draw:layer="layout" svg:width="0.927cm" svg:height="2.23cm" draw:transform="skewX (0.000872664625997077) rotate (-2.35619449019309) translate (6.792cm 18.853cm)">
            <text:p/>
            <draw:enhanced-geometry svg:viewBox="0 0 1480 2717" draw:type="non-primitive" draw:enhanced-path="M 1480 298 L 1480 298 1466 280 1453 262 1439 243 1426 224 1412 205 1397 187 1381 171 1363 158 1363 158 1336 141 1308 123 1278 105 1249 88 1218 72 1186 57 1156 42 1124 30 1092 19 1060 10 1029 5 997 0 966 0 934 2 904 8 874 18 874 18 849 30 828 44 807 63 789 82 772 105 756 128 742 153 729 180 717 208 704 236 693 264 683 294 671 322 661 351 650 378 638 404 638 404 627 431 616 459 605 487 596 515 587 543 579 572 571 600 564 629 557 658 549 687 542 716 535 745 527 773 520 803 512 831 505 860 505 860 498 881 492 903 485 925 478 947 473 968 466 991 460 1013 455 1034 455 1034 447 1060 439 1086 431 1114 423 1140 415 1166 408 1192 400 1218 392 1244 385 1270 377 1297 371 1323 363 1349 356 1377 349 1403 342 1429 336 1456 336 1456 328 1491 320 1526 312 1561 305 1595 298 1631 291 1666 284 1701 278 1736 271 1771 264 1806 257 1841 250 1877 243 1911 235 1946 227 1981 218 2015 218 2015 207 2056 195 2095 184 2135 171 2175 159 2214 145 2253 131 2293 119 2331 105 2371 92 2409 78 2449 64 2488 52 2527 39 2567 27 2607 16 2646 16 2646 13 2655 11 2664 9 2674 7 2681 5 2691 3 2700 2 2708 0 2717 N"/>
          </draw:custom-shape>
          <draw:custom-shape draw:style-name="gr10" draw:text-style-name="P7" draw:layer="layout" svg:width="0.34cm" svg:height="0.304cm" draw:transform="skewX (0.00331612557878858) rotate (-2.35619449019309) translate (6.716cm 18.738cm)">
            <text:p/>
            <draw:enhanced-geometry svg:viewBox="0 0 535 370" draw:type="non-primitive" draw:enhanced-path="M 535 318 L 524 311 511 306 500 299 487 292 475 287 464 280 451 273 440 266 425 257 410 248 395 239 381 230 366 221 350 212 335 204 319 196 304 190 287 186 270 182 254 179 237 175 220 172 204 167 188 161 178 156 169 150 158 144 148 137 139 130 129 123 120 115 111 109 97 94 85 76 72 55 61 35 48 18 36 5 22 0 6 3 1 9 0 16 1 25 4 34 9 44 14 54 20 64 25 72 31 85 40 97 49 109 60 120 70 130 80 140 91 150 102 161 113 171 124 180 137 189 148 198 161 206 173 214 186 222 198 230 211 238 223 246 236 253 249 259 262 266 275 272 289 279 302 284 313 289 324 293 334 297 346 301 357 306 367 309 378 314 389 318 398 323 408 327 417 332 427 335 436 340 446 344 456 349 466 353 471 356 477 358 482 360 487 362 493 365 498 367 503 368 509 370 535 318 Z N"/>
          </draw:custom-shape>
          <draw:custom-shape draw:style-name="gr6" draw:text-style-name="P7" draw:layer="layout" svg:width="0.34cm" svg:height="0.304cm" draw:transform="skewX (0.00331612557878858) rotate (-2.35619449019309) translate (6.716cm 18.738cm)">
            <text:p/>
            <draw:enhanced-geometry svg:viewBox="0 0 535 370" draw:type="non-primitive" draw:enhanced-path="M 535 318 L 535 318 524 311 511 306 500 299 487 292 475 287 464 280 451 273 440 266 440 266 425 257 410 248 395 239 381 230 366 221 350 212 335 204 319 196 319 196 304 190 287 186 270 182 254 179 237 175 220 172 204 167 188 161 188 161 178 156 169 150 158 144 148 137 139 130 129 123 120 115 111 109 111 109 97 94 85 76 72 55 61 35 48 18 36 5 22 0 6 3 6 3 1 9 0 16 1 25 4 34 9 44 14 54 20 64 25 72 25 72 31 85 40 97 49 109 60 120 70 130 80 140 91 150 102 161 102 161 113 171 124 180 137 189 148 198 161 206 173 214 186 222 198 230 198 230 211 238 223 246 236 253 249 259 262 266 275 272 289 279 302 284 302 284 313 289 324 293 334 297 346 301 357 306 367 309 378 314 389 318 389 318 398 323 408 327 417 332 427 335 436 340 446 344 456 349 466 353 466 353 471 356 477 358 482 360 487 362 493 365 498 367 503 368 509 370 N"/>
          </draw:custom-shape>
          <draw:custom-shape draw:style-name="gr6" draw:text-style-name="P7" draw:layer="layout" svg:width="0.006cm" svg:height="0.112cm" draw:transform="rotate (-2.35619449019309) translate (6.485cm 18.785cm)">
            <text:p/>
            <draw:enhanced-geometry svg:viewBox="0 0 0 140" draw:type="non-primitive" draw:enhanced-path="M 0 140 L 0 140 0 123 0 105 0 88 0 70 0 53 0 36 0 17 0 0 N"/>
          </draw:custom-shape>
          <draw:custom-shape draw:style-name="gr6" draw:text-style-name="P7" draw:layer="layout" svg:width="0.006cm" svg:height="0.117cm" draw:transform="rotate (-2.35619449019309) translate (6.424cm 18.812cm)">
            <text:p/>
            <draw:enhanced-geometry svg:viewBox="0 0 0 141" draw:type="non-primitive" draw:enhanced-path="M 0 141 L 0 141 0 123 0 106 0 88 0 71 0 54 0 36 0 19 0 0 N"/>
          </draw:custom-shape>
          <draw:custom-shape draw:style-name="gr6" draw:text-style-name="P7" draw:layer="layout" svg:width="0.007cm" svg:height="0.085cm" draw:transform="rotate (-2.35619449019309) translate (6.557cm 18.749cm)">
            <text:p/>
            <draw:enhanced-geometry svg:viewBox="0 0 9 105" draw:type="non-primitive" draw:enhanced-path="M 9 105 L 9 105 7 91 6 79 5 65 4 52 3 40 2 26 1 14 0 0 N"/>
          </draw:custom-shape>
          <draw:custom-shape draw:style-name="gr6" draw:text-style-name="P7" draw:layer="layout" svg:width="0.059cm" svg:height="0.007cm" draw:transform="rotate (-2.35619449019309) translate (6.537cm 18.607cm)">
            <text:p/>
            <draw:enhanced-geometry svg:viewBox="0 0 97 0" draw:type="non-primitive" draw:enhanced-path="M 97 0 L 97 0 84 0 72 0 59 0 48 0 35 0 24 0 12 0 0 0 N"/>
          </draw:custom-shape>
          <draw:custom-shape draw:style-name="gr6" draw:text-style-name="P7" draw:layer="layout" svg:width="0.098cm" svg:height="0.028cm" draw:transform="skewX (0.035779249665877) rotate (-2.35619449019309) translate (6.446cm 18.609cm)">
            <text:p/>
            <draw:enhanced-geometry svg:viewBox="0 0 149 35" draw:type="non-primitive" draw:enhanced-path="M 149 0 L 149 0 131 5 112 9 93 14 74 17 56 22 37 26 19 31 0 35 N"/>
          </draw:custom-shape>
          <draw:custom-shape draw:style-name="gr6" draw:text-style-name="P7" draw:layer="layout" svg:width="0.093cm" svg:height="0.039cm" draw:transform="skewX (0.0256563400043117) rotate (-2.35619449019309) translate (6.371cm 18.607cm)">
            <text:p/>
            <draw:enhanced-geometry svg:viewBox="0 0 148 55" draw:type="non-primitive" draw:enhanced-path="M 148 0 L 148 0 129 7 111 14 92 21 74 27 54 34 36 41 18 48 0 55 N"/>
          </draw:custom-shape>
          <draw:custom-shape draw:style-name="gr6" draw:text-style-name="P7" draw:layer="layout" svg:width="0.007cm" svg:height="0.102cm" draw:transform="rotate (-2.35619449019309) translate (6.337cm 18.845cm)">
            <text:p/>
            <draw:enhanced-geometry svg:viewBox="0 0 0 121" draw:type="non-primitive" draw:enhanced-path="M 0 121 L 0 121 0 106 0 92 0 77 0 61 0 46 0 31 0 16 0 0 N"/>
          </draw:custom-shape>
          <draw:custom-shape draw:style-name="gr6" draw:text-style-name="P7" draw:layer="layout" svg:width="0.07cm" svg:height="0.028cm" draw:transform="skewX (0.035779249665877) rotate (-2.35619449019309) translate (6.303cm 18.665cm)">
            <text:p/>
            <draw:enhanced-geometry svg:viewBox="0 0 107 37" draw:type="non-primitive" draw:enhanced-path="M 107 0 L 107 0 93 5 80 9 66 14 54 18 40 23 26 26 14 32 0 37 N"/>
          </draw:custom-shape>
          <draw:custom-shape draw:style-name="gr6" draw:text-style-name="P7" draw:layer="layout" svg:width="0.011cm" svg:height="0.069cm" draw:transform="rotate (-2.35619449019309) translate (6.282cm 18.846cm)">
            <text:p/>
            <draw:enhanced-geometry svg:viewBox="0 0 17 87" draw:type="non-primitive" draw:enhanced-path="M 0 87 L 0 87 2 77 4 66 6 56 8 44 10 34 13 23 15 11 17 0 N"/>
          </draw:custom-shape>
          <draw:custom-shape draw:style-name="gr6" draw:text-style-name="P7" draw:layer="layout" svg:width="0.038cm" svg:height="0.011cm" draw:transform="rotate (-2.35619449019309) translate (6.246cm 18.615cm)">
            <text:p/>
            <draw:enhanced-geometry svg:viewBox="0 0 61 17" draw:type="non-primitive" draw:enhanced-path="M 61 0 L 61 0 53 2 46 4 38 6 30 8 22 10 16 12 8 14 0 17 N"/>
          </draw:custom-shape>
          <draw:custom-shape draw:style-name="gr6" draw:text-style-name="P7" draw:layer="layout" svg:width="0.011cm" svg:height="0.119cm" draw:transform="rotate (-2.35619449019309) translate (5.263cm 19.792cm)">
            <text:p/>
            <draw:enhanced-geometry svg:viewBox="0 0 18 141" draw:type="non-primitive" draw:enhanced-path="M 18 141 L 18 141 16 122 13 105 11 87 9 70 7 53 4 35 2 18 0 0 N"/>
          </draw:custom-shape>
          <draw:custom-shape draw:style-name="gr6" draw:text-style-name="P7" draw:layer="layout" svg:width="0.011cm" svg:height="0.113cm" draw:transform="rotate (-2.35619449019309) translate (5.292cm 19.857cm)">
            <text:p/>
            <draw:enhanced-geometry svg:viewBox="0 0 17 140" draw:type="non-primitive" draw:enhanced-path="M 0 140 L 0 140 2 123 4 105 7 88 9 70 11 52 12 35 15 17 17 0 N"/>
          </draw:custom-shape>
          <draw:custom-shape draw:style-name="gr6" draw:text-style-name="P7" draw:layer="layout" svg:width="0.081cm" svg:height="0.016cm" draw:transform="skewX (0.0624827872213853) rotate (-2.35619449019309) translate (5.19cm 19.739cm)">
            <text:p/>
            <draw:enhanced-geometry svg:viewBox="0 0 131 17" draw:type="non-primitive" draw:enhanced-path="M 0 0 L 0 0 17 2 33 4 49 6 66 9 82 11 98 12 114 14 131 17 N"/>
          </draw:custom-shape>
          <draw:custom-shape draw:style-name="gr6" draw:text-style-name="P7" draw:layer="layout" svg:width="0.069cm" svg:height="0.029cm" draw:transform="skewX (0.0343829862642817) rotate (-2.35619449019309) translate (5.195cm 19.688cm)">
            <text:p/>
            <draw:enhanced-geometry svg:viewBox="0 0 114 34" draw:type="non-primitive" draw:enhanced-path="M 0 0 L 0 0 14 4 27 9 42 13 57 18 70 21 85 26 100 30 114 34 N"/>
          </draw:custom-shape>
          <draw:custom-shape draw:style-name="gr6" draw:text-style-name="P7" draw:layer="layout" svg:width="0.007cm" svg:height="0.063cm" draw:transform="skewX (0.0158824961931455) rotate (-2.35619449019309) translate (5.224cm 19.983cm)">
            <text:p/>
            <draw:enhanced-geometry svg:viewBox="0 0 17 71" draw:type="non-primitive" draw:enhanced-path="M 0 71 L 0 71 1 62 3 53 4 44 6 35 9 27 11 18 13 9 17 0 N"/>
          </draw:custom-shape>
          <draw:custom-shape draw:style-name="gr6" draw:text-style-name="P7" draw:layer="layout" svg:width="0.006cm" svg:height="0.094cm" draw:transform="skewX (0.0106465084371634) rotate (-2.35619449019309) translate (5.239cm 19.995cm)">
            <text:p/>
            <draw:enhanced-geometry svg:viewBox="0 0 0 124" draw:type="non-primitive" draw:enhanced-path="M 0 124 L 0 124 0 108 0 93 0 78 0 62 0 47 0 31 0 16 0 0 N"/>
          </draw:custom-shape>
          <draw:custom-shape draw:style-name="gr6" draw:text-style-name="P7" draw:layer="layout" svg:width="0.006cm" svg:height="0.073cm" draw:transform="skewX (-0.241728101401169) rotate (-2.35619449019309) translate (5.26cm 20.058cm)">
            <text:p/>
            <draw:enhanced-geometry svg:viewBox="0 0 12 87" draw:type="non-primitive" draw:enhanced-path="M 4 87 L 4 87 4 75 3 64 1 51 0 40 0 29 2 19 6 8 12 0 N"/>
          </draw:custom-shape>
          <draw:custom-shape draw:style-name="gr6" draw:text-style-name="P7" draw:layer="layout" svg:width="0.012cm" svg:height="0.085cm" draw:transform="skewX (0.0469493568786385) rotate (-2.35619449019309) translate (5.166cm 20.129cm)">
            <text:p/>
            <draw:enhanced-geometry svg:viewBox="0 0 18 105" draw:type="non-primitive" draw:enhanced-path="M 9 105 L 9 105 9 90 11 74 14 56 17 39 18 24 15 12 10 3 0 0 N"/>
          </draw:custom-shape>
          <draw:custom-shape draw:style-name="gr6" draw:text-style-name="P7" draw:layer="layout" svg:width="0.053cm" svg:height="0.043cm" draw:transform="skewX (0.0232128790515202) rotate (-2.35619449019309) translate (5.084cm 20.008cm)">
            <text:p/>
            <draw:enhanced-geometry svg:viewBox="0 0 88 52" draw:type="non-primitive" draw:enhanced-path="M 0 0 L 0 0 11 7 21 12 33 19 44 26 54 33 65 40 77 45 88 52 N"/>
          </draw:custom-shape>
          <draw:custom-shape draw:style-name="gr6" draw:text-style-name="P7" draw:layer="layout" svg:width="0.048cm" svg:height="0.026cm" draw:transform="skewX (-0.038397243543868) rotate (-2.35619449019309) translate (5.142cm 19.974cm)">
            <text:p/>
            <draw:enhanced-geometry svg:viewBox="0 0 72 35" draw:type="non-primitive" draw:enhanced-path="M 0 0 L 0 0 9 5 18 9 27 14 36 17 44 22 53 26 63 31 72 35 N"/>
          </draw:custom-shape>
          <draw:custom-shape draw:style-name="gr6" draw:text-style-name="P7" draw:layer="layout" svg:width="0.058cm" svg:height="0.04cm" draw:transform="skewX (0.0249582083035142) rotate (-2.35619449019309) translate (5.212cm 19.906cm)">
            <text:p/>
            <draw:enhanced-geometry svg:viewBox="0 0 96 52" draw:type="non-primitive" draw:enhanced-path="M 0 0 L 0 0 12 7 24 13 36 19 49 26 60 32 72 39 84 46 96 52 N"/>
          </draw:custom-shape>
          <draw:custom-shape draw:style-name="gr6" draw:text-style-name="P7" draw:layer="layout" svg:width="0.054cm" svg:height="0.043cm" draw:transform="rotate (-2.35619449019309) translate (5.156cm 19.819cm)">
            <text:p/>
            <draw:enhanced-geometry svg:viewBox="0 0 89 53" draw:type="non-primitive" draw:enhanced-path="M 0 0 L 0 0 11 7 22 13 33 19 45 26 55 33 66 40 77 47 89 53 N"/>
          </draw:custom-shape>
          <draw:custom-shape draw:style-name="gr6" draw:text-style-name="P7" draw:layer="layout" svg:width="0.039cm" svg:height="0.018cm" draw:transform="skewX (0.11065387457642) rotate (-2.35619449019309) translate (4.604cm 19.063cm)">
            <text:p/>
            <draw:enhanced-geometry svg:viewBox="0 0 62 20" draw:type="non-primitive" draw:enhanced-path="M 0 0 L 0 0 8 3 16 7 25 11 33 15 41 18 47 20 55 20 62 17 N"/>
          </draw:custom-shape>
          <draw:custom-shape draw:style-name="gr6" draw:text-style-name="P7" draw:layer="layout" svg:width="0.011cm" svg:height="0.016cm" draw:transform="skewX (-0.0624827872213851) rotate (-2.35619449019309) translate (4.518cm 19.177cm)">
            <text:p/>
            <draw:enhanced-geometry svg:viewBox="0 0 17 18" draw:type="non-primitive" draw:enhanced-path="M 0 18 L 0 18 5 13 8 9 13 4 17 0 N"/>
          </draw:custom-shape>
          <draw:custom-shape draw:style-name="gr6" draw:text-style-name="P7" draw:layer="layout" svg:width="0.049cm" svg:height="0.025cm" draw:transform="rotate (-2.35619449019309) translate (4.586cm 19.125cm)">
            <text:p/>
            <draw:enhanced-geometry svg:viewBox="0 0 79 35" draw:type="non-primitive" draw:enhanced-path="M 0 0 L 0 0 10 4 20 9 30 13 41 17 51 21 60 26 70 30 79 35 N"/>
          </draw:custom-shape>
          <draw:custom-shape draw:style-name="gr6" draw:text-style-name="P7" draw:layer="layout" svg:width="0.044cm" svg:height="0.015cm" draw:transform="skewX (-0.0664970445009715) rotate (-2.35619449019309) translate (4.414cm 19.052cm)">
            <text:p/>
            <draw:enhanced-geometry svg:viewBox="0 0 70 17" draw:type="non-primitive" draw:enhanced-path="M 0 17 L 0 17 9 15 17 13 26 11 35 8 43 6 52 5 60 3 70 0 N"/>
          </draw:custom-shape>
          <draw:custom-shape draw:style-name="gr6" draw:text-style-name="P7" draw:layer="layout" svg:width="0.055cm" svg:height="0.014cm" draw:transform="rotate (-2.35619449019309) translate (4.328cm 18.984cm)">
            <text:p/>
            <draw:enhanced-geometry svg:viewBox="0 0 88 17" draw:type="non-primitive" draw:enhanced-path="M 0 17 L 0 17 11 14 22 12 32 10 44 8 54 5 65 3 76 1 88 0 N"/>
          </draw:custom-shape>
          <draw:custom-shape draw:style-name="gr6" draw:text-style-name="P7" draw:layer="layout" svg:width="0.044cm" svg:height="0.031cm" draw:transform="rotate (-2.35619449019309) translate (4.41cm 19.016cm)">
            <text:p/>
            <draw:enhanced-geometry svg:viewBox="0 0 71 36" draw:type="non-primitive" draw:enhanced-path="M 71 0 L 71 0 62 5 53 10 44 14 36 19 27 23 18 27 9 31 0 36 N"/>
          </draw:custom-shape>
          <draw:custom-shape draw:style-name="gr6" draw:text-style-name="P7" draw:layer="layout" svg:width="0.044cm" svg:height="0.015cm" draw:transform="skewX (0.0664970445009714) rotate (-2.35619449019309) translate (4.51cm 19.005cm)">
            <text:p/>
            <draw:enhanced-geometry svg:viewBox="0 0 72 19" draw:type="non-primitive" draw:enhanced-path="M 72 0 L 72 0 63 2 54 5 45 7 37 9 28 13 19 15 10 17 0 19 N"/>
          </draw:custom-shape>
          <draw:custom-shape draw:style-name="gr6" draw:text-style-name="P7" draw:layer="layout" svg:width="0.043cm" svg:height="0.008cm" draw:transform="rotate (-2.35619449019309) translate (4.549cm 19.027cm)">
            <text:p/>
            <draw:enhanced-geometry svg:viewBox="0 0 62 17" draw:type="non-primitive" draw:enhanced-path="M 62 17 L 62 17 54 15 47 12 39 10 31 8 23 6 16 4 8 2 0 0 N"/>
          </draw:custom-shape>
          <draw:custom-shape draw:style-name="gr6" draw:text-style-name="P7" draw:layer="layout" svg:width="0.044cm" svg:height="0.011cm" draw:transform="skewX (0.0905825881784885) rotate (-2.35619449019309) translate (4.623cm 19.06cm)">
            <text:p/>
            <draw:enhanced-geometry svg:viewBox="0 0 69 17" draw:type="non-primitive" draw:enhanced-path="M 0 17 L 0 17 9 15 18 13 26 11 35 8 43 6 52 4 60 2 69 0 N"/>
          </draw:custom-shape>
          <draw:custom-shape draw:style-name="gr6" draw:text-style-name="P7" draw:layer="layout" svg:width="0.049cm" svg:height="0.061cm" draw:transform="rotate (-2.35619449019309) translate (3.817cm 18.487cm)">
            <text:p/>
            <draw:enhanced-geometry svg:viewBox="0 0 78 71" draw:type="non-primitive" draw:enhanced-path="M 78 0 L 78 0 68 9 59 18 48 28 38 35 28 45 19 54 9 62 0 71 N"/>
          </draw:custom-shape>
          <draw:custom-shape draw:style-name="gr6" draw:text-style-name="P7" draw:layer="layout" svg:width="0.056cm" svg:height="0.028cm" draw:transform="rotate (-2.35619449019309) translate (3.747cm 18.526cm)">
            <text:p/>
            <draw:enhanced-geometry svg:viewBox="0 0 88 37" draw:type="non-primitive" draw:enhanced-path="M 0 0 L 0 0 11 5 21 9 33 14 44 18 54 23 66 28 77 32 88 37 N"/>
          </draw:custom-shape>
          <draw:custom-shape draw:style-name="gr6" draw:text-style-name="P7" draw:layer="layout" svg:width="0.043cm" svg:height="0.044cm" draw:transform="skewX (-0.022689280275922) rotate (-2.35619449019309) translate (3.657cm 18.443cm)">
            <text:p/>
            <draw:enhanced-geometry svg:viewBox="0 0 70 52" draw:type="non-primitive" draw:enhanced-path="M 70 0 L 70 0 60 7 47 12 35 18 24 22 12 29 4 35 0 43 1 52 N"/>
          </draw:custom-shape>
          <draw:custom-shape draw:style-name="gr6" draw:text-style-name="P7" draw:layer="layout" svg:width="0.062cm" svg:height="0.009cm" draw:transform="skewX (0.11065387457642) rotate (-2.35619449019309) translate (3.583cm 18.442cm)">
            <text:p/>
            <draw:enhanced-geometry svg:viewBox="0 0 97 0" draw:type="non-primitive" draw:enhanced-path="M 0 0 L 0 0 13 0 24 0 37 0 48 0 60 0 72 0 84 0 97 0 N"/>
          </draw:custom-shape>
          <draw:custom-shape draw:style-name="gr6" draw:text-style-name="P7" draw:layer="layout" svg:width="0.044cm" svg:height="0.043cm" draw:transform="skewX (-0.0232128790515202) rotate (-2.35619449019309) translate (3.565cm 18.384cm)">
            <text:p/>
            <draw:enhanced-geometry svg:viewBox="0 0 70 52" draw:type="non-primitive" draw:enhanced-path="M 70 0 L 70 0 61 7 52 13 44 20 35 26 26 33 18 40 9 46 0 52 N"/>
          </draw:custom-shape>
          <draw:custom-shape draw:style-name="gr6" draw:text-style-name="P7" draw:layer="layout" svg:width="0.058cm" svg:height="0.006cm" draw:transform="rotate (-2.35619449019309) translate (3.56cm 18.378cm)">
            <text:p/>
            <draw:enhanced-geometry svg:viewBox="0 0 97 0" draw:type="non-primitive" draw:enhanced-path="M 0 0 L 0 0 13 0 24 0 37 0 48 0 61 0 72 0 84 0 97 0 N"/>
          </draw:custom-shape>
          <draw:custom-shape draw:style-name="gr6" draw:text-style-name="P7" draw:layer="layout" svg:width="0.043cm" svg:height="0.027cm" draw:transform="skewX (0.0740019602845456) rotate (-2.35619449019309) translate (3.425cm 18.355cm)">
            <text:p/>
            <draw:enhanced-geometry svg:viewBox="0 0 72 35" draw:type="non-primitive" draw:enhanced-path="M 72 0 L 72 0 61 4 50 7 38 10 25 12 15 16 6 20 1 27 0 35 N"/>
          </draw:custom-shape>
          <draw:custom-shape draw:style-name="gr6" draw:text-style-name="P7" draw:layer="layout" svg:width="0.074cm" svg:height="0.008cm" draw:transform="skewX (0.124441975667172) rotate (-2.35619449019309) translate (3.44cm 18.31cm)">
            <text:p/>
            <draw:enhanced-geometry svg:viewBox="0 0 122 0" draw:type="non-primitive" draw:enhanced-path="M 122 0 L 122 0 106 0 90 0 76 0 60 0 45 0 30 0 14 0 0 0 N"/>
          </draw:custom-shape>
          <draw:custom-shape draw:style-name="gr6" draw:text-style-name="P7" draw:layer="layout" svg:width="0.03cm" svg:height="0.013cm" draw:transform="rotate (-2.35619449019309) translate (3.449cm 18.238cm)">
            <text:p/>
            <draw:enhanced-geometry svg:viewBox="0 0 52 17" draw:type="non-primitive" draw:enhanced-path="M 52 0 L 52 0 46 2 40 5 33 7 26 9 20 11 13 14 7 15 0 17 N"/>
          </draw:custom-shape>
          <draw:custom-shape draw:style-name="gr6" draw:text-style-name="P7" draw:layer="layout" svg:width="0.038cm" svg:height="0.058cm" draw:transform="rotate (-2.35619449019309) translate (3.416cm 18.296cm)">
            <text:p/>
            <draw:enhanced-geometry svg:viewBox="0 0 61 71" draw:type="non-primitive" draw:enhanced-path="M 61 0 L 61 0 53 9 46 18 38 26 30 35 22 45 16 52 8 62 0 71 N"/>
          </draw:custom-shape>
          <draw:custom-shape draw:style-name="gr6" draw:text-style-name="P7" draw:layer="layout" svg:width="0.042cm" svg:height="0.012cm" draw:transform="skewX (0.0830776723949145) rotate (-2.35619449019309) translate (3.312cm 18.298cm)">
            <text:p/>
            <draw:enhanced-geometry svg:viewBox="0 0 70 17" draw:type="non-primitive" draw:enhanced-path="M 0 17 L 0 17 9 15 18 13 26 12 35 9 44 7 52 5 61 3 70 0 N"/>
          </draw:custom-shape>
          <draw:custom-shape draw:style-name="gr6" draw:text-style-name="P7" draw:layer="layout" svg:width="0.072cm" svg:height="0.005cm" draw:transform="skewX (-0.197396738400521) rotate (-2.35619449019309) translate (5.521cm 17.863cm)">
            <text:p/>
            <draw:enhanced-geometry svg:viewBox="0 0 107 0" draw:type="non-primitive" draw:enhanced-path="M 107 0 L 107 0 93 0 80 0 66 0 54 0 40 0 26 0 14 0 0 0 N"/>
          </draw:custom-shape>
          <draw:custom-shape draw:style-name="gr6" draw:text-style-name="P7" draw:layer="layout" svg:width="0.088cm" svg:height="0.015cm" draw:transform="skewX (-0.0664970445009713) rotate (-2.35619449019309) translate (5.521cm 17.946cm)">
            <text:p/>
            <draw:enhanced-geometry svg:viewBox="0 0 131 19" draw:type="non-primitive" draw:enhanced-path="M 131 0 L 131 0 114 2 98 5 81 7 65 9 49 13 32 15 17 17 0 19 N"/>
          </draw:custom-shape>
          <draw:custom-shape draw:style-name="gr6" draw:text-style-name="P7" draw:layer="layout" svg:width="0.047cm" svg:height="0.006cm" draw:transform="rotate (-2.35619449019309) translate (5.605cm 18.028cm)">
            <text:p/>
            <draw:enhanced-geometry svg:viewBox="0 0 78 0" draw:type="non-primitive" draw:enhanced-path="M 78 0 L 78 0 68 0 59 0 49 0 39 0 28 0 19 0 9 0 0 0 N"/>
          </draw:custom-shape>
          <draw:custom-shape draw:style-name="gr6" draw:text-style-name="P7" draw:layer="layout" svg:width="0.066cm" svg:height="0.008cm" draw:transform="rotate (-2.35619449019309) translate (5.575cm 18.167cm)">
            <text:p/>
            <draw:enhanced-geometry svg:viewBox="0 0 106 0" draw:type="non-primitive" draw:enhanced-path="M 106 0 L 106 0 97 0 87 0 78 0 70 0 61 0 52 0 43 0 34 0 34 0 30 0 26 0 22 0 17 0 13 0 8 0 5 0 0 0 N"/>
          </draw:custom-shape>
          <draw:custom-shape draw:style-name="gr6" draw:text-style-name="P7" draw:layer="layout" svg:width="0.03cm" svg:height="0.009cm" draw:transform="skewX (-0.11065387457642) rotate (-2.35619449019309) translate (5.507cm 18.101cm)">
            <text:p/>
            <draw:enhanced-geometry svg:viewBox="0 0 53 17" draw:type="non-primitive" draw:enhanced-path="M 0 17 L 0 17 6 15 12 12 19 10 26 8 32 6 39 4 46 2 53 0 N"/>
          </draw:custom-shape>
          <draw:custom-shape draw:style-name="gr6" draw:text-style-name="P7" draw:layer="layout" svg:width="0.04cm" svg:height="0.016cm" draw:transform="rotate (-2.35619449019309) translate (5.517cm 17.997cm)">
            <text:p/>
            <draw:enhanced-geometry svg:viewBox="0 0 61 17" draw:type="non-primitive" draw:enhanced-path="M 0 0 L 0 0 7 3 15 5 23 7 31 9 38 12 46 13 54 15 61 17 N"/>
          </draw:custom-shape>
          <draw:custom-shape draw:style-name="gr6" draw:text-style-name="P7" draw:layer="layout" svg:width="0.062cm" svg:height="0.031cm" draw:transform="rotate (-2.35619449019309) translate (5.405cm 17.948cm)">
            <text:p/>
            <draw:enhanced-geometry svg:viewBox="0 0 105 39" draw:type="non-primitive" draw:enhanced-path="M 0 0 L 0 0 13 5 26 13 40 22 54 30 68 36 80 39 93 39 105 34 N"/>
          </draw:custom-shape>
          <draw:custom-shape draw:style-name="gr6" draw:text-style-name="P7" draw:layer="layout" svg:width="0.028cm" svg:height="0.006cm" draw:transform="rotate (-2.35619449019309) translate (4.662cm 19.115cm)">
            <text:p/>
            <draw:enhanced-geometry svg:viewBox="0 0 44 0" draw:type="non-primitive" draw:enhanced-path="M 0 0 L 0 0 5 0 11 0 16 0 21 0 27 0 33 0 38 0 44 0 N"/>
          </draw:custom-shape>
          <draw:custom-shape draw:style-name="gr6" draw:text-style-name="P7" draw:layer="layout" svg:width="0.052cm" svg:height="0.034cm" draw:transform="rotate (-2.35619449019309) translate (5.001cm 17.221cm)">
            <text:p/>
            <draw:enhanced-geometry svg:viewBox="0 0 88 36" draw:type="non-primitive" draw:enhanced-path="M 88 0 L 88 0 77 5 65 10 54 14 44 17 32 22 21 27 11 31 0 36 N"/>
          </draw:custom-shape>
          <draw:custom-shape draw:style-name="gr6" draw:text-style-name="P7" draw:layer="layout" svg:width="0.023cm" svg:height="0.069cm" draw:transform="skewX (0.0289724655831005) rotate (-2.35619449019309) translate (4.944cm 17.306cm)">
            <text:p/>
            <draw:enhanced-geometry svg:viewBox="0 0 35 86" draw:type="non-primitive" draw:enhanced-path="M 0 0 L 0 0 4 11 7 22 9 35 11 47 15 59 19 69 26 78 35 86 N"/>
          </draw:custom-shape>
          <draw:custom-shape draw:style-name="gr6" draw:text-style-name="P7" draw:layer="layout" svg:width="0.087cm" svg:height="0.08cm" draw:transform="rotate (-2.35619449019309) translate (4.991cm 17.22cm)">
            <text:p/>
            <draw:enhanced-geometry svg:viewBox="0 0 133 104" draw:type="non-primitive" draw:enhanced-path="M 133 0 L 133 0 127 11 123 22 118 35 115 46 109 59 104 69 97 79 89 87 89 87 80 93 70 97 58 99 47 100 36 102 24 102 12 103 0 104 N"/>
          </draw:custom-shape>
          <draw:custom-shape draw:style-name="gr6" draw:text-style-name="P7" draw:layer="layout" svg:width="0.016cm" svg:height="0.068cm" draw:transform="rotate (-2.35619449019309) translate (4.911cm 17.165cm)">
            <text:p/>
            <draw:enhanced-geometry svg:viewBox="0 0 27 87" draw:type="non-primitive" draw:enhanced-path="M 0 0 L 0 0 3 10 7 22 10 33 13 43 17 55 20 66 24 77 27 87 N"/>
          </draw:custom-shape>
          <draw:custom-shape draw:style-name="gr6" draw:text-style-name="P7" draw:layer="layout" svg:width="0.063cm" svg:height="0.026cm" draw:transform="rotate (-2.35619449019309) translate (4.895cm 17.014cm)">
            <text:p/>
            <draw:enhanced-geometry svg:viewBox="0 0 97 35" draw:type="non-primitive" draw:enhanced-path="M 97 0 L 97 0 84 5 72 9 60 14 48 18 36 23 24 26 13 31 0 35 N"/>
          </draw:custom-shape>
          <draw:custom-shape draw:style-name="gr6" draw:text-style-name="P7" draw:layer="layout" svg:width="0.04cm" svg:height="0.079cm" draw:transform="skewX (-0.0378736447682697) rotate (-2.35619449019309) translate (4.815cm 17.076cm)">
            <text:p/>
            <draw:enhanced-geometry svg:viewBox="0 0 69 103" draw:type="non-primitive" draw:enhanced-path="M 0 0 L 0 0 9 12 17 26 26 38 35 51 43 64 52 77 60 90 69 103 N"/>
          </draw:custom-shape>
          <draw:custom-shape draw:style-name="gr6" draw:text-style-name="P7" draw:layer="layout" svg:width="0.083cm" svg:height="0.006cm" draw:transform="rotate (-2.35619449019309) translate (4.856cm 16.882cm)">
            <text:p/>
            <draw:enhanced-geometry svg:viewBox="0 0 138 0" draw:type="non-primitive" draw:enhanced-path="M 138 0 L 138 0 119 0 97 0 75 0 52 0 32 0 14 0 4 0 0 0 N"/>
          </draw:custom-shape>
          <draw:custom-shape draw:style-name="gr6" draw:text-style-name="P7" draw:layer="layout" svg:width="0.03cm" svg:height="0.084cm" draw:transform="skewX (0.035779249665877) rotate (-2.35619449019309) translate (4.774cm 16.974cm)">
            <text:p/>
            <draw:enhanced-geometry svg:viewBox="0 0 53 105" draw:type="non-primitive" draw:enhanced-path="M 0 0 L 0 0 7 14 14 26 21 40 27 53 33 67 40 79 46 93 53 105 N"/>
          </draw:custom-shape>
          <draw:custom-shape draw:style-name="gr9" draw:text-style-name="P7" draw:layer="layout" svg:width="0.084cm" svg:height="0.13cm" draw:transform="skewX (0.00767944870877357) rotate (-2.35619449019309) translate (5.98cm 19.271cm)">
            <text:p/>
            <draw:enhanced-geometry svg:viewBox="0 0 138 160" draw:type="non-primitive" draw:enhanced-path="M 130 38 L 123 33 118 27 111 23 105 17 98 12 93 8 85 5 78 2 69 1 59 0 48 1 38 2 29 5 20 8 13 14 6 19 2 27 0 35 0 44 0 53 1 63 3 72 4 81 6 89 9 99 11 111 14 123 18 133 21 143 27 151 34 157 42 160 59 159 72 151 85 139 96 123 106 104 117 86 127 69 138 55 130 38 Z N"/>
          </draw:custom-shape>
          <draw:custom-shape draw:style-name="gr6" draw:text-style-name="P7" draw:layer="layout" svg:width="0.084cm" svg:height="0.13cm" draw:transform="skewX (0.00767944870877357) rotate (-2.35619449019309) translate (5.98cm 19.271cm)">
            <text:p/>
            <draw:enhanced-geometry svg:viewBox="0 0 138 160" draw:type="non-primitive" draw:enhanced-path="M 130 38 L 130 38 123 33 118 27 111 23 105 17 98 12 93 8 85 5 78 2 78 2 69 1 59 0 48 1 38 2 29 5 20 8 13 14 6 19 6 19 2 27 0 35 0 44 0 53 1 63 3 72 4 81 6 89 6 89 9 99 11 111 14 123 18 133 21 143 27 151 34 157 42 160 42 160 59 159 72 151 85 139 96 123 106 104 117 86 127 69 138 55 N"/>
          </draw:custom-shape>
          <draw:custom-shape draw:style-name="gr10" draw:text-style-name="P7" draw:layer="layout" svg:width="0.102cm" svg:height="0.144cm" draw:transform="skewX (-0.006981317007976) rotate (-2.35619449019309) translate (6.054cm 19.271cm)">
            <text:p/>
            <draw:enhanced-geometry svg:viewBox="0 0 156 175" draw:type="non-primitive" draw:enhanced-path="M 118 17 L 111 15 105 12 99 10 93 6 86 4 79 2 74 0 67 0 59 3 51 5 43 8 36 13 31 17 24 23 19 29 15 36 9 46 6 56 2 66 1 78 0 89 0 101 2 112 4 123 8 132 11 140 15 149 20 157 26 164 33 169 41 173 49 175 65 175 80 173 95 166 110 157 124 147 136 134 146 121 154 106 156 96 156 84 155 73 152 63 147 51 143 40 139 29 136 17 118 17 Z N"/>
          </draw:custom-shape>
          <draw:custom-shape draw:style-name="gr6" draw:text-style-name="P7" draw:layer="layout" svg:width="0.102cm" svg:height="0.144cm" draw:transform="skewX (-0.006981317007976) rotate (-2.35619449019309) translate (6.054cm 19.271cm)">
            <text:p/>
            <draw:enhanced-geometry svg:viewBox="0 0 156 175" draw:type="non-primitive" draw:enhanced-path="M 118 17 L 118 17 111 15 105 12 99 10 93 6 86 4 79 2 74 0 67 0 67 0 59 3 51 5 43 8 36 13 31 17 24 23 19 29 15 36 15 36 9 46 6 56 2 66 1 78 0 89 0 101 2 112 4 123 4 123 8 132 11 140 15 149 20 157 26 164 33 169 41 173 49 175 49 175 65 175 80 173 95 166 110 157 124 147 136 134 146 121 154 106 154 106 156 96 156 84 155 73 152 63 147 51 143 40 139 29 136 17 N"/>
          </draw:custom-shape>
          <draw:custom-shape draw:style-name="gr10" draw:text-style-name="P7" draw:layer="layout" svg:width="0.061cm" svg:height="0.027cm" draw:transform="skewX (0.0370009801422727) rotate (-2.35619449019309) translate (6.067cm 19.245cm)">
            <text:p/>
            <draw:enhanced-geometry svg:viewBox="0 0 95 35" draw:type="non-primitive" draw:enhanced-path="M 95 18 L 87 15 80 13 72 9 64 6 56 3 50 1 42 0 34 1 28 4 22 6 18 11 13 14 9 18 5 24 2 30 0 35 95 18 Z N"/>
          </draw:custom-shape>
          <draw:custom-shape draw:style-name="gr6" draw:text-style-name="P7" draw:layer="layout" svg:width="0.061cm" svg:height="0.027cm" draw:transform="skewX (0.0370009801422727) rotate (-2.35619449019309) translate (6.067cm 19.245cm)">
            <text:p/>
            <draw:enhanced-geometry svg:viewBox="0 0 95 35" draw:type="non-primitive" draw:enhanced-path="M 95 18 L 95 18 87 15 80 13 72 9 64 6 56 3 50 1 42 0 34 1 34 1 28 4 22 6 18 11 13 14 9 18 5 24 2 30 0 35 N"/>
          </draw:custom-shape>
          <draw:custom-shape draw:style-name="gr10" draw:text-style-name="P7" draw:layer="layout" svg:width="0.034cm" svg:height="0.028cm" draw:transform="skewX (-0.0357792496658769) rotate (-2.35619449019309) translate (6.023cm 19.271cm)">
            <text:p/>
            <draw:enhanced-geometry svg:viewBox="0 0 53 36" draw:type="non-primitive" draw:enhanced-path="M 53 0 L 46 5 38 8 31 12 23 15 16 19 10 23 4 29 0 36 53 0 Z N"/>
          </draw:custom-shape>
          <draw:custom-shape draw:style-name="gr6" draw:text-style-name="P7" draw:layer="layout" svg:width="0.034cm" svg:height="0.028cm" draw:transform="skewX (-0.0357792496658769) rotate (-2.35619449019309) translate (6.023cm 19.271cm)">
            <text:p/>
            <draw:enhanced-geometry svg:viewBox="0 0 53 36" draw:type="non-primitive" draw:enhanced-path="M 53 0 L 53 0 46 5 38 8 31 12 23 15 16 19 10 23 4 29 0 36 N"/>
          </draw:custom-shape>
          <draw:custom-shape draw:style-name="gr10" draw:text-style-name="P7" draw:layer="layout" svg:width="0.085cm" svg:height="0.061cm" draw:transform="rotate (-2.35619449019309) translate (5.756cm 19.553cm)">
            <text:p/>
            <draw:enhanced-geometry svg:viewBox="0 0 132 70" draw:type="non-primitive" draw:enhanced-path="M 0 17 L 6 15 13 12 20 10 27 6 34 4 41 2 47 0 54 0 62 0 70 2 78 2 87 4 95 6 102 8 109 13 115 17 120 23 123 29 126 34 128 41 130 49 131 56 132 63 132 70 0 17 Z N"/>
          </draw:custom-shape>
          <draw:custom-shape draw:style-name="gr6" draw:text-style-name="P7" draw:layer="layout" svg:width="0.085cm" svg:height="0.061cm" draw:transform="rotate (-2.35619449019309) translate (5.756cm 19.553cm)">
            <text:p/>
            <draw:enhanced-geometry svg:viewBox="0 0 132 70" draw:type="non-primitive" draw:enhanced-path="M 0 17 L 0 17 6 15 13 12 20 10 27 6 34 4 41 2 47 0 54 0 54 0 62 0 70 2 78 2 87 4 95 6 102 8 109 13 115 17 115 17 120 23 123 29 126 34 128 41 130 49 131 56 132 63 132 70 N"/>
          </draw:custom-shape>
          <draw:custom-shape draw:style-name="gr10" draw:text-style-name="P7" draw:layer="layout" svg:width="0.086cm" svg:height="0.094cm" draw:transform="skewX (0.0106465084371634) rotate (-2.35619449019309) translate (5.73cm 19.509cm)">
            <text:p/>
            <draw:enhanced-geometry svg:viewBox="0 0 139 120" draw:type="non-primitive" draw:enhanced-path="M 117 120 L 121 109 125 97 130 86 134 75 138 64 139 53 138 43 134 33 132 29 129 26 125 22 121 20 115 19 111 17 105 16 100 14 88 11 74 8 59 3 46 1 32 0 20 1 11 7 4 14 0 27 2 38 7 51 16 63 28 75 40 85 54 95 65 103 72 107 79 110 87 112 95 114 103 115 111 116 118 118 126 120 117 120 Z N"/>
          </draw:custom-shape>
          <draw:custom-shape draw:style-name="gr6" draw:text-style-name="P7" draw:layer="layout" svg:width="0.086cm" svg:height="0.094cm" draw:transform="skewX (0.0106465084371634) rotate (-2.35619449019309) translate (5.73cm 19.509cm)">
            <text:p/>
            <draw:enhanced-geometry svg:viewBox="0 0 139 120" draw:type="non-primitive" draw:enhanced-path="M 117 120 L 117 120 121 109 125 97 130 86 134 75 138 64 139 53 138 43 134 33 134 33 132 29 129 26 125 22 121 20 115 19 111 17 105 16 100 14 100 14 88 11 74 8 59 3 46 1 32 0 20 1 11 7 4 14 4 14 0 27 2 38 7 51 16 63 28 75 40 85 54 95 65 103 65 103 72 107 79 110 87 112 95 114 103 115 111 116 118 118 126 120 N"/>
          </draw:custom-shape>
          <draw:custom-shape draw:style-name="gr10" draw:text-style-name="P7" draw:layer="layout" svg:width="0.047cm" svg:height="0.056cm" draw:transform="skewX (0.0178023583703388) rotate (-2.35619449019309) translate (6.025cm 19.23cm)">
            <text:p/>
            <draw:enhanced-geometry svg:viewBox="0 0 80 70" draw:type="non-primitive" draw:enhanced-path="M 45 0 L 38 5 31 8 24 12 17 15 11 20 6 24 2 29 0 36 0 42 3 48 7 55 12 59 17 64 23 67 30 70 36 70 44 68 50 64 56 58 61 50 65 42 70 33 74 25 80 17 45 0 Z N"/>
          </draw:custom-shape>
          <draw:custom-shape draw:style-name="gr6" draw:text-style-name="P7" draw:layer="layout" svg:width="0.047cm" svg:height="0.056cm" draw:transform="skewX (0.0178023583703388) rotate (-2.35619449019309) translate (6.025cm 19.23cm)">
            <text:p/>
            <draw:enhanced-geometry svg:viewBox="0 0 80 70" draw:type="non-primitive" draw:enhanced-path="M 45 0 L 45 0 38 5 31 8 24 12 17 15 11 20 6 24 2 29 0 36 0 36 0 42 3 48 7 55 12 59 17 64 23 67 30 70 36 70 36 70 44 68 50 64 56 58 61 50 65 42 70 33 74 25 80 17 N"/>
          </draw:custom-shape>
        </draw:g>
        <presentation:notes draw:style-name="dp2">
          <office:forms form:automatic-focus="false" form:apply-design-mode="false"/>
          <draw:page-thumbnail draw:style-name="gr1" draw:layer="layout" svg:width="14.848cm" svg:height="11.136cm" svg:x="3.075cm" svg:y="2.257cm" draw:page-number="4" presentation:class="page"/>
          <draw:frame presentation:style-name="pr3" draw:text-style-name="P4" draw:layer="layout" svg:width="16.799cm" svg:height="13.365cm" svg:x="2.1cm" svg:y="14.107cm" presentation:class="notes" presentation:placeholder="true">
            <draw:text-box/>
          </draw:frame>
        </presentation:notes>
      </draw:page>
      <draw:page draw:name="page5" draw:style-name="dp1" draw:master-page-name="Default" presentation:presentation-page-layout-name="AL1T1">
        <office:forms form:automatic-focus="false" form:apply-design-mode="false"/>
        <draw:frame presentation:style-name="pr1" draw:text-style-name="P2" draw:layer="layout" svg:width="25.199cm" svg:height="2.164cm" svg:x="1.4cm" svg:y="0.037cm" presentation:class="title">
          <draw:text-box>
            <text:p>Mu</text:p>
          </draw:text-box>
        </draw:frame>
        <draw:frame presentation:style-name="pr2" draw:layer="layout" svg:width="25.199cm" svg:height="17cm" svg:x="1.4cm" svg:y="3cm" presentation:class="outline" presentation:user-transformed="true">
          <draw:text-box>
            <text:list text:style-name="L2">
              <text:list-item>
                <text:p>Sometimes the answer is...<text:line-break/>that there is no answer </text:p>
              </text:list-item>
            </text:list>
          </draw:text-box>
        </draw:frame>
        <draw:custom-shape draw:style-name="gr17" draw:text-style-name="P5" draw:layer="layout" svg:width="24.716cm" svg:height="8.694cm" svg:x="1.883cm" svg:y="6.672cm">
          <text:p text:style-name="P5">double average(const std::vector&lt;double&gt; &amp; data)</text:p>
          <text:p text:style-name="P5">{</text:p>
          <text:p text:style-name="P5"><text:s text:c="4"/>if (!data.empty())</text:p>
          <text:p text:style-name="P5"><text:s text:c="4"/>{</text:p>
          <text:p text:style-name="P5"><text:s text:c="8"/>double sum = 0.0;</text:p>
          <text:p text:style-name="P5"><text:s text:c="8"/>for (size_t at = 0; at != data.size(); at++)</text:p>
          <text:p text:style-name="P5"><text:s text:c="12"/>sum += data[at];</text:p>
          <text:p text:style-name="P5"><text:s text:c="8"/>return sum / data.size();</text:p>
          <text:p text:style-name="P5"><text:s text:c="4"/>}</text:p>
          <text:p text:style-name="P5">}</text:p>
          <draw:enhanced-geometry svg:viewBox="0 0 21600 21600" draw:type="rectangle" draw:enhanced-path="M 0 0 L 21600 0 21600 21600 0 21600 0 0 Z N"/>
        </draw:custom-shape>
        <draw:custom-shape draw:style-name="gr18" draw:text-style-name="P12" draw:layer="layout" svg:width="15.782cm" svg:height="1.842cm" svg:x="7.436cm" svg:y="16.847cm">
          <text:p text:style-name="P11"><text:span text:style-name="T4">Dividing by zero now protected against</text:span></text:p>
          <draw:enhanced-geometry svg:viewBox="0 0 21600 21600" draw:mirror-vertical="false" draw:type="mso-spt202" draw:enhanced-path="M 0 0 L 21600 0 21600 21600 0 21600 0 0 Z N"/>
        </draw:custom-shape>
        <draw:custom-shape draw:style-name="gr19" draw:text-style-name="P13" draw:layer="layout" svg:width="1.691cm" svg:height="2.797cm" svg:x="5.836cm" svg:y="5.522cm">
          <text:p/>
          <draw:enhanced-geometry svg:viewBox="0 0 21600 21600" draw:type="mso-spt202" draw:enhanced-path="M 0 0 L 21600 0 21600 21600 0 21600 0 0 Z N"/>
        </draw:custom-shape>
        <draw:frame draw:style-name="gr4" draw:text-style-name="P6" draw:layer="layout" svg:width="2.915cm" svg:height="3.456cm" svg:x="24.289cm" svg:y="12.475cm">
          <draw:text-box>
            <text:p><text:span text:style-name="T3">?</text:span></text:p>
          </draw:text-box>
        </draw:frame>
        <draw:g>
          <draw:custom-shape draw:style-name="gr5" draw:text-style-name="P7" draw:layer="layout" svg:width="0.436cm" svg:height="2.077cm" draw:transform="skewX (0.00139626340159512) rotate (-2.35619449019309) translate (23.214cm 14.966cm)">
            <text:p/>
            <draw:enhanced-geometry svg:viewBox="0 0 1006 3662" draw:type="non-primitive" draw:enhanced-path="M 0 0 L 19 5 40 8 60 10 80 14 100 18 120 23 139 28 157 36 173 44 188 52 203 61 218 70 232 79 246 90 260 100 273 111 287 122 299 134 312 146 324 158 336 171 347 184 357 197 367 211 378 225 387 238 396 253 404 268 412 282 418 297 425 313 432 328 438 344 443 359 449 375 455 391 459 408 464 424 468 440 473 456 476 471 480 486 482 501 484 517 486 533 488 549 489 563 490 579 491 595 492 611 494 626 496 642 498 656 500 672 503 687 508 702 515 721 522 739 530 757 537 775 547 793 557 810 568 827 579 842 594 862 612 879 631 896 650 912 669 929 687 946 704 964 719 983 730 1001 742 1019 752 1037 761 1057 770 1076 779 1095 787 1114 795 1135 802 1154 809 1175 815 1195 821 1215 827 1236 832 1257 837 1278 841 1298 846 1317 849 1337 854 1357 859 1376 862 1397 865 1416 869 1436 871 1457 872 1476 873 1497 874 1517 873 1536 871 1556 869 1575 864 1594 859 1613 847 1634 831 1651 811 1667 789 1681 769 1696 752 1712 741 1730 737 1752 741 1769 751 1783 763 1796 780 1808 797 1819 814 1831 829 1843 841 1858 852 1879 861 1899 868 1921 874 1943 880 1966 885 1989 889 2011 895 2033 902 2066 910 2099 916 2130 922 2163 929 2196 935 2229 940 2262 946 2295 952 2329 956 2362 961 2394 965 2427 970 2460 974 2494 978 2527 981 2560 983 2586 986 2612 988 2638 990 2664 992 2690 993 2716 995 2743 996 2769 997 2795 998 2822 998 2848 999 2874 999 2900 999 2927 999 2953 999 2979 999 2995 999 3010 1000 3026 1001 3042 1003 3059 1004 3075 1005 3091 1006 3106 1006 3122 1005 3138 1004 3153 1001 3169 998 3184 995 3198 988 3212 981 3225 972 3239 962 3252 950 3263 938 3273 924 3283 911 3291 896 3300 880 3308 864 3315 848 3323 832 3330 817 3337 801 3343 785 3350 769 3357 754 3365 733 3375 711 3385 689 3394 667 3403 645 3411 624 3419 601 3427 579 3435 558 3442 535 3448 511 3453 488 3457 464 3460 440 3464 416 3468 393 3472 370 3476 347 3481 324 3486 303 3494 282 3503 263 3513 244 3526 227 3541 219 3552 215 3564 213 3579 212 3594 210 3610 207 3623 202 3636 193 3645 182 3652 169 3656 155 3660 140 3661 125 3662 109 3662 93 3661 77 3660 61 3657 47 3655 34 3653 23 3651 13 3648 5 3646 1 3645 0 3645 2 3645 7 3645 12 3645 17 3645 0 0 Z N"/>
          </draw:custom-shape>
          <draw:custom-shape draw:style-name="gr6" draw:text-style-name="P7" draw:layer="layout" svg:width="0.436cm" svg:height="2.077cm" draw:transform="skewX (0.00139626340159512) rotate (-2.35619449019309) translate (23.214cm 14.966cm)">
            <text:p/>
            <draw:enhanced-geometry svg:viewBox="0 0 1006 3662" draw:type="non-primitive" draw:enhanced-path="M 0 0 L 0 0 19 5 40 8 60 10 80 14 100 18 120 23 139 28 157 36 157 36 173 44 188 52 203 61 218 70 232 79 246 90 260 100 273 111 287 122 299 134 312 146 324 158 336 171 347 184 357 197 367 211 367 211 378 225 387 238 396 253 404 268 412 282 418 297 425 313 432 328 438 344 443 359 449 375 455 391 459 408 464 424 468 440 473 456 473 456 476 471 480 486 482 501 484 517 486 533 488 549 489 563 490 579 491 595 492 611 494 626 496 642 498 656 500 672 503 687 508 702 508 702 515 721 522 739 530 757 537 775 547 793 557 810 568 827 579 842 579 842 594 862 612 879 631 896 650 912 669 929 687 946 704 964 719 983 719 983 730 1001 742 1019 752 1037 761 1057 770 1076 779 1095 787 1114 795 1135 802 1154 809 1175 815 1195 821 1215 827 1236 832 1257 837 1278 841 1298 841 1298 846 1317 849 1337 854 1357 859 1376 862 1397 865 1416 869 1436 871 1457 872 1476 873 1497 874 1517 873 1536 871 1556 869 1575 864 1594 859 1613 859 1613 847 1634 831 1651 811 1667 789 1681 769 1696 752 1712 741 1730 737 1752 737 1752 741 1769 751 1783 763 1796 780 1808 797 1819 814 1831 829 1843 841 1858 841 1858 852 1879 861 1899 868 1921 874 1943 880 1966 885 1989 889 2011 895 2033 895 2033 902 2066 910 2099 916 2130 922 2163 929 2196 935 2229 940 2262 946 2295 952 2329 956 2362 961 2394 965 2427 970 2460 974 2494 978 2527 981 2560 981 2560 983 2586 986 2612 988 2638 990 2664 992 2690 993 2716 995 2743 996 2769 997 2795 998 2822 998 2848 999 2874 999 2900 999 2927 999 2953 999 2979 999 2979 999 2995 999 3010 1000 3026 1001 3042 1003 3059 1004 3075 1005 3091 1006 3106 1006 3122 1005 3138 1004 3153 1001 3169 998 3184 995 3198 988 3212 981 3225 981 3225 972 3239 962 3252 950 3263 938 3273 924 3283 911 3291 896 3300 880 3308 864 3315 848 3323 832 3330 817 3337 801 3343 785 3350 769 3357 754 3365 754 3365 733 3375 711 3385 689 3394 667 3403 645 3411 624 3419 601 3427 579 3435 579 3435 558 3442 535 3448 511 3453 488 3457 464 3460 440 3464 416 3468 393 3472 370 3476 347 3481 324 3486 303 3494 282 3503 263 3513 244 3526 227 3541 227 3541 219 3552 215 3564 213 3579 212 3594 210 3610 207 3623 202 3636 193 3645 193 3645 182 3652 169 3656 155 3660 140 3661 125 3662 109 3662 93 3661 77 3660 61 3657 47 3655 34 3653 23 3651 13 3648 5 3646 1 3645 0 3645 0 3645 2 3645 7 3645 12 3645 17 3645 N"/>
          </draw:custom-shape>
          <draw:custom-shape draw:style-name="gr5" draw:text-style-name="P7" draw:layer="layout" svg:width="0.409cm" svg:height="2.08cm" draw:transform="skewX (0.000523598775598292) rotate (-2.35619449019309) translate (23.482cm 14.72cm)">
            <text:p/>
            <draw:enhanced-geometry svg:viewBox="0 0 940 3662" draw:type="non-primitive" draw:enhanced-path="M 940 0 L 922 3 903 7 884 10 865 13 846 17 828 22 810 27 793 35 779 43 764 51 751 60 737 69 723 79 711 90 697 100 685 110 672 121 661 134 650 145 638 158 627 170 617 183 607 196 596 210 587 223 578 238 570 252 563 267 556 282 549 297 543 313 537 328 532 344 526 359 521 375 516 391 511 408 507 424 503 440 499 456 495 471 492 486 490 501 487 516 485 532 484 548 483 562 482 578 481 594 480 609 478 625 477 641 475 655 473 670 469 686 466 701 459 720 452 738 445 757 438 774 428 793 419 810 409 825 399 841 384 861 368 878 350 895 332 910 315 927 298 944 282 963 269 982 258 1000 248 1018 239 1036 230 1056 221 1075 213 1094 206 1113 198 1133 191 1153 185 1174 179 1194 173 1214 168 1235 162 1255 157 1277 153 1297 149 1316 145 1336 141 1356 137 1375 134 1396 131 1415 128 1435 126 1456 124 1475 123 1495 123 1516 123 1535 126 1554 128 1574 132 1593 137 1612 147 1633 163 1651 182 1667 203 1683 222 1697 238 1713 249 1731 253 1753 249 1770 240 1785 228 1797 212 1808 196 1819 179 1831 164 1844 153 1858 144 1879 136 1899 129 1921 123 1943 119 1966 114 1988 110 2010 104 2033 97 2066 90 2097 84 2130 78 2163 72 2196 67 2229 61 2262 55 2295 51 2328 46 2361 42 2393 37 2426 33 2459 29 2493 26 2526 22 2559 20 2585 18 2611 17 2637 14 2663 13 2690 11 2717 10 2743 10 2769 9 2795 8 2822 8 2848 7 2874 7 2900 7 2927 7 2953 7 2980 7 2995 5 3010 5 3026 4 3042 3 3059 2 3075 1 3091 0 3107 0 3122 0 3137 1 3153 3 3168 7 3182 10 3197 16 3211 22 3224 31 3238 42 3250 52 3263 64 3273 77 3283 89 3292 103 3300 118 3308 132 3316 147 3323 162 3330 177 3337 191 3343 207 3350 221 3357 236 3364 256 3374 276 3384 297 3393 317 3402 338 3411 358 3419 379 3427 399 3435 419 3442 441 3448 463 3452 484 3457 507 3460 528 3464 551 3467 573 3470 594 3475 616 3481 637 3486 656 3493 676 3502 694 3512 712 3525 728 3540 736 3551 739 3565 742 3579 743 3594 745 3609 747 3623 752 3635 761 3645 782 3655 810 3661 839 3662 869 3659 896 3655 919 3651 934 3646 940 3645 939 3645 934 3645 929 3645 923 3645 940 0 Z N"/>
          </draw:custom-shape>
          <draw:custom-shape draw:style-name="gr6" draw:text-style-name="P7" draw:layer="layout" svg:width="0.409cm" svg:height="2.08cm" draw:transform="skewX (0.000523598775598292) rotate (-2.35619449019309) translate (23.482cm 14.72cm)">
            <text:p/>
            <draw:enhanced-geometry svg:viewBox="0 0 940 3662" draw:type="non-primitive" draw:enhanced-path="M 940 0 L 940 0 922 3 903 7 884 10 865 13 846 17 828 22 810 27 793 35 793 35 779 43 764 51 751 60 737 69 723 79 711 90 697 100 685 110 672 121 661 134 650 145 638 158 627 170 617 183 607 196 596 210 596 210 587 223 578 238 570 252 563 267 556 282 549 297 543 313 537 328 532 344 526 359 521 375 516 391 511 408 507 424 503 440 499 456 499 456 495 471 492 486 490 501 487 516 485 532 484 548 483 562 482 578 481 594 480 609 478 625 477 641 475 655 473 670 469 686 466 701 466 701 459 720 452 738 445 757 438 774 428 793 419 810 409 825 399 841 399 841 384 861 368 878 350 895 332 910 315 927 298 944 282 963 269 982 269 982 258 1000 248 1018 239 1036 230 1056 221 1075 213 1094 206 1113 198 1133 191 1153 185 1174 179 1194 173 1214 168 1235 162 1255 157 1277 153 1297 153 1297 149 1316 145 1336 141 1356 137 1375 134 1396 131 1415 128 1435 126 1456 124 1475 123 1495 123 1516 123 1535 126 1554 128 1574 132 1593 137 1612 137 1612 147 1633 163 1651 182 1667 203 1683 222 1697 238 1713 249 1731 253 1753 253 1753 249 1770 240 1785 228 1797 212 1808 196 1819 179 1831 164 1844 153 1858 153 1858 144 1879 136 1899 129 1921 123 1943 119 1966 114 1988 110 2010 104 2033 104 2033 97 2066 90 2097 84 2130 78 2163 72 2196 67 2229 61 2262 55 2295 51 2328 46 2361 42 2393 37 2426 33 2459 29 2493 26 2526 22 2559 22 2559 20 2585 18 2611 17 2637 14 2663 13 2690 11 2717 10 2743 10 2769 9 2795 8 2822 8 2848 7 2874 7 2900 7 2927 7 2953 7 2980 7 2980 7 2995 5 3010 5 3026 4 3042 3 3059 2 3075 1 3091 0 3107 0 3122 0 3137 1 3153 3 3168 7 3182 10 3197 16 3211 22 3224 22 3224 31 3238 42 3250 52 3263 64 3273 77 3283 89 3292 103 3300 118 3308 132 3316 147 3323 162 3330 177 3337 191 3343 207 3350 221 3357 236 3364 236 3364 256 3374 276 3384 297 3393 317 3402 338 3411 358 3419 379 3427 399 3435 399 3435 419 3442 441 3448 463 3452 484 3457 507 3460 528 3464 551 3467 573 3470 594 3475 616 3481 637 3486 656 3493 676 3502 694 3512 712 3525 728 3540 728 3540 736 3551 739 3565 742 3579 743 3594 745 3609 747 3623 752 3635 761 3645 761 3645 782 3655 810 3661 839 3662 869 3659 896 3655 919 3651 934 3646 940 3645 940 3645 939 3645 934 3645 929 3645 923 3645 N"/>
          </draw:custom-shape>
          <draw:custom-shape draw:style-name="gr7" draw:text-style-name="P7" draw:layer="layout" svg:width="0.16cm" svg:height="0.387cm" draw:transform="skewX (0.002617993877991) rotate (-2.35619449019309) translate (23.176cm 14.922cm)">
            <text:p/>
            <draw:enhanced-geometry svg:viewBox="0 0 364 684" draw:type="non-primitive" draw:enhanced-path="M 42 0 L 42 22 42 45 42 66 43 88 43 110 43 132 43 154 44 175 44 198 44 219 44 241 44 263 43 285 43 307 43 329 42 351 41 369 37 387 34 406 28 426 24 445 18 464 13 482 8 502 3 520 1 538 0 556 0 573 2 589 7 605 15 618 25 632 39 644 54 656 71 665 90 672 110 677 130 682 151 684 172 684 194 683 214 681 236 676 255 670 275 663 293 655 309 643 323 632 335 619 344 606 352 590 357 574 361 557 363 540 364 521 364 503 363 483 361 464 358 445 355 424 352 406 348 387 344 369 340 351 336 332 331 312 327 294 320 275 314 256 306 237 298 218 290 200 281 183 271 165 261 148 251 131 238 115 227 99 213 84 200 70 185 57 169 47 152 38 134 30 115 23 96 16 77 8 59 0 42 0 Z N"/>
          </draw:custom-shape>
          <draw:custom-shape draw:style-name="gr7" draw:text-style-name="P7" draw:layer="layout" svg:width="0.136cm" svg:height="0.334cm" draw:transform="skewX (0.00593411945677958) rotate (-2.35619449019309) translate (23.26cm 14.775cm)">
            <text:p/>
            <draw:enhanced-geometry svg:viewBox="0 0 319 588" draw:type="non-primitive" draw:enhanced-path="M 217 36 L 207 50 197 62 187 74 175 87 164 99 152 112 142 124 131 137 121 150 111 163 100 176 90 189 82 203 73 216 66 231 59 246 53 263 46 280 38 298 31 316 24 335 17 353 12 373 7 391 4 409 2 428 0 446 0 463 4 480 8 496 15 512 24 527 33 538 45 548 57 557 71 565 86 572 101 578 117 582 133 586 150 588 166 588 183 588 198 586 214 582 227 577 241 570 252 562 276 538 294 511 307 481 315 450 318 416 319 381 316 344 312 306 306 267 299 229 291 189 284 150 277 111 273 73 269 36 269 0 217 36 Z N"/>
          </draw:custom-shape>
          <draw:custom-shape draw:style-name="gr7" draw:text-style-name="P7" draw:layer="layout" svg:width="0.284cm" svg:height="0.404cm" draw:transform="skewX (-0.00244346095279159) rotate (-2.35619449019309) translate (22.794cm 14.627cm)">
            <text:p/>
            <draw:enhanced-geometry svg:viewBox="0 0 645 713" draw:type="non-primitive" draw:enhanced-path="M 6 1 L 26 3 47 3 67 3 88 3 108 2 130 1 150 1 170 0 191 1 211 2 232 3 251 6 269 12 287 18 304 27 321 37 325 39 328 43 330 47 333 52 334 56 336 61 337 66 339 71 347 93 354 114 361 137 367 158 372 181 378 204 383 226 388 248 393 271 398 293 404 315 411 337 418 359 426 380 435 401 445 421 455 438 469 455 485 471 502 486 520 501 539 515 558 530 578 545 595 560 611 573 624 588 634 603 642 619 645 634 643 650 637 667 624 685 608 699 589 707 569 712 546 713 522 710 496 705 470 698 442 690 414 680 386 670 358 659 330 650 303 642 277 636 252 631 239 630 225 630 210 629 197 630 182 630 167 630 152 630 139 630 125 629 111 628 98 625 85 622 74 617 63 612 51 605 42 596 31 582 22 569 15 553 9 537 5 520 3 503 1 485 0 466 1 447 1 428 3 409 4 390 5 371 6 352 6 334 6 316 6 297 6 276 6 257 7 238 7 217 8 198 11 179 12 158 13 139 15 120 16 99 18 80 20 60 21 40 22 20 23 1 6 1 Z N"/>
          </draw:custom-shape>
          <draw:custom-shape draw:style-name="gr7" draw:text-style-name="P7" draw:layer="layout" svg:width="0.21cm" svg:height="0.156cm" draw:transform="skewX (-0.00645771823237782) rotate (-2.35619449019309) translate (22.409cm 14.26cm)">
            <text:p/>
            <draw:enhanced-geometry svg:viewBox="0 0 488 277" draw:type="non-primitive" draw:enhanced-path="M 47 0 L 41 23 32 47 22 71 12 93 4 116 0 137 2 158 13 177 34 199 59 218 89 235 120 249 156 260 192 269 229 275 267 277 303 277 338 273 372 267 403 255 431 242 454 224 473 202 486 177 488 159 481 143 469 128 451 115 429 102 405 91 384 81 363 72 343 63 322 55 301 48 280 42 258 36 236 32 215 29 192 25 169 22 147 19 124 17 102 14 80 12 57 8 34 5 13 0 47 0 Z N"/>
          </draw:custom-shape>
          <draw:custom-shape draw:style-name="gr7" draw:text-style-name="P7" draw:layer="layout" svg:width="0.409cm" svg:height="2.036cm" draw:transform="skewX (-0.000523598775598132) rotate (-2.35619449019309) translate (23.471cm 14.696cm)">
            <text:p/>
            <draw:enhanced-geometry svg:viewBox="0 0 940 3584" draw:type="non-primitive" draw:enhanced-path="M 835 0 L 812 13 789 24 765 36 743 47 720 59 698 73 678 88 659 104 644 119 631 135 619 152 608 171 597 189 588 207 579 225 570 244 566 257 560 270 557 283 552 296 549 309 545 322 542 336 540 349 536 362 534 376 531 389 528 403 526 415 524 429 520 443 518 456 516 470 514 482 512 496 511 509 510 523 509 537 508 549 507 563 506 576 504 590 502 604 500 616 497 629 493 641 489 653 484 666 473 686 458 704 442 722 426 739 408 754 391 770 375 787 360 805 346 827 331 847 317 870 305 892 291 914 279 936 267 958 255 981 249 994 242 1007 237 1020 230 1032 224 1046 217 1058 212 1071 206 1084 200 1098 195 1110 189 1124 185 1138 180 1150 175 1164 172 1177 169 1191 165 1206 163 1221 160 1236 158 1252 156 1267 155 1283 154 1297 153 1313 153 1329 152 1344 152 1360 152 1376 152 1390 152 1406 151 1421 151 1437 149 1455 147 1473 145 1490 144 1508 143 1526 143 1543 146 1560 151 1577 162 1598 179 1615 199 1631 220 1645 239 1661 256 1677 267 1695 272 1717 270 1733 263 1748 251 1760 239 1772 224 1784 210 1795 196 1808 186 1821 174 1843 163 1863 153 1886 144 1907 135 1930 128 1953 121 1975 114 1998 109 2022 103 2046 98 2070 95 2093 92 2117 88 2141 85 2165 82 2190 80 2213 78 2238 76 2262 73 2286 71 2311 68 2335 65 2359 62 2382 59 2407 55 2431 52 2455 47 2480 44 2504 41 2528 36 2551 33 2575 29 2600 26 2624 22 2648 19 2672 17 2695 14 2719 12 2744 11 2768 10 2786 8 2803 6 2821 5 2838 3 2856 2 2874 1 2891 0 2910 0 2928 0 2945 0 2962 1 2980 2 2997 4 3014 8 3031 11 3048 16 3065 19 3082 23 3099 29 3116 35 3133 41 3150 47 3167 54 3183 62 3199 70 3215 79 3229 88 3243 98 3258 110 3270 121 3283 134 3294 144 3303 155 3310 168 3317 180 3322 193 3328 205 3332 219 3336 232 3339 246 3343 261 3345 274 3348 288 3351 303 3354 316 3356 330 3360 343 3364 358 3369 374 3373 389 3377 405 3380 421 3385 435 3388 451 3391 467 3395 482 3399 498 3403 514 3407 528 3412 544 3416 559 3422 574 3428 588 3435 603 3441 617 3449 630 3457 643 3466 656 3475 669 3484 681 3493 694 3504 703 3513 711 3523 719 3533 727 3543 735 3552 744 3561 753 3568 764 3574 785 3581 806 3584 828 3584 850 3583 872 3581 895 3577 917 3575 940 3574 835 0 Z N"/>
          </draw:custom-shape>
          <draw:custom-shape draw:style-name="gr7" draw:text-style-name="P7" draw:layer="layout" svg:width="0.483cm" svg:height="2.081cm" draw:transform="skewX (-0.00191986217719343) rotate (-2.35619449019309) translate (23.226cm 14.956cm)">
            <text:p/>
            <draw:enhanced-geometry svg:viewBox="0 0 1111 3665" draw:type="non-primitive" draw:enhanced-path="M 267 3614 L 281 3596 295 3577 310 3557 323 3538 338 3520 353 3503 370 3487 389 3475 401 3469 411 3464 422 3461 435 3458 446 3455 458 3454 471 3452 483 3451 496 3451 508 3450 521 3448 533 3447 546 3446 558 3444 570 3442 582 3438 598 3434 614 3428 630 3423 646 3418 660 3411 676 3405 691 3399 707 3393 722 3386 737 3379 752 3371 768 3365 783 3357 798 3350 813 3342 828 3334 851 3323 874 3311 897 3300 920 3287 942 3275 963 3260 984 3246 1003 3228 1018 3214 1031 3198 1045 3182 1057 3165 1067 3147 1077 3128 1085 3108 1090 3088 1099 3049 1105 3011 1109 2972 1111 2934 1111 2894 1109 2854 1106 2815 1103 2775 1097 2735 1091 2696 1086 2656 1079 2616 1072 2577 1066 2537 1061 2497 1055 2458 1052 2427 1048 2395 1045 2365 1043 2334 1039 2302 1035 2272 1031 2240 1027 2209 1022 2179 1016 2147 1011 2116 1004 2086 997 2056 988 2026 979 1996 969 1967 961 1949 951 1930 940 1912 929 1895 918 1878 905 1861 893 1844 880 1827 869 1814 855 1802 841 1790 826 1778 812 1766 802 1752 795 1738 793 1721 798 1704 808 1690 822 1679 839 1667 857 1657 874 1646 888 1633 897 1617 905 1597 911 1576 915 1554 919 1532 922 1511 923 1488 923 1467 923 1444 921 1421 920 1399 917 1377 913 1354 910 1332 906 1310 902 1289 897 1267 893 1248 888 1230 883 1212 877 1193 870 1175 863 1157 857 1139 849 1121 841 1104 832 1087 822 1070 813 1053 804 1036 794 1019 785 1002 775 986 766 972 756 959 744 945 733 933 720 920 709 908 697 895 684 883 672 871 659 859 648 847 636 833 626 819 616 806 607 791 599 776 592 760 587 743 582 726 577 709 574 691 572 674 570 656 567 638 565 620 564 602 562 584 559 567 557 548 555 530 551 513 547 496 543 483 540 469 537 455 533 442 530 428 526 415 523 401 520 387 515 374 511 361 506 348 501 334 496 322 490 309 484 297 478 284 465 265 452 246 437 228 421 211 405 194 388 176 372 161 355 144 335 124 314 103 294 82 273 62 252 43 229 27 205 13 179 5 159 2 136 0 115 0 92 2 72 8 52 16 35 26 22 40 13 55 6 70 2 86 0 102 0 119 2 137 5 155 9 173 14 191 18 211 23 229 28 248 32 266 36 284 39 302 40 320 40 348 40 375 40 403 39 430 39 458 38 485 36 512 36 539 35 567 34 595 32 622 31 649 30 676 28 704 26 731 25 758 23 785 22 814 19 841 18 868 17 895 15 922 14 950 13 977 11 1004 10 1031 8 1060 8 1087 7 1114 6 1141 5 1169 5 1196 3 1233 3 1271 3 1308 2 1345 2 1383 2 1420 2 1458 3 1494 3 1531 3 1569 3 1606 3 1644 5 1681 5 1717 5 1755 5 1792 5 1823 5 1853 5 1884 3 1916 3 1946 3 1977 3 2007 3 2038 2 2069 2 2099 2 2130 2 2161 3 2191 3 2222 3 2252 5 2283 6 2329 7 2375 8 2421 10 2467 11 2513 14 2558 16 2605 18 2650 20 2697 23 2743 25 2789 28 2835 31 2880 34 2927 36 2972 40 3019 42 3049 43 3080 45 3111 48 3141 50 3172 53 3202 56 3233 58 3264 60 3295 62 3326 65 3357 67 3387 69 3418 72 3448 73 3479 74 3510 73 3528 70 3547 66 3566 62 3584 60 3604 60 3621 65 3637 74 3650 87 3659 103 3664 120 3665 138 3663 158 3659 177 3655 196 3651 214 3650 267 3614 Z N"/>
          </draw:custom-shape>
          <draw:custom-shape draw:style-name="gr7" draw:text-style-name="P7" draw:layer="layout" svg:width="0.316cm" svg:height="0.298cm" draw:transform="skewX (-0.00331612557878854) rotate (-2.35619449019309) translate (23.344cm 14.872cm)">
            <text:p/>
            <draw:enhanced-geometry svg:viewBox="0 0 730 522" draw:type="non-primitive" draw:enhanced-path="M 411 42 L 424 50 435 59 448 67 460 75 473 83 485 92 499 100 511 108 524 116 535 125 547 133 560 142 571 151 583 161 594 170 604 181 625 200 646 220 670 241 691 262 710 285 723 308 730 333 728 357 720 378 709 396 694 412 678 426 659 438 638 448 615 456 592 464 568 470 543 475 517 480 491 484 466 488 441 491 417 495 394 498 370 501 347 505 322 509 296 513 270 516 245 520 218 522 194 522 169 522 144 520 121 516 98 511 78 503 59 491 42 479 26 462 15 448 9 432 4 416 1 399 0 382 1 364 3 345 6 327 11 308 17 288 23 270 30 251 38 233 45 215 53 198 60 181 70 160 82 141 96 122 112 102 128 85 146 70 164 55 183 42 199 33 216 23 234 15 252 7 271 3 289 0 306 1 323 6 411 42 Z N"/>
          </draw:custom-shape>
          <draw:custom-shape draw:style-name="gr7" draw:text-style-name="P7" draw:layer="layout" svg:width="0.03cm" svg:height="0.021cm" draw:transform="skewX (0.0476474885794361) rotate (-2.35619449019309) translate (23.165cm 15.008cm)">
            <text:p/>
            <draw:enhanced-geometry svg:viewBox="0 0 70 35" draw:type="non-primitive" draw:enhanced-path="M 0 0 L 9 5 17 9 26 15 34 20 43 24 52 29 61 32 70 35 0 0 Z N"/>
          </draw:custom-shape>
          <draw:custom-shape draw:style-name="gr7" draw:text-style-name="P7" draw:layer="layout" svg:width="0.134cm" svg:height="0.172cm" draw:transform="skewX (0.00575958653158027) rotate (-2.35619449019309) translate (23.184cm 14.966cm)">
            <text:p/>
            <draw:enhanced-geometry svg:viewBox="0 0 306 303" draw:type="non-primitive" draw:enhanced-path="M 0 0 L 23 8 45 16 68 23 91 30 113 38 135 47 155 57 175 69 188 80 202 92 214 105 226 118 236 132 246 145 255 160 263 175 271 187 280 201 289 216 297 229 303 244 306 257 305 269 298 279 287 289 273 296 259 301 244 303 228 303 211 301 194 296 176 291 159 284 142 275 125 266 109 255 93 244 78 233 66 221 53 210 39 193 28 173 22 151 17 128 12 105 9 81 6 58 0 35 0 0 Z N"/>
          </draw:custom-shape>
          <draw:custom-shape draw:style-name="gr7" draw:text-style-name="P7" draw:layer="layout" svg:width="0.26cm" svg:height="0.124cm" draw:transform="rotate (-2.35619449019309) translate (22.836cm 14.872cm)">
            <text:p/>
            <draw:enhanced-geometry svg:viewBox="0 0 598 220" draw:type="non-primitive" draw:enhanced-path="M 0 115 L 15 113 28 110 43 108 57 106 71 103 85 101 100 99 114 97 128 94 143 92 156 90 171 88 185 85 199 84 213 82 228 80 252 75 277 69 303 62 330 52 357 42 384 33 412 23 438 15 464 8 489 3 513 0 534 0 553 5 570 13 585 25 596 43 598 49 596 55 592 60 587 65 581 69 575 73 568 76 562 80 548 85 534 91 518 94 503 97 488 99 473 100 457 101 441 101 425 102 409 102 393 103 378 103 362 106 346 108 331 110 316 115 298 122 280 130 262 139 245 149 228 159 211 168 194 177 176 184 156 191 137 196 117 201 97 204 77 209 58 212 37 216 18 220 0 115 Z N"/>
          </draw:custom-shape>
          <draw:custom-shape draw:style-name="gr7" draw:text-style-name="P7" draw:layer="layout" svg:width="0.107cm" svg:height="0.209cm" draw:transform="skewX (-0.00471238898038371) rotate (-2.35619449019309) translate (22.805cm 15.171cm)">
            <text:p/>
            <draw:enhanced-geometry svg:viewBox="0 0 246 361" draw:type="non-primitive" draw:enhanced-path="M 0 361 L 6 349 12 335 16 322 22 309 26 296 32 282 38 270 42 256 48 242 53 230 58 216 64 204 71 190 76 178 82 164 89 152 98 132 106 113 115 93 124 73 134 55 147 38 160 24 177 12 185 8 194 4 205 1 216 0 226 0 235 1 242 5 246 12 246 19 243 25 237 28 228 31 219 35 210 38 201 42 194 46 175 65 158 87 142 109 127 131 112 154 99 177 85 200 72 223 61 240 52 257 43 274 34 292 26 309 17 327 9 344 0 361 Z N"/>
          </draw:custom-shape>
          <draw:custom-shape draw:style-name="gr7" draw:text-style-name="P7" draw:layer="layout" svg:width="0.085cm" svg:height="0.202cm" draw:transform="skewX (-0.00488692190558307) rotate (-2.35619449019309) translate (22.814cm 15.147cm)">
            <text:p/>
            <draw:enhanced-geometry svg:viewBox="0 0 194 354" draw:type="non-primitive" draw:enhanced-path="M 0 354 L 5 340 9 328 13 314 17 300 21 287 24 274 29 261 32 247 36 235 41 221 44 207 49 195 55 181 59 169 65 155 70 143 80 124 88 104 97 84 106 65 116 45 127 28 141 14 158 2 162 1 166 0 170 0 175 0 179 1 185 1 190 2 194 2 0 354 Z N"/>
          </draw:custom-shape>
          <draw:custom-shape draw:style-name="gr7" draw:text-style-name="P7" draw:layer="layout" svg:width="0.074cm" svg:height="0.137cm" draw:transform="skewX (-0.00733038285837472) rotate (-2.35619449019309) translate (22.744cm 15.167cm)">
            <text:p/>
            <draw:enhanced-geometry svg:viewBox="0 0 175 243" draw:type="non-primitive" draw:enhanced-path="M 0 243 L 11 229 22 213 32 198 42 182 54 167 64 152 74 136 84 120 96 105 106 89 117 73 129 59 140 44 151 29 163 14 175 0 0 243 Z N"/>
          </draw:custom-shape>
          <draw:custom-shape draw:style-name="gr7" draw:text-style-name="P7" draw:layer="layout" svg:width="0.115cm" svg:height="0.199cm" draw:transform="rotate (-2.35619449019309) translate (22.779cm 15.147cm)">
            <text:p/>
            <draw:enhanced-geometry svg:viewBox="0 0 262 356" draw:type="non-primitive" draw:enhanced-path="M 210 0 L 218 9 226 17 235 25 244 33 252 42 258 51 261 60 262 72 257 94 244 115 227 132 207 148 184 162 161 178 140 194 122 212 108 233 97 256 85 284 74 310 63 332 50 349 35 356 18 352 8 344 1 334 0 323 1 312 5 300 13 286 21 272 32 258 43 243 56 228 70 213 82 199 93 183 105 169 114 154 122 141 131 124 139 106 147 87 155 69 163 51 172 34 182 17 193 0 210 0 Z N"/>
          </draw:custom-shape>
          <draw:custom-shape draw:style-name="gr7" draw:text-style-name="P7" draw:layer="layout" svg:width="0.067cm" svg:height="0.12cm" draw:transform="skewX (-0.0083775804095712) rotate (-2.35619449019309) translate (22.754cm 15.213cm)">
            <text:p/>
            <draw:enhanced-geometry svg:viewBox="0 0 157 211" draw:type="non-primitive" draw:enhanced-path="M 157 0 L 147 14 137 26 127 39 115 51 104 64 94 76 82 89 72 102 61 115 51 127 40 141 31 154 22 168 14 182 6 196 0 211 157 0 Z N"/>
          </draw:custom-shape>
          <draw:custom-shape draw:style-name="gr7" draw:text-style-name="P7" draw:layer="layout" svg:width="0.031cm" svg:height="0.119cm" draw:transform="skewX (-0.00837758040957132) rotate (-2.35619449019309) translate (22.703cm 15.138cm)">
            <text:p/>
            <draw:enhanced-geometry svg:viewBox="0 0 70 209" draw:type="non-primitive" draw:enhanced-path="M 0 209 L 5 197 10 183 14 171 19 157 22 144 27 131 31 118 36 104 40 91 44 78 48 65 53 52 57 38 61 26 65 12 70 0 0 209 Z N"/>
          </draw:custom-shape>
          <draw:custom-shape draw:style-name="gr7" draw:text-style-name="P7" draw:layer="layout" svg:width="0.264cm" svg:height="0.398cm" draw:transform="skewX (0.00244346095279158) rotate (-2.35619449019309) translate (22.544cm 14.764cm)">
            <text:p/>
            <draw:enhanced-geometry svg:viewBox="0 0 614 703" draw:type="non-primitive" draw:enhanced-path="M 0 0 L 18 3 36 4 54 4 73 4 91 3 109 3 128 3 146 3 164 3 181 4 200 6 217 9 234 14 250 20 265 27 280 37 298 52 312 72 323 93 333 116 341 141 349 165 358 188 369 211 377 229 386 246 394 264 403 281 411 300 420 318 428 335 437 353 446 370 454 388 463 405 472 423 481 440 490 457 499 475 508 492 523 514 541 535 560 557 580 577 596 599 608 620 614 643 613 667 610 675 606 683 599 690 592 695 584 700 576 702 568 703 560 702 542 695 527 686 514 674 502 660 492 644 484 626 476 607 470 586 464 566 458 544 453 523 448 501 441 480 436 459 428 439 420 421 412 403 404 385 397 366 389 348 382 329 375 310 369 292 362 272 354 254 346 236 338 218 328 201 318 185 306 169 294 154 280 141 0 0 Z N"/>
          </draw:custom-shape>
          <draw:custom-shape draw:style-name="gr7" draw:text-style-name="P7" draw:layer="layout" svg:width="0.085cm" svg:height="0.025cm" draw:transform="skewX (0.0399680398706627) rotate (-2.35619449019309) translate (22.491cm 14.704cm)">
            <text:p/>
            <draw:enhanced-geometry svg:viewBox="0 0 193 50" draw:type="non-primitive" draw:enhanced-path="M 193 0 L 181 3 168 7 156 11 143 17 131 23 117 27 105 33 92 38 79 42 66 46 55 49 42 50 31 49 21 46 11 43 0 36 193 0 Z N"/>
          </draw:custom-shape>
          <draw:custom-shape draw:style-name="gr7" draw:text-style-name="P7" draw:layer="layout" svg:width="0.118cm" svg:height="0.1cm" draw:transform="rotate (-2.35619449019309) translate (22.523cm 14.766cm)">
            <text:p/>
            <draw:enhanced-geometry svg:viewBox="0 0 277 175" draw:type="non-primitive" draw:enhanced-path="M 277 115 L 260 118 243 123 226 128 208 135 190 142 172 149 153 156 136 162 118 168 101 172 84 174 68 175 54 174 40 169 26 161 15 151 5 135 0 117 0 97 4 76 12 56 22 38 35 22 50 11 64 5 76 1 90 0 105 1 118 4 133 8 147 14 161 21 176 29 191 37 206 45 219 54 234 62 249 68 263 74 277 80 277 115 Z N"/>
          </draw:custom-shape>
          <draw:custom-shape draw:style-name="gr7" draw:text-style-name="P7" draw:layer="layout" svg:width="0.346cm" svg:height="0.566cm" draw:transform="skewX (0.00523598775598199) rotate (-2.35619449019309) translate (22.013cm 14.35cm)">
            <text:p/>
            <draw:enhanced-geometry svg:viewBox="0 0 799 998" draw:type="non-primitive" draw:enhanced-path="M 45 122 L 65 126 87 129 110 131 131 133 154 135 175 136 198 137 220 138 242 141 263 144 284 148 305 153 324 160 343 169 360 179 377 192 397 211 415 232 428 255 441 279 452 305 461 331 469 359 476 387 483 416 489 444 494 474 501 502 508 531 516 559 525 586 535 612 545 638 554 665 562 695 569 724 576 755 584 786 592 816 600 846 609 874 619 900 631 925 646 947 662 965 681 980 703 991 728 998 740 998 753 994 764 987 774 977 783 966 791 953 797 941 799 928 797 904 787 880 771 858 752 838 731 817 710 797 690 775 676 753 664 730 654 706 644 684 634 660 625 636 616 611 608 587 600 562 592 538 584 514 576 489 568 465 560 440 552 415 544 391 535 366 529 351 526 336 521 319 518 303 515 286 512 269 509 253 506 236 501 220 496 204 492 188 485 173 478 159 470 146 460 134 449 122 439 116 428 109 417 104 406 101 394 99 382 96 369 95 357 94 344 94 331 94 318 93 305 93 292 92 280 92 267 90 255 87 239 83 223 76 207 68 190 59 173 50 157 41 140 32 124 23 107 15 91 8 77 3 62 0 47 0 35 2 21 8 10 17 1 31 0 46 3 63 11 82 20 101 30 120 39 138 45 156 45 122 Z N"/>
          </draw:custom-shape>
          <draw:custom-shape draw:style-name="gr7" draw:text-style-name="P7" draw:layer="layout" svg:width="0.269cm" svg:height="0.395cm" draw:transform="rotate (-2.35619449019309) translate (23.142cm 14.155cm)">
            <text:p/>
            <draw:enhanced-geometry svg:viewBox="0 0 611 703" draw:type="non-primitive" draw:enhanced-path="M 611 0 L 593 3 576 4 558 4 539 4 520 4 502 4 484 3 465 3 447 4 430 5 412 6 395 9 379 14 362 20 347 26 332 35 314 51 300 71 289 92 279 115 271 140 263 164 254 187 244 210 236 228 227 245 219 263 210 282 202 299 193 317 185 335 177 352 168 370 159 387 151 405 142 422 133 439 123 457 114 474 105 491 91 513 72 534 53 556 35 576 18 598 5 619 0 642 1 666 3 674 8 682 15 689 21 694 29 699 37 702 45 703 53 702 70 695 86 686 98 675 110 660 120 644 128 626 136 607 143 588 148 566 154 545 160 523 164 501 170 480 177 460 184 440 191 422 201 404 209 386 215 368 223 350 230 330 237 311 244 292 250 274 258 255 266 237 275 219 285 202 295 185 306 169 319 155 332 141 611 0 Z N"/>
          </draw:custom-shape>
          <draw:custom-shape draw:style-name="gr7" draw:text-style-name="P7" draw:layer="layout" svg:width="0.351cm" svg:height="0.563cm" draw:transform="rotate (-2.35619449019309) translate (22.816cm 13.534cm)">
            <text:p/>
            <draw:enhanced-geometry svg:viewBox="0 0 813 998" draw:type="non-primitive" draw:enhanced-path="M 767 121 L 745 125 723 128 701 130 678 132 655 134 633 135 610 136 587 137 566 141 544 143 523 147 502 153 482 160 463 169 444 179 427 192 407 211 390 232 375 255 362 280 351 305 342 332 333 359 326 388 320 416 314 446 308 474 301 502 295 531 287 559 278 585 267 611 257 637 248 664 240 694 232 724 224 755 217 786 210 816 202 845 191 873 181 900 169 924 154 946 138 965 119 980 96 991 71 998 59 998 46 993 35 986 24 976 14 965 8 952 2 940 0 927 2 902 12 880 28 858 47 838 69 817 90 797 110 774 124 752 136 729 147 705 157 683 168 659 177 635 186 611 195 587 203 562 211 539 219 514 227 490 235 465 242 440 250 416 258 391 267 367 272 351 276 336 280 319 283 302 287 285 290 268 293 252 297 235 300 218 306 202 311 187 317 172 325 158 333 145 345 133 356 121 366 115 376 109 388 104 399 101 411 99 423 96 436 95 449 94 461 94 475 93 489 93 501 93 515 92 527 91 540 88 552 86 568 82 585 76 601 68 618 59 635 50 652 41 669 31 686 23 702 15 718 8 734 2 748 0 763 0 777 2 789 8 802 17 811 31 813 47 810 64 802 82 793 100 782 119 773 137 767 155 767 121 Z N"/>
          </draw:custom-shape>
          <draw:custom-shape draw:style-name="gr7" draw:text-style-name="P7" draw:layer="layout" svg:width="0.097cm" svg:height="0.096cm" draw:transform="skewX (0.0104719755119641) rotate (-2.35619449019309) translate (22.99cm 14.278cm)">
            <text:p/>
            <draw:enhanced-geometry svg:viewBox="0 0 228 173" draw:type="non-primitive" draw:enhanced-path="M 0 126 L 12 129 24 133 37 137 49 142 63 147 75 153 88 158 100 162 113 167 125 170 138 172 149 173 160 173 172 172 182 168 192 162 206 150 216 133 223 115 227 94 228 74 226 54 220 36 210 22 201 14 192 8 182 3 170 1 159 0 147 0 134 1 122 3 108 6 94 9 82 11 68 15 55 17 42 19 30 22 17 22 0 126 Z N"/>
          </draw:custom-shape>
          <draw:custom-shape draw:style-name="gr7" draw:text-style-name="P7" draw:layer="layout" svg:width="0.311cm" svg:height="0.281cm" draw:transform="skewX (-0.00349065850398809) rotate (-2.35619449019309) translate (23.421cm 14.479cm)">
            <text:p/>
            <draw:enhanced-geometry svg:viewBox="0 0 720 494" draw:type="non-primitive" draw:enhanced-path="M 720 494 L 697 485 673 477 651 468 628 459 605 451 581 442 559 433 536 424 512 416 490 407 467 398 444 389 420 381 398 372 375 363 352 354 331 346 307 339 284 332 262 325 239 317 217 308 197 297 178 283 162 272 146 260 130 246 113 232 96 219 80 204 64 189 49 175 37 159 24 142 15 126 7 109 2 92 0 74 0 57 3 38 7 28 15 19 27 11 38 6 52 1 65 0 78 0 89 2 105 11 119 23 130 37 138 53 145 71 150 91 155 111 158 133 162 154 165 175 170 196 175 216 181 236 190 254 200 270 213 283 224 292 237 300 249 308 263 314 276 319 290 323 305 328 319 330 335 333 350 336 365 339 381 341 395 343 410 347 425 350 440 354 458 358 477 360 496 363 517 364 538 364 559 364 580 365 601 366 620 367 639 371 656 374 673 380 688 388 701 397 712 409 720 424 720 494 Z N"/>
          </draw:custom-shape>
          <draw:custom-shape draw:style-name="gr7" draw:text-style-name="P7" draw:layer="layout" svg:width="0.008cm" svg:height="0.004cm" draw:transform="skewX (0.245044226979958) rotate (-2.35619449019309) translate (23.04cm 14.494cm)">
            <text:p/>
            <draw:enhanced-geometry svg:viewBox="0 0 17 0" draw:type="non-primitive" draw:enhanced-path="M 0 0 L 4 0 9 0 12 0 17 0 0 0 Z N"/>
          </draw:custom-shape>
          <draw:custom-shape draw:style-name="gr7" draw:text-style-name="P7" draw:layer="layout" svg:width="0.183cm" svg:height="0.136cm" draw:transform="rotate (-2.35619449019309) translate (23.367cm 14.471cm)">
            <text:p/>
            <draw:enhanced-geometry svg:viewBox="0 0 423 242" draw:type="non-primitive" draw:enhanced-path="M 388 207 L 363 194 338 178 311 159 285 139 258 117 230 96 203 74 177 54 151 36 126 21 101 10 78 2 57 0 36 4 18 14 2 32 0 37 1 41 6 46 11 50 18 55 25 58 33 63 39 66 60 81 83 95 106 107 129 120 152 131 177 142 201 152 226 163 250 172 275 182 299 191 324 201 349 210 374 220 399 231 423 242 388 207 Z N"/>
          </draw:custom-shape>
          <draw:custom-shape draw:style-name="gr5" draw:text-style-name="P7" draw:layer="layout" svg:width="0.337cm" svg:height="0.137cm" draw:transform="skewX (0.00733038285837483) rotate (-2.35619449019309) translate (22.657cm 14.032cm)">
            <text:p/>
            <draw:enhanced-geometry svg:viewBox="0 0 783 239" draw:type="non-primitive" draw:enhanced-path="M 142 8 L 121 25 98 41 71 57 47 73 25 90 8 108 0 127 2 149 11 167 23 181 37 191 54 199 74 203 95 205 118 205 142 204 166 202 191 199 217 195 242 192 267 188 290 186 313 185 335 185 363 187 393 192 423 199 454 205 484 212 516 220 547 227 579 233 608 237 636 239 665 239 691 237 715 230 736 220 757 205 774 185 782 168 783 150 780 131 774 111 763 92 750 74 736 58 721 44 702 32 683 22 661 14 640 8 617 5 594 1 571 1 547 0 522 1 498 3 473 5 449 6 424 8 400 8 377 9 354 8 339 8 326 7 311 7 296 7 282 7 268 7 253 7 239 7 225 7 210 7 196 7 182 8 168 8 153 8 140 8 125 8 142 8 Z N"/>
          </draw:custom-shape>
          <draw:custom-shape draw:style-name="gr5" draw:text-style-name="P7" draw:layer="layout" svg:width="0.352cm" svg:height="0.16cm" draw:transform="rotate (-2.35619449019309) translate (22.544cm 13.916cm)">
            <text:p/>
            <draw:enhanced-geometry svg:viewBox="0 0 816 280" draw:type="non-primitive" draw:enhanced-path="M 48 62 L 71 61 95 59 117 58 140 57 164 56 187 54 209 53 233 51 256 50 278 49 302 48 325 47 348 45 370 44 394 42 417 41 439 40 463 39 486 38 509 37 531 36 555 34 578 33 601 32 624 31 647 30 670 29 694 29 716 28 739 27 763 27 785 25 789 25 795 24 799 24 802 25 805 30 806 33 806 38 806 42 805 47 804 53 802 57 802 62 804 80 807 98 810 117 815 137 816 155 816 173 812 189 802 202 785 218 766 231 746 241 723 246 700 251 675 253 650 254 624 253 598 251 572 249 545 245 519 242 492 240 466 237 441 237 416 237 391 240 366 243 340 248 314 253 287 259 260 265 234 270 208 275 182 278 157 280 133 280 109 278 88 273 67 265 48 253 31 237 23 227 16 215 11 202 6 189 3 174 0 159 0 143 0 129 3 113 6 98 10 83 15 70 22 57 30 45 38 34 48 25 69 13 91 5 114 0 138 0 163 4 188 10 214 16 240 27 266 37 293 48 320 58 348 70 374 79 400 87 426 93 452 97 472 98 494 99 514 100 535 100 556 101 577 101 597 100 619 100 639 100 660 99 681 99 702 98 723 98 743 97 764 97 785 97 48 62 Z N"/>
          </draw:custom-shape>
          <draw:custom-shape draw:style-name="gr5" draw:text-style-name="P7" draw:layer="layout" svg:width="0.312cm" svg:height="0.021cm" draw:transform="skewX (-0.0476474885794363) rotate (-2.35619449019309) translate (22.335cm 13.787cm)">
            <text:p/>
            <draw:enhanced-geometry svg:viewBox="0 0 719 34" draw:type="non-primitive" draw:enhanced-path="M 0 0 L 25 2 50 5 75 7 101 9 126 11 151 14 176 16 201 18 226 22 252 24 277 26 302 27 328 29 353 32 379 33 404 34 425 34 445 32 467 29 488 26 510 22 531 17 553 12 574 8 595 5 615 2 634 2 654 3 672 7 689 14 705 22 719 34 0 0 Z N"/>
          </draw:custom-shape>
          <draw:custom-shape draw:style-name="gr5" draw:text-style-name="P7" draw:layer="layout" svg:width="0.371cm" svg:height="0.137cm" draw:transform="rotate (-2.35619449019309) translate (22.375cm 13.753cm)">
            <text:p/>
            <draw:enhanced-geometry svg:viewBox="0 0 847 241" draw:type="non-primitive" draw:enhanced-path="M 789 70 L 768 70 745 70 724 70 702 71 679 71 658 71 636 71 615 71 592 72 571 72 549 72 526 72 505 71 483 71 461 71 439 70 413 68 387 63 361 58 333 51 306 43 280 35 253 26 226 19 200 12 174 8 149 5 124 4 100 7 77 13 56 22 35 36 23 48 12 65 6 84 1 103 0 123 2 143 8 161 18 175 37 194 59 206 82 215 107 221 133 222 160 222 189 219 219 214 248 208 279 202 309 195 339 188 370 182 399 178 428 175 456 175 480 178 504 182 529 188 552 195 577 203 602 212 627 220 652 226 676 233 700 238 724 241 745 241 767 239 787 233 806 224 825 211 833 202 839 190 844 180 846 167 847 155 847 141 846 128 844 113 842 99 838 85 835 70 831 55 829 42 827 27 825 13 825 0 789 70 Z N"/>
          </draw:custom-shape>
          <draw:custom-shape draw:style-name="gr5" draw:text-style-name="P7" draw:layer="layout" svg:width="0.387cm" svg:height="0.125cm" draw:transform="skewX (0.00802851455917239) rotate (-2.35619449019309) translate (22.282cm 13.586cm)">
            <text:p/>
            <draw:enhanced-geometry svg:viewBox="0 0 903 222" draw:type="non-primitive" draw:enhanced-path="M 125 70 L 172 70 223 70 279 70 338 70 397 70 457 70 516 70 573 70 627 70 678 70 724 70 764 70 797 70 821 70 837 70 843 70 840 70 835 70 824 70 811 70 794 70 775 70 752 70 727 70 701 70 671 70 641 70 609 70 576 70 543 70 508 70 474 70 440 70 405 70 372 70 339 70 307 70 277 70 247 70 221 70 196 70 173 70 154 70 137 70 123 70 113 70 108 70 105 70 108 70 116 70 128 70 144 71 163 71 186 71 211 72 237 72 265 72 295 72 323 72 353 72 381 72 408 71 434 71 457 70 484 68 511 63 539 57 567 49 596 41 625 32 653 23 682 15 709 8 736 3 762 0 788 0 812 3 835 10 856 20 877 36 888 50 896 67 900 86 903 105 900 126 896 145 888 162 877 177 856 194 835 206 811 214 786 220 760 222 731 222 703 219 675 215 645 210 615 204 585 197 556 191 525 186 497 181 467 178 440 177 413 178 385 181 357 185 329 190 299 197 271 203 243 208 214 214 186 218 159 220 131 221 106 219 81 213 59 205 37 193 18 177 7 160 1 139 0 118 3 95 8 71 12 47 17 23 18 0 125 70 Z N"/>
          </draw:custom-shape>
          <draw:custom-shape draw:style-name="gr5" draw:text-style-name="P7" draw:layer="layout" svg:width="0.182cm" svg:height="0.233cm" draw:transform="skewX (0.00436332312998495) rotate (-2.35619449019309) translate (22.956cm 14.425cm)">
            <text:p/>
            <draw:enhanced-geometry svg:viewBox="0 0 423 417" draw:type="non-primitive" draw:enhanced-path="M 219 72 L 204 89 188 106 169 123 149 140 129 157 109 174 88 191 68 206 50 225 34 242 20 259 10 277 3 295 0 314 2 333 9 353 20 370 34 384 51 396 70 405 92 412 114 415 138 417 163 417 188 415 213 412 238 405 262 398 284 389 306 378 324 366 341 353 357 337 371 318 383 298 394 276 404 253 411 229 417 204 422 179 423 154 423 129 421 104 417 82 410 59 401 38 390 18 376 0 219 72 Z N"/>
          </draw:custom-shape>
          <draw:custom-shape draw:style-name="gr5" draw:text-style-name="P7" draw:layer="layout" svg:width="0.036cm" svg:height="0.037cm" draw:transform="skewX (0.0539306738866146) rotate (-2.35619449019309) translate (22.819cm 14.487cm)">
            <text:p/>
            <draw:enhanced-geometry svg:viewBox="0 0 86 72" draw:type="non-primitive" draw:enhanced-path="M 0 0 L 10 9 21 18 32 27 43 35 54 44 65 53 76 62 86 72 0 0 Z N"/>
          </draw:custom-shape>
          <draw:custom-shape draw:style-name="gr5" draw:text-style-name="P7" draw:layer="layout" svg:width="0.116cm" svg:height="0.285cm" draw:transform="skewX (0.00349065850398802) rotate (-2.35619449019309) translate (23.28cm 14.814cm)">
            <text:p/>
            <draw:enhanced-geometry svg:viewBox="0 0 265 508" draw:type="non-primitive" draw:enhanced-path="M 265 0 L 251 12 237 26 223 37 208 49 193 62 177 73 163 86 148 98 134 111 119 123 107 136 94 149 82 164 72 179 62 195 54 210 47 227 39 244 32 263 24 281 18 300 13 320 7 340 4 359 1 378 0 396 1 415 4 432 8 449 15 463 24 477 37 489 56 501 77 508 102 508 127 504 151 496 175 485 195 471 211 455 222 437 227 418 228 396 225 373 222 350 217 326 212 302 211 280 265 0 Z N"/>
          </draw:custom-shape>
          <draw:custom-shape draw:style-name="gr5" draw:text-style-name="P7" draw:layer="layout" svg:width="0.087cm" svg:height="0.127cm" draw:transform="skewX (0.00785398163397304) rotate (-2.35619449019309) translate (22.638cm 14.764cm)">
            <text:p/>
            <draw:enhanced-geometry svg:viewBox="0 0 211 221" draw:type="non-primitive" draw:enhanced-path="M 0 0 L 5 14 7 27 10 42 13 57 14 73 16 87 18 103 21 118 23 133 26 146 31 160 35 172 42 184 50 194 59 202 70 210 89 217 109 221 131 221 153 219 173 213 191 204 203 190 211 175 211 162 205 152 195 143 182 134 166 127 151 119 135 111 123 103 0 0 Z N"/>
          </draw:custom-shape>
          <draw:custom-shape draw:style-name="gr5" draw:text-style-name="P7" draw:layer="layout" svg:width="0.117cm" svg:height="0.543cm" draw:transform="rotate (-2.35619449019309) translate (22.198cm 14.374cm)">
            <text:p/>
            <draw:enhanced-geometry svg:viewBox="0 0 274 952" draw:type="non-primitive" draw:enhanced-path="M 0 0 L 3 25 6 48 10 72 13 97 18 121 21 145 25 170 28 194 31 217 35 241 38 266 42 290 45 314 48 338 51 362 54 386 55 423 53 461 48 501 43 542 35 584 27 625 20 666 13 707 9 747 6 784 8 820 13 853 22 883 38 908 60 929 88 946 114 952 141 946 168 934 193 913 216 890 236 862 253 833 264 806 271 780 274 754 274 728 272 701 267 675 261 649 252 623 242 597 231 570 220 544 208 518 197 492 186 464 176 438 166 412 158 386 0 0 Z N"/>
          </draw:custom-shape>
          <draw:custom-shape draw:style-name="gr5" draw:text-style-name="P7" draw:layer="layout" svg:width="0.453cm" svg:height="0.122cm" draw:transform="skewX (-0.00820304748437173) rotate (-2.35619449019309) translate (22.138cm 13.51cm)">
            <text:p/>
            <draw:enhanced-geometry svg:viewBox="0 0 1037 211" draw:type="non-primitive" draw:enhanced-path="M 0 36 L 30 41 59 45 89 51 118 57 148 61 177 67 207 73 236 77 266 83 295 87 325 92 354 95 384 99 414 102 444 104 473 105 509 104 549 99 591 90 633 78 677 65 720 50 764 36 807 24 847 13 885 5 921 0 953 1 981 8 1005 22 1023 42 1036 71 1037 85 1035 96 1029 107 1021 116 1010 124 997 132 981 137 965 143 947 147 929 152 910 155 892 160 874 163 855 167 838 170 824 175 811 179 798 183 785 185 771 188 759 191 745 193 733 195 719 196 706 198 693 200 680 202 666 203 654 205 640 206 626 209 614 211 0 36 Z N"/>
          </draw:custom-shape>
          <draw:custom-shape draw:style-name="gr8" draw:text-style-name="P7" draw:layer="layout" svg:width="0.414cm" svg:height="0.063cm" draw:transform="skewX (-0.0158824961931455) rotate (-2.35619449019309) translate (23.07cm 14.538cm)">
            <text:p/>
            <draw:enhanced-geometry svg:viewBox="0 0 946 113" draw:type="non-primitive" draw:enhanced-path="M 0 34 L 0 34 17 38 33 43 50 49 66 53 82 59 99 63 115 69 132 74 147 79 163 84 180 88 196 92 213 96 230 100 246 103 263 105 263 105 280 108 298 109 315 111 333 112 350 112 369 113 386 113 404 113 422 112 439 112 457 111 474 110 492 110 509 108 527 107 544 105 544 105 558 104 571 103 584 101 597 100 610 97 623 96 636 94 650 92 662 90 676 87 689 85 702 83 715 79 728 77 741 74 754 70 754 70 767 67 779 63 791 60 803 56 816 51 827 46 839 42 852 37 863 33 876 28 887 24 900 18 911 14 922 9 935 4 946 0 N"/>
          </draw:custom-shape>
          <draw:custom-shape draw:style-name="gr8" draw:text-style-name="P7" draw:layer="layout" svg:width="0.21cm" svg:height="0.438cm" draw:transform="skewX (-0.00226892802759233) rotate (-2.35619449019309) translate (23.082cm 14.399cm)">
            <text:p/>
            <draw:enhanced-geometry svg:viewBox="0 0 490 772" draw:type="non-primitive" draw:enhanced-path="M 490 0 L 490 0 483 14 476 26 470 40 464 54 457 66 450 80 445 93 438 107 431 119 424 133 418 146 412 159 405 172 398 185 391 198 384 210 384 210 377 224 370 237 362 251 355 265 347 277 339 291 332 304 324 318 316 330 308 344 302 356 294 370 286 384 277 396 269 410 261 422 261 422 246 445 232 466 217 489 202 511 186 532 170 554 154 575 138 597 138 597 121 619 104 641 87 664 69 685 52 707 34 728 17 751 0 772 N"/>
          </draw:custom-shape>
          <draw:custom-shape draw:style-name="gr8" draw:text-style-name="P7" draw:layer="layout" svg:width="0.211cm" svg:height="0.474cm" draw:transform="skewX (-0.00209439510239273) rotate (-2.35619449019309) translate (22.788cm 14.717cm)">
            <text:p/>
            <draw:enhanced-geometry svg:viewBox="0 0 491 840" draw:type="non-primitive" draw:enhanced-path="M 0 0 L 0 0 13 26 26 53 39 80 52 106 66 132 78 158 92 184 106 210 118 236 132 262 144 288 158 314 171 341 184 368 198 394 210 420 210 420 219 438 227 455 235 473 244 491 251 509 259 528 267 546 276 564 284 582 292 600 301 617 310 634 319 651 329 668 339 684 351 700 351 700 365 719 381 738 399 757 418 774 436 791 455 806 473 823 491 840 N"/>
          </draw:custom-shape>
          <draw:custom-shape draw:style-name="gr8" draw:text-style-name="P7" draw:layer="layout" svg:width="0.577cm" svg:height="0.04cm" draw:transform="rotate (-2.35619449019309) translate (22.769cm 14.116cm)">
            <text:p/>
            <draw:enhanced-geometry svg:viewBox="0 0 1332 73" draw:type="non-primitive" draw:enhanced-path="M 0 0 L 0 0 27 5 54 9 82 15 109 20 136 25 163 30 191 35 218 40 246 45 273 49 301 54 328 58 356 62 383 65 411 67 439 69 439 69 455 71 472 72 488 73 505 73 521 73 538 73 554 73 571 73 586 72 603 72 619 71 636 71 652 71 668 69 685 69 701 69 701 69 723 69 745 69 767 71 788 71 811 71 833 72 855 72 877 73 898 73 921 73 943 73 965 73 987 73 1008 72 1031 71 1053 69 1053 69 1070 68 1088 67 1105 65 1123 63 1140 62 1157 59 1175 57 1192 54 1209 51 1227 49 1244 47 1262 45 1280 42 1297 40 1315 38 1332 35 N"/>
          </draw:custom-shape>
          <draw:custom-shape draw:style-name="gr8" draw:text-style-name="P7" draw:layer="layout" svg:width="0.021cm" svg:height="0.006cm" draw:transform="skewX (0.165108147238632) rotate (-2.35619449019309) translate (22.316cm 14.538cm)">
            <text:p/>
            <draw:enhanced-geometry svg:viewBox="0 0 54 0" draw:type="non-primitive" draw:enhanced-path="M 0 0 L 0 0 6 0 13 0 20 0 27 0 34 0 41 0 47 0 54 0 N"/>
          </draw:custom-shape>
          <draw:custom-shape draw:style-name="gr8" draw:text-style-name="P7" draw:layer="layout" svg:width="0.565cm" svg:height="0.042cm" draw:transform="skewX (-0.0237364778271185) rotate (-2.35619449019309) translate (22.686cm 14.097cm)">
            <text:p/>
            <draw:enhanced-geometry svg:viewBox="0 0 1298 74" draw:type="non-primitive" draw:enhanced-path="M 0 0 L 0 0 28 4 55 9 82 14 110 19 138 23 165 29 192 34 219 39 246 44 274 48 301 53 328 57 356 61 384 64 411 68 438 70 438 70 460 71 482 73 504 73 525 74 548 74 570 74 591 74 614 73 636 73 657 72 679 72 701 71 723 71 744 70 767 70 789 70 789 70 808 70 828 70 848 70 868 70 887 70 908 70 927 70 947 70 967 70 987 70 1006 70 1026 70 1046 70 1065 70 1085 70 1104 70 1104 70 1116 70 1128 70 1140 70 1153 70 1164 70 1177 70 1189 70 1202 70 1213 70 1225 70 1238 70 1249 70 1262 70 1274 70 1286 70 1298 70 N"/>
          </draw:custom-shape>
          <draw:custom-shape draw:style-name="gr8" draw:text-style-name="P7" draw:layer="layout" svg:width="0.709cm" svg:height="0.064cm" draw:transform="skewX (0.015707963267946) rotate (-2.35619449019309) translate (22.666cm 13.907cm)">
            <text:p/>
            <draw:enhanced-geometry svg:viewBox="0 0 1631 111" draw:type="non-primitive" draw:enhanced-path="M 0 0 L 0 0 30 7 59 15 89 21 118 29 148 37 177 45 206 52 235 60 265 67 294 73 324 80 353 87 384 93 413 97 443 102 473 105 473 105 493 108 513 109 532 110 552 111 572 111 591 111 611 111 631 111 650 111 670 110 690 110 709 109 730 108 749 108 770 106 789 105 789 105 810 104 833 103 855 101 876 100 899 97 920 95 942 94 965 92 986 89 1008 86 1029 84 1052 81 1074 79 1095 77 1118 73 1139 71 1139 71 1154 69 1168 67 1182 64 1197 62 1211 60 1226 56 1239 54 1254 52 1269 49 1282 46 1297 44 1311 42 1325 41 1340 38 1354 37 1368 36 1368 36 1384 35 1401 35 1417 36 1434 37 1451 39 1468 42 1485 43 1501 45 1518 47 1535 49 1551 49 1568 49 1584 47 1600 45 1616 42 1631 36 N"/>
          </draw:custom-shape>
          <draw:custom-shape draw:style-name="gr8" draw:text-style-name="P7" draw:layer="layout" svg:width="0.003cm" svg:height="0.016cm" draw:transform="skewX (0.463733982254806) rotate (-2.35619449019309) translate (22.141cm 14.452cm)">
            <text:p/>
            <draw:enhanced-geometry svg:viewBox="0 0 0 36" draw:type="non-primitive" draw:enhanced-path="M 0 0 L 0 0 0 4 0 9 0 13 0 18 0 22 0 27 0 32 0 36 N"/>
          </draw:custom-shape>
          <draw:custom-shape draw:style-name="gr8" draw:text-style-name="P7" draw:layer="layout" svg:width="0.769cm" svg:height="0.086cm" draw:transform="rotate (-2.35619449019309) translate (22.531cm 13.753cm)">
            <text:p/>
            <draw:enhanced-geometry svg:viewBox="0 0 1771 148" draw:type="non-primitive" draw:enhanced-path="M 0 69 L 0 69 25 74 50 78 75 84 100 89 125 94 151 99 176 105 201 109 226 114 251 119 276 123 302 127 327 131 352 134 378 137 403 140 403 140 437 142 471 144 505 145 539 147 573 147 607 147 641 147 675 145 709 145 743 144 777 143 811 142 845 141 879 141 913 140 947 140 947 140 977 140 1006 141 1036 141 1065 142 1095 143 1124 144 1154 145 1185 147 1214 147 1244 148 1273 148 1303 147 1332 147 1361 144 1391 142 1420 140 1420 140 1441 137 1461 136 1483 135 1503 133 1524 132 1545 131 1566 128 1587 125 1607 122 1627 118 1646 114 1665 107 1685 100 1702 91 1720 81 1736 69 1736 69 1743 64 1748 56 1753 48 1757 38 1761 29 1763 20 1768 9 1771 0 N"/>
          </draw:custom-shape>
          <draw:custom-shape draw:style-name="gr8" draw:text-style-name="P7" draw:layer="layout" svg:width="0.8cm" svg:height="0.063cm" draw:transform="skewX (0.0158824961931454) rotate (-2.35619449019309) translate (22.329cm 13.596cm)">
            <text:p/>
            <draw:enhanced-geometry svg:viewBox="0 0 1840 115" draw:type="non-primitive" draw:enhanced-path="M 0 0 L 0 0 33 4 66 9 99 13 131 18 164 22 197 28 229 33 262 37 295 42 328 46 361 50 394 54 427 59 460 62 493 65 525 69 525 69 557 72 589 75 621 78 653 80 684 84 716 86 748 88 780 90 811 93 843 95 875 97 907 99 938 101 970 103 1002 104 1034 105 1034 105 1065 106 1097 107 1129 109 1162 110 1194 112 1225 113 1257 114 1289 114 1321 115 1352 115 1384 115 1417 114 1448 113 1479 111 1511 109 1543 105 1543 105 1562 103 1580 99 1600 96 1618 92 1636 88 1655 84 1673 79 1692 73 1711 69 1729 63 1747 59 1765 53 1785 48 1803 43 1822 38 1840 34 N"/>
          </draw:custom-shape>
          <draw:custom-shape draw:style-name="gr8" draw:text-style-name="P7" draw:layer="layout" svg:width="0.792cm" svg:height="0.063cm" draw:transform="skewX (-0.0158824961931453) rotate (-2.35619449019309) translate (22.222cm 13.48cm)">
            <text:p/>
            <draw:enhanced-geometry svg:viewBox="0 0 1823 116" draw:type="non-primitive" draw:enhanced-path="M 0 0 L 0 0 33 4 66 9 99 14 132 18 165 23 197 28 230 33 263 37 296 42 329 46 361 50 394 54 428 59 461 62 494 66 526 69 526 69 555 72 583 75 612 78 640 80 668 84 697 86 725 88 753 91 782 93 811 95 840 97 868 100 896 101 925 103 954 104 982 105 982 105 1011 106 1039 108 1068 110 1096 111 1124 112 1153 113 1181 114 1210 116 1239 116 1267 116 1296 116 1324 114 1353 113 1382 111 1410 109 1438 105 1438 105 1463 102 1487 97 1511 92 1535 86 1560 80 1584 74 1607 67 1631 59 1655 51 1679 44 1703 36 1727 28 1750 20 1774 14 1799 7 1823 0 N"/>
          </draw:custom-shape>
          <draw:custom-shape draw:style-name="gr8" draw:text-style-name="P7" draw:layer="layout" svg:width="0.729cm" svg:height="0.126cm" draw:transform="rotate (-2.35619449019309) translate (22.132cm 13.424cm)">
            <text:p/>
            <draw:enhanced-geometry svg:viewBox="0 0 1683 225" draw:type="non-primitive" draw:enhanced-path="M 0 70 L 0 70 35 79 70 89 104 98 139 108 174 120 209 130 244 140 279 150 314 159 349 168 384 177 419 186 454 193 490 200 525 206 561 210 561 210 589 214 618 217 646 219 675 222 703 223 731 224 760 225 788 225 816 225 846 224 874 223 903 222 931 219 960 217 989 214 1017 210 1017 210 1051 206 1086 201 1120 195 1156 189 1190 183 1224 175 1258 167 1292 158 1326 149 1360 140 1394 130 1428 118 1461 107 1494 96 1526 83 1559 70 1559 70 1575 63 1591 55 1607 47 1623 38 1638 29 1652 19 1668 10 1683 0 N"/>
          </draw:custom-shape>
          <draw:custom-shape draw:style-name="gr8" draw:text-style-name="P7" draw:layer="layout" svg:width="0.088cm" svg:height="0.005cm" draw:transform="skewX (0.197396738400521) rotate (-2.35619449019309) translate (21.804cm 13.474cm)">
            <text:p/>
            <draw:enhanced-geometry svg:viewBox="0 0 210 0" draw:type="non-primitive" draw:enhanced-path="M 0 0 L 0 0 14 0 27 0 40 0 53 0 67 0 80 0 93 0 106 0 119 0 132 0 145 0 158 0 171 0 184 0 198 0 210 0 N"/>
          </draw:custom-shape>
          <draw:custom-shape draw:style-name="gr8" draw:text-style-name="P7" draw:layer="layout" svg:width="0.01cm" svg:height="0.018cm" draw:transform="skewX (0.218689755274848) rotate (-2.35619449019309) translate (21.72cm 13.62cm)">
            <text:p/>
            <draw:enhanced-geometry svg:viewBox="0 0 34 35" draw:type="non-primitive" draw:enhanced-path="M 0 35 L 0 35 4 30 9 27 13 22 17 18 21 13 26 9 30 4 34 0 N"/>
          </draw:custom-shape>
          <draw:custom-shape draw:style-name="gr9" draw:text-style-name="P7" draw:layer="layout" svg:width="0.081cm" svg:height="0.197cm" draw:transform="skewX (0.0101229096615652) rotate (-2.35619449019309) translate (23.165cm 14.838cm)">
            <text:p/>
            <draw:enhanced-geometry svg:viewBox="0 0 186 345" draw:type="non-primitive" draw:enhanced-path="M 135 0 L 124 17 113 35 101 52 89 68 77 86 67 103 57 121 48 141 39 162 29 185 17 209 8 231 3 255 0 277 4 297 14 315 29 329 47 338 68 344 91 345 114 342 135 337 156 328 172 315 181 302 185 286 186 269 184 251 181 231 176 212 173 193 172 175 135 0 Z N"/>
          </draw:custom-shape>
          <draw:custom-shape draw:style-name="gr9" draw:text-style-name="P7" draw:layer="layout" svg:width="0.092cm" svg:height="0.14cm" draw:transform="rotate (-2.35619449019309) translate (22.879cm 14.374cm)">
            <text:p/>
            <draw:enhanced-geometry svg:viewBox="0 0 213 249" draw:type="non-primitive" draw:enhanced-path="M 127 34 L 109 55 86 77 62 98 38 120 19 141 4 163 0 186 5 209 12 220 20 228 30 234 42 240 54 245 68 248 82 249 97 249 112 248 127 247 141 243 155 239 167 233 179 226 189 219 198 209 205 199 211 188 213 175 213 163 213 150 209 137 206 124 202 110 197 96 191 82 186 68 180 54 174 41 170 26 165 13 163 0 127 34 Z N"/>
          </draw:custom-shape>
          <draw:custom-shape draw:style-name="gr9" draw:text-style-name="P7" draw:layer="layout" svg:width="0.196cm" svg:height="0.056cm" draw:transform="skewX (0.0178023583703387) rotate (-2.35619449019309) translate (22.585cm 14.06cm)">
            <text:p/>
            <draw:enhanced-geometry svg:viewBox="0 0 456 101" draw:type="non-primitive" draw:enhanced-path="M 0 66 L 29 65 62 60 96 53 132 44 168 35 204 26 240 17 276 9 310 3 341 0 370 0 396 2 419 10 436 23 448 41 456 66 455 77 447 86 434 92 420 95 402 97 383 99 366 100 352 101 0 66 Z N"/>
          </draw:custom-shape>
          <draw:custom-shape draw:style-name="gr9" draw:text-style-name="P7" draw:layer="layout" svg:width="0.023cm" svg:height="0.02cm" draw:transform="rotate (-2.35619449019309) translate (22.45cm 14.154cm)">
            <text:p/>
            <draw:enhanced-geometry svg:viewBox="0 0 54 35" draw:type="non-primitive" draw:enhanced-path="M 0 35 L 7 30 13 26 20 20 25 16 32 11 39 6 46 3 54 0 0 35 Z N"/>
          </draw:custom-shape>
          <draw:custom-shape draw:style-name="gr9" draw:text-style-name="P7" draw:layer="layout" svg:width="0.137cm" svg:height="0.087cm" draw:transform="rotate (-2.35619449019309) translate (22.386cm 13.974cm)">
            <text:p/>
            <draw:enhanced-geometry svg:viewBox="0 0 316 162" draw:type="non-primitive" draw:enhanced-path="M 17 17 L 36 18 57 18 80 16 103 13 127 10 151 7 174 4 197 2 220 0 240 1 259 2 275 7 290 13 301 22 310 35 315 52 316 67 313 81 306 94 297 106 286 117 271 127 255 136 238 143 219 149 199 154 179 159 160 161 140 162 122 162 104 161 88 157 73 151 60 140 48 128 38 113 29 97 20 81 10 66 0 52 17 17 Z N"/>
          </draw:custom-shape>
          <draw:custom-shape draw:style-name="gr9" draw:text-style-name="P7" draw:layer="layout" svg:width="0.109cm" svg:height="0.076cm" draw:transform="rotate (-2.35619449019309) translate (22.248cm 13.857cm)">
            <text:p/>
            <draw:enhanced-geometry svg:viewBox="0 0 247 137" draw:type="non-primitive" draw:enhanced-path="M 18 30 L 33 29 49 27 66 24 83 20 100 17 117 12 134 7 151 4 168 1 183 0 197 0 210 1 221 4 231 10 239 19 245 30 247 52 239 72 225 90 204 107 180 120 154 130 128 136 104 137 87 132 73 124 59 111 48 96 35 79 24 62 12 45 0 30 18 30 Z N"/>
          </draw:custom-shape>
          <draw:custom-shape draw:style-name="gr9" draw:text-style-name="P7" draw:layer="layout" svg:width="0.11cm" svg:height="0.081cm" draw:transform="skewX (-0.0123918376891573) rotate (-2.35619449019309) translate (22.16cm 13.754cm)">
            <text:p/>
            <draw:enhanced-geometry svg:viewBox="0 0 246 141" draw:type="non-primitive" draw:enhanced-path="M 0 34 L 16 33 33 31 50 27 68 23 87 18 105 14 125 9 143 5 160 2 177 0 193 0 206 1 219 6 229 11 238 22 244 34 246 55 238 74 223 91 203 106 179 119 153 129 128 136 104 141 0 34 Z N"/>
          </draw:custom-shape>
          <draw:custom-shape draw:style-name="gr9" draw:text-style-name="P7" draw:layer="layout" svg:width="0.023cm" svg:height="0.005cm" draw:transform="skewX (-0.197396738400521) rotate (-2.35619449019309) translate (22.067cm 13.721cm)">
            <text:p/>
            <draw:enhanced-geometry svg:viewBox="0 0 53 0" draw:type="non-primitive" draw:enhanced-path="M 53 0 L 46 0 40 0 34 0 27 0 20 0 13 0 6 0 0 0 53 0 Z N"/>
          </draw:custom-shape>
          <draw:custom-shape draw:style-name="gr9" draw:text-style-name="P7" draw:layer="layout" svg:width="0.112cm" svg:height="0.062cm" draw:transform="rotate (-2.35619449019309) translate (21.959cm 13.61cm)">
            <text:p/>
            <draw:enhanced-geometry svg:viewBox="0 0 263 108" draw:type="non-primitive" draw:enhanced-path="M 0 38 L 17 37 36 34 56 31 75 26 95 21 116 15 136 10 156 6 175 2 193 0 210 0 225 2 237 7 249 14 258 24 263 38 263 54 255 68 242 81 225 91 203 99 182 105 160 108 141 108 125 106 111 100 98 91 85 81 73 71 60 58 48 48 35 38 0 38 Z N"/>
          </draw:custom-shape>
          <draw:custom-shape draw:style-name="gr6" draw:text-style-name="P7" draw:layer="layout" svg:width="0.015cm" svg:height="0.018cm" draw:transform="skewX (0.0555014702134092) rotate (-2.35619449019309) translate (22.704cm 15.253cm)">
            <text:p/>
            <draw:enhanced-geometry svg:viewBox="0 0 35 36" draw:type="non-primitive" draw:enhanced-path="M 35 0 L 35 0 31 5 26 10 22 14 17 17 13 22 9 27 5 31 0 36 N"/>
          </draw:custom-shape>
          <draw:custom-shape draw:style-name="gr6" draw:text-style-name="P7" draw:layer="layout" svg:width="0.052cm" svg:height="0.042cm" draw:transform="rotate (-2.35619449019309) translate (23.137cm 14.991cm)">
            <text:p/>
            <draw:enhanced-geometry svg:viewBox="0 0 123 78" draw:type="non-primitive" draw:enhanced-path="M 0 9 L 0 9 14 8 28 6 41 4 55 1 69 0 81 0 93 4 104 9 104 9 109 15 114 23 117 31 118 40 120 50 121 59 122 69 123 78 N"/>
          </draw:custom-shape>
          <draw:custom-shape draw:style-name="gr6" draw:text-style-name="P7" draw:layer="layout" svg:width="0.06cm" svg:height="0.017cm" draw:transform="rotate (-2.35619449019309) translate (23.242cm 14.873cm)">
            <text:p/>
            <draw:enhanced-geometry svg:viewBox="0 0 140 34" draw:type="non-primitive" draw:enhanced-path="M 140 0 L 140 0 122 4 103 5 84 6 63 7 45 10 28 15 12 23 0 34 N"/>
          </draw:custom-shape>
          <draw:custom-shape draw:style-name="gr6" draw:text-style-name="P7" draw:layer="layout" svg:width="0.021cm" svg:height="0.059cm" draw:transform="skewX (0.0507890812330253) rotate (-2.35619449019309) translate (23.255cm 14.841cm)">
            <text:p/>
            <draw:enhanced-geometry svg:viewBox="0 0 53 106" draw:type="non-primitive" draw:enhanced-path="M 0 106 L 0 106 6 92 13 79 20 66 27 53 33 40 39 27 46 14 53 0 N"/>
          </draw:custom-shape>
          <draw:custom-shape draw:style-name="gr6" draw:text-style-name="P7" draw:layer="layout" svg:width="0.006cm" svg:height="0.06cm" draw:transform="skewX (-0.016580627893943) rotate (-2.35619449019309) translate (23.254cm 14.843cm)">
            <text:p/>
            <draw:enhanced-geometry svg:viewBox="0 0 11 106" draw:type="non-primitive" draw:enhanced-path="M 0 0 L 0 0 1 14 3 29 6 42 9 57 11 71 10 84 6 96 0 106 N"/>
          </draw:custom-shape>
          <draw:custom-shape draw:style-name="gr6" draw:text-style-name="P7" draw:layer="layout" svg:width="0.07cm" svg:height="0.051cm" draw:transform="skewX (0.0195476876223327) rotate (-2.35619449019309) translate (23.118cm 14.991cm)">
            <text:p/>
            <draw:enhanced-geometry svg:viewBox="0 0 161 90" draw:type="non-primitive" draw:enhanced-path="M 0 20 L 0 20 21 18 44 14 67 8 89 3 111 0 130 1 146 7 157 20 157 20 161 32 160 43 155 56 147 67 138 76 128 84 117 88 105 90 N"/>
          </draw:custom-shape>
          <draw:custom-shape draw:style-name="gr6" draw:text-style-name="P7" draw:layer="layout" svg:width="0.016cm" svg:height="0.02cm" draw:transform="rotate (-2.35619449019309) translate (23.116cm 15.064cm)">
            <text:p/>
            <draw:enhanced-geometry svg:viewBox="0 0 35 35" draw:type="non-primitive" draw:enhanced-path="M 35 35 L 35 35 31 31 26 25 23 18 18 12 15 6 10 3 6 0 0 1 N"/>
          </draw:custom-shape>
          <draw:custom-shape draw:style-name="gr6" draw:text-style-name="P7" draw:layer="layout" svg:width="0.022cm" svg:height="0.06cm" draw:transform="skewX (-0.0499164166070284) rotate (-2.35619449019309) translate (23.267cm 14.841cm)">
            <text:p/>
            <draw:enhanced-geometry svg:viewBox="0 0 53 106" draw:type="non-primitive" draw:enhanced-path="M 53 0 L 53 0 46 10 37 17 28 25 19 33 11 41 4 50 0 59 0 70 0 70 3 78 7 83 14 88 22 91 30 95 38 98 46 101 53 106 N"/>
          </draw:custom-shape>
          <draw:custom-shape draw:style-name="gr6" draw:text-style-name="P7" draw:layer="layout" svg:width="0.671cm" svg:height="1.54cm" draw:transform="skewX (0.00122173047639586) rotate (-2.35619449019309) translate (23.242cm 15.126cm)">
            <text:p/>
            <draw:enhanced-geometry svg:viewBox="0 0 1542 2717" draw:type="non-primitive" draw:enhanced-path="M 0 298 L 0 298 14 280 29 262 43 243 56 224 71 205 87 187 104 171 122 158 122 158 151 140 180 123 211 105 241 88 273 72 305 56 338 42 371 30 403 18 436 10 469 4 502 0 535 0 567 3 600 8 630 18 630 18 655 30 679 45 701 63 720 82 737 105 754 128 769 153 782 179 795 208 807 235 820 264 831 293 842 321 853 349 865 378 876 404 876 404 888 431 899 458 909 487 920 515 929 543 938 572 946 600 954 628 962 658 969 686 976 716 984 745 992 773 1000 802 1008 831 1017 860 1017 860 1024 881 1030 904 1036 925 1043 947 1049 970 1056 991 1063 1014 1069 1035 1069 1035 1077 1061 1085 1088 1093 1115 1101 1141 1109 1167 1117 1193 1125 1219 1133 1245 1140 1271 1148 1297 1156 1323 1163 1349 1170 1376 1178 1403 1185 1429 1192 1455 1192 1455 1201 1490 1209 1525 1217 1560 1224 1595 1232 1631 1238 1666 1245 1701 1252 1736 1259 1771 1266 1806 1272 1841 1280 1877 1287 1912 1295 1947 1304 1981 1313 2016 1313 2016 1325 2056 1337 2095 1349 2135 1363 2175 1377 2214 1390 2254 1404 2293 1418 2332 1432 2371 1446 2411 1460 2449 1474 2489 1487 2527 1500 2567 1513 2607 1525 2646 1525 2646 1528 2655 1530 2665 1531 2674 1533 2682 1536 2691 1538 2700 1540 2708 1542 2717 N"/>
          </draw:custom-shape>
          <draw:custom-shape draw:style-name="gr10" draw:text-style-name="P7" draw:layer="layout" svg:width="0.087cm" svg:height="0.296cm" draw:transform="skewX (0.00680678408277656) rotate (-2.35619449019309) translate (23.25cm 14.742cm)">
            <text:p/>
            <draw:enhanced-geometry svg:viewBox="0 0 212 525" draw:type="non-primitive" draw:enhanced-path="M 212 0 L 196 8 179 16 162 23 145 30 128 37 113 45 99 57 88 69 81 81 76 92 71 104 68 117 64 130 62 143 61 156 60 170 58 185 58 198 58 212 57 227 57 240 56 254 55 268 53 281 49 297 46 313 40 329 35 345 29 362 22 378 17 395 11 410 6 426 3 442 1 458 0 473 1 486 4 500 10 512 19 525 212 0 Z N"/>
          </draw:custom-shape>
          <draw:custom-shape draw:style-name="gr6" draw:text-style-name="P7" draw:layer="layout" svg:width="0.087cm" svg:height="0.296cm" draw:transform="skewX (0.00680678408277656) rotate (-2.35619449019309) translate (23.25cm 14.742cm)">
            <text:p/>
            <draw:enhanced-geometry svg:viewBox="0 0 212 525" draw:type="non-primitive" draw:enhanced-path="M 212 0 L 212 0 196 8 179 16 162 23 145 30 128 37 113 45 99 57 88 69 88 69 81 81 76 92 71 104 68 117 64 130 62 143 61 156 60 170 58 185 58 198 58 212 57 227 57 240 56 254 55 268 53 281 53 281 49 297 46 313 40 329 35 345 29 362 22 378 17 395 11 410 6 426 3 442 1 458 0 473 1 486 4 500 10 512 19 525 N"/>
          </draw:custom-shape>
          <draw:custom-shape draw:style-name="gr10" draw:text-style-name="P7" draw:layer="layout" svg:width="0.108cm" svg:height="0.283cm" draw:transform="skewX (0.00698131700797604) rotate (-2.35619449019309) translate (23.287cm 14.718cm)">
            <text:p/>
            <draw:enhanced-geometry svg:viewBox="0 0 247 497" draw:type="non-primitive" draw:enhanced-path="M 247 0 L 226 17 206 34 185 51 164 67 143 84 124 102 106 120 89 141 78 156 66 172 56 189 46 208 38 225 30 244 24 262 20 281 14 303 8 325 4 348 2 372 0 395 4 416 10 437 20 456 28 465 37 474 47 482 59 489 71 494 83 497 95 495 106 491 117 482 126 472 132 459 135 446 138 431 138 415 137 399 134 382 132 365 129 347 126 329 124 312 122 295 122 278 123 262 125 246 131 223 138 201 147 179 156 158 165 135 175 113 185 92 194 69 247 0 Z N"/>
          </draw:custom-shape>
          <draw:custom-shape draw:style-name="gr6" draw:text-style-name="P7" draw:layer="layout" svg:width="0.108cm" svg:height="0.283cm" draw:transform="skewX (0.00698131700797604) rotate (-2.35619449019309) translate (23.287cm 14.718cm)">
            <text:p/>
            <draw:enhanced-geometry svg:viewBox="0 0 247 497" draw:type="non-primitive" draw:enhanced-path="M 247 0 L 247 0 226 17 206 34 185 51 164 67 143 84 124 102 106 120 89 141 89 141 78 156 66 172 56 189 46 208 38 225 30 244 24 262 20 281 20 281 14 303 8 325 4 348 2 372 0 395 4 416 10 437 20 456 20 456 28 465 37 474 47 482 59 489 71 494 83 497 95 495 106 491 106 491 117 482 126 472 132 459 135 446 138 431 138 415 137 399 134 382 132 365 129 347 126 329 124 312 122 295 122 278 123 262 125 246 125 246 131 223 138 201 147 179 156 158 165 135 175 113 185 92 194 69 N"/>
          </draw:custom-shape>
          <draw:custom-shape draw:style-name="gr10" draw:text-style-name="P7" draw:layer="layout" svg:width="0.094cm" svg:height="0.177cm" draw:transform="skewX (0.00558505360638079) rotate (-2.35619449019309) translate (23.28cm 14.731cm)">
            <text:p/>
            <draw:enhanced-geometry svg:viewBox="0 0 210 316" draw:type="non-primitive" draw:enhanced-path="M 210 0 L 201 4 191 8 182 11 173 16 164 19 155 24 147 29 140 35 129 46 119 58 110 71 101 84 92 99 85 112 77 127 69 140 58 161 45 182 33 204 21 226 11 247 3 270 0 292 0 316 210 0 Z N"/>
          </draw:custom-shape>
          <draw:custom-shape draw:style-name="gr6" draw:text-style-name="P7" draw:layer="layout" svg:width="0.094cm" svg:height="0.177cm" draw:transform="skewX (0.00558505360638079) rotate (-2.35619449019309) translate (23.28cm 14.731cm)">
            <text:p/>
            <draw:enhanced-geometry svg:viewBox="0 0 210 316" draw:type="non-primitive" draw:enhanced-path="M 210 0 L 210 0 201 4 191 8 182 11 173 16 164 19 155 24 147 29 140 35 140 35 129 46 119 58 110 71 101 84 92 99 85 112 77 127 69 140 69 140 58 161 45 182 33 204 21 226 11 247 3 270 0 292 0 316 N"/>
          </draw:custom-shape>
          <draw:custom-shape draw:style-name="gr10" draw:text-style-name="P7" draw:layer="layout" svg:width="0.092cm" svg:height="0.279cm" draw:transform="skewX (0.00366519142918742) rotate (-2.35619449019309) translate (23.059cm 15.009cm)">
            <text:p/>
            <draw:enhanced-geometry svg:viewBox="0 0 218 491" draw:type="non-primitive" draw:enhanced-path="M 0 0 L 16 12 32 25 48 37 65 50 81 62 96 76 110 89 123 104 134 120 146 137 155 155 165 172 173 190 180 209 186 227 192 245 198 266 201 288 204 309 207 332 208 354 209 375 209 398 210 419 211 428 214 439 215 448 217 458 218 467 217 476 215 484 210 491 0 0 Z N"/>
          </draw:custom-shape>
          <draw:custom-shape draw:style-name="gr6" draw:text-style-name="P7" draw:layer="layout" svg:width="0.092cm" svg:height="0.279cm" draw:transform="skewX (0.00366519142918742) rotate (-2.35619449019309) translate (23.059cm 15.009cm)">
            <text:p/>
            <draw:enhanced-geometry svg:viewBox="0 0 218 491" draw:type="non-primitive" draw:enhanced-path="M 0 0 L 0 0 16 12 32 25 48 37 65 50 81 62 96 76 110 89 123 104 123 104 134 120 146 137 155 155 165 172 173 190 180 209 186 227 192 245 192 245 198 266 201 288 204 309 207 332 208 354 209 375 209 398 210 419 210 419 211 428 214 439 215 448 217 458 218 467 217 476 215 484 210 491 N"/>
          </draw:custom-shape>
          <draw:custom-shape draw:style-name="gr10" draw:text-style-name="P7" draw:layer="layout" svg:width="0.1cm" svg:height="0.173cm" draw:transform="skewX (0.00575958653158025) rotate (-2.35619449019309) translate (22.95cm 14.904cm)">
            <text:p/>
            <draw:enhanced-geometry svg:viewBox="0 0 236 309" draw:type="non-primitive" draw:enhanced-path="M 175 140 L 184 158 195 177 208 196 220 214 231 232 236 250 236 266 229 281 220 290 209 298 197 303 183 307 168 309 152 309 138 309 122 306 106 302 90 298 75 291 62 284 48 275 37 266 26 256 17 246 9 232 5 218 1 204 0 189 1 173 3 157 7 141 12 124 17 108 24 93 31 76 39 60 47 44 56 29 64 14 72 0 175 140 Z N"/>
          </draw:custom-shape>
          <draw:custom-shape draw:style-name="gr6" draw:text-style-name="P7" draw:layer="layout" svg:width="0.1cm" svg:height="0.173cm" draw:transform="skewX (0.00575958653158025) rotate (-2.35619449019309) translate (22.95cm 14.904cm)">
            <text:p/>
            <draw:enhanced-geometry svg:viewBox="0 0 236 309" draw:type="non-primitive" draw:enhanced-path="M 175 140 L 175 140 184 158 195 177 208 196 220 214 231 232 236 250 236 266 229 281 229 281 220 290 209 298 197 303 183 307 168 309 152 309 138 309 122 306 106 302 90 298 75 291 62 284 48 275 37 266 26 256 17 246 17 246 9 232 5 218 1 204 0 189 1 173 3 157 7 141 12 124 17 108 24 93 31 76 39 60 47 44 56 29 64 14 72 0 N"/>
          </draw:custom-shape>
          <draw:custom-shape draw:style-name="gr10" draw:text-style-name="P7" draw:layer="layout" svg:width="0.071cm" svg:height="0.021cm" draw:transform="skewX (0.0476474885794361) rotate (-2.35619449019309) translate (22.977cm 14.896cm)">
            <text:p/>
            <draw:enhanced-geometry svg:viewBox="0 0 175 34" draw:type="non-primitive" draw:enhanced-path="M 175 0 L 153 4 132 9 109 13 87 17 66 21 43 26 22 30 0 34 175 0 Z N"/>
          </draw:custom-shape>
          <draw:custom-shape draw:style-name="gr6" draw:text-style-name="P7" draw:layer="layout" svg:width="0.071cm" svg:height="0.021cm" draw:transform="skewX (0.0476474885794361) rotate (-2.35619449019309) translate (22.977cm 14.896cm)">
            <text:p/>
            <draw:enhanced-geometry svg:viewBox="0 0 175 34" draw:type="non-primitive" draw:enhanced-path="M 175 0 L 175 0 153 4 132 9 109 13 87 17 66 21 43 26 22 30 0 34 N"/>
          </draw:custom-shape>
          <draw:custom-shape draw:style-name="gr10" draw:text-style-name="P7" draw:layer="layout" svg:width="0.083cm" svg:height="0.199cm" draw:transform="skewX (0.00506145483078257) rotate (-2.35619449019309) translate (23.172cm 14.546cm)">
            <text:p/>
            <draw:enhanced-geometry svg:viewBox="0 0 198 361" draw:type="non-primitive" draw:enhanced-path="M 98 72 L 92 90 84 108 75 127 65 147 55 167 43 187 33 207 23 226 15 245 8 265 2 282 0 299 1 314 6 329 14 342 26 353 47 361 69 360 92 351 115 335 136 316 156 293 172 269 184 246 190 233 194 218 196 203 198 189 198 174 196 158 194 142 191 126 189 111 184 96 181 80 177 64 174 48 170 32 168 16 167 0 98 72 Z N"/>
          </draw:custom-shape>
          <draw:custom-shape draw:style-name="gr6" draw:text-style-name="P7" draw:layer="layout" svg:width="0.083cm" svg:height="0.199cm" draw:transform="skewX (0.00506145483078257) rotate (-2.35619449019309) translate (23.172cm 14.546cm)">
            <text:p/>
            <draw:enhanced-geometry svg:viewBox="0 0 198 361" draw:type="non-primitive" draw:enhanced-path="M 98 72 L 98 72 92 90 84 108 75 127 65 147 55 167 43 187 33 207 23 226 15 245 8 265 2 282 0 299 1 314 6 329 14 342 26 353 26 353 47 361 69 360 92 351 115 335 136 316 156 293 172 269 184 246 184 246 190 233 194 218 196 203 198 189 198 174 196 158 194 142 191 126 189 111 184 96 181 80 177 64 174 48 170 32 168 16 167 0 N"/>
          </draw:custom-shape>
          <draw:custom-shape draw:style-name="gr10" draw:text-style-name="P7" draw:layer="layout" svg:width="0.071cm" svg:height="0.2cm" draw:transform="skewX (0.00506145483078253) rotate (-2.35619449019309) translate (22.864cm 14.896cm)">
            <text:p/>
            <draw:enhanced-geometry svg:viewBox="0 0 159 355" draw:type="non-primitive" draw:enhanced-path="M 39 0 L 46 15 53 31 61 46 67 60 75 75 83 91 91 106 98 120 106 135 113 151 120 166 125 180 131 196 137 212 141 228 144 244 148 258 151 272 156 288 158 303 159 318 158 330 154 341 144 349 129 355 112 354 95 348 76 338 61 326 46 311 32 296 22 280 14 264 8 248 4 231 2 216 0 197 2 180 3 162 4 144 6 126 10 108 13 90 15 72 17 53 20 35 22 17 22 0 39 0 Z N"/>
          </draw:custom-shape>
          <draw:custom-shape draw:style-name="gr6" draw:text-style-name="P7" draw:layer="layout" svg:width="0.071cm" svg:height="0.2cm" draw:transform="skewX (0.00506145483078253) rotate (-2.35619449019309) translate (22.864cm 14.896cm)">
            <text:p/>
            <draw:enhanced-geometry svg:viewBox="0 0 159 355" draw:type="non-primitive" draw:enhanced-path="M 39 0 L 39 0 46 15 53 31 61 46 67 60 75 75 83 91 91 106 98 120 106 135 113 151 120 166 125 180 131 196 137 212 141 228 144 244 144 244 148 258 151 272 156 288 158 303 159 318 158 330 154 341 144 349 144 349 129 355 112 354 95 348 76 338 61 326 46 311 32 296 22 280 22 280 14 264 8 248 4 231 2 216 0 197 2 180 3 162 4 144 6 126 10 108 13 90 15 72 17 53 20 35 22 17 22 0 N"/>
          </draw:custom-shape>
          <draw:custom-shape draw:style-name="gr9" draw:text-style-name="P7" draw:layer="layout" svg:width="0.019cm" svg:height="0.011cm" draw:transform="rotate (-2.35619449019309) translate (22.697cm 15.312cm)">
            <text:p/>
            <draw:enhanced-geometry svg:viewBox="0 0 44 17" draw:type="non-primitive" draw:enhanced-path="M 44 17 L 38 15 33 13 28 10 23 8 17 7 11 5 6 2 0 0 44 17 Z N"/>
          </draw:custom-shape>
          <draw:custom-shape draw:style-name="gr6" draw:text-style-name="P7" draw:layer="layout" svg:width="0.019cm" svg:height="0.011cm" draw:transform="rotate (-2.35619449019309) translate (22.697cm 15.312cm)">
            <text:p/>
            <draw:enhanced-geometry svg:viewBox="0 0 44 17" draw:type="non-primitive" draw:enhanced-path="M 44 17 L 44 17 38 15 33 13 28 10 23 8 17 7 11 5 6 2 0 0 N"/>
          </draw:custom-shape>
          <draw:custom-shape draw:style-name="gr10" draw:text-style-name="P7" draw:layer="layout" svg:width="0.235cm" svg:height="0.209cm" draw:transform="skewX (-0.00471238898038375) rotate (-2.35619449019309) translate (22.823cm 15.347cm)">
            <text:p/>
            <draw:enhanced-geometry svg:viewBox="0 0 544 371" draw:type="non-primitive" draw:enhanced-path="M 0 318 L 13 311 24 306 36 299 48 292 60 285 72 279 84 273 97 266 111 258 127 249 142 239 157 230 173 220 188 210 204 203 220 195 236 190 252 186 269 182 286 179 302 176 319 172 335 167 351 161 361 156 371 150 381 144 392 138 401 131 411 123 420 116 430 108 444 94 456 76 469 55 480 35 492 18 506 5 520 0 536 3 541 9 544 17 542 25 539 35 533 45 529 55 523 64 519 73 511 86 502 98 492 110 482 121 472 131 461 141 449 152 439 161 428 171 416 180 404 189 393 198 380 207 367 215 354 223 342 231 329 239 317 246 303 252 291 259 277 265 263 272 251 277 237 283 226 288 215 292 203 297 193 301 182 306 170 310 159 314 149 318 139 323 128 327 119 332 109 336 100 341 90 345 81 350 70 353 65 356 59 359 55 361 49 364 43 366 38 367 32 369 26 371 0 318 Z N"/>
          </draw:custom-shape>
          <draw:custom-shape draw:style-name="gr6" draw:text-style-name="P7" draw:layer="layout" svg:width="0.235cm" svg:height="0.209cm" draw:transform="skewX (-0.00471238898038375) rotate (-2.35619449019309) translate (22.823cm 15.347cm)">
            <text:p/>
            <draw:enhanced-geometry svg:viewBox="0 0 544 371" draw:type="non-primitive" draw:enhanced-path="M 0 318 L 0 318 13 311 24 306 36 299 48 292 60 285 72 279 84 273 97 266 97 266 111 258 127 249 142 239 157 230 173 220 188 210 204 203 220 195 220 195 236 190 252 186 269 182 286 179 302 176 319 172 335 167 351 161 351 161 361 156 371 150 381 144 392 138 401 131 411 123 420 116 430 108 430 108 444 94 456 76 469 55 480 35 492 18 506 5 520 0 536 3 536 3 541 9 544 17 542 25 539 35 533 45 529 55 523 64 519 73 519 73 511 86 502 98 492 110 482 121 472 131 461 141 449 152 439 161 439 161 428 171 416 180 404 189 393 198 380 207 367 215 354 223 342 231 342 231 329 239 317 246 303 252 291 259 277 265 263 272 251 277 237 283 237 283 226 288 215 292 203 297 193 301 182 306 170 310 159 314 149 318 149 318 139 323 128 327 119 332 109 336 100 341 90 345 81 350 70 353 70 353 65 356 59 359 55 361 49 364 43 366 38 367 32 369 26 371 N"/>
          </draw:custom-shape>
          <draw:custom-shape draw:style-name="gr10" draw:text-style-name="P7" draw:layer="layout" svg:width="0.209cm" svg:height="0.187cm" draw:transform="skewX (0.00541052068118148) rotate (-2.35619449019309) translate (22.088cm 14.7cm)">
            <text:p/>
            <draw:enhanced-geometry svg:viewBox="0 0 482 337" draw:type="non-primitive" draw:enhanced-path="M 0 35 L 14 51 30 66 45 82 60 97 74 113 89 128 105 143 121 157 135 170 148 181 162 194 175 205 189 216 204 227 220 237 235 245 249 252 264 256 279 261 294 264 310 267 325 270 341 272 358 274 373 277 389 279 405 282 419 287 433 292 448 298 460 306 473 315 476 318 481 323 482 329 481 333 471 337 464 335 454 329 446 320 437 309 429 298 420 288 411 279 399 270 388 261 375 252 364 243 352 232 341 224 329 216 315 210 301 205 287 204 272 203 257 202 241 202 228 201 213 197 199 193 188 187 178 179 167 170 158 161 149 152 140 142 130 131 121 121 112 113 103 104 95 96 86 87 77 79 69 70 60 61 51 52 44 45 38 40 31 33 26 26 19 19 12 12 6 7 0 0 0 35 Z N"/>
          </draw:custom-shape>
          <draw:custom-shape draw:style-name="gr6" draw:text-style-name="P7" draw:layer="layout" svg:width="0.209cm" svg:height="0.187cm" draw:transform="skewX (0.00541052068118148) rotate (-2.35619449019309) translate (22.088cm 14.7cm)">
            <text:p/>
            <draw:enhanced-geometry svg:viewBox="0 0 482 337" draw:type="non-primitive" draw:enhanced-path="M 0 35 L 0 35 14 51 30 66 45 82 60 97 74 113 89 128 105 143 121 157 121 157 135 170 148 181 162 194 175 205 189 216 204 227 220 237 235 245 235 245 249 252 264 256 279 261 294 264 310 267 325 270 341 272 358 274 373 277 389 279 405 282 419 287 433 292 448 298 460 306 473 315 473 315 476 318 481 323 482 329 481 333 481 333 471 337 464 335 454 329 446 320 437 309 429 298 420 288 411 279 411 279 399 270 388 261 375 252 364 243 352 232 341 224 329 216 315 210 315 210 301 205 287 204 272 203 257 202 241 202 228 201 213 197 199 193 199 193 188 187 178 179 167 170 158 161 149 152 140 142 130 131 121 121 121 121 112 113 103 104 95 96 86 87 77 79 69 70 60 61 51 52 51 52 44 45 38 40 31 33 26 26 19 19 12 12 6 7 0 0 N"/>
          </draw:custom-shape>
          <draw:custom-shape draw:style-name="gr10" draw:text-style-name="P7" draw:layer="layout" svg:width="0.288cm" svg:height="0.287cm" draw:transform="skewX (0.00349065850398806) rotate (-2.35619449019309) translate (21.386cm 14.204cm)">
            <text:p/>
            <draw:enhanced-geometry svg:viewBox="0 0 666 511" draw:type="non-primitive" draw:enhanced-path="M 0 53 L 15 72 28 91 43 112 58 131 71 151 86 171 100 191 115 210 124 223 132 235 139 248 147 260 155 273 163 285 172 299 180 311 188 324 196 335 205 347 214 359 223 370 234 381 244 392 254 402 264 411 274 419 285 427 296 434 307 440 319 446 330 452 343 456 356 461 370 463 384 465 398 466 413 469 428 470 442 471 456 473 468 476 480 478 492 480 505 482 516 485 529 488 540 490 552 493 565 495 576 497 589 499 600 502 612 504 625 505 636 507 649 508 653 510 659 511 664 511 666 508 666 495 658 485 644 478 627 472 608 469 588 465 568 461 552 456 541 452 529 446 517 442 505 437 493 432 481 428 468 424 457 420 445 415 432 411 420 407 408 403 396 398 384 394 372 389 361 385 349 380 338 377 325 373 314 370 303 367 293 362 282 356 272 350 256 337 242 324 228 309 215 293 203 277 191 261 178 244 166 227 156 215 147 202 139 189 130 176 122 163 113 149 105 137 96 123 86 107 75 92 63 76 53 62 42 46 31 31 19 15 8 0 0 53 Z N"/>
          </draw:custom-shape>
          <draw:custom-shape draw:style-name="gr6" draw:text-style-name="P7" draw:layer="layout" svg:width="0.288cm" svg:height="0.287cm" draw:transform="skewX (0.00349065850398806) rotate (-2.35619449019309) translate (21.386cm 14.204cm)">
            <text:p/>
            <draw:enhanced-geometry svg:viewBox="0 0 666 511" draw:type="non-primitive" draw:enhanced-path="M 0 53 L 0 53 15 72 28 91 43 112 58 131 71 151 86 171 100 191 115 210 115 210 124 223 132 235 139 248 147 260 155 273 163 285 172 299 180 311 188 324 196 335 205 347 214 359 223 370 234 381 244 392 254 402 254 402 264 411 274 419 285 427 296 434 307 440 319 446 330 452 343 456 343 456 356 461 370 463 384 465 398 466 413 469 428 470 442 471 456 473 456 473 468 476 480 478 492 480 505 482 516 485 529 488 540 490 552 493 565 495 576 497 589 499 600 502 612 504 625 505 636 507 649 508 649 508 653 510 659 511 664 511 666 508 666 508 666 495 658 485 644 478 627 472 608 469 588 465 568 461 552 456 552 456 541 452 529 446 517 442 505 437 493 432 481 428 468 424 457 420 445 415 432 411 420 407 408 403 396 398 384 394 372 389 361 385 361 385 349 380 338 377 325 373 314 370 303 367 293 362 282 356 272 350 272 350 256 337 242 324 228 309 215 293 203 277 191 261 178 244 166 227 166 227 156 215 147 202 139 189 130 176 122 163 113 149 105 137 96 123 96 123 86 107 75 92 63 76 53 62 42 46 31 31 19 15 8 0 N"/>
          </draw:custom-shape>
          <draw:custom-shape draw:style-name="gr10" draw:text-style-name="P7" draw:layer="layout" svg:width="0.071cm" svg:height="0.059cm" draw:transform="skewX (-0.0169296937443418) rotate (-2.35619449019309) translate (21.682cm 13.787cm)">
            <text:p/>
            <draw:enhanced-geometry svg:viewBox="0 0 164 109" draw:type="non-primitive" draw:enhanced-path="M 0 70 L 4 75 8 80 12 86 15 91 20 95 24 100 29 102 34 104 50 108 67 109 84 108 101 104 117 99 133 92 147 82 158 70 162 63 164 55 164 46 163 37 162 28 160 18 158 9 158 0 0 70 Z N"/>
          </draw:custom-shape>
          <draw:custom-shape draw:style-name="gr6" draw:text-style-name="P7" draw:layer="layout" svg:width="0.071cm" svg:height="0.059cm" draw:transform="skewX (-0.0169296937443418) rotate (-2.35619449019309) translate (21.682cm 13.787cm)">
            <text:p/>
            <draw:enhanced-geometry svg:viewBox="0 0 164 109" draw:type="non-primitive" draw:enhanced-path="M 0 70 L 0 70 4 75 8 80 12 86 15 91 20 95 24 100 29 102 34 104 34 104 50 108 67 109 84 108 101 104 117 99 133 92 147 82 158 70 158 70 162 63 164 55 164 46 163 37 162 28 160 18 158 9 158 0 N"/>
          </draw:custom-shape>
          <draw:custom-shape draw:style-name="gr10" draw:text-style-name="P7" draw:layer="layout" svg:width="0.058cm" svg:height="0.048cm" draw:transform="rotate (-2.35619449019309) translate (22.047cm 13.442cm)">
            <text:p/>
            <draw:enhanced-geometry svg:viewBox="0 0 139 86" draw:type="non-primitive" draw:enhanced-path="M 8 0 L 7 9 6 18 4 28 1 37 0 47 0 56 2 62 8 69 18 77 31 83 44 85 58 86 73 84 88 81 101 76 114 69 118 67 122 64 125 59 128 54 131 50 133 45 135 40 139 35 8 0 Z N"/>
          </draw:custom-shape>
          <draw:custom-shape draw:style-name="gr6" draw:text-style-name="P7" draw:layer="layout" svg:width="0.058cm" svg:height="0.048cm" draw:transform="rotate (-2.35619449019309) translate (22.047cm 13.442cm)">
            <text:p/>
            <draw:enhanced-geometry svg:viewBox="0 0 139 86" draw:type="non-primitive" draw:enhanced-path="M 8 0 L 8 0 7 9 6 18 4 28 1 37 0 47 0 56 2 62 8 69 8 69 18 77 31 83 44 85 58 86 73 84 88 81 101 76 114 69 114 69 118 67 122 64 125 59 128 54 131 50 133 45 135 40 139 35 N"/>
          </draw:custom-shape>
          <draw:custom-shape draw:style-name="gr10" draw:text-style-name="P7" draw:layer="layout" svg:width="0.064cm" svg:height="0.11cm" draw:transform="skewX (-0.0272271363311064) rotate (-2.35619449019309) translate (21.709cm 13.729cm)">
            <text:p/>
            <draw:enhanced-geometry svg:viewBox="0 0 150 194" draw:type="non-primitive" draw:enhanced-path="M 0 37 L 4 47 10 58 14 69 20 81 25 91 30 102 37 112 44 123 49 133 56 144 62 156 69 166 77 175 85 183 94 190 105 193 111 194 118 194 123 193 130 192 136 188 141 185 145 180 148 175 150 163 148 153 142 142 136 132 127 122 119 110 111 100 105 89 101 78 97 67 94 56 90 44 88 34 85 23 81 12 78 0 0 37 Z N"/>
          </draw:custom-shape>
          <draw:custom-shape draw:style-name="gr6" draw:text-style-name="P7" draw:layer="layout" svg:width="0.064cm" svg:height="0.11cm" draw:transform="skewX (-0.0272271363311064) rotate (-2.35619449019309) translate (21.709cm 13.729cm)">
            <text:p/>
            <draw:enhanced-geometry svg:viewBox="0 0 150 194" draw:type="non-primitive" draw:enhanced-path="M 0 37 L 0 37 4 47 10 58 14 69 20 81 25 91 30 102 37 112 44 123 44 123 49 133 56 144 62 156 69 166 77 175 85 183 94 190 105 193 105 193 111 194 118 194 123 193 130 192 136 188 141 185 145 180 148 175 148 175 150 163 148 153 142 142 136 132 127 122 119 110 111 100 105 89 105 89 101 78 97 67 94 56 90 44 88 34 85 23 81 12 78 0 N"/>
          </draw:custom-shape>
          <draw:custom-shape draw:style-name="gr10" draw:text-style-name="P7" draw:layer="layout" svg:width="0.064cm" svg:height="0.112cm" draw:transform="skewX (-0.0178023583703387) rotate (-2.35619449019309) translate (21.984cm 13.458cm)">
            <text:p/>
            <draw:enhanced-geometry svg:viewBox="0 0 146 193" draw:type="non-primitive" draw:enhanced-path="M 146 35 L 142 47 136 57 131 68 127 80 121 91 116 101 110 113 104 124 97 134 92 144 85 154 78 165 71 174 63 183 54 188 44 193 38 193 32 193 26 192 19 191 14 187 9 184 4 181 1 175 0 164 2 153 7 142 15 132 23 120 32 110 38 99 44 88 49 77 52 66 55 56 58 45 61 33 63 22 66 12 69 0 146 35 Z N"/>
          </draw:custom-shape>
          <draw:custom-shape draw:style-name="gr6" draw:text-style-name="P7" draw:layer="layout" svg:width="0.064cm" svg:height="0.112cm" draw:transform="skewX (-0.0178023583703387) rotate (-2.35619449019309) translate (21.984cm 13.458cm)">
            <text:p/>
            <draw:enhanced-geometry svg:viewBox="0 0 146 193" draw:type="non-primitive" draw:enhanced-path="M 146 35 L 146 35 142 47 136 57 131 68 127 80 121 91 116 101 110 113 104 124 104 124 97 134 92 144 85 154 78 165 71 174 63 183 54 188 44 193 44 193 38 193 32 193 26 192 19 191 14 187 9 184 4 181 1 175 1 175 0 164 2 153 7 142 15 132 23 120 32 110 38 99 44 88 44 88 49 77 52 66 55 56 58 45 61 33 63 22 66 12 69 0 N"/>
          </draw:custom-shape>
          <draw:custom-shape draw:style-name="gr10" draw:text-style-name="P7" draw:layer="layout" svg:width="0.222cm" svg:height="0.188cm" draw:transform="rotate (-2.35619449019309) translate (23.015cm 13.748cm)">
            <text:p/>
            <draw:enhanced-geometry svg:viewBox="0 0 516 338" draw:type="non-primitive" draw:enhanced-path="M 516 36 L 500 52 483 68 467 83 451 98 434 114 418 129 401 144 384 159 371 170 356 182 341 194 327 205 312 216 296 228 280 237 263 246 248 253 232 258 216 262 200 266 183 269 166 271 149 273 133 275 116 279 99 281 84 284 68 289 53 293 38 300 25 307 11 316 6 321 3 325 0 330 1 333 10 338 19 335 29 330 38 321 47 310 57 299 66 289 76 281 88 272 101 262 113 253 125 242 138 233 152 225 165 218 180 212 195 207 209 205 224 204 240 203 256 203 272 202 287 199 301 195 314 188 324 180 335 171 346 162 355 152 365 143 374 132 384 123 394 114 403 106 412 97 423 89 432 80 441 72 450 63 459 54 466 47 474 41 481 34 487 27 494 20 501 13 509 7 516 0 516 36 Z N"/>
          </draw:custom-shape>
          <draw:custom-shape draw:style-name="gr6" draw:text-style-name="P7" draw:layer="layout" svg:width="0.222cm" svg:height="0.188cm" draw:transform="rotate (-2.35619449019309) translate (23.015cm 13.748cm)">
            <text:p/>
            <draw:enhanced-geometry svg:viewBox="0 0 516 338" draw:type="non-primitive" draw:enhanced-path="M 516 36 L 516 36 500 52 483 68 467 83 451 98 434 114 418 129 401 144 384 159 384 159 371 170 356 182 341 194 327 205 312 216 296 228 280 237 263 246 263 246 248 253 232 258 216 262 200 266 183 269 166 271 149 273 133 275 116 279 99 281 84 284 68 289 53 293 38 300 25 307 11 316 11 316 6 321 3 325 0 330 1 333 1 333 10 338 19 335 29 330 38 321 47 310 57 299 66 289 76 281 76 281 88 272 101 262 113 253 125 242 138 233 152 225 165 218 180 212 180 212 195 207 209 205 224 204 240 203 256 203 272 202 287 199 301 195 301 195 314 188 324 180 335 171 346 162 355 152 365 143 374 132 384 123 384 123 394 114 403 106 412 97 423 89 432 80 441 72 450 63 459 54 459 54 466 47 474 41 481 34 487 27 494 20 501 13 509 7 516 0 N"/>
          </draw:custom-shape>
          <draw:custom-shape draw:style-name="gr10" draw:text-style-name="P7" draw:layer="layout" svg:width="0.296cm" svg:height="0.293cm" draw:transform="skewX (0.00680678408277661) rotate (-2.35619449019309) translate (22.61cm 13.001cm)">
            <text:p/>
            <draw:enhanced-geometry svg:viewBox="0 0 683 512" draw:type="non-primitive" draw:enhanced-path="M 683 54 L 668 73 653 93 639 113 625 132 610 151 596 172 581 191 566 211 557 224 549 236 540 249 532 261 524 274 516 286 507 299 499 311 491 324 482 336 473 348 464 360 455 371 445 382 435 394 423 404 413 413 403 421 391 428 381 435 369 441 357 447 345 452 332 456 318 461 304 464 289 466 275 468 260 470 245 471 230 472 216 473 203 475 191 478 178 480 167 482 154 486 142 488 129 490 118 492 106 496 93 498 81 500 68 503 57 505 44 506 32 508 19 509 14 511 8 511 2 512 0 509 1 496 9 487 23 479 40 474 60 470 81 466 100 462 117 456 129 452 142 447 153 443 166 438 178 434 191 429 203 424 216 420 228 416 241 412 253 407 266 403 278 399 290 395 303 390 315 386 327 382 338 379 349 376 362 371 373 368 385 363 395 358 405 352 421 339 436 325 450 310 463 294 475 278 488 261 500 244 513 228 522 216 531 203 540 190 549 176 558 163 566 150 575 136 584 123 596 108 607 92 617 78 628 62 640 47 651 31 663 16 674 0 683 54 Z N"/>
          </draw:custom-shape>
          <draw:custom-shape draw:style-name="gr6" draw:text-style-name="P7" draw:layer="layout" svg:width="0.296cm" svg:height="0.293cm" draw:transform="skewX (0.00680678408277661) rotate (-2.35619449019309) translate (22.61cm 13.001cm)">
            <text:p/>
            <draw:enhanced-geometry svg:viewBox="0 0 683 512" draw:type="non-primitive" draw:enhanced-path="M 683 54 L 683 54 668 73 653 93 639 113 625 132 610 151 596 172 581 191 566 211 566 211 557 224 549 236 540 249 532 261 524 274 516 286 507 299 499 311 491 324 482 336 473 348 464 360 455 371 445 382 435 394 423 404 423 404 413 413 403 421 391 428 381 435 369 441 357 447 345 452 332 456 332 456 318 461 304 464 289 466 275 468 260 470 245 471 230 472 216 473 216 473 203 475 191 478 178 480 167 482 154 486 142 488 129 490 118 492 106 496 93 498 81 500 68 503 57 505 44 506 32 508 19 509 19 509 14 511 8 511 2 512 0 509 0 509 1 496 9 487 23 479 40 474 60 470 81 466 100 462 117 456 117 456 129 452 142 447 153 443 166 438 178 434 191 429 203 424 216 420 228 416 241 412 253 407 266 403 278 399 290 395 303 390 315 386 315 386 327 382 338 379 349 376 362 371 373 368 385 363 395 358 405 352 405 352 421 339 436 325 450 310 463 294 475 278 488 261 500 244 513 228 513 228 522 216 531 203 540 190 549 176 558 163 566 150 575 136 584 123 584 123 596 108 607 92 617 78 628 62 640 47 651 31 663 16 674 0 N"/>
          </draw:custom-shape>
          <draw:custom-shape draw:style-name="gr6" draw:text-style-name="P7" draw:layer="layout" svg:width="0.64cm" svg:height="1.541cm" draw:transform="skewX (-0.00122173047639575) rotate (-2.35619449019309) translate (23.81cm 14.573cm)">
            <text:p/>
            <draw:enhanced-geometry svg:viewBox="0 0 1480 2717" draw:type="non-primitive" draw:enhanced-path="M 1480 298 L 1480 298 1466 280 1453 262 1439 243 1426 224 1412 205 1397 187 1381 171 1363 158 1363 158 1336 141 1308 123 1278 105 1249 88 1218 72 1186 57 1156 42 1124 30 1092 19 1060 10 1029 5 997 0 966 0 934 2 904 8 874 18 874 18 849 30 828 44 807 63 789 82 772 105 756 128 742 153 729 180 717 208 704 236 693 264 683 294 671 322 661 351 650 378 638 404 638 404 627 431 616 459 605 487 596 515 587 543 579 572 571 600 564 629 557 658 549 687 542 716 535 745 527 773 520 803 512 831 505 860 505 860 498 881 492 903 485 925 478 947 473 968 466 991 460 1013 455 1034 455 1034 447 1060 439 1086 431 1114 423 1140 415 1166 408 1192 400 1218 392 1244 385 1270 377 1297 371 1323 363 1349 356 1377 349 1403 342 1429 336 1456 336 1456 328 1491 320 1526 312 1561 305 1595 298 1631 291 1666 284 1701 278 1736 271 1771 264 1806 257 1841 250 1877 243 1911 235 1946 227 1981 218 2015 218 2015 207 2056 195 2095 184 2135 171 2175 159 2214 145 2253 131 2293 119 2331 105 2371 92 2409 78 2449 64 2488 52 2527 39 2567 27 2607 16 2646 16 2646 13 2655 11 2664 9 2674 7 2681 5 2691 3 2700 2 2708 0 2717 N"/>
          </draw:custom-shape>
          <draw:custom-shape draw:style-name="gr10" draw:text-style-name="P7" draw:layer="layout" svg:width="0.234cm" svg:height="0.209cm" draw:transform="skewX (0.0047123889803838) rotate (-2.35619449019309) translate (23.756cm 14.494cm)">
            <text:p/>
            <draw:enhanced-geometry svg:viewBox="0 0 535 370" draw:type="non-primitive" draw:enhanced-path="M 535 318 L 524 311 511 306 500 299 487 292 475 287 464 280 451 273 440 266 425 257 410 248 395 239 381 230 366 221 350 212 335 204 319 196 304 190 287 186 270 182 254 179 237 175 220 172 204 167 188 161 178 156 169 150 158 144 148 137 139 130 129 123 120 115 111 109 97 94 85 76 72 55 61 35 48 18 36 5 22 0 6 3 1 9 0 16 1 25 4 34 9 44 14 54 20 64 25 72 31 85 40 97 49 109 60 120 70 130 80 140 91 150 102 161 113 171 124 180 137 189 148 198 161 206 173 214 186 222 198 230 211 238 223 246 236 253 249 259 262 266 275 272 289 279 302 284 313 289 324 293 334 297 346 301 357 306 367 309 378 314 389 318 398 323 408 327 417 332 427 335 436 340 446 344 456 349 466 353 471 356 477 358 482 360 487 362 493 365 498 367 503 368 509 370 535 318 Z N"/>
          </draw:custom-shape>
          <draw:custom-shape draw:style-name="gr6" draw:text-style-name="P7" draw:layer="layout" svg:width="0.234cm" svg:height="0.209cm" draw:transform="skewX (0.0047123889803838) rotate (-2.35619449019309) translate (23.756cm 14.494cm)">
            <text:p/>
            <draw:enhanced-geometry svg:viewBox="0 0 535 370" draw:type="non-primitive" draw:enhanced-path="M 535 318 L 535 318 524 311 511 306 500 299 487 292 475 287 464 280 451 273 440 266 440 266 425 257 410 248 395 239 381 230 366 221 350 212 335 204 319 196 319 196 304 190 287 186 270 182 254 179 237 175 220 172 204 167 188 161 188 161 178 156 169 150 158 144 148 137 139 130 129 123 120 115 111 109 111 109 97 94 85 76 72 55 61 35 48 18 36 5 22 0 6 3 6 3 1 9 0 16 1 25 4 34 9 44 14 54 20 64 25 72 25 72 31 85 40 97 49 109 60 120 70 130 80 140 91 150 102 161 102 161 113 171 124 180 137 189 148 198 161 206 173 214 186 222 198 230 198 230 211 238 223 246 236 253 249 259 262 266 275 272 289 279 302 284 302 284 313 289 324 293 334 297 346 301 357 306 367 309 378 314 389 318 389 318 398 323 408 327 417 332 427 335 436 340 446 344 456 349 466 353 466 353 471 356 477 358 482 360 487 362 493 365 498 367 503 368 509 370 N"/>
          </draw:custom-shape>
          <draw:custom-shape draw:style-name="gr6" draw:text-style-name="P7" draw:layer="layout" svg:width="0.005cm" svg:height="0.076cm" draw:transform="skewX (-0.156556033903862) rotate (-2.35619449019309) translate (23.598cm 14.525cm)">
            <text:p/>
            <draw:enhanced-geometry svg:viewBox="0 0 0 140" draw:type="non-primitive" draw:enhanced-path="M 0 140 L 0 140 0 123 0 105 0 88 0 70 0 53 0 36 0 17 0 0 N"/>
          </draw:custom-shape>
          <draw:custom-shape draw:style-name="gr6" draw:text-style-name="P7" draw:layer="layout" svg:width="0.004cm" svg:height="0.08cm" draw:transform="skewX (0.185353966561763) rotate (-2.35619449019309) translate (23.555cm 14.544cm)">
            <text:p/>
            <draw:enhanced-geometry svg:viewBox="0 0 0 141" draw:type="non-primitive" draw:enhanced-path="M 0 141 L 0 141 0 123 0 106 0 88 0 71 0 54 0 36 0 19 0 0 N"/>
          </draw:custom-shape>
          <draw:custom-shape draw:style-name="gr6" draw:text-style-name="P7" draw:layer="layout" svg:width="0.005cm" svg:height="0.058cm" draw:transform="skewX (-0.153938040025871) rotate (-2.35619449019309) translate (23.647cm 14.501cm)">
            <text:p/>
            <draw:enhanced-geometry svg:viewBox="0 0 9 105" draw:type="non-primitive" draw:enhanced-path="M 9 105 L 9 105 7 91 6 79 5 65 4 52 3 40 2 26 1 14 0 0 N"/>
          </draw:custom-shape>
          <draw:custom-shape draw:style-name="gr6" draw:text-style-name="P7" draw:layer="layout" svg:width="0.04cm" svg:height="0.004cm" draw:transform="skewX (0.245044226979958) rotate (-2.35619449019309) translate (23.633cm 14.403cm)">
            <text:p/>
            <draw:enhanced-geometry svg:viewBox="0 0 97 0" draw:type="non-primitive" draw:enhanced-path="M 97 0 L 97 0 84 0 72 0 59 0 48 0 35 0 24 0 12 0 0 0 N"/>
          </draw:custom-shape>
          <draw:custom-shape draw:style-name="gr6" draw:text-style-name="P7" draw:layer="layout" svg:width="0.067cm" svg:height="0.019cm" draw:transform="skewX (0.0525344104850194) rotate (-2.35619449019309) translate (23.57cm 14.404cm)">
            <text:p/>
            <draw:enhanced-geometry svg:viewBox="0 0 149 35" draw:type="non-primitive" draw:enhanced-path="M 149 0 L 149 0 131 5 112 9 93 14 74 17 56 22 37 26 19 31 0 35 N"/>
          </draw:custom-shape>
          <draw:custom-shape draw:style-name="gr6" draw:text-style-name="P7" draw:layer="layout" svg:width="0.064cm" svg:height="0.028cm" draw:transform="skewX (0.035779249665877) rotate (-2.35619449019309) translate (23.519cm 14.403cm)">
            <text:p/>
            <draw:enhanced-geometry svg:viewBox="0 0 148 55" draw:type="non-primitive" draw:enhanced-path="M 148 0 L 148 0 129 7 111 14 92 21 74 27 54 34 36 41 18 48 0 55 N"/>
          </draw:custom-shape>
          <draw:custom-shape draw:style-name="gr6" draw:text-style-name="P7" draw:layer="layout" svg:width="0.006cm" svg:height="0.069cm" draw:transform="skewX (-0.115366263556803) rotate (-2.35619449019309) translate (23.496cm 14.567cm)">
            <text:p/>
            <draw:enhanced-geometry svg:viewBox="0 0 0 121" draw:type="non-primitive" draw:enhanced-path="M 0 121 L 0 121 0 106 0 92 0 77 0 61 0 46 0 31 0 16 0 0 N"/>
          </draw:custom-shape>
          <draw:custom-shape draw:style-name="gr6" draw:text-style-name="P7" draw:layer="layout" svg:width="0.048cm" svg:height="0.019cm" draw:transform="skewX (0.104894288044839) rotate (-2.35619449019309) translate (23.471cm 14.443cm)">
            <text:p/>
            <draw:enhanced-geometry svg:viewBox="0 0 107 37" draw:type="non-primitive" draw:enhanced-path="M 107 0 L 107 0 93 5 80 9 66 14 54 18 40 23 26 26 14 32 0 37 N"/>
          </draw:custom-shape>
          <draw:custom-shape draw:style-name="gr6" draw:text-style-name="P7" draw:layer="layout" svg:width="0.008cm" svg:height="0.049cm" draw:transform="skewX (0.0815068760681197) rotate (-2.35619449019309) translate (23.457cm 14.568cm)">
            <text:p/>
            <draw:enhanced-geometry svg:viewBox="0 0 17 87" draw:type="non-primitive" draw:enhanced-path="M 0 87 L 0 87 2 77 4 66 6 56 8 44 10 34 13 23 15 11 17 0 N"/>
          </draw:custom-shape>
          <draw:custom-shape draw:style-name="gr6" draw:text-style-name="P7" draw:layer="layout" svg:width="0.027cm" svg:height="0.007cm" draw:transform="rotate (-2.35619449019309) translate (23.432cm 14.408cm)">
            <text:p/>
            <draw:enhanced-geometry svg:viewBox="0 0 61 17" draw:type="non-primitive" draw:enhanced-path="M 61 0 L 61 0 53 2 46 4 38 6 30 8 22 10 16 12 8 14 0 17 N"/>
          </draw:custom-shape>
          <draw:custom-shape draw:style-name="gr6" draw:text-style-name="P7" draw:layer="layout" svg:width="0.008cm" svg:height="0.082cm" draw:transform="rotate (-2.35619449019309) translate (22.754cm 15.221cm)">
            <text:p/>
            <draw:enhanced-geometry svg:viewBox="0 0 18 141" draw:type="non-primitive" draw:enhanced-path="M 18 141 L 18 141 16 122 13 105 11 87 9 70 7 53 4 35 2 18 0 0 N"/>
          </draw:custom-shape>
          <draw:custom-shape draw:style-name="gr6" draw:text-style-name="P7" draw:layer="layout" svg:width="0.008cm" svg:height="0.078cm" draw:transform="rotate (-2.35619449019309) translate (22.774cm 15.266cm)">
            <text:p/>
            <draw:enhanced-geometry svg:viewBox="0 0 17 140" draw:type="non-primitive" draw:enhanced-path="M 0 140 L 0 140 2 123 4 105 7 88 9 70 11 52 12 35 15 17 17 0 N"/>
          </draw:custom-shape>
          <draw:custom-shape draw:style-name="gr6" draw:text-style-name="P7" draw:layer="layout" svg:width="0.057cm" svg:height="0.011cm" draw:transform="skewX (0.0905825881784885) rotate (-2.35619449019309) translate (22.703cm 15.184cm)">
            <text:p/>
            <draw:enhanced-geometry svg:viewBox="0 0 131 17" draw:type="non-primitive" draw:enhanced-path="M 0 0 L 0 0 17 2 33 4 49 6 66 9 82 11 98 12 114 14 131 17 N"/>
          </draw:custom-shape>
          <draw:custom-shape draw:style-name="gr6" draw:text-style-name="P7" draw:layer="layout" svg:width="0.048cm" svg:height="0.02cm" draw:transform="rotate (-2.35619449019309) translate (22.706cm 15.149cm)">
            <text:p/>
            <draw:enhanced-geometry svg:viewBox="0 0 114 34" draw:type="non-primitive" draw:enhanced-path="M 0 0 L 0 0 14 4 27 9 42 13 57 18 70 21 85 26 100 30 114 34 N"/>
          </draw:custom-shape>
          <draw:custom-shape draw:style-name="gr6" draw:text-style-name="P7" draw:layer="layout" svg:width="0.006cm" svg:height="0.044cm" draw:transform="rotate (-2.35619449019309) translate (22.727cm 15.353cm)">
            <text:p/>
            <draw:enhanced-geometry svg:viewBox="0 0 17 71" draw:type="non-primitive" draw:enhanced-path="M 0 71 L 0 71 1 62 3 53 4 44 6 35 9 27 11 18 13 9 17 0 N"/>
          </draw:custom-shape>
          <draw:custom-shape draw:style-name="gr6" draw:text-style-name="P7" draw:layer="layout" svg:width="0.004cm" svg:height="0.065cm" draw:transform="rotate (-2.35619449019309) translate (22.737cm 15.361cm)">
            <text:p/>
            <draw:enhanced-geometry svg:viewBox="0 0 0 124" draw:type="non-primitive" draw:enhanced-path="M 0 124 L 0 124 0 108 0 93 0 78 0 62 0 47 0 31 0 16 0 0 N"/>
          </draw:custom-shape>
          <draw:custom-shape draw:style-name="gr6" draw:text-style-name="P7" draw:layer="layout" svg:width="0.004cm" svg:height="0.052cm" draw:transform="skewX (-0.019198621771934) rotate (-2.35619449019309) translate (22.751cm 15.404cm)">
            <text:p/>
            <draw:enhanced-geometry svg:viewBox="0 0 12 87" draw:type="non-primitive" draw:enhanced-path="M 4 87 L 4 87 4 75 3 64 1 51 0 40 0 29 2 19 6 8 12 0 N"/>
          </draw:custom-shape>
          <draw:custom-shape draw:style-name="gr6" draw:text-style-name="P7" draw:layer="layout" svg:width="0.009cm" svg:height="0.058cm" draw:transform="skewX (0.153938040025871) rotate (-2.35619449019309) translate (22.686cm 15.454cm)">
            <text:p/>
            <draw:enhanced-geometry svg:viewBox="0 0 18 105" draw:type="non-primitive" draw:enhanced-path="M 9 105 L 9 105 9 90 11 74 14 56 17 39 18 24 15 12 10 3 0 0 N"/>
          </draw:custom-shape>
          <draw:custom-shape draw:style-name="gr6" draw:text-style-name="P7" draw:layer="layout" svg:width="0.037cm" svg:height="0.03cm" draw:transform="rotate (-2.35619449019309) translate (22.63cm 15.37cm)">
            <text:p/>
            <draw:enhanced-geometry svg:viewBox="0 0 88 52" draw:type="non-primitive" draw:enhanced-path="M 0 0 L 0 0 11 7 21 12 33 19 44 26 54 33 65 40 77 45 88 52 N"/>
          </draw:custom-shape>
          <draw:custom-shape draw:style-name="gr6" draw:text-style-name="P7" draw:layer="layout" svg:width="0.033cm" svg:height="0.019cm" draw:transform="skewX (-0.0525344104850194) rotate (-2.35619449019309) translate (22.67cm 15.347cm)">
            <text:p/>
            <draw:enhanced-geometry svg:viewBox="0 0 72 35" draw:type="non-primitive" draw:enhanced-path="M 0 0 L 0 0 9 5 18 9 27 14 36 17 44 22 53 26 63 31 72 35 N"/>
          </draw:custom-shape>
          <draw:custom-shape draw:style-name="gr6" draw:text-style-name="P7" draw:layer="layout" svg:width="0.042cm" svg:height="0.027cm" draw:transform="rotate (-2.35619449019309) translate (22.719cm 15.299cm)">
            <text:p/>
            <draw:enhanced-geometry svg:viewBox="0 0 96 52" draw:type="non-primitive" draw:enhanced-path="M 0 0 L 0 0 12 7 24 13 36 19 49 26 60 32 72 39 84 46 96 52 N"/>
          </draw:custom-shape>
          <draw:custom-shape draw:style-name="gr6" draw:text-style-name="P7" draw:layer="layout" svg:width="0.037cm" svg:height="0.029cm" draw:transform="rotate (-2.35619449019309) translate (22.679cm 15.24cm)">
            <text:p/>
            <draw:enhanced-geometry svg:viewBox="0 0 89 53" draw:type="non-primitive" draw:enhanced-path="M 0 0 L 0 0 11 7 22 13 33 19 45 26 55 33 66 40 77 47 89 53 N"/>
          </draw:custom-shape>
          <draw:custom-shape draw:style-name="gr6" draw:text-style-name="P7" draw:layer="layout" svg:width="0.028cm" svg:height="0.012cm" draw:transform="skewX (0.0830776723949144) rotate (-2.35619449019309) translate (22.298cm 14.717cm)">
            <text:p/>
            <draw:enhanced-geometry svg:viewBox="0 0 62 20" draw:type="non-primitive" draw:enhanced-path="M 0 0 L 0 0 8 3 16 7 25 11 33 15 41 18 47 20 55 20 62 17 N"/>
          </draw:custom-shape>
          <draw:custom-shape draw:style-name="gr6" draw:text-style-name="P7" draw:layer="layout" svg:width="0.008cm" svg:height="0.011cm" draw:transform="rotate (-2.35619449019309) translate (22.239cm 14.797cm)">
            <text:p/>
            <draw:enhanced-geometry svg:viewBox="0 0 17 18" draw:type="non-primitive" draw:enhanced-path="M 0 18 L 0 18 5 13 8 9 13 4 17 0 N"/>
          </draw:custom-shape>
          <draw:custom-shape draw:style-name="gr6" draw:text-style-name="P7" draw:layer="layout" svg:width="0.033cm" svg:height="0.018cm" draw:transform="rotate (-2.35619449019309) translate (22.286cm 14.761cm)">
            <text:p/>
            <draw:enhanced-geometry svg:viewBox="0 0 79 35" draw:type="non-primitive" draw:enhanced-path="M 0 0 L 0 0 10 4 20 9 30 13 41 17 51 21 60 26 70 30 79 35 N"/>
          </draw:custom-shape>
          <draw:custom-shape draw:style-name="gr6" draw:text-style-name="P7" draw:layer="layout" svg:width="0.029cm" svg:height="0.009cm" draw:transform="skewX (0.11065387457642) rotate (-2.35619449019309) translate (22.166cm 14.71cm)">
            <text:p/>
            <draw:enhanced-geometry svg:viewBox="0 0 70 17" draw:type="non-primitive" draw:enhanced-path="M 0 17 L 0 17 9 15 17 13 26 11 35 8 43 6 52 5 60 3 70 0 N"/>
          </draw:custom-shape>
          <draw:custom-shape draw:style-name="gr6" draw:text-style-name="P7" draw:layer="layout" svg:width="0.037cm" svg:height="0.009cm" draw:transform="skewX (0.11065387457642) rotate (-2.35619449019309) translate (22.107cm 14.663cm)">
            <text:p/>
            <draw:enhanced-geometry svg:viewBox="0 0 88 17" draw:type="non-primitive" draw:enhanced-path="M 0 17 L 0 17 11 14 22 12 32 10 44 8 54 5 65 3 76 1 88 0 N"/>
          </draw:custom-shape>
          <draw:custom-shape draw:style-name="gr6" draw:text-style-name="P7" draw:layer="layout" svg:width="0.03cm" svg:height="0.021cm" draw:transform="skewX (-0.0949459113084736) rotate (-2.35619449019309) translate (22.165cm 14.685cm)">
            <text:p/>
            <draw:enhanced-geometry svg:viewBox="0 0 71 36" draw:type="non-primitive" draw:enhanced-path="M 71 0 L 71 0 62 5 53 10 44 14 36 19 27 23 18 27 9 31 0 36 N"/>
          </draw:custom-shape>
          <draw:custom-shape draw:style-name="gr6" draw:text-style-name="P7" draw:layer="layout" svg:width="0.031cm" svg:height="0.01cm" draw:transform="skewX (-0.0996583002888575) rotate (-2.35619449019309) translate (22.234cm 14.677cm)">
            <text:p/>
            <draw:enhanced-geometry svg:viewBox="0 0 72 19" draw:type="non-primitive" draw:enhanced-path="M 72 0 L 72 0 63 2 54 5 45 7 37 9 28 13 19 15 10 17 0 19 N"/>
          </draw:custom-shape>
          <draw:custom-shape draw:style-name="gr6" draw:text-style-name="P7" draw:layer="layout" svg:width="0.03cm" svg:height="0.006cm" draw:transform="rotate (-2.35619449019309) translate (22.26cm 14.693cm)">
            <text:p/>
            <draw:enhanced-geometry svg:viewBox="0 0 62 17" draw:type="non-primitive" draw:enhanced-path="M 62 17 L 62 17 54 15 47 12 39 10 31 8 23 6 16 4 8 2 0 0 N"/>
          </draw:custom-shape>
          <draw:custom-shape draw:style-name="gr6" draw:text-style-name="P7" draw:layer="layout" svg:width="0.03cm" svg:height="0.008cm" draw:transform="skewX (0.124441975667172) rotate (-2.35619449019309) translate (22.312cm 14.716cm)">
            <text:p/>
            <draw:enhanced-geometry svg:viewBox="0 0 69 17" draw:type="non-primitive" draw:enhanced-path="M 0 17 L 0 17 9 15 18 13 26 11 35 8 43 6 52 4 60 2 69 0 N"/>
          </draw:custom-shape>
          <draw:custom-shape draw:style-name="gr6" draw:text-style-name="P7" draw:layer="layout" svg:width="0.033cm" svg:height="0.042cm" draw:transform="skewX (0.0476474885794361) rotate (-2.35619449019309) translate (21.754cm 14.32cm)">
            <text:p/>
            <draw:enhanced-geometry svg:viewBox="0 0 78 71" draw:type="non-primitive" draw:enhanced-path="M 78 0 L 78 0 68 9 59 18 48 28 38 35 28 45 19 54 9 62 0 71 N"/>
          </draw:custom-shape>
          <draw:custom-shape draw:style-name="gr6" draw:text-style-name="P7" draw:layer="layout" svg:width="0.039cm" svg:height="0.02cm" draw:transform="rotate (-2.35619449019309) translate (21.707cm 14.347cm)">
            <text:p/>
            <draw:enhanced-geometry svg:viewBox="0 0 88 37" draw:type="non-primitive" draw:enhanced-path="M 0 0 L 0 0 11 5 21 9 33 14 44 18 54 23 66 28 77 32 88 37 N"/>
          </draw:custom-shape>
          <draw:custom-shape draw:style-name="gr6" draw:text-style-name="P7" draw:layer="layout" svg:width="0.031cm" svg:height="0.03cm" draw:transform="skewX (-0.0333357887130854) rotate (-2.35619449019309) translate (21.644cm 14.289cm)">
            <text:p/>
            <draw:enhanced-geometry svg:viewBox="0 0 70 52" draw:type="non-primitive" draw:enhanced-path="M 70 0 L 70 0 60 7 47 12 35 18 24 22 12 29 4 35 0 43 1 52 N"/>
          </draw:custom-shape>
          <draw:custom-shape draw:style-name="gr6" draw:text-style-name="P7" draw:layer="layout" svg:width="0.042cm" svg:height="0.006cm" draw:transform="skewX (0.165108147238632) rotate (-2.35619449019309) translate (21.593cm 14.289cm)">
            <text:p/>
            <draw:enhanced-geometry svg:viewBox="0 0 97 0" draw:type="non-primitive" draw:enhanced-path="M 0 0 L 0 0 13 0 24 0 37 0 48 0 60 0 72 0 84 0 97 0 N"/>
          </draw:custom-shape>
          <draw:custom-shape draw:style-name="gr6" draw:text-style-name="P7" draw:layer="layout" svg:width="0.03cm" svg:height="0.03cm" draw:transform="skewX (-0.0333357887130854) rotate (-2.35619449019309) translate (21.581cm 14.249cm)">
            <text:p/>
            <draw:enhanced-geometry svg:viewBox="0 0 70 52" draw:type="non-primitive" draw:enhanced-path="M 70 0 L 70 0 61 7 52 13 44 20 35 26 26 33 18 40 9 46 0 52 N"/>
          </draw:custom-shape>
          <draw:custom-shape draw:style-name="gr6" draw:text-style-name="P7" draw:layer="layout" svg:width="0.041cm" svg:height="0.003cm" draw:transform="rotate (-2.35619449019309) translate (21.577cm 14.244cm)">
            <text:p/>
            <draw:enhanced-geometry svg:viewBox="0 0 97 0" draw:type="non-primitive" draw:enhanced-path="M 0 0 L 0 0 13 0 24 0 37 0 48 0 61 0 72 0 84 0 97 0 N"/>
          </draw:custom-shape>
          <draw:custom-shape draw:style-name="gr6" draw:text-style-name="P7" draw:layer="layout" svg:width="0.03cm" svg:height="0.02cm" draw:transform="skewX (0.0499164166070285) rotate (-2.35619449019309) translate (21.484cm 14.229cm)">
            <text:p/>
            <draw:enhanced-geometry svg:viewBox="0 0 72 35" draw:type="non-primitive" draw:enhanced-path="M 72 0 L 72 0 61 4 50 7 38 10 25 12 15 16 6 20 1 27 0 35 N"/>
          </draw:custom-shape>
          <draw:custom-shape draw:style-name="gr6" draw:text-style-name="P7" draw:layer="layout" svg:width="0.052cm" svg:height="0.005cm" draw:transform="skewX (-0.197396738400522) rotate (-2.35619449019309) translate (21.495cm 14.197cm)">
            <text:p/>
            <draw:enhanced-geometry svg:viewBox="0 0 122 0" draw:type="non-primitive" draw:enhanced-path="M 122 0 L 122 0 106 0 90 0 76 0 60 0 45 0 30 0 14 0 0 0 N"/>
          </draw:custom-shape>
          <draw:custom-shape draw:style-name="gr6" draw:text-style-name="P7" draw:layer="layout" svg:width="0.021cm" svg:height="0.008cm" draw:transform="rotate (-2.35619449019309) translate (21.5cm 14.148cm)">
            <text:p/>
            <draw:enhanced-geometry svg:viewBox="0 0 52 17" draw:type="non-primitive" draw:enhanced-path="M 52 0 L 52 0 46 2 40 5 33 7 26 9 20 11 13 14 7 15 0 17 N"/>
          </draw:custom-shape>
          <draw:custom-shape draw:style-name="gr6" draw:text-style-name="P7" draw:layer="layout" svg:width="0.027cm" svg:height="0.04cm" draw:transform="rotate (-2.35619449019309) translate (21.478cm 14.188cm)">
            <text:p/>
            <draw:enhanced-geometry svg:viewBox="0 0 61 71" draw:type="non-primitive" draw:enhanced-path="M 61 0 L 61 0 53 9 46 18 38 26 30 35 22 45 16 52 8 62 0 71 N"/>
          </draw:custom-shape>
          <draw:custom-shape draw:style-name="gr6" draw:text-style-name="P7" draw:layer="layout" svg:width="0.029cm" svg:height="0.009cm" draw:transform="rotate (-2.35619449019309) translate (21.406cm 14.19cm)">
            <text:p/>
            <draw:enhanced-geometry svg:viewBox="0 0 70 17" draw:type="non-primitive" draw:enhanced-path="M 0 17 L 0 17 9 15 18 13 26 12 35 9 44 7 52 5 61 3 70 0 N"/>
          </draw:custom-shape>
          <draw:custom-shape draw:style-name="gr6" draw:text-style-name="P7" draw:layer="layout" svg:width="0.05cm" svg:height="0.004cm" draw:transform="rotate (-2.35619449019309) translate (22.931cm 13.889cm)">
            <text:p/>
            <draw:enhanced-geometry svg:viewBox="0 0 107 0" draw:type="non-primitive" draw:enhanced-path="M 107 0 L 107 0 93 0 80 0 66 0 54 0 40 0 26 0 14 0 0 0 N"/>
          </draw:custom-shape>
          <draw:custom-shape draw:style-name="gr6" draw:text-style-name="P7" draw:layer="layout" svg:width="0.06cm" svg:height="0.01cm" draw:transform="rotate (-2.35619449019309) translate (22.931cm 13.946cm)">
            <text:p/>
            <draw:enhanced-geometry svg:viewBox="0 0 131 19" draw:type="non-primitive" draw:enhanced-path="M 131 0 L 131 0 114 2 98 5 81 7 65 9 49 13 32 15 17 17 0 19 N"/>
          </draw:custom-shape>
          <draw:custom-shape draw:style-name="gr6" draw:text-style-name="P7" draw:layer="layout" svg:width="0.033cm" svg:height="0.005cm" draw:transform="skewX (0.197396738400521) rotate (-2.35619449019309) translate (22.99cm 14.003cm)">
            <text:p/>
            <draw:enhanced-geometry svg:viewBox="0 0 78 0" draw:type="non-primitive" draw:enhanced-path="M 78 0 L 78 0 68 0 59 0 49 0 39 0 28 0 19 0 9 0 0 0 N"/>
          </draw:custom-shape>
          <draw:custom-shape draw:style-name="gr6" draw:text-style-name="P7" draw:layer="layout" svg:width="0.047cm" svg:height="0.004cm" draw:transform="skewX (-0.245044226979957) rotate (-2.35619449019309) translate (22.969cm 14.098cm)">
            <text:p/>
            <draw:enhanced-geometry svg:viewBox="0 0 106 0" draw:type="non-primitive" draw:enhanced-path="M 106 0 L 106 0 97 0 87 0 78 0 70 0 61 0 52 0 43 0 34 0 34 0 30 0 26 0 22 0 17 0 13 0 8 0 5 0 0 0 N"/>
          </draw:custom-shape>
          <draw:custom-shape draw:style-name="gr6" draw:text-style-name="P7" draw:layer="layout" svg:width="0.021cm" svg:height="0.006cm" draw:transform="skewX (-0.165108147238632) rotate (-2.35619449019309) translate (22.922cm 14.053cm)">
            <text:p/>
            <draw:enhanced-geometry svg:viewBox="0 0 53 17" draw:type="non-primitive" draw:enhanced-path="M 0 17 L 0 17 6 15 12 12 19 10 26 8 32 6 39 4 46 2 53 0 N"/>
          </draw:custom-shape>
          <draw:custom-shape draw:style-name="gr6" draw:text-style-name="P7" draw:layer="layout" svg:width="0.027cm" svg:height="0.011cm" draw:transform="skewX (0.0905825881784886) rotate (-2.35619449019309) translate (22.928cm 13.982cm)">
            <text:p/>
            <draw:enhanced-geometry svg:viewBox="0 0 61 17" draw:type="non-primitive" draw:enhanced-path="M 0 0 L 0 0 7 3 15 5 23 7 31 9 38 12 46 13 54 15 61 17 N"/>
          </draw:custom-shape>
          <draw:custom-shape draw:style-name="gr6" draw:text-style-name="P7" draw:layer="layout" svg:width="0.042cm" svg:height="0.021cm" draw:transform="rotate (-2.35619449019309) translate (22.851cm 13.948cm)">
            <text:p/>
            <draw:enhanced-geometry svg:viewBox="0 0 105 39" draw:type="non-primitive" draw:enhanced-path="M 0 0 L 0 0 13 5 26 13 40 22 54 30 68 36 80 39 93 39 105 34 N"/>
          </draw:custom-shape>
          <draw:custom-shape draw:style-name="gr6" draw:text-style-name="P7" draw:layer="layout" svg:width="0.019cm" svg:height="0.004cm" draw:transform="skewX (0.245044226979958) rotate (-2.35619449019309) translate (22.338cm 14.754cm)">
            <text:p/>
            <draw:enhanced-geometry svg:viewBox="0 0 44 0" draw:type="non-primitive" draw:enhanced-path="M 0 0 L 0 0 5 0 11 0 16 0 21 0 27 0 33 0 38 0 44 0 N"/>
          </draw:custom-shape>
          <draw:custom-shape draw:style-name="gr6" draw:text-style-name="P7" draw:layer="layout" svg:width="0.037cm" svg:height="0.023cm" draw:transform="rotate (-2.35619449019309) translate (22.573cm 13.445cm)">
            <text:p/>
            <draw:enhanced-geometry svg:viewBox="0 0 88 36" draw:type="non-primitive" draw:enhanced-path="M 88 0 L 88 0 77 5 65 10 54 14 44 17 32 22 21 27 11 31 0 36 N"/>
          </draw:custom-shape>
          <draw:custom-shape draw:style-name="gr6" draw:text-style-name="P7" draw:layer="layout" svg:width="0.016cm" svg:height="0.049cm" draw:transform="skewX (0.0204203522483297) rotate (-2.35619449019309) translate (22.533cm 13.505cm)">
            <text:p/>
            <draw:enhanced-geometry svg:viewBox="0 0 35 86" draw:type="non-primitive" draw:enhanced-path="M 0 0 L 0 0 4 11 7 22 9 35 11 47 15 59 19 69 26 78 35 86 N"/>
          </draw:custom-shape>
          <draw:custom-shape draw:style-name="gr6" draw:text-style-name="P7" draw:layer="layout" svg:width="0.06cm" svg:height="0.054cm" draw:transform="skewX (0.0185004900711364) rotate (-2.35619449019309) translate (22.565cm 13.444cm)">
            <text:p/>
            <draw:enhanced-geometry svg:viewBox="0 0 133 104" draw:type="non-primitive" draw:enhanced-path="M 133 0 L 133 0 127 11 123 22 118 35 115 46 109 59 104 69 97 79 89 87 89 87 80 93 70 97 58 99 47 100 36 102 24 102 12 103 0 104 N"/>
          </draw:custom-shape>
          <draw:custom-shape draw:style-name="gr6" draw:text-style-name="P7" draw:layer="layout" svg:width="0.011cm" svg:height="0.047cm" draw:transform="skewX (0.063704517697781) rotate (-2.35619449019309) translate (22.51cm 13.407cm)">
            <text:p/>
            <draw:enhanced-geometry svg:viewBox="0 0 27 87" draw:type="non-primitive" draw:enhanced-path="M 0 0 L 0 0 3 10 7 22 10 33 13 43 17 55 20 66 24 77 27 87 N"/>
          </draw:custom-shape>
          <draw:custom-shape draw:style-name="gr6" draw:text-style-name="P7" draw:layer="layout" svg:width="0.043cm" svg:height="0.018cm" draw:transform="rotate (-2.35619449019309) translate (22.499cm 13.303cm)">
            <text:p/>
            <draw:enhanced-geometry svg:viewBox="0 0 97 35" draw:type="non-primitive" draw:enhanced-path="M 97 0 L 97 0 84 5 72 9 60 14 48 18 36 23 24 26 13 31 0 35 N"/>
          </draw:custom-shape>
          <draw:custom-shape draw:style-name="gr6" draw:text-style-name="P7" draw:layer="layout" svg:width="0.028cm" svg:height="0.054cm" draw:transform="skewX (0.0185004900711364) rotate (-2.35619449019309) translate (22.444cm 13.345cm)">
            <text:p/>
            <draw:enhanced-geometry svg:viewBox="0 0 69 103" draw:type="non-primitive" draw:enhanced-path="M 0 0 L 0 0 9 12 17 26 26 38 35 51 43 64 52 77 60 90 69 103 N"/>
          </draw:custom-shape>
          <draw:custom-shape draw:style-name="gr6" draw:text-style-name="P7" draw:layer="layout" svg:width="0.057cm" svg:height="0.004cm" draw:transform="skewX (0.245044226979958) rotate (-2.35619449019309) translate (22.472cm 13.212cm)">
            <text:p/>
            <draw:enhanced-geometry svg:viewBox="0 0 138 0" draw:type="non-primitive" draw:enhanced-path="M 138 0 L 138 0 119 0 97 0 75 0 52 0 32 0 14 0 4 0 0 0 N"/>
          </draw:custom-shape>
          <draw:custom-shape draw:style-name="gr6" draw:text-style-name="P7" draw:layer="layout" svg:width="0.021cm" svg:height="0.059cm" draw:transform="skewX (0.0169296937443418) rotate (-2.35619449019309) translate (22.416cm 13.275cm)">
            <text:p/>
            <draw:enhanced-geometry svg:viewBox="0 0 53 105" draw:type="non-primitive" draw:enhanced-path="M 0 0 L 0 0 7 14 14 26 21 40 27 53 33 67 40 79 46 93 53 105 N"/>
          </draw:custom-shape>
          <draw:custom-shape draw:style-name="gr9" draw:text-style-name="P7" draw:layer="layout" svg:width="0.059cm" svg:height="0.09cm" draw:transform="skewX (-0.0111701072127614) rotate (-2.35619449019309) translate (23.249cm 14.861cm)">
            <text:p/>
            <draw:enhanced-geometry svg:viewBox="0 0 138 160" draw:type="non-primitive" draw:enhanced-path="M 130 38 L 123 33 118 27 111 23 105 17 98 12 93 8 85 5 78 2 69 1 59 0 48 1 38 2 29 5 20 8 13 14 6 19 2 27 0 35 0 44 0 53 1 63 3 72 4 81 6 89 9 99 11 111 14 123 18 133 21 143 27 151 34 157 42 160 59 159 72 151 85 139 96 123 106 104 117 86 127 69 138 55 130 38 Z N"/>
          </draw:custom-shape>
          <draw:custom-shape draw:style-name="gr6" draw:text-style-name="P7" draw:layer="layout" svg:width="0.059cm" svg:height="0.09cm" draw:transform="skewX (-0.0111701072127614) rotate (-2.35619449019309) translate (23.249cm 14.861cm)">
            <text:p/>
            <draw:enhanced-geometry svg:viewBox="0 0 138 160" draw:type="non-primitive" draw:enhanced-path="M 130 38 L 130 38 123 33 118 27 111 23 105 17 98 12 93 8 85 5 78 2 78 2 69 1 59 0 48 1 38 2 29 5 20 8 13 14 6 19 6 19 2 27 0 35 0 44 0 53 1 63 3 72 4 81 6 89 6 89 9 99 11 111 14 123 18 133 21 143 27 151 34 157 42 160 42 160 59 159 72 151 85 139 96 123 106 104 117 86 127 69 138 55 N"/>
          </draw:custom-shape>
          <draw:custom-shape draw:style-name="gr10" draw:text-style-name="P7" draw:layer="layout" svg:width="0.071cm" svg:height="0.099cm" draw:transform="rotate (-2.35619449019309) translate (23.3cm 14.861cm)">
            <text:p/>
            <draw:enhanced-geometry svg:viewBox="0 0 156 175" draw:type="non-primitive" draw:enhanced-path="M 118 17 L 111 15 105 12 99 10 93 6 86 4 79 2 74 0 67 0 59 3 51 5 43 8 36 13 31 17 24 23 19 29 15 36 9 46 6 56 2 66 1 78 0 89 0 101 2 112 4 123 8 132 11 140 15 149 20 157 26 164 33 169 41 173 49 175 65 175 80 173 95 166 110 157 124 147 136 134 146 121 154 106 156 96 156 84 155 73 152 63 147 51 143 40 139 29 136 17 118 17 Z N"/>
          </draw:custom-shape>
          <draw:custom-shape draw:style-name="gr6" draw:text-style-name="P7" draw:layer="layout" svg:width="0.071cm" svg:height="0.099cm" draw:transform="rotate (-2.35619449019309) translate (23.3cm 14.861cm)">
            <text:p/>
            <draw:enhanced-geometry svg:viewBox="0 0 156 175" draw:type="non-primitive" draw:enhanced-path="M 118 17 L 118 17 111 15 105 12 99 10 93 6 86 4 79 2 74 0 67 0 67 0 59 3 51 5 43 8 36 13 31 17 24 23 19 29 15 36 15 36 9 46 6 56 2 66 1 78 0 89 0 101 2 112 4 123 4 123 8 132 11 140 15 149 20 157 26 164 33 169 41 173 49 175 49 175 65 175 80 173 95 166 110 157 124 147 136 134 146 121 154 106 154 106 156 96 156 84 155 73 152 63 147 51 143 40 139 29 136 17 N"/>
          </draw:custom-shape>
          <draw:custom-shape draw:style-name="gr10" draw:text-style-name="P7" draw:layer="layout" svg:width="0.042cm" svg:height="0.019cm" draw:transform="skewX (-0.0525344104850193) rotate (-2.35619449019309) translate (23.309cm 14.844cm)">
            <text:p/>
            <draw:enhanced-geometry svg:viewBox="0 0 95 35" draw:type="non-primitive" draw:enhanced-path="M 95 18 L 87 15 80 13 72 9 64 6 56 3 50 1 42 0 34 1 28 4 22 6 18 11 13 14 9 18 5 24 2 30 0 35 95 18 Z N"/>
          </draw:custom-shape>
          <draw:custom-shape draw:style-name="gr6" draw:text-style-name="P7" draw:layer="layout" svg:width="0.042cm" svg:height="0.019cm" draw:transform="skewX (-0.0525344104850193) rotate (-2.35619449019309) translate (23.309cm 14.844cm)">
            <text:p/>
            <draw:enhanced-geometry svg:viewBox="0 0 95 35" draw:type="non-primitive" draw:enhanced-path="M 95 18 L 95 18 87 15 80 13 72 9 64 6 56 3 50 1 42 0 34 1 34 1 28 4 22 6 18 11 13 14 9 18 5 24 2 30 0 35 N"/>
          </draw:custom-shape>
          <draw:custom-shape draw:style-name="gr10" draw:text-style-name="P7" draw:layer="layout" svg:width="0.023cm" svg:height="0.02cm" draw:transform="skewX (-0.0996583002888574) rotate (-2.35619449019309) translate (23.279cm 14.861cm)">
            <text:p/>
            <draw:enhanced-geometry svg:viewBox="0 0 53 36" draw:type="non-primitive" draw:enhanced-path="M 53 0 L 46 5 38 8 31 12 23 15 16 19 10 23 4 29 0 36 53 0 Z N"/>
          </draw:custom-shape>
          <draw:custom-shape draw:style-name="gr6" draw:text-style-name="P7" draw:layer="layout" svg:width="0.023cm" svg:height="0.02cm" draw:transform="skewX (-0.0996583002888574) rotate (-2.35619449019309) translate (23.279cm 14.861cm)">
            <text:p/>
            <draw:enhanced-geometry svg:viewBox="0 0 53 36" draw:type="non-primitive" draw:enhanced-path="M 53 0 L 53 0 46 5 38 8 31 12 23 15 16 19 10 23 4 29 0 36 N"/>
          </draw:custom-shape>
          <draw:custom-shape draw:style-name="gr10" draw:text-style-name="P7" draw:layer="layout" svg:width="0.058cm" svg:height="0.04cm" draw:transform="skewX (-0.0249582083035142) rotate (-2.35619449019309) translate (23.093cm 15.056cm)">
            <text:p/>
            <draw:enhanced-geometry svg:viewBox="0 0 132 70" draw:type="non-primitive" draw:enhanced-path="M 0 17 L 6 15 13 12 20 10 27 6 34 4 41 2 47 0 54 0 62 0 70 2 78 2 87 4 95 6 102 8 109 13 115 17 120 23 123 29 126 34 128 41 130 49 131 56 132 63 132 70 0 17 Z N"/>
          </draw:custom-shape>
          <draw:custom-shape draw:style-name="gr6" draw:text-style-name="P7" draw:layer="layout" svg:width="0.058cm" svg:height="0.04cm" draw:transform="skewX (-0.0249582083035142) rotate (-2.35619449019309) translate (23.093cm 15.056cm)">
            <text:p/>
            <draw:enhanced-geometry svg:viewBox="0 0 132 70" draw:type="non-primitive" draw:enhanced-path="M 0 17 L 0 17 6 15 13 12 20 10 27 6 34 4 41 2 47 0 54 0 54 0 62 0 70 2 78 2 87 4 95 6 102 8 109 13 115 17 115 17 120 23 123 29 126 34 128 41 130 49 131 56 132 63 132 70 N"/>
          </draw:custom-shape>
          <draw:custom-shape draw:style-name="gr10" draw:text-style-name="P7" draw:layer="layout" svg:width="0.06cm" svg:height="0.064cm" draw:transform="rotate (-2.35619449019309) translate (23.076cm 15.025cm)">
            <text:p/>
            <draw:enhanced-geometry svg:viewBox="0 0 139 120" draw:type="non-primitive" draw:enhanced-path="M 117 120 L 121 109 125 97 130 86 134 75 138 64 139 53 138 43 134 33 132 29 129 26 125 22 121 20 115 19 111 17 105 16 100 14 88 11 74 8 59 3 46 1 32 0 20 1 11 7 4 14 0 27 2 38 7 51 16 63 28 75 40 85 54 95 65 103 72 107 79 110 87 112 95 114 103 115 111 116 118 118 126 120 117 120 Z N"/>
          </draw:custom-shape>
          <draw:custom-shape draw:style-name="gr6" draw:text-style-name="P7" draw:layer="layout" svg:width="0.06cm" svg:height="0.064cm" draw:transform="rotate (-2.35619449019309) translate (23.076cm 15.025cm)">
            <text:p/>
            <draw:enhanced-geometry svg:viewBox="0 0 139 120" draw:type="non-primitive" draw:enhanced-path="M 117 120 L 117 120 121 109 125 97 130 86 134 75 138 64 139 53 138 43 134 33 134 33 132 29 129 26 125 22 121 20 115 19 111 17 105 16 100 14 100 14 88 11 74 8 59 3 46 1 32 0 20 1 11 7 4 14 4 14 0 27 2 38 7 51 16 63 28 75 40 85 54 95 65 103 65 103 72 107 79 110 87 112 95 114 103 115 111 116 118 118 126 120 N"/>
          </draw:custom-shape>
          <draw:custom-shape draw:style-name="gr10" draw:text-style-name="P7" draw:layer="layout" svg:width="0.033cm" svg:height="0.04cm" draw:transform="rotate (-2.35619449019309) translate (23.28cm 14.833cm)">
            <text:p/>
            <draw:enhanced-geometry svg:viewBox="0 0 80 70" draw:type="non-primitive" draw:enhanced-path="M 45 0 L 38 5 31 8 24 12 17 15 11 20 6 24 2 29 0 36 0 42 3 48 7 55 12 59 17 64 23 67 30 70 36 70 44 68 50 64 56 58 61 50 65 42 70 33 74 25 80 17 45 0 Z N"/>
          </draw:custom-shape>
          <draw:custom-shape draw:style-name="gr6" draw:text-style-name="P7" draw:layer="layout" svg:width="0.033cm" svg:height="0.04cm" draw:transform="rotate (-2.35619449019309) translate (23.28cm 14.833cm)">
            <text:p/>
            <draw:enhanced-geometry svg:viewBox="0 0 80 70" draw:type="non-primitive" draw:enhanced-path="M 45 0 L 45 0 38 5 31 8 24 12 17 15 11 20 6 24 2 29 0 36 0 36 0 42 3 48 7 55 12 59 17 64 23 67 30 70 36 70 36 70 44 68 50 64 56 58 61 50 65 42 70 33 74 25 80 17 N"/>
          </draw:custom-shape>
        </draw:g>
        <draw:line draw:style-name="gr16" draw:text-style-name="P10" draw:layer="layout" svg:x1="14.633cm" svg:y1="8.909cm" svg:x2="12.635cm" svg:y2="8.909cm">
          <text:p/>
        </draw:line>
        <draw:line draw:style-name="gr12" draw:text-style-name="P10" draw:layer="layout" svg:x1="15.065cm" svg:y1="13.607cm" svg:x2="15.065cm" svg:y2="15.366cm">
          <text:p/>
        </draw:line>
        <draw:line draw:style-name="gr12" draw:text-style-name="P10" draw:layer="layout" svg:x1="11.065cm" svg:y1="13.608cm" svg:x2="11.065cm" svg:y2="15.367cm">
          <text:p/>
        </draw:line>
        <draw:line draw:style-name="gr13" draw:text-style-name="P10" draw:layer="layout" svg:x1="11.065cm" svg:y1="15.367cm" svg:x2="11.069cm" svg:y2="16.955cm">
          <text:p/>
        </draw:line>
        <draw:line draw:style-name="gr13" draw:text-style-name="P10" draw:layer="layout" svg:x1="15.065cm" svg:y1="15.367cm" svg:x2="15.069cm" svg:y2="16.955cm">
          <text:p/>
        </draw:line>
        <presentation:notes draw:style-name="dp2">
          <office:forms form:automatic-focus="false" form:apply-design-mode="false"/>
          <draw:page-thumbnail draw:style-name="gr1" draw:layer="layout" svg:width="14.848cm" svg:height="11.136cm" svg:x="3.075cm" svg:y="2.257cm" draw:page-number="5" presentation:class="page"/>
          <draw:frame presentation:style-name="pr3" draw:text-style-name="P4" draw:layer="layout" svg:width="16.799cm" svg:height="13.365cm" svg:x="2.1cm" svg:y="14.107cm" presentation:class="notes" presentation:placeholder="true">
            <draw:text-box/>
          </draw:frame>
        </presentation:notes>
      </draw:page>
      <draw:page draw:name="page6" draw:style-name="dp1" draw:master-page-name="Default" presentation:presentation-page-layout-name="AL1T1">
        <office:forms form:automatic-focus="false" form:apply-design-mode="false"/>
        <draw:frame presentation:style-name="pr1" draw:text-style-name="P2" draw:layer="layout" svg:width="25.199cm" svg:height="2.164cm" svg:x="1.4cm" svg:y="0.037cm" presentation:class="title">
          <draw:text-box>
            <text:p>But...</text:p>
          </draw:text-box>
        </draw:frame>
        <draw:frame presentation:style-name="pr2" draw:layer="layout" svg:width="25.199cm" svg:height="17cm" svg:x="1.4cm" svg:y="3cm" presentation:class="outline" presentation:user-transformed="true">
          <draw:text-box>
            <text:list text:style-name="L2">
              <text:list-item>
                <text:p>Syntactically the function has a path which does not return a double...</text:p>
              </text:list-item>
            </text:list>
          </draw:text-box>
        </draw:frame>
        <draw:custom-shape draw:style-name="gr20" draw:text-style-name="P5" draw:layer="layout" svg:width="24.716cm" svg:height="10.398cm" svg:x="1.883cm" svg:y="6.672cm">
          <text:p text:style-name="P5">double average(const std::vector&lt;double&gt; &amp; data)</text:p>
          <text:p text:style-name="P5">{</text:p>
          <text:p text:style-name="P5"><text:s text:c="4"/>if (!data.empty())</text:p>
          <text:p text:style-name="P5"><text:s text:c="4"/>{</text:p>
          <text:p text:style-name="P5"><text:s text:c="8"/>double sum = 0.0;</text:p>
          <text:p text:style-name="P5"><text:s text:c="8"/>for (size_t at = 0; at != data.size(); at++)</text:p>
          <text:p text:style-name="P5"><text:s text:c="12"/>sum += data[at];</text:p>
          <text:p text:style-name="P5"><text:s text:c="8"/>return sum / data.size();</text:p>
          <text:p text:style-name="P5"><text:s text:c="4"/>}</text:p>
          <text:p text:style-name="P5"><text:s/><text:span text:style-name="T5">// else</text:span></text:p>
          <text:p text:style-name="P5"/>
          <text:p text:style-name="P5">}</text:p>
          <draw:enhanced-geometry svg:viewBox="0 0 21600 21600" draw:type="rectangle" draw:enhanced-path="M 0 0 L 21600 0 21600 21600 0 21600 0 0 Z N"/>
        </draw:custom-shape>
        <draw:custom-shape draw:style-name="gr19" draw:text-style-name="P13" draw:layer="layout" svg:width="1.691cm" svg:height="2.797cm" svg:x="5.836cm" svg:y="5.522cm">
          <text:p/>
          <draw:enhanced-geometry svg:viewBox="0 0 21600 21600" draw:type="mso-spt202" draw:enhanced-path="M 0 0 L 21600 0 21600 21600 0 21600 0 0 Z N"/>
        </draw:custom-shape>
        <draw:frame draw:style-name="gr4" draw:text-style-name="P15" draw:layer="layout" svg:width="2.915cm" svg:height="3.456cm" svg:x="24.289cm" svg:y="12.475cm">
          <draw:text-box>
            <text:p text:style-name="P14"><text:span text:style-name="T3">?</text:span></text:p>
          </draw:text-box>
        </draw:frame>
        <draw:g>
          <draw:custom-shape draw:style-name="gr5" draw:text-style-name="P7" draw:layer="layout" svg:width="0.436cm" svg:height="2.077cm" draw:transform="skewX (0.00139626340159512) rotate (-2.35619449019309) translate (23.214cm 14.966cm)">
            <text:p/>
            <draw:enhanced-geometry svg:viewBox="0 0 1006 3662" draw:type="non-primitive" draw:enhanced-path="M 0 0 L 19 5 40 8 60 10 80 14 100 18 120 23 139 28 157 36 173 44 188 52 203 61 218 70 232 79 246 90 260 100 273 111 287 122 299 134 312 146 324 158 336 171 347 184 357 197 367 211 378 225 387 238 396 253 404 268 412 282 418 297 425 313 432 328 438 344 443 359 449 375 455 391 459 408 464 424 468 440 473 456 476 471 480 486 482 501 484 517 486 533 488 549 489 563 490 579 491 595 492 611 494 626 496 642 498 656 500 672 503 687 508 702 515 721 522 739 530 757 537 775 547 793 557 810 568 827 579 842 594 862 612 879 631 896 650 912 669 929 687 946 704 964 719 983 730 1001 742 1019 752 1037 761 1057 770 1076 779 1095 787 1114 795 1135 802 1154 809 1175 815 1195 821 1215 827 1236 832 1257 837 1278 841 1298 846 1317 849 1337 854 1357 859 1376 862 1397 865 1416 869 1436 871 1457 872 1476 873 1497 874 1517 873 1536 871 1556 869 1575 864 1594 859 1613 847 1634 831 1651 811 1667 789 1681 769 1696 752 1712 741 1730 737 1752 741 1769 751 1783 763 1796 780 1808 797 1819 814 1831 829 1843 841 1858 852 1879 861 1899 868 1921 874 1943 880 1966 885 1989 889 2011 895 2033 902 2066 910 2099 916 2130 922 2163 929 2196 935 2229 940 2262 946 2295 952 2329 956 2362 961 2394 965 2427 970 2460 974 2494 978 2527 981 2560 983 2586 986 2612 988 2638 990 2664 992 2690 993 2716 995 2743 996 2769 997 2795 998 2822 998 2848 999 2874 999 2900 999 2927 999 2953 999 2979 999 2995 999 3010 1000 3026 1001 3042 1003 3059 1004 3075 1005 3091 1006 3106 1006 3122 1005 3138 1004 3153 1001 3169 998 3184 995 3198 988 3212 981 3225 972 3239 962 3252 950 3263 938 3273 924 3283 911 3291 896 3300 880 3308 864 3315 848 3323 832 3330 817 3337 801 3343 785 3350 769 3357 754 3365 733 3375 711 3385 689 3394 667 3403 645 3411 624 3419 601 3427 579 3435 558 3442 535 3448 511 3453 488 3457 464 3460 440 3464 416 3468 393 3472 370 3476 347 3481 324 3486 303 3494 282 3503 263 3513 244 3526 227 3541 219 3552 215 3564 213 3579 212 3594 210 3610 207 3623 202 3636 193 3645 182 3652 169 3656 155 3660 140 3661 125 3662 109 3662 93 3661 77 3660 61 3657 47 3655 34 3653 23 3651 13 3648 5 3646 1 3645 0 3645 2 3645 7 3645 12 3645 17 3645 0 0 Z N"/>
          </draw:custom-shape>
          <draw:custom-shape draw:style-name="gr6" draw:text-style-name="P7" draw:layer="layout" svg:width="0.436cm" svg:height="2.077cm" draw:transform="skewX (0.00139626340159512) rotate (-2.35619449019309) translate (23.214cm 14.966cm)">
            <text:p/>
            <draw:enhanced-geometry svg:viewBox="0 0 1006 3662" draw:type="non-primitive" draw:enhanced-path="M 0 0 L 0 0 19 5 40 8 60 10 80 14 100 18 120 23 139 28 157 36 157 36 173 44 188 52 203 61 218 70 232 79 246 90 260 100 273 111 287 122 299 134 312 146 324 158 336 171 347 184 357 197 367 211 367 211 378 225 387 238 396 253 404 268 412 282 418 297 425 313 432 328 438 344 443 359 449 375 455 391 459 408 464 424 468 440 473 456 473 456 476 471 480 486 482 501 484 517 486 533 488 549 489 563 490 579 491 595 492 611 494 626 496 642 498 656 500 672 503 687 508 702 508 702 515 721 522 739 530 757 537 775 547 793 557 810 568 827 579 842 579 842 594 862 612 879 631 896 650 912 669 929 687 946 704 964 719 983 719 983 730 1001 742 1019 752 1037 761 1057 770 1076 779 1095 787 1114 795 1135 802 1154 809 1175 815 1195 821 1215 827 1236 832 1257 837 1278 841 1298 841 1298 846 1317 849 1337 854 1357 859 1376 862 1397 865 1416 869 1436 871 1457 872 1476 873 1497 874 1517 873 1536 871 1556 869 1575 864 1594 859 1613 859 1613 847 1634 831 1651 811 1667 789 1681 769 1696 752 1712 741 1730 737 1752 737 1752 741 1769 751 1783 763 1796 780 1808 797 1819 814 1831 829 1843 841 1858 841 1858 852 1879 861 1899 868 1921 874 1943 880 1966 885 1989 889 2011 895 2033 895 2033 902 2066 910 2099 916 2130 922 2163 929 2196 935 2229 940 2262 946 2295 952 2329 956 2362 961 2394 965 2427 970 2460 974 2494 978 2527 981 2560 981 2560 983 2586 986 2612 988 2638 990 2664 992 2690 993 2716 995 2743 996 2769 997 2795 998 2822 998 2848 999 2874 999 2900 999 2927 999 2953 999 2979 999 2979 999 2995 999 3010 1000 3026 1001 3042 1003 3059 1004 3075 1005 3091 1006 3106 1006 3122 1005 3138 1004 3153 1001 3169 998 3184 995 3198 988 3212 981 3225 981 3225 972 3239 962 3252 950 3263 938 3273 924 3283 911 3291 896 3300 880 3308 864 3315 848 3323 832 3330 817 3337 801 3343 785 3350 769 3357 754 3365 754 3365 733 3375 711 3385 689 3394 667 3403 645 3411 624 3419 601 3427 579 3435 579 3435 558 3442 535 3448 511 3453 488 3457 464 3460 440 3464 416 3468 393 3472 370 3476 347 3481 324 3486 303 3494 282 3503 263 3513 244 3526 227 3541 227 3541 219 3552 215 3564 213 3579 212 3594 210 3610 207 3623 202 3636 193 3645 193 3645 182 3652 169 3656 155 3660 140 3661 125 3662 109 3662 93 3661 77 3660 61 3657 47 3655 34 3653 23 3651 13 3648 5 3646 1 3645 0 3645 0 3645 2 3645 7 3645 12 3645 17 3645 N"/>
          </draw:custom-shape>
          <draw:custom-shape draw:style-name="gr5" draw:text-style-name="P7" draw:layer="layout" svg:width="0.409cm" svg:height="2.08cm" draw:transform="skewX (0.000523598775598292) rotate (-2.35619449019309) translate (23.482cm 14.72cm)">
            <text:p/>
            <draw:enhanced-geometry svg:viewBox="0 0 940 3662" draw:type="non-primitive" draw:enhanced-path="M 940 0 L 922 3 903 7 884 10 865 13 846 17 828 22 810 27 793 35 779 43 764 51 751 60 737 69 723 79 711 90 697 100 685 110 672 121 661 134 650 145 638 158 627 170 617 183 607 196 596 210 587 223 578 238 570 252 563 267 556 282 549 297 543 313 537 328 532 344 526 359 521 375 516 391 511 408 507 424 503 440 499 456 495 471 492 486 490 501 487 516 485 532 484 548 483 562 482 578 481 594 480 609 478 625 477 641 475 655 473 670 469 686 466 701 459 720 452 738 445 757 438 774 428 793 419 810 409 825 399 841 384 861 368 878 350 895 332 910 315 927 298 944 282 963 269 982 258 1000 248 1018 239 1036 230 1056 221 1075 213 1094 206 1113 198 1133 191 1153 185 1174 179 1194 173 1214 168 1235 162 1255 157 1277 153 1297 149 1316 145 1336 141 1356 137 1375 134 1396 131 1415 128 1435 126 1456 124 1475 123 1495 123 1516 123 1535 126 1554 128 1574 132 1593 137 1612 147 1633 163 1651 182 1667 203 1683 222 1697 238 1713 249 1731 253 1753 249 1770 240 1785 228 1797 212 1808 196 1819 179 1831 164 1844 153 1858 144 1879 136 1899 129 1921 123 1943 119 1966 114 1988 110 2010 104 2033 97 2066 90 2097 84 2130 78 2163 72 2196 67 2229 61 2262 55 2295 51 2328 46 2361 42 2393 37 2426 33 2459 29 2493 26 2526 22 2559 20 2585 18 2611 17 2637 14 2663 13 2690 11 2717 10 2743 10 2769 9 2795 8 2822 8 2848 7 2874 7 2900 7 2927 7 2953 7 2980 7 2995 5 3010 5 3026 4 3042 3 3059 2 3075 1 3091 0 3107 0 3122 0 3137 1 3153 3 3168 7 3182 10 3197 16 3211 22 3224 31 3238 42 3250 52 3263 64 3273 77 3283 89 3292 103 3300 118 3308 132 3316 147 3323 162 3330 177 3337 191 3343 207 3350 221 3357 236 3364 256 3374 276 3384 297 3393 317 3402 338 3411 358 3419 379 3427 399 3435 419 3442 441 3448 463 3452 484 3457 507 3460 528 3464 551 3467 573 3470 594 3475 616 3481 637 3486 656 3493 676 3502 694 3512 712 3525 728 3540 736 3551 739 3565 742 3579 743 3594 745 3609 747 3623 752 3635 761 3645 782 3655 810 3661 839 3662 869 3659 896 3655 919 3651 934 3646 940 3645 939 3645 934 3645 929 3645 923 3645 940 0 Z N"/>
          </draw:custom-shape>
          <draw:custom-shape draw:style-name="gr6" draw:text-style-name="P7" draw:layer="layout" svg:width="0.409cm" svg:height="2.08cm" draw:transform="skewX (0.000523598775598292) rotate (-2.35619449019309) translate (23.482cm 14.72cm)">
            <text:p/>
            <draw:enhanced-geometry svg:viewBox="0 0 940 3662" draw:type="non-primitive" draw:enhanced-path="M 940 0 L 940 0 922 3 903 7 884 10 865 13 846 17 828 22 810 27 793 35 793 35 779 43 764 51 751 60 737 69 723 79 711 90 697 100 685 110 672 121 661 134 650 145 638 158 627 170 617 183 607 196 596 210 596 210 587 223 578 238 570 252 563 267 556 282 549 297 543 313 537 328 532 344 526 359 521 375 516 391 511 408 507 424 503 440 499 456 499 456 495 471 492 486 490 501 487 516 485 532 484 548 483 562 482 578 481 594 480 609 478 625 477 641 475 655 473 670 469 686 466 701 466 701 459 720 452 738 445 757 438 774 428 793 419 810 409 825 399 841 399 841 384 861 368 878 350 895 332 910 315 927 298 944 282 963 269 982 269 982 258 1000 248 1018 239 1036 230 1056 221 1075 213 1094 206 1113 198 1133 191 1153 185 1174 179 1194 173 1214 168 1235 162 1255 157 1277 153 1297 153 1297 149 1316 145 1336 141 1356 137 1375 134 1396 131 1415 128 1435 126 1456 124 1475 123 1495 123 1516 123 1535 126 1554 128 1574 132 1593 137 1612 137 1612 147 1633 163 1651 182 1667 203 1683 222 1697 238 1713 249 1731 253 1753 253 1753 249 1770 240 1785 228 1797 212 1808 196 1819 179 1831 164 1844 153 1858 153 1858 144 1879 136 1899 129 1921 123 1943 119 1966 114 1988 110 2010 104 2033 104 2033 97 2066 90 2097 84 2130 78 2163 72 2196 67 2229 61 2262 55 2295 51 2328 46 2361 42 2393 37 2426 33 2459 29 2493 26 2526 22 2559 22 2559 20 2585 18 2611 17 2637 14 2663 13 2690 11 2717 10 2743 10 2769 9 2795 8 2822 8 2848 7 2874 7 2900 7 2927 7 2953 7 2980 7 2980 7 2995 5 3010 5 3026 4 3042 3 3059 2 3075 1 3091 0 3107 0 3122 0 3137 1 3153 3 3168 7 3182 10 3197 16 3211 22 3224 22 3224 31 3238 42 3250 52 3263 64 3273 77 3283 89 3292 103 3300 118 3308 132 3316 147 3323 162 3330 177 3337 191 3343 207 3350 221 3357 236 3364 236 3364 256 3374 276 3384 297 3393 317 3402 338 3411 358 3419 379 3427 399 3435 399 3435 419 3442 441 3448 463 3452 484 3457 507 3460 528 3464 551 3467 573 3470 594 3475 616 3481 637 3486 656 3493 676 3502 694 3512 712 3525 728 3540 728 3540 736 3551 739 3565 742 3579 743 3594 745 3609 747 3623 752 3635 761 3645 761 3645 782 3655 810 3661 839 3662 869 3659 896 3655 919 3651 934 3646 940 3645 940 3645 939 3645 934 3645 929 3645 923 3645 N"/>
          </draw:custom-shape>
          <draw:custom-shape draw:style-name="gr7" draw:text-style-name="P7" draw:layer="layout" svg:width="0.16cm" svg:height="0.387cm" draw:transform="skewX (0.002617993877991) rotate (-2.35619449019309) translate (23.176cm 14.922cm)">
            <text:p/>
            <draw:enhanced-geometry svg:viewBox="0 0 364 684" draw:type="non-primitive" draw:enhanced-path="M 42 0 L 42 22 42 45 42 66 43 88 43 110 43 132 43 154 44 175 44 198 44 219 44 241 44 263 43 285 43 307 43 329 42 351 41 369 37 387 34 406 28 426 24 445 18 464 13 482 8 502 3 520 1 538 0 556 0 573 2 589 7 605 15 618 25 632 39 644 54 656 71 665 90 672 110 677 130 682 151 684 172 684 194 683 214 681 236 676 255 670 275 663 293 655 309 643 323 632 335 619 344 606 352 590 357 574 361 557 363 540 364 521 364 503 363 483 361 464 358 445 355 424 352 406 348 387 344 369 340 351 336 332 331 312 327 294 320 275 314 256 306 237 298 218 290 200 281 183 271 165 261 148 251 131 238 115 227 99 213 84 200 70 185 57 169 47 152 38 134 30 115 23 96 16 77 8 59 0 42 0 Z N"/>
          </draw:custom-shape>
          <draw:custom-shape draw:style-name="gr7" draw:text-style-name="P7" draw:layer="layout" svg:width="0.136cm" svg:height="0.334cm" draw:transform="skewX (0.00593411945677958) rotate (-2.35619449019309) translate (23.26cm 14.775cm)">
            <text:p/>
            <draw:enhanced-geometry svg:viewBox="0 0 319 588" draw:type="non-primitive" draw:enhanced-path="M 217 36 L 207 50 197 62 187 74 175 87 164 99 152 112 142 124 131 137 121 150 111 163 100 176 90 189 82 203 73 216 66 231 59 246 53 263 46 280 38 298 31 316 24 335 17 353 12 373 7 391 4 409 2 428 0 446 0 463 4 480 8 496 15 512 24 527 33 538 45 548 57 557 71 565 86 572 101 578 117 582 133 586 150 588 166 588 183 588 198 586 214 582 227 577 241 570 252 562 276 538 294 511 307 481 315 450 318 416 319 381 316 344 312 306 306 267 299 229 291 189 284 150 277 111 273 73 269 36 269 0 217 36 Z N"/>
          </draw:custom-shape>
          <draw:custom-shape draw:style-name="gr7" draw:text-style-name="P7" draw:layer="layout" svg:width="0.284cm" svg:height="0.404cm" draw:transform="skewX (-0.00244346095279159) rotate (-2.35619449019309) translate (22.794cm 14.627cm)">
            <text:p/>
            <draw:enhanced-geometry svg:viewBox="0 0 645 713" draw:type="non-primitive" draw:enhanced-path="M 6 1 L 26 3 47 3 67 3 88 3 108 2 130 1 150 1 170 0 191 1 211 2 232 3 251 6 269 12 287 18 304 27 321 37 325 39 328 43 330 47 333 52 334 56 336 61 337 66 339 71 347 93 354 114 361 137 367 158 372 181 378 204 383 226 388 248 393 271 398 293 404 315 411 337 418 359 426 380 435 401 445 421 455 438 469 455 485 471 502 486 520 501 539 515 558 530 578 545 595 560 611 573 624 588 634 603 642 619 645 634 643 650 637 667 624 685 608 699 589 707 569 712 546 713 522 710 496 705 470 698 442 690 414 680 386 670 358 659 330 650 303 642 277 636 252 631 239 630 225 630 210 629 197 630 182 630 167 630 152 630 139 630 125 629 111 628 98 625 85 622 74 617 63 612 51 605 42 596 31 582 22 569 15 553 9 537 5 520 3 503 1 485 0 466 1 447 1 428 3 409 4 390 5 371 6 352 6 334 6 316 6 297 6 276 6 257 7 238 7 217 8 198 11 179 12 158 13 139 15 120 16 99 18 80 20 60 21 40 22 20 23 1 6 1 Z N"/>
          </draw:custom-shape>
          <draw:custom-shape draw:style-name="gr7" draw:text-style-name="P7" draw:layer="layout" svg:width="0.21cm" svg:height="0.156cm" draw:transform="skewX (-0.00645771823237782) rotate (-2.35619449019309) translate (22.409cm 14.26cm)">
            <text:p/>
            <draw:enhanced-geometry svg:viewBox="0 0 488 277" draw:type="non-primitive" draw:enhanced-path="M 47 0 L 41 23 32 47 22 71 12 93 4 116 0 137 2 158 13 177 34 199 59 218 89 235 120 249 156 260 192 269 229 275 267 277 303 277 338 273 372 267 403 255 431 242 454 224 473 202 486 177 488 159 481 143 469 128 451 115 429 102 405 91 384 81 363 72 343 63 322 55 301 48 280 42 258 36 236 32 215 29 192 25 169 22 147 19 124 17 102 14 80 12 57 8 34 5 13 0 47 0 Z N"/>
          </draw:custom-shape>
          <draw:custom-shape draw:style-name="gr7" draw:text-style-name="P7" draw:layer="layout" svg:width="0.409cm" svg:height="2.036cm" draw:transform="skewX (-0.000523598775598132) rotate (-2.35619449019309) translate (23.471cm 14.696cm)">
            <text:p/>
            <draw:enhanced-geometry svg:viewBox="0 0 940 3584" draw:type="non-primitive" draw:enhanced-path="M 835 0 L 812 13 789 24 765 36 743 47 720 59 698 73 678 88 659 104 644 119 631 135 619 152 608 171 597 189 588 207 579 225 570 244 566 257 560 270 557 283 552 296 549 309 545 322 542 336 540 349 536 362 534 376 531 389 528 403 526 415 524 429 520 443 518 456 516 470 514 482 512 496 511 509 510 523 509 537 508 549 507 563 506 576 504 590 502 604 500 616 497 629 493 641 489 653 484 666 473 686 458 704 442 722 426 739 408 754 391 770 375 787 360 805 346 827 331 847 317 870 305 892 291 914 279 936 267 958 255 981 249 994 242 1007 237 1020 230 1032 224 1046 217 1058 212 1071 206 1084 200 1098 195 1110 189 1124 185 1138 180 1150 175 1164 172 1177 169 1191 165 1206 163 1221 160 1236 158 1252 156 1267 155 1283 154 1297 153 1313 153 1329 152 1344 152 1360 152 1376 152 1390 152 1406 151 1421 151 1437 149 1455 147 1473 145 1490 144 1508 143 1526 143 1543 146 1560 151 1577 162 1598 179 1615 199 1631 220 1645 239 1661 256 1677 267 1695 272 1717 270 1733 263 1748 251 1760 239 1772 224 1784 210 1795 196 1808 186 1821 174 1843 163 1863 153 1886 144 1907 135 1930 128 1953 121 1975 114 1998 109 2022 103 2046 98 2070 95 2093 92 2117 88 2141 85 2165 82 2190 80 2213 78 2238 76 2262 73 2286 71 2311 68 2335 65 2359 62 2382 59 2407 55 2431 52 2455 47 2480 44 2504 41 2528 36 2551 33 2575 29 2600 26 2624 22 2648 19 2672 17 2695 14 2719 12 2744 11 2768 10 2786 8 2803 6 2821 5 2838 3 2856 2 2874 1 2891 0 2910 0 2928 0 2945 0 2962 1 2980 2 2997 4 3014 8 3031 11 3048 16 3065 19 3082 23 3099 29 3116 35 3133 41 3150 47 3167 54 3183 62 3199 70 3215 79 3229 88 3243 98 3258 110 3270 121 3283 134 3294 144 3303 155 3310 168 3317 180 3322 193 3328 205 3332 219 3336 232 3339 246 3343 261 3345 274 3348 288 3351 303 3354 316 3356 330 3360 343 3364 358 3369 374 3373 389 3377 405 3380 421 3385 435 3388 451 3391 467 3395 482 3399 498 3403 514 3407 528 3412 544 3416 559 3422 574 3428 588 3435 603 3441 617 3449 630 3457 643 3466 656 3475 669 3484 681 3493 694 3504 703 3513 711 3523 719 3533 727 3543 735 3552 744 3561 753 3568 764 3574 785 3581 806 3584 828 3584 850 3583 872 3581 895 3577 917 3575 940 3574 835 0 Z N"/>
          </draw:custom-shape>
          <draw:custom-shape draw:style-name="gr7" draw:text-style-name="P7" draw:layer="layout" svg:width="0.483cm" svg:height="2.081cm" draw:transform="skewX (-0.00191986217719343) rotate (-2.35619449019309) translate (23.226cm 14.956cm)">
            <text:p/>
            <draw:enhanced-geometry svg:viewBox="0 0 1111 3665" draw:type="non-primitive" draw:enhanced-path="M 267 3614 L 281 3596 295 3577 310 3557 323 3538 338 3520 353 3503 370 3487 389 3475 401 3469 411 3464 422 3461 435 3458 446 3455 458 3454 471 3452 483 3451 496 3451 508 3450 521 3448 533 3447 546 3446 558 3444 570 3442 582 3438 598 3434 614 3428 630 3423 646 3418 660 3411 676 3405 691 3399 707 3393 722 3386 737 3379 752 3371 768 3365 783 3357 798 3350 813 3342 828 3334 851 3323 874 3311 897 3300 920 3287 942 3275 963 3260 984 3246 1003 3228 1018 3214 1031 3198 1045 3182 1057 3165 1067 3147 1077 3128 1085 3108 1090 3088 1099 3049 1105 3011 1109 2972 1111 2934 1111 2894 1109 2854 1106 2815 1103 2775 1097 2735 1091 2696 1086 2656 1079 2616 1072 2577 1066 2537 1061 2497 1055 2458 1052 2427 1048 2395 1045 2365 1043 2334 1039 2302 1035 2272 1031 2240 1027 2209 1022 2179 1016 2147 1011 2116 1004 2086 997 2056 988 2026 979 1996 969 1967 961 1949 951 1930 940 1912 929 1895 918 1878 905 1861 893 1844 880 1827 869 1814 855 1802 841 1790 826 1778 812 1766 802 1752 795 1738 793 1721 798 1704 808 1690 822 1679 839 1667 857 1657 874 1646 888 1633 897 1617 905 1597 911 1576 915 1554 919 1532 922 1511 923 1488 923 1467 923 1444 921 1421 920 1399 917 1377 913 1354 910 1332 906 1310 902 1289 897 1267 893 1248 888 1230 883 1212 877 1193 870 1175 863 1157 857 1139 849 1121 841 1104 832 1087 822 1070 813 1053 804 1036 794 1019 785 1002 775 986 766 972 756 959 744 945 733 933 720 920 709 908 697 895 684 883 672 871 659 859 648 847 636 833 626 819 616 806 607 791 599 776 592 760 587 743 582 726 577 709 574 691 572 674 570 656 567 638 565 620 564 602 562 584 559 567 557 548 555 530 551 513 547 496 543 483 540 469 537 455 533 442 530 428 526 415 523 401 520 387 515 374 511 361 506 348 501 334 496 322 490 309 484 297 478 284 465 265 452 246 437 228 421 211 405 194 388 176 372 161 355 144 335 124 314 103 294 82 273 62 252 43 229 27 205 13 179 5 159 2 136 0 115 0 92 2 72 8 52 16 35 26 22 40 13 55 6 70 2 86 0 102 0 119 2 137 5 155 9 173 14 191 18 211 23 229 28 248 32 266 36 284 39 302 40 320 40 348 40 375 40 403 39 430 39 458 38 485 36 512 36 539 35 567 34 595 32 622 31 649 30 676 28 704 26 731 25 758 23 785 22 814 19 841 18 868 17 895 15 922 14 950 13 977 11 1004 10 1031 8 1060 8 1087 7 1114 6 1141 5 1169 5 1196 3 1233 3 1271 3 1308 2 1345 2 1383 2 1420 2 1458 3 1494 3 1531 3 1569 3 1606 3 1644 5 1681 5 1717 5 1755 5 1792 5 1823 5 1853 5 1884 3 1916 3 1946 3 1977 3 2007 3 2038 2 2069 2 2099 2 2130 2 2161 3 2191 3 2222 3 2252 5 2283 6 2329 7 2375 8 2421 10 2467 11 2513 14 2558 16 2605 18 2650 20 2697 23 2743 25 2789 28 2835 31 2880 34 2927 36 2972 40 3019 42 3049 43 3080 45 3111 48 3141 50 3172 53 3202 56 3233 58 3264 60 3295 62 3326 65 3357 67 3387 69 3418 72 3448 73 3479 74 3510 73 3528 70 3547 66 3566 62 3584 60 3604 60 3621 65 3637 74 3650 87 3659 103 3664 120 3665 138 3663 158 3659 177 3655 196 3651 214 3650 267 3614 Z N"/>
          </draw:custom-shape>
          <draw:custom-shape draw:style-name="gr7" draw:text-style-name="P7" draw:layer="layout" svg:width="0.316cm" svg:height="0.298cm" draw:transform="skewX (-0.00331612557878854) rotate (-2.35619449019309) translate (23.344cm 14.872cm)">
            <text:p/>
            <draw:enhanced-geometry svg:viewBox="0 0 730 522" draw:type="non-primitive" draw:enhanced-path="M 411 42 L 424 50 435 59 448 67 460 75 473 83 485 92 499 100 511 108 524 116 535 125 547 133 560 142 571 151 583 161 594 170 604 181 625 200 646 220 670 241 691 262 710 285 723 308 730 333 728 357 720 378 709 396 694 412 678 426 659 438 638 448 615 456 592 464 568 470 543 475 517 480 491 484 466 488 441 491 417 495 394 498 370 501 347 505 322 509 296 513 270 516 245 520 218 522 194 522 169 522 144 520 121 516 98 511 78 503 59 491 42 479 26 462 15 448 9 432 4 416 1 399 0 382 1 364 3 345 6 327 11 308 17 288 23 270 30 251 38 233 45 215 53 198 60 181 70 160 82 141 96 122 112 102 128 85 146 70 164 55 183 42 199 33 216 23 234 15 252 7 271 3 289 0 306 1 323 6 411 42 Z N"/>
          </draw:custom-shape>
          <draw:custom-shape draw:style-name="gr7" draw:text-style-name="P7" draw:layer="layout" svg:width="0.03cm" svg:height="0.021cm" draw:transform="skewX (0.0476474885794361) rotate (-2.35619449019309) translate (23.165cm 15.008cm)">
            <text:p/>
            <draw:enhanced-geometry svg:viewBox="0 0 70 35" draw:type="non-primitive" draw:enhanced-path="M 0 0 L 9 5 17 9 26 15 34 20 43 24 52 29 61 32 70 35 0 0 Z N"/>
          </draw:custom-shape>
          <draw:custom-shape draw:style-name="gr7" draw:text-style-name="P7" draw:layer="layout" svg:width="0.134cm" svg:height="0.172cm" draw:transform="skewX (0.00575958653158027) rotate (-2.35619449019309) translate (23.184cm 14.966cm)">
            <text:p/>
            <draw:enhanced-geometry svg:viewBox="0 0 306 303" draw:type="non-primitive" draw:enhanced-path="M 0 0 L 23 8 45 16 68 23 91 30 113 38 135 47 155 57 175 69 188 80 202 92 214 105 226 118 236 132 246 145 255 160 263 175 271 187 280 201 289 216 297 229 303 244 306 257 305 269 298 279 287 289 273 296 259 301 244 303 228 303 211 301 194 296 176 291 159 284 142 275 125 266 109 255 93 244 78 233 66 221 53 210 39 193 28 173 22 151 17 128 12 105 9 81 6 58 0 35 0 0 Z N"/>
          </draw:custom-shape>
          <draw:custom-shape draw:style-name="gr7" draw:text-style-name="P7" draw:layer="layout" svg:width="0.26cm" svg:height="0.124cm" draw:transform="rotate (-2.35619449019309) translate (22.836cm 14.872cm)">
            <text:p/>
            <draw:enhanced-geometry svg:viewBox="0 0 598 220" draw:type="non-primitive" draw:enhanced-path="M 0 115 L 15 113 28 110 43 108 57 106 71 103 85 101 100 99 114 97 128 94 143 92 156 90 171 88 185 85 199 84 213 82 228 80 252 75 277 69 303 62 330 52 357 42 384 33 412 23 438 15 464 8 489 3 513 0 534 0 553 5 570 13 585 25 596 43 598 49 596 55 592 60 587 65 581 69 575 73 568 76 562 80 548 85 534 91 518 94 503 97 488 99 473 100 457 101 441 101 425 102 409 102 393 103 378 103 362 106 346 108 331 110 316 115 298 122 280 130 262 139 245 149 228 159 211 168 194 177 176 184 156 191 137 196 117 201 97 204 77 209 58 212 37 216 18 220 0 115 Z N"/>
          </draw:custom-shape>
          <draw:custom-shape draw:style-name="gr7" draw:text-style-name="P7" draw:layer="layout" svg:width="0.107cm" svg:height="0.209cm" draw:transform="skewX (-0.00471238898038371) rotate (-2.35619449019309) translate (22.805cm 15.171cm)">
            <text:p/>
            <draw:enhanced-geometry svg:viewBox="0 0 246 361" draw:type="non-primitive" draw:enhanced-path="M 0 361 L 6 349 12 335 16 322 22 309 26 296 32 282 38 270 42 256 48 242 53 230 58 216 64 204 71 190 76 178 82 164 89 152 98 132 106 113 115 93 124 73 134 55 147 38 160 24 177 12 185 8 194 4 205 1 216 0 226 0 235 1 242 5 246 12 246 19 243 25 237 28 228 31 219 35 210 38 201 42 194 46 175 65 158 87 142 109 127 131 112 154 99 177 85 200 72 223 61 240 52 257 43 274 34 292 26 309 17 327 9 344 0 361 Z N"/>
          </draw:custom-shape>
          <draw:custom-shape draw:style-name="gr7" draw:text-style-name="P7" draw:layer="layout" svg:width="0.085cm" svg:height="0.202cm" draw:transform="skewX (-0.00488692190558307) rotate (-2.35619449019309) translate (22.814cm 15.147cm)">
            <text:p/>
            <draw:enhanced-geometry svg:viewBox="0 0 194 354" draw:type="non-primitive" draw:enhanced-path="M 0 354 L 5 340 9 328 13 314 17 300 21 287 24 274 29 261 32 247 36 235 41 221 44 207 49 195 55 181 59 169 65 155 70 143 80 124 88 104 97 84 106 65 116 45 127 28 141 14 158 2 162 1 166 0 170 0 175 0 179 1 185 1 190 2 194 2 0 354 Z N"/>
          </draw:custom-shape>
          <draw:custom-shape draw:style-name="gr7" draw:text-style-name="P7" draw:layer="layout" svg:width="0.074cm" svg:height="0.137cm" draw:transform="skewX (-0.00733038285837472) rotate (-2.35619449019309) translate (22.744cm 15.167cm)">
            <text:p/>
            <draw:enhanced-geometry svg:viewBox="0 0 175 243" draw:type="non-primitive" draw:enhanced-path="M 0 243 L 11 229 22 213 32 198 42 182 54 167 64 152 74 136 84 120 96 105 106 89 117 73 129 59 140 44 151 29 163 14 175 0 0 243 Z N"/>
          </draw:custom-shape>
          <draw:custom-shape draw:style-name="gr7" draw:text-style-name="P7" draw:layer="layout" svg:width="0.115cm" svg:height="0.199cm" draw:transform="rotate (-2.35619449019309) translate (22.779cm 15.147cm)">
            <text:p/>
            <draw:enhanced-geometry svg:viewBox="0 0 262 356" draw:type="non-primitive" draw:enhanced-path="M 210 0 L 218 9 226 17 235 25 244 33 252 42 258 51 261 60 262 72 257 94 244 115 227 132 207 148 184 162 161 178 140 194 122 212 108 233 97 256 85 284 74 310 63 332 50 349 35 356 18 352 8 344 1 334 0 323 1 312 5 300 13 286 21 272 32 258 43 243 56 228 70 213 82 199 93 183 105 169 114 154 122 141 131 124 139 106 147 87 155 69 163 51 172 34 182 17 193 0 210 0 Z N"/>
          </draw:custom-shape>
          <draw:custom-shape draw:style-name="gr7" draw:text-style-name="P7" draw:layer="layout" svg:width="0.067cm" svg:height="0.12cm" draw:transform="skewX (-0.0083775804095712) rotate (-2.35619449019309) translate (22.754cm 15.213cm)">
            <text:p/>
            <draw:enhanced-geometry svg:viewBox="0 0 157 211" draw:type="non-primitive" draw:enhanced-path="M 157 0 L 147 14 137 26 127 39 115 51 104 64 94 76 82 89 72 102 61 115 51 127 40 141 31 154 22 168 14 182 6 196 0 211 157 0 Z N"/>
          </draw:custom-shape>
          <draw:custom-shape draw:style-name="gr7" draw:text-style-name="P7" draw:layer="layout" svg:width="0.031cm" svg:height="0.119cm" draw:transform="skewX (-0.00837758040957132) rotate (-2.35619449019309) translate (22.703cm 15.138cm)">
            <text:p/>
            <draw:enhanced-geometry svg:viewBox="0 0 70 209" draw:type="non-primitive" draw:enhanced-path="M 0 209 L 5 197 10 183 14 171 19 157 22 144 27 131 31 118 36 104 40 91 44 78 48 65 53 52 57 38 61 26 65 12 70 0 0 209 Z N"/>
          </draw:custom-shape>
          <draw:custom-shape draw:style-name="gr7" draw:text-style-name="P7" draw:layer="layout" svg:width="0.264cm" svg:height="0.398cm" draw:transform="skewX (0.00244346095279158) rotate (-2.35619449019309) translate (22.544cm 14.764cm)">
            <text:p/>
            <draw:enhanced-geometry svg:viewBox="0 0 614 703" draw:type="non-primitive" draw:enhanced-path="M 0 0 L 18 3 36 4 54 4 73 4 91 3 109 3 128 3 146 3 164 3 181 4 200 6 217 9 234 14 250 20 265 27 280 37 298 52 312 72 323 93 333 116 341 141 349 165 358 188 369 211 377 229 386 246 394 264 403 281 411 300 420 318 428 335 437 353 446 370 454 388 463 405 472 423 481 440 490 457 499 475 508 492 523 514 541 535 560 557 580 577 596 599 608 620 614 643 613 667 610 675 606 683 599 690 592 695 584 700 576 702 568 703 560 702 542 695 527 686 514 674 502 660 492 644 484 626 476 607 470 586 464 566 458 544 453 523 448 501 441 480 436 459 428 439 420 421 412 403 404 385 397 366 389 348 382 329 375 310 369 292 362 272 354 254 346 236 338 218 328 201 318 185 306 169 294 154 280 141 0 0 Z N"/>
          </draw:custom-shape>
          <draw:custom-shape draw:style-name="gr7" draw:text-style-name="P7" draw:layer="layout" svg:width="0.085cm" svg:height="0.025cm" draw:transform="skewX (0.0399680398706627) rotate (-2.35619449019309) translate (22.491cm 14.704cm)">
            <text:p/>
            <draw:enhanced-geometry svg:viewBox="0 0 193 50" draw:type="non-primitive" draw:enhanced-path="M 193 0 L 181 3 168 7 156 11 143 17 131 23 117 27 105 33 92 38 79 42 66 46 55 49 42 50 31 49 21 46 11 43 0 36 193 0 Z N"/>
          </draw:custom-shape>
          <draw:custom-shape draw:style-name="gr7" draw:text-style-name="P7" draw:layer="layout" svg:width="0.118cm" svg:height="0.1cm" draw:transform="rotate (-2.35619449019309) translate (22.523cm 14.766cm)">
            <text:p/>
            <draw:enhanced-geometry svg:viewBox="0 0 277 175" draw:type="non-primitive" draw:enhanced-path="M 277 115 L 260 118 243 123 226 128 208 135 190 142 172 149 153 156 136 162 118 168 101 172 84 174 68 175 54 174 40 169 26 161 15 151 5 135 0 117 0 97 4 76 12 56 22 38 35 22 50 11 64 5 76 1 90 0 105 1 118 4 133 8 147 14 161 21 176 29 191 37 206 45 219 54 234 62 249 68 263 74 277 80 277 115 Z N"/>
          </draw:custom-shape>
          <draw:custom-shape draw:style-name="gr7" draw:text-style-name="P7" draw:layer="layout" svg:width="0.346cm" svg:height="0.566cm" draw:transform="skewX (0.00523598775598199) rotate (-2.35619449019309) translate (22.013cm 14.35cm)">
            <text:p/>
            <draw:enhanced-geometry svg:viewBox="0 0 799 998" draw:type="non-primitive" draw:enhanced-path="M 45 122 L 65 126 87 129 110 131 131 133 154 135 175 136 198 137 220 138 242 141 263 144 284 148 305 153 324 160 343 169 360 179 377 192 397 211 415 232 428 255 441 279 452 305 461 331 469 359 476 387 483 416 489 444 494 474 501 502 508 531 516 559 525 586 535 612 545 638 554 665 562 695 569 724 576 755 584 786 592 816 600 846 609 874 619 900 631 925 646 947 662 965 681 980 703 991 728 998 740 998 753 994 764 987 774 977 783 966 791 953 797 941 799 928 797 904 787 880 771 858 752 838 731 817 710 797 690 775 676 753 664 730 654 706 644 684 634 660 625 636 616 611 608 587 600 562 592 538 584 514 576 489 568 465 560 440 552 415 544 391 535 366 529 351 526 336 521 319 518 303 515 286 512 269 509 253 506 236 501 220 496 204 492 188 485 173 478 159 470 146 460 134 449 122 439 116 428 109 417 104 406 101 394 99 382 96 369 95 357 94 344 94 331 94 318 93 305 93 292 92 280 92 267 90 255 87 239 83 223 76 207 68 190 59 173 50 157 41 140 32 124 23 107 15 91 8 77 3 62 0 47 0 35 2 21 8 10 17 1 31 0 46 3 63 11 82 20 101 30 120 39 138 45 156 45 122 Z N"/>
          </draw:custom-shape>
          <draw:custom-shape draw:style-name="gr7" draw:text-style-name="P7" draw:layer="layout" svg:width="0.269cm" svg:height="0.395cm" draw:transform="rotate (-2.35619449019309) translate (23.142cm 14.155cm)">
            <text:p/>
            <draw:enhanced-geometry svg:viewBox="0 0 611 703" draw:type="non-primitive" draw:enhanced-path="M 611 0 L 593 3 576 4 558 4 539 4 520 4 502 4 484 3 465 3 447 4 430 5 412 6 395 9 379 14 362 20 347 26 332 35 314 51 300 71 289 92 279 115 271 140 263 164 254 187 244 210 236 228 227 245 219 263 210 282 202 299 193 317 185 335 177 352 168 370 159 387 151 405 142 422 133 439 123 457 114 474 105 491 91 513 72 534 53 556 35 576 18 598 5 619 0 642 1 666 3 674 8 682 15 689 21 694 29 699 37 702 45 703 53 702 70 695 86 686 98 675 110 660 120 644 128 626 136 607 143 588 148 566 154 545 160 523 164 501 170 480 177 460 184 440 191 422 201 404 209 386 215 368 223 350 230 330 237 311 244 292 250 274 258 255 266 237 275 219 285 202 295 185 306 169 319 155 332 141 611 0 Z N"/>
          </draw:custom-shape>
          <draw:custom-shape draw:style-name="gr7" draw:text-style-name="P7" draw:layer="layout" svg:width="0.351cm" svg:height="0.563cm" draw:transform="rotate (-2.35619449019309) translate (22.816cm 13.534cm)">
            <text:p/>
            <draw:enhanced-geometry svg:viewBox="0 0 813 998" draw:type="non-primitive" draw:enhanced-path="M 767 121 L 745 125 723 128 701 130 678 132 655 134 633 135 610 136 587 137 566 141 544 143 523 147 502 153 482 160 463 169 444 179 427 192 407 211 390 232 375 255 362 280 351 305 342 332 333 359 326 388 320 416 314 446 308 474 301 502 295 531 287 559 278 585 267 611 257 637 248 664 240 694 232 724 224 755 217 786 210 816 202 845 191 873 181 900 169 924 154 946 138 965 119 980 96 991 71 998 59 998 46 993 35 986 24 976 14 965 8 952 2 940 0 927 2 902 12 880 28 858 47 838 69 817 90 797 110 774 124 752 136 729 147 705 157 683 168 659 177 635 186 611 195 587 203 562 211 539 219 514 227 490 235 465 242 440 250 416 258 391 267 367 272 351 276 336 280 319 283 302 287 285 290 268 293 252 297 235 300 218 306 202 311 187 317 172 325 158 333 145 345 133 356 121 366 115 376 109 388 104 399 101 411 99 423 96 436 95 449 94 461 94 475 93 489 93 501 93 515 92 527 91 540 88 552 86 568 82 585 76 601 68 618 59 635 50 652 41 669 31 686 23 702 15 718 8 734 2 748 0 763 0 777 2 789 8 802 17 811 31 813 47 810 64 802 82 793 100 782 119 773 137 767 155 767 121 Z N"/>
          </draw:custom-shape>
          <draw:custom-shape draw:style-name="gr7" draw:text-style-name="P7" draw:layer="layout" svg:width="0.097cm" svg:height="0.096cm" draw:transform="skewX (0.0104719755119641) rotate (-2.35619449019309) translate (22.99cm 14.278cm)">
            <text:p/>
            <draw:enhanced-geometry svg:viewBox="0 0 228 173" draw:type="non-primitive" draw:enhanced-path="M 0 126 L 12 129 24 133 37 137 49 142 63 147 75 153 88 158 100 162 113 167 125 170 138 172 149 173 160 173 172 172 182 168 192 162 206 150 216 133 223 115 227 94 228 74 226 54 220 36 210 22 201 14 192 8 182 3 170 1 159 0 147 0 134 1 122 3 108 6 94 9 82 11 68 15 55 17 42 19 30 22 17 22 0 126 Z N"/>
          </draw:custom-shape>
          <draw:custom-shape draw:style-name="gr7" draw:text-style-name="P7" draw:layer="layout" svg:width="0.311cm" svg:height="0.281cm" draw:transform="skewX (-0.00349065850398809) rotate (-2.35619449019309) translate (23.421cm 14.479cm)">
            <text:p/>
            <draw:enhanced-geometry svg:viewBox="0 0 720 494" draw:type="non-primitive" draw:enhanced-path="M 720 494 L 697 485 673 477 651 468 628 459 605 451 581 442 559 433 536 424 512 416 490 407 467 398 444 389 420 381 398 372 375 363 352 354 331 346 307 339 284 332 262 325 239 317 217 308 197 297 178 283 162 272 146 260 130 246 113 232 96 219 80 204 64 189 49 175 37 159 24 142 15 126 7 109 2 92 0 74 0 57 3 38 7 28 15 19 27 11 38 6 52 1 65 0 78 0 89 2 105 11 119 23 130 37 138 53 145 71 150 91 155 111 158 133 162 154 165 175 170 196 175 216 181 236 190 254 200 270 213 283 224 292 237 300 249 308 263 314 276 319 290 323 305 328 319 330 335 333 350 336 365 339 381 341 395 343 410 347 425 350 440 354 458 358 477 360 496 363 517 364 538 364 559 364 580 365 601 366 620 367 639 371 656 374 673 380 688 388 701 397 712 409 720 424 720 494 Z N"/>
          </draw:custom-shape>
          <draw:custom-shape draw:style-name="gr7" draw:text-style-name="P7" draw:layer="layout" svg:width="0.008cm" svg:height="0.004cm" draw:transform="skewX (0.245044226979958) rotate (-2.35619449019309) translate (23.04cm 14.494cm)">
            <text:p/>
            <draw:enhanced-geometry svg:viewBox="0 0 17 0" draw:type="non-primitive" draw:enhanced-path="M 0 0 L 4 0 9 0 12 0 17 0 0 0 Z N"/>
          </draw:custom-shape>
          <draw:custom-shape draw:style-name="gr7" draw:text-style-name="P7" draw:layer="layout" svg:width="0.183cm" svg:height="0.136cm" draw:transform="rotate (-2.35619449019309) translate (23.367cm 14.471cm)">
            <text:p/>
            <draw:enhanced-geometry svg:viewBox="0 0 423 242" draw:type="non-primitive" draw:enhanced-path="M 388 207 L 363 194 338 178 311 159 285 139 258 117 230 96 203 74 177 54 151 36 126 21 101 10 78 2 57 0 36 4 18 14 2 32 0 37 1 41 6 46 11 50 18 55 25 58 33 63 39 66 60 81 83 95 106 107 129 120 152 131 177 142 201 152 226 163 250 172 275 182 299 191 324 201 349 210 374 220 399 231 423 242 388 207 Z N"/>
          </draw:custom-shape>
          <draw:custom-shape draw:style-name="gr5" draw:text-style-name="P7" draw:layer="layout" svg:width="0.337cm" svg:height="0.137cm" draw:transform="skewX (0.00733038285837483) rotate (-2.35619449019309) translate (22.657cm 14.032cm)">
            <text:p/>
            <draw:enhanced-geometry svg:viewBox="0 0 783 239" draw:type="non-primitive" draw:enhanced-path="M 142 8 L 121 25 98 41 71 57 47 73 25 90 8 108 0 127 2 149 11 167 23 181 37 191 54 199 74 203 95 205 118 205 142 204 166 202 191 199 217 195 242 192 267 188 290 186 313 185 335 185 363 187 393 192 423 199 454 205 484 212 516 220 547 227 579 233 608 237 636 239 665 239 691 237 715 230 736 220 757 205 774 185 782 168 783 150 780 131 774 111 763 92 750 74 736 58 721 44 702 32 683 22 661 14 640 8 617 5 594 1 571 1 547 0 522 1 498 3 473 5 449 6 424 8 400 8 377 9 354 8 339 8 326 7 311 7 296 7 282 7 268 7 253 7 239 7 225 7 210 7 196 7 182 8 168 8 153 8 140 8 125 8 142 8 Z N"/>
          </draw:custom-shape>
          <draw:custom-shape draw:style-name="gr5" draw:text-style-name="P7" draw:layer="layout" svg:width="0.352cm" svg:height="0.16cm" draw:transform="rotate (-2.35619449019309) translate (22.544cm 13.916cm)">
            <text:p/>
            <draw:enhanced-geometry svg:viewBox="0 0 816 280" draw:type="non-primitive" draw:enhanced-path="M 48 62 L 71 61 95 59 117 58 140 57 164 56 187 54 209 53 233 51 256 50 278 49 302 48 325 47 348 45 370 44 394 42 417 41 439 40 463 39 486 38 509 37 531 36 555 34 578 33 601 32 624 31 647 30 670 29 694 29 716 28 739 27 763 27 785 25 789 25 795 24 799 24 802 25 805 30 806 33 806 38 806 42 805 47 804 53 802 57 802 62 804 80 807 98 810 117 815 137 816 155 816 173 812 189 802 202 785 218 766 231 746 241 723 246 700 251 675 253 650 254 624 253 598 251 572 249 545 245 519 242 492 240 466 237 441 237 416 237 391 240 366 243 340 248 314 253 287 259 260 265 234 270 208 275 182 278 157 280 133 280 109 278 88 273 67 265 48 253 31 237 23 227 16 215 11 202 6 189 3 174 0 159 0 143 0 129 3 113 6 98 10 83 15 70 22 57 30 45 38 34 48 25 69 13 91 5 114 0 138 0 163 4 188 10 214 16 240 27 266 37 293 48 320 58 348 70 374 79 400 87 426 93 452 97 472 98 494 99 514 100 535 100 556 101 577 101 597 100 619 100 639 100 660 99 681 99 702 98 723 98 743 97 764 97 785 97 48 62 Z N"/>
          </draw:custom-shape>
          <draw:custom-shape draw:style-name="gr5" draw:text-style-name="P7" draw:layer="layout" svg:width="0.312cm" svg:height="0.021cm" draw:transform="skewX (-0.0476474885794363) rotate (-2.35619449019309) translate (22.335cm 13.787cm)">
            <text:p/>
            <draw:enhanced-geometry svg:viewBox="0 0 719 34" draw:type="non-primitive" draw:enhanced-path="M 0 0 L 25 2 50 5 75 7 101 9 126 11 151 14 176 16 201 18 226 22 252 24 277 26 302 27 328 29 353 32 379 33 404 34 425 34 445 32 467 29 488 26 510 22 531 17 553 12 574 8 595 5 615 2 634 2 654 3 672 7 689 14 705 22 719 34 0 0 Z N"/>
          </draw:custom-shape>
          <draw:custom-shape draw:style-name="gr5" draw:text-style-name="P7" draw:layer="layout" svg:width="0.371cm" svg:height="0.137cm" draw:transform="rotate (-2.35619449019309) translate (22.375cm 13.753cm)">
            <text:p/>
            <draw:enhanced-geometry svg:viewBox="0 0 847 241" draw:type="non-primitive" draw:enhanced-path="M 789 70 L 768 70 745 70 724 70 702 71 679 71 658 71 636 71 615 71 592 72 571 72 549 72 526 72 505 71 483 71 461 71 439 70 413 68 387 63 361 58 333 51 306 43 280 35 253 26 226 19 200 12 174 8 149 5 124 4 100 7 77 13 56 22 35 36 23 48 12 65 6 84 1 103 0 123 2 143 8 161 18 175 37 194 59 206 82 215 107 221 133 222 160 222 189 219 219 214 248 208 279 202 309 195 339 188 370 182 399 178 428 175 456 175 480 178 504 182 529 188 552 195 577 203 602 212 627 220 652 226 676 233 700 238 724 241 745 241 767 239 787 233 806 224 825 211 833 202 839 190 844 180 846 167 847 155 847 141 846 128 844 113 842 99 838 85 835 70 831 55 829 42 827 27 825 13 825 0 789 70 Z N"/>
          </draw:custom-shape>
          <draw:custom-shape draw:style-name="gr5" draw:text-style-name="P7" draw:layer="layout" svg:width="0.387cm" svg:height="0.125cm" draw:transform="skewX (0.00802851455917239) rotate (-2.35619449019309) translate (22.282cm 13.586cm)">
            <text:p/>
            <draw:enhanced-geometry svg:viewBox="0 0 903 222" draw:type="non-primitive" draw:enhanced-path="M 125 70 L 172 70 223 70 279 70 338 70 397 70 457 70 516 70 573 70 627 70 678 70 724 70 764 70 797 70 821 70 837 70 843 70 840 70 835 70 824 70 811 70 794 70 775 70 752 70 727 70 701 70 671 70 641 70 609 70 576 70 543 70 508 70 474 70 440 70 405 70 372 70 339 70 307 70 277 70 247 70 221 70 196 70 173 70 154 70 137 70 123 70 113 70 108 70 105 70 108 70 116 70 128 70 144 71 163 71 186 71 211 72 237 72 265 72 295 72 323 72 353 72 381 72 408 71 434 71 457 70 484 68 511 63 539 57 567 49 596 41 625 32 653 23 682 15 709 8 736 3 762 0 788 0 812 3 835 10 856 20 877 36 888 50 896 67 900 86 903 105 900 126 896 145 888 162 877 177 856 194 835 206 811 214 786 220 760 222 731 222 703 219 675 215 645 210 615 204 585 197 556 191 525 186 497 181 467 178 440 177 413 178 385 181 357 185 329 190 299 197 271 203 243 208 214 214 186 218 159 220 131 221 106 219 81 213 59 205 37 193 18 177 7 160 1 139 0 118 3 95 8 71 12 47 17 23 18 0 125 70 Z N"/>
          </draw:custom-shape>
          <draw:custom-shape draw:style-name="gr5" draw:text-style-name="P7" draw:layer="layout" svg:width="0.182cm" svg:height="0.233cm" draw:transform="skewX (0.00436332312998495) rotate (-2.35619449019309) translate (22.956cm 14.425cm)">
            <text:p/>
            <draw:enhanced-geometry svg:viewBox="0 0 423 417" draw:type="non-primitive" draw:enhanced-path="M 219 72 L 204 89 188 106 169 123 149 140 129 157 109 174 88 191 68 206 50 225 34 242 20 259 10 277 3 295 0 314 2 333 9 353 20 370 34 384 51 396 70 405 92 412 114 415 138 417 163 417 188 415 213 412 238 405 262 398 284 389 306 378 324 366 341 353 357 337 371 318 383 298 394 276 404 253 411 229 417 204 422 179 423 154 423 129 421 104 417 82 410 59 401 38 390 18 376 0 219 72 Z N"/>
          </draw:custom-shape>
          <draw:custom-shape draw:style-name="gr5" draw:text-style-name="P7" draw:layer="layout" svg:width="0.036cm" svg:height="0.037cm" draw:transform="skewX (0.0539306738866146) rotate (-2.35619449019309) translate (22.819cm 14.487cm)">
            <text:p/>
            <draw:enhanced-geometry svg:viewBox="0 0 86 72" draw:type="non-primitive" draw:enhanced-path="M 0 0 L 10 9 21 18 32 27 43 35 54 44 65 53 76 62 86 72 0 0 Z N"/>
          </draw:custom-shape>
          <draw:custom-shape draw:style-name="gr5" draw:text-style-name="P7" draw:layer="layout" svg:width="0.116cm" svg:height="0.285cm" draw:transform="skewX (0.00349065850398802) rotate (-2.35619449019309) translate (23.28cm 14.814cm)">
            <text:p/>
            <draw:enhanced-geometry svg:viewBox="0 0 265 508" draw:type="non-primitive" draw:enhanced-path="M 265 0 L 251 12 237 26 223 37 208 49 193 62 177 73 163 86 148 98 134 111 119 123 107 136 94 149 82 164 72 179 62 195 54 210 47 227 39 244 32 263 24 281 18 300 13 320 7 340 4 359 1 378 0 396 1 415 4 432 8 449 15 463 24 477 37 489 56 501 77 508 102 508 127 504 151 496 175 485 195 471 211 455 222 437 227 418 228 396 225 373 222 350 217 326 212 302 211 280 265 0 Z N"/>
          </draw:custom-shape>
          <draw:custom-shape draw:style-name="gr5" draw:text-style-name="P7" draw:layer="layout" svg:width="0.087cm" svg:height="0.127cm" draw:transform="skewX (0.00785398163397304) rotate (-2.35619449019309) translate (22.638cm 14.764cm)">
            <text:p/>
            <draw:enhanced-geometry svg:viewBox="0 0 211 221" draw:type="non-primitive" draw:enhanced-path="M 0 0 L 5 14 7 27 10 42 13 57 14 73 16 87 18 103 21 118 23 133 26 146 31 160 35 172 42 184 50 194 59 202 70 210 89 217 109 221 131 221 153 219 173 213 191 204 203 190 211 175 211 162 205 152 195 143 182 134 166 127 151 119 135 111 123 103 0 0 Z N"/>
          </draw:custom-shape>
          <draw:custom-shape draw:style-name="gr5" draw:text-style-name="P7" draw:layer="layout" svg:width="0.117cm" svg:height="0.543cm" draw:transform="rotate (-2.35619449019309) translate (22.198cm 14.374cm)">
            <text:p/>
            <draw:enhanced-geometry svg:viewBox="0 0 274 952" draw:type="non-primitive" draw:enhanced-path="M 0 0 L 3 25 6 48 10 72 13 97 18 121 21 145 25 170 28 194 31 217 35 241 38 266 42 290 45 314 48 338 51 362 54 386 55 423 53 461 48 501 43 542 35 584 27 625 20 666 13 707 9 747 6 784 8 820 13 853 22 883 38 908 60 929 88 946 114 952 141 946 168 934 193 913 216 890 236 862 253 833 264 806 271 780 274 754 274 728 272 701 267 675 261 649 252 623 242 597 231 570 220 544 208 518 197 492 186 464 176 438 166 412 158 386 0 0 Z N"/>
          </draw:custom-shape>
          <draw:custom-shape draw:style-name="gr5" draw:text-style-name="P7" draw:layer="layout" svg:width="0.453cm" svg:height="0.122cm" draw:transform="skewX (-0.00820304748437173) rotate (-2.35619449019309) translate (22.138cm 13.51cm)">
            <text:p/>
            <draw:enhanced-geometry svg:viewBox="0 0 1037 211" draw:type="non-primitive" draw:enhanced-path="M 0 36 L 30 41 59 45 89 51 118 57 148 61 177 67 207 73 236 77 266 83 295 87 325 92 354 95 384 99 414 102 444 104 473 105 509 104 549 99 591 90 633 78 677 65 720 50 764 36 807 24 847 13 885 5 921 0 953 1 981 8 1005 22 1023 42 1036 71 1037 85 1035 96 1029 107 1021 116 1010 124 997 132 981 137 965 143 947 147 929 152 910 155 892 160 874 163 855 167 838 170 824 175 811 179 798 183 785 185 771 188 759 191 745 193 733 195 719 196 706 198 693 200 680 202 666 203 654 205 640 206 626 209 614 211 0 36 Z N"/>
          </draw:custom-shape>
          <draw:custom-shape draw:style-name="gr8" draw:text-style-name="P7" draw:layer="layout" svg:width="0.414cm" svg:height="0.063cm" draw:transform="skewX (-0.0158824961931455) rotate (-2.35619449019309) translate (23.07cm 14.538cm)">
            <text:p/>
            <draw:enhanced-geometry svg:viewBox="0 0 946 113" draw:type="non-primitive" draw:enhanced-path="M 0 34 L 0 34 17 38 33 43 50 49 66 53 82 59 99 63 115 69 132 74 147 79 163 84 180 88 196 92 213 96 230 100 246 103 263 105 263 105 280 108 298 109 315 111 333 112 350 112 369 113 386 113 404 113 422 112 439 112 457 111 474 110 492 110 509 108 527 107 544 105 544 105 558 104 571 103 584 101 597 100 610 97 623 96 636 94 650 92 662 90 676 87 689 85 702 83 715 79 728 77 741 74 754 70 754 70 767 67 779 63 791 60 803 56 816 51 827 46 839 42 852 37 863 33 876 28 887 24 900 18 911 14 922 9 935 4 946 0 N"/>
          </draw:custom-shape>
          <draw:custom-shape draw:style-name="gr8" draw:text-style-name="P7" draw:layer="layout" svg:width="0.21cm" svg:height="0.438cm" draw:transform="skewX (-0.00226892802759233) rotate (-2.35619449019309) translate (23.082cm 14.399cm)">
            <text:p/>
            <draw:enhanced-geometry svg:viewBox="0 0 490 772" draw:type="non-primitive" draw:enhanced-path="M 490 0 L 490 0 483 14 476 26 470 40 464 54 457 66 450 80 445 93 438 107 431 119 424 133 418 146 412 159 405 172 398 185 391 198 384 210 384 210 377 224 370 237 362 251 355 265 347 277 339 291 332 304 324 318 316 330 308 344 302 356 294 370 286 384 277 396 269 410 261 422 261 422 246 445 232 466 217 489 202 511 186 532 170 554 154 575 138 597 138 597 121 619 104 641 87 664 69 685 52 707 34 728 17 751 0 772 N"/>
          </draw:custom-shape>
          <draw:custom-shape draw:style-name="gr8" draw:text-style-name="P7" draw:layer="layout" svg:width="0.211cm" svg:height="0.474cm" draw:transform="skewX (-0.00209439510239273) rotate (-2.35619449019309) translate (22.788cm 14.717cm)">
            <text:p/>
            <draw:enhanced-geometry svg:viewBox="0 0 491 840" draw:type="non-primitive" draw:enhanced-path="M 0 0 L 0 0 13 26 26 53 39 80 52 106 66 132 78 158 92 184 106 210 118 236 132 262 144 288 158 314 171 341 184 368 198 394 210 420 210 420 219 438 227 455 235 473 244 491 251 509 259 528 267 546 276 564 284 582 292 600 301 617 310 634 319 651 329 668 339 684 351 700 351 700 365 719 381 738 399 757 418 774 436 791 455 806 473 823 491 840 N"/>
          </draw:custom-shape>
          <draw:custom-shape draw:style-name="gr8" draw:text-style-name="P7" draw:layer="layout" svg:width="0.577cm" svg:height="0.04cm" draw:transform="rotate (-2.35619449019309) translate (22.769cm 14.116cm)">
            <text:p/>
            <draw:enhanced-geometry svg:viewBox="0 0 1332 73" draw:type="non-primitive" draw:enhanced-path="M 0 0 L 0 0 27 5 54 9 82 15 109 20 136 25 163 30 191 35 218 40 246 45 273 49 301 54 328 58 356 62 383 65 411 67 439 69 439 69 455 71 472 72 488 73 505 73 521 73 538 73 554 73 571 73 586 72 603 72 619 71 636 71 652 71 668 69 685 69 701 69 701 69 723 69 745 69 767 71 788 71 811 71 833 72 855 72 877 73 898 73 921 73 943 73 965 73 987 73 1008 72 1031 71 1053 69 1053 69 1070 68 1088 67 1105 65 1123 63 1140 62 1157 59 1175 57 1192 54 1209 51 1227 49 1244 47 1262 45 1280 42 1297 40 1315 38 1332 35 N"/>
          </draw:custom-shape>
          <draw:custom-shape draw:style-name="gr8" draw:text-style-name="P7" draw:layer="layout" svg:width="0.021cm" svg:height="0.006cm" draw:transform="skewX (0.165108147238632) rotate (-2.35619449019309) translate (22.316cm 14.538cm)">
            <text:p/>
            <draw:enhanced-geometry svg:viewBox="0 0 54 0" draw:type="non-primitive" draw:enhanced-path="M 0 0 L 0 0 6 0 13 0 20 0 27 0 34 0 41 0 47 0 54 0 N"/>
          </draw:custom-shape>
          <draw:custom-shape draw:style-name="gr8" draw:text-style-name="P7" draw:layer="layout" svg:width="0.565cm" svg:height="0.042cm" draw:transform="skewX (-0.0237364778271185) rotate (-2.35619449019309) translate (22.686cm 14.097cm)">
            <text:p/>
            <draw:enhanced-geometry svg:viewBox="0 0 1298 74" draw:type="non-primitive" draw:enhanced-path="M 0 0 L 0 0 28 4 55 9 82 14 110 19 138 23 165 29 192 34 219 39 246 44 274 48 301 53 328 57 356 61 384 64 411 68 438 70 438 70 460 71 482 73 504 73 525 74 548 74 570 74 591 74 614 73 636 73 657 72 679 72 701 71 723 71 744 70 767 70 789 70 789 70 808 70 828 70 848 70 868 70 887 70 908 70 927 70 947 70 967 70 987 70 1006 70 1026 70 1046 70 1065 70 1085 70 1104 70 1104 70 1116 70 1128 70 1140 70 1153 70 1164 70 1177 70 1189 70 1202 70 1213 70 1225 70 1238 70 1249 70 1262 70 1274 70 1286 70 1298 70 N"/>
          </draw:custom-shape>
          <draw:custom-shape draw:style-name="gr8" draw:text-style-name="P7" draw:layer="layout" svg:width="0.709cm" svg:height="0.064cm" draw:transform="skewX (0.015707963267946) rotate (-2.35619449019309) translate (22.666cm 13.907cm)">
            <text:p/>
            <draw:enhanced-geometry svg:viewBox="0 0 1631 111" draw:type="non-primitive" draw:enhanced-path="M 0 0 L 0 0 30 7 59 15 89 21 118 29 148 37 177 45 206 52 235 60 265 67 294 73 324 80 353 87 384 93 413 97 443 102 473 105 473 105 493 108 513 109 532 110 552 111 572 111 591 111 611 111 631 111 650 111 670 110 690 110 709 109 730 108 749 108 770 106 789 105 789 105 810 104 833 103 855 101 876 100 899 97 920 95 942 94 965 92 986 89 1008 86 1029 84 1052 81 1074 79 1095 77 1118 73 1139 71 1139 71 1154 69 1168 67 1182 64 1197 62 1211 60 1226 56 1239 54 1254 52 1269 49 1282 46 1297 44 1311 42 1325 41 1340 38 1354 37 1368 36 1368 36 1384 35 1401 35 1417 36 1434 37 1451 39 1468 42 1485 43 1501 45 1518 47 1535 49 1551 49 1568 49 1584 47 1600 45 1616 42 1631 36 N"/>
          </draw:custom-shape>
          <draw:custom-shape draw:style-name="gr8" draw:text-style-name="P7" draw:layer="layout" svg:width="0.003cm" svg:height="0.016cm" draw:transform="skewX (0.463733982254806) rotate (-2.35619449019309) translate (22.141cm 14.452cm)">
            <text:p/>
            <draw:enhanced-geometry svg:viewBox="0 0 0 36" draw:type="non-primitive" draw:enhanced-path="M 0 0 L 0 0 0 4 0 9 0 13 0 18 0 22 0 27 0 32 0 36 N"/>
          </draw:custom-shape>
          <draw:custom-shape draw:style-name="gr8" draw:text-style-name="P7" draw:layer="layout" svg:width="0.769cm" svg:height="0.086cm" draw:transform="rotate (-2.35619449019309) translate (22.531cm 13.753cm)">
            <text:p/>
            <draw:enhanced-geometry svg:viewBox="0 0 1771 148" draw:type="non-primitive" draw:enhanced-path="M 0 69 L 0 69 25 74 50 78 75 84 100 89 125 94 151 99 176 105 201 109 226 114 251 119 276 123 302 127 327 131 352 134 378 137 403 140 403 140 437 142 471 144 505 145 539 147 573 147 607 147 641 147 675 145 709 145 743 144 777 143 811 142 845 141 879 141 913 140 947 140 947 140 977 140 1006 141 1036 141 1065 142 1095 143 1124 144 1154 145 1185 147 1214 147 1244 148 1273 148 1303 147 1332 147 1361 144 1391 142 1420 140 1420 140 1441 137 1461 136 1483 135 1503 133 1524 132 1545 131 1566 128 1587 125 1607 122 1627 118 1646 114 1665 107 1685 100 1702 91 1720 81 1736 69 1736 69 1743 64 1748 56 1753 48 1757 38 1761 29 1763 20 1768 9 1771 0 N"/>
          </draw:custom-shape>
          <draw:custom-shape draw:style-name="gr8" draw:text-style-name="P7" draw:layer="layout" svg:width="0.8cm" svg:height="0.063cm" draw:transform="skewX (0.0158824961931454) rotate (-2.35619449019309) translate (22.329cm 13.596cm)">
            <text:p/>
            <draw:enhanced-geometry svg:viewBox="0 0 1840 115" draw:type="non-primitive" draw:enhanced-path="M 0 0 L 0 0 33 4 66 9 99 13 131 18 164 22 197 28 229 33 262 37 295 42 328 46 361 50 394 54 427 59 460 62 493 65 525 69 525 69 557 72 589 75 621 78 653 80 684 84 716 86 748 88 780 90 811 93 843 95 875 97 907 99 938 101 970 103 1002 104 1034 105 1034 105 1065 106 1097 107 1129 109 1162 110 1194 112 1225 113 1257 114 1289 114 1321 115 1352 115 1384 115 1417 114 1448 113 1479 111 1511 109 1543 105 1543 105 1562 103 1580 99 1600 96 1618 92 1636 88 1655 84 1673 79 1692 73 1711 69 1729 63 1747 59 1765 53 1785 48 1803 43 1822 38 1840 34 N"/>
          </draw:custom-shape>
          <draw:custom-shape draw:style-name="gr8" draw:text-style-name="P7" draw:layer="layout" svg:width="0.792cm" svg:height="0.063cm" draw:transform="skewX (-0.0158824961931453) rotate (-2.35619449019309) translate (22.222cm 13.48cm)">
            <text:p/>
            <draw:enhanced-geometry svg:viewBox="0 0 1823 116" draw:type="non-primitive" draw:enhanced-path="M 0 0 L 0 0 33 4 66 9 99 14 132 18 165 23 197 28 230 33 263 37 296 42 329 46 361 50 394 54 428 59 461 62 494 66 526 69 526 69 555 72 583 75 612 78 640 80 668 84 697 86 725 88 753 91 782 93 811 95 840 97 868 100 896 101 925 103 954 104 982 105 982 105 1011 106 1039 108 1068 110 1096 111 1124 112 1153 113 1181 114 1210 116 1239 116 1267 116 1296 116 1324 114 1353 113 1382 111 1410 109 1438 105 1438 105 1463 102 1487 97 1511 92 1535 86 1560 80 1584 74 1607 67 1631 59 1655 51 1679 44 1703 36 1727 28 1750 20 1774 14 1799 7 1823 0 N"/>
          </draw:custom-shape>
          <draw:custom-shape draw:style-name="gr8" draw:text-style-name="P7" draw:layer="layout" svg:width="0.729cm" svg:height="0.126cm" draw:transform="rotate (-2.35619449019309) translate (22.132cm 13.424cm)">
            <text:p/>
            <draw:enhanced-geometry svg:viewBox="0 0 1683 225" draw:type="non-primitive" draw:enhanced-path="M 0 70 L 0 70 35 79 70 89 104 98 139 108 174 120 209 130 244 140 279 150 314 159 349 168 384 177 419 186 454 193 490 200 525 206 561 210 561 210 589 214 618 217 646 219 675 222 703 223 731 224 760 225 788 225 816 225 846 224 874 223 903 222 931 219 960 217 989 214 1017 210 1017 210 1051 206 1086 201 1120 195 1156 189 1190 183 1224 175 1258 167 1292 158 1326 149 1360 140 1394 130 1428 118 1461 107 1494 96 1526 83 1559 70 1559 70 1575 63 1591 55 1607 47 1623 38 1638 29 1652 19 1668 10 1683 0 N"/>
          </draw:custom-shape>
          <draw:custom-shape draw:style-name="gr8" draw:text-style-name="P7" draw:layer="layout" svg:width="0.088cm" svg:height="0.005cm" draw:transform="skewX (0.197396738400521) rotate (-2.35619449019309) translate (21.804cm 13.474cm)">
            <text:p/>
            <draw:enhanced-geometry svg:viewBox="0 0 210 0" draw:type="non-primitive" draw:enhanced-path="M 0 0 L 0 0 14 0 27 0 40 0 53 0 67 0 80 0 93 0 106 0 119 0 132 0 145 0 158 0 171 0 184 0 198 0 210 0 N"/>
          </draw:custom-shape>
          <draw:custom-shape draw:style-name="gr8" draw:text-style-name="P7" draw:layer="layout" svg:width="0.01cm" svg:height="0.018cm" draw:transform="skewX (0.218689755274848) rotate (-2.35619449019309) translate (21.72cm 13.62cm)">
            <text:p/>
            <draw:enhanced-geometry svg:viewBox="0 0 34 35" draw:type="non-primitive" draw:enhanced-path="M 0 35 L 0 35 4 30 9 27 13 22 17 18 21 13 26 9 30 4 34 0 N"/>
          </draw:custom-shape>
          <draw:custom-shape draw:style-name="gr9" draw:text-style-name="P7" draw:layer="layout" svg:width="0.081cm" svg:height="0.197cm" draw:transform="skewX (0.0101229096615652) rotate (-2.35619449019309) translate (23.165cm 14.838cm)">
            <text:p/>
            <draw:enhanced-geometry svg:viewBox="0 0 186 345" draw:type="non-primitive" draw:enhanced-path="M 135 0 L 124 17 113 35 101 52 89 68 77 86 67 103 57 121 48 141 39 162 29 185 17 209 8 231 3 255 0 277 4 297 14 315 29 329 47 338 68 344 91 345 114 342 135 337 156 328 172 315 181 302 185 286 186 269 184 251 181 231 176 212 173 193 172 175 135 0 Z N"/>
          </draw:custom-shape>
          <draw:custom-shape draw:style-name="gr9" draw:text-style-name="P7" draw:layer="layout" svg:width="0.092cm" svg:height="0.14cm" draw:transform="rotate (-2.35619449019309) translate (22.879cm 14.374cm)">
            <text:p/>
            <draw:enhanced-geometry svg:viewBox="0 0 213 249" draw:type="non-primitive" draw:enhanced-path="M 127 34 L 109 55 86 77 62 98 38 120 19 141 4 163 0 186 5 209 12 220 20 228 30 234 42 240 54 245 68 248 82 249 97 249 112 248 127 247 141 243 155 239 167 233 179 226 189 219 198 209 205 199 211 188 213 175 213 163 213 150 209 137 206 124 202 110 197 96 191 82 186 68 180 54 174 41 170 26 165 13 163 0 127 34 Z N"/>
          </draw:custom-shape>
          <draw:custom-shape draw:style-name="gr9" draw:text-style-name="P7" draw:layer="layout" svg:width="0.196cm" svg:height="0.056cm" draw:transform="skewX (0.0178023583703387) rotate (-2.35619449019309) translate (22.585cm 14.06cm)">
            <text:p/>
            <draw:enhanced-geometry svg:viewBox="0 0 456 101" draw:type="non-primitive" draw:enhanced-path="M 0 66 L 29 65 62 60 96 53 132 44 168 35 204 26 240 17 276 9 310 3 341 0 370 0 396 2 419 10 436 23 448 41 456 66 455 77 447 86 434 92 420 95 402 97 383 99 366 100 352 101 0 66 Z N"/>
          </draw:custom-shape>
          <draw:custom-shape draw:style-name="gr9" draw:text-style-name="P7" draw:layer="layout" svg:width="0.023cm" svg:height="0.02cm" draw:transform="rotate (-2.35619449019309) translate (22.45cm 14.154cm)">
            <text:p/>
            <draw:enhanced-geometry svg:viewBox="0 0 54 35" draw:type="non-primitive" draw:enhanced-path="M 0 35 L 7 30 13 26 20 20 25 16 32 11 39 6 46 3 54 0 0 35 Z N"/>
          </draw:custom-shape>
          <draw:custom-shape draw:style-name="gr9" draw:text-style-name="P7" draw:layer="layout" svg:width="0.137cm" svg:height="0.087cm" draw:transform="rotate (-2.35619449019309) translate (22.386cm 13.974cm)">
            <text:p/>
            <draw:enhanced-geometry svg:viewBox="0 0 316 162" draw:type="non-primitive" draw:enhanced-path="M 17 17 L 36 18 57 18 80 16 103 13 127 10 151 7 174 4 197 2 220 0 240 1 259 2 275 7 290 13 301 22 310 35 315 52 316 67 313 81 306 94 297 106 286 117 271 127 255 136 238 143 219 149 199 154 179 159 160 161 140 162 122 162 104 161 88 157 73 151 60 140 48 128 38 113 29 97 20 81 10 66 0 52 17 17 Z N"/>
          </draw:custom-shape>
          <draw:custom-shape draw:style-name="gr9" draw:text-style-name="P7" draw:layer="layout" svg:width="0.109cm" svg:height="0.076cm" draw:transform="rotate (-2.35619449019309) translate (22.248cm 13.857cm)">
            <text:p/>
            <draw:enhanced-geometry svg:viewBox="0 0 247 137" draw:type="non-primitive" draw:enhanced-path="M 18 30 L 33 29 49 27 66 24 83 20 100 17 117 12 134 7 151 4 168 1 183 0 197 0 210 1 221 4 231 10 239 19 245 30 247 52 239 72 225 90 204 107 180 120 154 130 128 136 104 137 87 132 73 124 59 111 48 96 35 79 24 62 12 45 0 30 18 30 Z N"/>
          </draw:custom-shape>
          <draw:custom-shape draw:style-name="gr9" draw:text-style-name="P7" draw:layer="layout" svg:width="0.11cm" svg:height="0.081cm" draw:transform="skewX (-0.0123918376891573) rotate (-2.35619449019309) translate (22.16cm 13.754cm)">
            <text:p/>
            <draw:enhanced-geometry svg:viewBox="0 0 246 141" draw:type="non-primitive" draw:enhanced-path="M 0 34 L 16 33 33 31 50 27 68 23 87 18 105 14 125 9 143 5 160 2 177 0 193 0 206 1 219 6 229 11 238 22 244 34 246 55 238 74 223 91 203 106 179 119 153 129 128 136 104 141 0 34 Z N"/>
          </draw:custom-shape>
          <draw:custom-shape draw:style-name="gr9" draw:text-style-name="P7" draw:layer="layout" svg:width="0.023cm" svg:height="0.005cm" draw:transform="skewX (-0.197396738400521) rotate (-2.35619449019309) translate (22.067cm 13.721cm)">
            <text:p/>
            <draw:enhanced-geometry svg:viewBox="0 0 53 0" draw:type="non-primitive" draw:enhanced-path="M 53 0 L 46 0 40 0 34 0 27 0 20 0 13 0 6 0 0 0 53 0 Z N"/>
          </draw:custom-shape>
          <draw:custom-shape draw:style-name="gr9" draw:text-style-name="P7" draw:layer="layout" svg:width="0.112cm" svg:height="0.062cm" draw:transform="rotate (-2.35619449019309) translate (21.959cm 13.61cm)">
            <text:p/>
            <draw:enhanced-geometry svg:viewBox="0 0 263 108" draw:type="non-primitive" draw:enhanced-path="M 0 38 L 17 37 36 34 56 31 75 26 95 21 116 15 136 10 156 6 175 2 193 0 210 0 225 2 237 7 249 14 258 24 263 38 263 54 255 68 242 81 225 91 203 99 182 105 160 108 141 108 125 106 111 100 98 91 85 81 73 71 60 58 48 48 35 38 0 38 Z N"/>
          </draw:custom-shape>
          <draw:custom-shape draw:style-name="gr6" draw:text-style-name="P7" draw:layer="layout" svg:width="0.015cm" svg:height="0.018cm" draw:transform="skewX (0.0555014702134092) rotate (-2.35619449019309) translate (22.704cm 15.253cm)">
            <text:p/>
            <draw:enhanced-geometry svg:viewBox="0 0 35 36" draw:type="non-primitive" draw:enhanced-path="M 35 0 L 35 0 31 5 26 10 22 14 17 17 13 22 9 27 5 31 0 36 N"/>
          </draw:custom-shape>
          <draw:custom-shape draw:style-name="gr6" draw:text-style-name="P7" draw:layer="layout" svg:width="0.052cm" svg:height="0.042cm" draw:transform="rotate (-2.35619449019309) translate (23.137cm 14.991cm)">
            <text:p/>
            <draw:enhanced-geometry svg:viewBox="0 0 123 78" draw:type="non-primitive" draw:enhanced-path="M 0 9 L 0 9 14 8 28 6 41 4 55 1 69 0 81 0 93 4 104 9 104 9 109 15 114 23 117 31 118 40 120 50 121 59 122 69 123 78 N"/>
          </draw:custom-shape>
          <draw:custom-shape draw:style-name="gr6" draw:text-style-name="P7" draw:layer="layout" svg:width="0.06cm" svg:height="0.017cm" draw:transform="rotate (-2.35619449019309) translate (23.242cm 14.873cm)">
            <text:p/>
            <draw:enhanced-geometry svg:viewBox="0 0 140 34" draw:type="non-primitive" draw:enhanced-path="M 140 0 L 140 0 122 4 103 5 84 6 63 7 45 10 28 15 12 23 0 34 N"/>
          </draw:custom-shape>
          <draw:custom-shape draw:style-name="gr6" draw:text-style-name="P7" draw:layer="layout" svg:width="0.021cm" svg:height="0.059cm" draw:transform="skewX (0.0507890812330253) rotate (-2.35619449019309) translate (23.255cm 14.841cm)">
            <text:p/>
            <draw:enhanced-geometry svg:viewBox="0 0 53 106" draw:type="non-primitive" draw:enhanced-path="M 0 106 L 0 106 6 92 13 79 20 66 27 53 33 40 39 27 46 14 53 0 N"/>
          </draw:custom-shape>
          <draw:custom-shape draw:style-name="gr6" draw:text-style-name="P7" draw:layer="layout" svg:width="0.006cm" svg:height="0.06cm" draw:transform="skewX (-0.016580627893943) rotate (-2.35619449019309) translate (23.254cm 14.843cm)">
            <text:p/>
            <draw:enhanced-geometry svg:viewBox="0 0 11 106" draw:type="non-primitive" draw:enhanced-path="M 0 0 L 0 0 1 14 3 29 6 42 9 57 11 71 10 84 6 96 0 106 N"/>
          </draw:custom-shape>
          <draw:custom-shape draw:style-name="gr6" draw:text-style-name="P7" draw:layer="layout" svg:width="0.07cm" svg:height="0.051cm" draw:transform="skewX (0.0195476876223327) rotate (-2.35619449019309) translate (23.118cm 14.991cm)">
            <text:p/>
            <draw:enhanced-geometry svg:viewBox="0 0 161 90" draw:type="non-primitive" draw:enhanced-path="M 0 20 L 0 20 21 18 44 14 67 8 89 3 111 0 130 1 146 7 157 20 157 20 161 32 160 43 155 56 147 67 138 76 128 84 117 88 105 90 N"/>
          </draw:custom-shape>
          <draw:custom-shape draw:style-name="gr6" draw:text-style-name="P7" draw:layer="layout" svg:width="0.016cm" svg:height="0.02cm" draw:transform="rotate (-2.35619449019309) translate (23.116cm 15.064cm)">
            <text:p/>
            <draw:enhanced-geometry svg:viewBox="0 0 35 35" draw:type="non-primitive" draw:enhanced-path="M 35 35 L 35 35 31 31 26 25 23 18 18 12 15 6 10 3 6 0 0 1 N"/>
          </draw:custom-shape>
          <draw:custom-shape draw:style-name="gr6" draw:text-style-name="P7" draw:layer="layout" svg:width="0.022cm" svg:height="0.06cm" draw:transform="skewX (-0.0499164166070284) rotate (-2.35619449019309) translate (23.267cm 14.841cm)">
            <text:p/>
            <draw:enhanced-geometry svg:viewBox="0 0 53 106" draw:type="non-primitive" draw:enhanced-path="M 53 0 L 53 0 46 10 37 17 28 25 19 33 11 41 4 50 0 59 0 70 0 70 3 78 7 83 14 88 22 91 30 95 38 98 46 101 53 106 N"/>
          </draw:custom-shape>
          <draw:custom-shape draw:style-name="gr6" draw:text-style-name="P7" draw:layer="layout" svg:width="0.671cm" svg:height="1.54cm" draw:transform="skewX (0.00122173047639586) rotate (-2.35619449019309) translate (23.242cm 15.126cm)">
            <text:p/>
            <draw:enhanced-geometry svg:viewBox="0 0 1542 2717" draw:type="non-primitive" draw:enhanced-path="M 0 298 L 0 298 14 280 29 262 43 243 56 224 71 205 87 187 104 171 122 158 122 158 151 140 180 123 211 105 241 88 273 72 305 56 338 42 371 30 403 18 436 10 469 4 502 0 535 0 567 3 600 8 630 18 630 18 655 30 679 45 701 63 720 82 737 105 754 128 769 153 782 179 795 208 807 235 820 264 831 293 842 321 853 349 865 378 876 404 876 404 888 431 899 458 909 487 920 515 929 543 938 572 946 600 954 628 962 658 969 686 976 716 984 745 992 773 1000 802 1008 831 1017 860 1017 860 1024 881 1030 904 1036 925 1043 947 1049 970 1056 991 1063 1014 1069 1035 1069 1035 1077 1061 1085 1088 1093 1115 1101 1141 1109 1167 1117 1193 1125 1219 1133 1245 1140 1271 1148 1297 1156 1323 1163 1349 1170 1376 1178 1403 1185 1429 1192 1455 1192 1455 1201 1490 1209 1525 1217 1560 1224 1595 1232 1631 1238 1666 1245 1701 1252 1736 1259 1771 1266 1806 1272 1841 1280 1877 1287 1912 1295 1947 1304 1981 1313 2016 1313 2016 1325 2056 1337 2095 1349 2135 1363 2175 1377 2214 1390 2254 1404 2293 1418 2332 1432 2371 1446 2411 1460 2449 1474 2489 1487 2527 1500 2567 1513 2607 1525 2646 1525 2646 1528 2655 1530 2665 1531 2674 1533 2682 1536 2691 1538 2700 1540 2708 1542 2717 N"/>
          </draw:custom-shape>
          <draw:custom-shape draw:style-name="gr10" draw:text-style-name="P7" draw:layer="layout" svg:width="0.087cm" svg:height="0.296cm" draw:transform="skewX (0.00680678408277656) rotate (-2.35619449019309) translate (23.25cm 14.742cm)">
            <text:p/>
            <draw:enhanced-geometry svg:viewBox="0 0 212 525" draw:type="non-primitive" draw:enhanced-path="M 212 0 L 196 8 179 16 162 23 145 30 128 37 113 45 99 57 88 69 81 81 76 92 71 104 68 117 64 130 62 143 61 156 60 170 58 185 58 198 58 212 57 227 57 240 56 254 55 268 53 281 49 297 46 313 40 329 35 345 29 362 22 378 17 395 11 410 6 426 3 442 1 458 0 473 1 486 4 500 10 512 19 525 212 0 Z N"/>
          </draw:custom-shape>
          <draw:custom-shape draw:style-name="gr6" draw:text-style-name="P7" draw:layer="layout" svg:width="0.087cm" svg:height="0.296cm" draw:transform="skewX (0.00680678408277656) rotate (-2.35619449019309) translate (23.25cm 14.742cm)">
            <text:p/>
            <draw:enhanced-geometry svg:viewBox="0 0 212 525" draw:type="non-primitive" draw:enhanced-path="M 212 0 L 212 0 196 8 179 16 162 23 145 30 128 37 113 45 99 57 88 69 88 69 81 81 76 92 71 104 68 117 64 130 62 143 61 156 60 170 58 185 58 198 58 212 57 227 57 240 56 254 55 268 53 281 53 281 49 297 46 313 40 329 35 345 29 362 22 378 17 395 11 410 6 426 3 442 1 458 0 473 1 486 4 500 10 512 19 525 N"/>
          </draw:custom-shape>
          <draw:custom-shape draw:style-name="gr10" draw:text-style-name="P7" draw:layer="layout" svg:width="0.108cm" svg:height="0.283cm" draw:transform="skewX (0.00698131700797604) rotate (-2.35619449019309) translate (23.287cm 14.718cm)">
            <text:p/>
            <draw:enhanced-geometry svg:viewBox="0 0 247 497" draw:type="non-primitive" draw:enhanced-path="M 247 0 L 226 17 206 34 185 51 164 67 143 84 124 102 106 120 89 141 78 156 66 172 56 189 46 208 38 225 30 244 24 262 20 281 14 303 8 325 4 348 2 372 0 395 4 416 10 437 20 456 28 465 37 474 47 482 59 489 71 494 83 497 95 495 106 491 117 482 126 472 132 459 135 446 138 431 138 415 137 399 134 382 132 365 129 347 126 329 124 312 122 295 122 278 123 262 125 246 131 223 138 201 147 179 156 158 165 135 175 113 185 92 194 69 247 0 Z N"/>
          </draw:custom-shape>
          <draw:custom-shape draw:style-name="gr6" draw:text-style-name="P7" draw:layer="layout" svg:width="0.108cm" svg:height="0.283cm" draw:transform="skewX (0.00698131700797604) rotate (-2.35619449019309) translate (23.287cm 14.718cm)">
            <text:p/>
            <draw:enhanced-geometry svg:viewBox="0 0 247 497" draw:type="non-primitive" draw:enhanced-path="M 247 0 L 247 0 226 17 206 34 185 51 164 67 143 84 124 102 106 120 89 141 89 141 78 156 66 172 56 189 46 208 38 225 30 244 24 262 20 281 20 281 14 303 8 325 4 348 2 372 0 395 4 416 10 437 20 456 20 456 28 465 37 474 47 482 59 489 71 494 83 497 95 495 106 491 106 491 117 482 126 472 132 459 135 446 138 431 138 415 137 399 134 382 132 365 129 347 126 329 124 312 122 295 122 278 123 262 125 246 125 246 131 223 138 201 147 179 156 158 165 135 175 113 185 92 194 69 N"/>
          </draw:custom-shape>
          <draw:custom-shape draw:style-name="gr10" draw:text-style-name="P7" draw:layer="layout" svg:width="0.094cm" svg:height="0.177cm" draw:transform="skewX (0.00558505360638079) rotate (-2.35619449019309) translate (23.28cm 14.731cm)">
            <text:p/>
            <draw:enhanced-geometry svg:viewBox="0 0 210 316" draw:type="non-primitive" draw:enhanced-path="M 210 0 L 201 4 191 8 182 11 173 16 164 19 155 24 147 29 140 35 129 46 119 58 110 71 101 84 92 99 85 112 77 127 69 140 58 161 45 182 33 204 21 226 11 247 3 270 0 292 0 316 210 0 Z N"/>
          </draw:custom-shape>
          <draw:custom-shape draw:style-name="gr6" draw:text-style-name="P7" draw:layer="layout" svg:width="0.094cm" svg:height="0.177cm" draw:transform="skewX (0.00558505360638079) rotate (-2.35619449019309) translate (23.28cm 14.731cm)">
            <text:p/>
            <draw:enhanced-geometry svg:viewBox="0 0 210 316" draw:type="non-primitive" draw:enhanced-path="M 210 0 L 210 0 201 4 191 8 182 11 173 16 164 19 155 24 147 29 140 35 140 35 129 46 119 58 110 71 101 84 92 99 85 112 77 127 69 140 69 140 58 161 45 182 33 204 21 226 11 247 3 270 0 292 0 316 N"/>
          </draw:custom-shape>
          <draw:custom-shape draw:style-name="gr10" draw:text-style-name="P7" draw:layer="layout" svg:width="0.092cm" svg:height="0.279cm" draw:transform="skewX (0.00366519142918742) rotate (-2.35619449019309) translate (23.059cm 15.009cm)">
            <text:p/>
            <draw:enhanced-geometry svg:viewBox="0 0 218 491" draw:type="non-primitive" draw:enhanced-path="M 0 0 L 16 12 32 25 48 37 65 50 81 62 96 76 110 89 123 104 134 120 146 137 155 155 165 172 173 190 180 209 186 227 192 245 198 266 201 288 204 309 207 332 208 354 209 375 209 398 210 419 211 428 214 439 215 448 217 458 218 467 217 476 215 484 210 491 0 0 Z N"/>
          </draw:custom-shape>
          <draw:custom-shape draw:style-name="gr6" draw:text-style-name="P7" draw:layer="layout" svg:width="0.092cm" svg:height="0.279cm" draw:transform="skewX (0.00366519142918742) rotate (-2.35619449019309) translate (23.059cm 15.009cm)">
            <text:p/>
            <draw:enhanced-geometry svg:viewBox="0 0 218 491" draw:type="non-primitive" draw:enhanced-path="M 0 0 L 0 0 16 12 32 25 48 37 65 50 81 62 96 76 110 89 123 104 123 104 134 120 146 137 155 155 165 172 173 190 180 209 186 227 192 245 192 245 198 266 201 288 204 309 207 332 208 354 209 375 209 398 210 419 210 419 211 428 214 439 215 448 217 458 218 467 217 476 215 484 210 491 N"/>
          </draw:custom-shape>
          <draw:custom-shape draw:style-name="gr10" draw:text-style-name="P7" draw:layer="layout" svg:width="0.1cm" svg:height="0.173cm" draw:transform="skewX (0.00575958653158025) rotate (-2.35619449019309) translate (22.95cm 14.904cm)">
            <text:p/>
            <draw:enhanced-geometry svg:viewBox="0 0 236 309" draw:type="non-primitive" draw:enhanced-path="M 175 140 L 184 158 195 177 208 196 220 214 231 232 236 250 236 266 229 281 220 290 209 298 197 303 183 307 168 309 152 309 138 309 122 306 106 302 90 298 75 291 62 284 48 275 37 266 26 256 17 246 9 232 5 218 1 204 0 189 1 173 3 157 7 141 12 124 17 108 24 93 31 76 39 60 47 44 56 29 64 14 72 0 175 140 Z N"/>
          </draw:custom-shape>
          <draw:custom-shape draw:style-name="gr6" draw:text-style-name="P7" draw:layer="layout" svg:width="0.1cm" svg:height="0.173cm" draw:transform="skewX (0.00575958653158025) rotate (-2.35619449019309) translate (22.95cm 14.904cm)">
            <text:p/>
            <draw:enhanced-geometry svg:viewBox="0 0 236 309" draw:type="non-primitive" draw:enhanced-path="M 175 140 L 175 140 184 158 195 177 208 196 220 214 231 232 236 250 236 266 229 281 229 281 220 290 209 298 197 303 183 307 168 309 152 309 138 309 122 306 106 302 90 298 75 291 62 284 48 275 37 266 26 256 17 246 17 246 9 232 5 218 1 204 0 189 1 173 3 157 7 141 12 124 17 108 24 93 31 76 39 60 47 44 56 29 64 14 72 0 N"/>
          </draw:custom-shape>
          <draw:custom-shape draw:style-name="gr10" draw:text-style-name="P7" draw:layer="layout" svg:width="0.071cm" svg:height="0.021cm" draw:transform="skewX (0.0476474885794361) rotate (-2.35619449019309) translate (22.977cm 14.896cm)">
            <text:p/>
            <draw:enhanced-geometry svg:viewBox="0 0 175 34" draw:type="non-primitive" draw:enhanced-path="M 175 0 L 153 4 132 9 109 13 87 17 66 21 43 26 22 30 0 34 175 0 Z N"/>
          </draw:custom-shape>
          <draw:custom-shape draw:style-name="gr6" draw:text-style-name="P7" draw:layer="layout" svg:width="0.071cm" svg:height="0.021cm" draw:transform="skewX (0.0476474885794361) rotate (-2.35619449019309) translate (22.977cm 14.896cm)">
            <text:p/>
            <draw:enhanced-geometry svg:viewBox="0 0 175 34" draw:type="non-primitive" draw:enhanced-path="M 175 0 L 175 0 153 4 132 9 109 13 87 17 66 21 43 26 22 30 0 34 N"/>
          </draw:custom-shape>
          <draw:custom-shape draw:style-name="gr10" draw:text-style-name="P7" draw:layer="layout" svg:width="0.083cm" svg:height="0.199cm" draw:transform="skewX (0.00506145483078257) rotate (-2.35619449019309) translate (23.172cm 14.546cm)">
            <text:p/>
            <draw:enhanced-geometry svg:viewBox="0 0 198 361" draw:type="non-primitive" draw:enhanced-path="M 98 72 L 92 90 84 108 75 127 65 147 55 167 43 187 33 207 23 226 15 245 8 265 2 282 0 299 1 314 6 329 14 342 26 353 47 361 69 360 92 351 115 335 136 316 156 293 172 269 184 246 190 233 194 218 196 203 198 189 198 174 196 158 194 142 191 126 189 111 184 96 181 80 177 64 174 48 170 32 168 16 167 0 98 72 Z N"/>
          </draw:custom-shape>
          <draw:custom-shape draw:style-name="gr6" draw:text-style-name="P7" draw:layer="layout" svg:width="0.083cm" svg:height="0.199cm" draw:transform="skewX (0.00506145483078257) rotate (-2.35619449019309) translate (23.172cm 14.546cm)">
            <text:p/>
            <draw:enhanced-geometry svg:viewBox="0 0 198 361" draw:type="non-primitive" draw:enhanced-path="M 98 72 L 98 72 92 90 84 108 75 127 65 147 55 167 43 187 33 207 23 226 15 245 8 265 2 282 0 299 1 314 6 329 14 342 26 353 26 353 47 361 69 360 92 351 115 335 136 316 156 293 172 269 184 246 184 246 190 233 194 218 196 203 198 189 198 174 196 158 194 142 191 126 189 111 184 96 181 80 177 64 174 48 170 32 168 16 167 0 N"/>
          </draw:custom-shape>
          <draw:custom-shape draw:style-name="gr10" draw:text-style-name="P7" draw:layer="layout" svg:width="0.071cm" svg:height="0.2cm" draw:transform="skewX (0.00506145483078253) rotate (-2.35619449019309) translate (22.864cm 14.896cm)">
            <text:p/>
            <draw:enhanced-geometry svg:viewBox="0 0 159 355" draw:type="non-primitive" draw:enhanced-path="M 39 0 L 46 15 53 31 61 46 67 60 75 75 83 91 91 106 98 120 106 135 113 151 120 166 125 180 131 196 137 212 141 228 144 244 148 258 151 272 156 288 158 303 159 318 158 330 154 341 144 349 129 355 112 354 95 348 76 338 61 326 46 311 32 296 22 280 14 264 8 248 4 231 2 216 0 197 2 180 3 162 4 144 6 126 10 108 13 90 15 72 17 53 20 35 22 17 22 0 39 0 Z N"/>
          </draw:custom-shape>
          <draw:custom-shape draw:style-name="gr6" draw:text-style-name="P7" draw:layer="layout" svg:width="0.071cm" svg:height="0.2cm" draw:transform="skewX (0.00506145483078253) rotate (-2.35619449019309) translate (22.864cm 14.896cm)">
            <text:p/>
            <draw:enhanced-geometry svg:viewBox="0 0 159 355" draw:type="non-primitive" draw:enhanced-path="M 39 0 L 39 0 46 15 53 31 61 46 67 60 75 75 83 91 91 106 98 120 106 135 113 151 120 166 125 180 131 196 137 212 141 228 144 244 144 244 148 258 151 272 156 288 158 303 159 318 158 330 154 341 144 349 144 349 129 355 112 354 95 348 76 338 61 326 46 311 32 296 22 280 22 280 14 264 8 248 4 231 2 216 0 197 2 180 3 162 4 144 6 126 10 108 13 90 15 72 17 53 20 35 22 17 22 0 N"/>
          </draw:custom-shape>
          <draw:custom-shape draw:style-name="gr9" draw:text-style-name="P7" draw:layer="layout" svg:width="0.019cm" svg:height="0.011cm" draw:transform="rotate (-2.35619449019309) translate (22.697cm 15.312cm)">
            <text:p/>
            <draw:enhanced-geometry svg:viewBox="0 0 44 17" draw:type="non-primitive" draw:enhanced-path="M 44 17 L 38 15 33 13 28 10 23 8 17 7 11 5 6 2 0 0 44 17 Z N"/>
          </draw:custom-shape>
          <draw:custom-shape draw:style-name="gr6" draw:text-style-name="P7" draw:layer="layout" svg:width="0.019cm" svg:height="0.011cm" draw:transform="rotate (-2.35619449019309) translate (22.697cm 15.312cm)">
            <text:p/>
            <draw:enhanced-geometry svg:viewBox="0 0 44 17" draw:type="non-primitive" draw:enhanced-path="M 44 17 L 44 17 38 15 33 13 28 10 23 8 17 7 11 5 6 2 0 0 N"/>
          </draw:custom-shape>
          <draw:custom-shape draw:style-name="gr10" draw:text-style-name="P7" draw:layer="layout" svg:width="0.235cm" svg:height="0.209cm" draw:transform="skewX (-0.00471238898038375) rotate (-2.35619449019309) translate (22.823cm 15.347cm)">
            <text:p/>
            <draw:enhanced-geometry svg:viewBox="0 0 544 371" draw:type="non-primitive" draw:enhanced-path="M 0 318 L 13 311 24 306 36 299 48 292 60 285 72 279 84 273 97 266 111 258 127 249 142 239 157 230 173 220 188 210 204 203 220 195 236 190 252 186 269 182 286 179 302 176 319 172 335 167 351 161 361 156 371 150 381 144 392 138 401 131 411 123 420 116 430 108 444 94 456 76 469 55 480 35 492 18 506 5 520 0 536 3 541 9 544 17 542 25 539 35 533 45 529 55 523 64 519 73 511 86 502 98 492 110 482 121 472 131 461 141 449 152 439 161 428 171 416 180 404 189 393 198 380 207 367 215 354 223 342 231 329 239 317 246 303 252 291 259 277 265 263 272 251 277 237 283 226 288 215 292 203 297 193 301 182 306 170 310 159 314 149 318 139 323 128 327 119 332 109 336 100 341 90 345 81 350 70 353 65 356 59 359 55 361 49 364 43 366 38 367 32 369 26 371 0 318 Z N"/>
          </draw:custom-shape>
          <draw:custom-shape draw:style-name="gr6" draw:text-style-name="P7" draw:layer="layout" svg:width="0.235cm" svg:height="0.209cm" draw:transform="skewX (-0.00471238898038375) rotate (-2.35619449019309) translate (22.823cm 15.347cm)">
            <text:p/>
            <draw:enhanced-geometry svg:viewBox="0 0 544 371" draw:type="non-primitive" draw:enhanced-path="M 0 318 L 0 318 13 311 24 306 36 299 48 292 60 285 72 279 84 273 97 266 97 266 111 258 127 249 142 239 157 230 173 220 188 210 204 203 220 195 220 195 236 190 252 186 269 182 286 179 302 176 319 172 335 167 351 161 351 161 361 156 371 150 381 144 392 138 401 131 411 123 420 116 430 108 430 108 444 94 456 76 469 55 480 35 492 18 506 5 520 0 536 3 536 3 541 9 544 17 542 25 539 35 533 45 529 55 523 64 519 73 519 73 511 86 502 98 492 110 482 121 472 131 461 141 449 152 439 161 439 161 428 171 416 180 404 189 393 198 380 207 367 215 354 223 342 231 342 231 329 239 317 246 303 252 291 259 277 265 263 272 251 277 237 283 237 283 226 288 215 292 203 297 193 301 182 306 170 310 159 314 149 318 149 318 139 323 128 327 119 332 109 336 100 341 90 345 81 350 70 353 70 353 65 356 59 359 55 361 49 364 43 366 38 367 32 369 26 371 N"/>
          </draw:custom-shape>
          <draw:custom-shape draw:style-name="gr10" draw:text-style-name="P7" draw:layer="layout" svg:width="0.209cm" svg:height="0.187cm" draw:transform="skewX (0.00541052068118148) rotate (-2.35619449019309) translate (22.088cm 14.7cm)">
            <text:p/>
            <draw:enhanced-geometry svg:viewBox="0 0 482 337" draw:type="non-primitive" draw:enhanced-path="M 0 35 L 14 51 30 66 45 82 60 97 74 113 89 128 105 143 121 157 135 170 148 181 162 194 175 205 189 216 204 227 220 237 235 245 249 252 264 256 279 261 294 264 310 267 325 270 341 272 358 274 373 277 389 279 405 282 419 287 433 292 448 298 460 306 473 315 476 318 481 323 482 329 481 333 471 337 464 335 454 329 446 320 437 309 429 298 420 288 411 279 399 270 388 261 375 252 364 243 352 232 341 224 329 216 315 210 301 205 287 204 272 203 257 202 241 202 228 201 213 197 199 193 188 187 178 179 167 170 158 161 149 152 140 142 130 131 121 121 112 113 103 104 95 96 86 87 77 79 69 70 60 61 51 52 44 45 38 40 31 33 26 26 19 19 12 12 6 7 0 0 0 35 Z N"/>
          </draw:custom-shape>
          <draw:custom-shape draw:style-name="gr6" draw:text-style-name="P7" draw:layer="layout" svg:width="0.209cm" svg:height="0.187cm" draw:transform="skewX (0.00541052068118148) rotate (-2.35619449019309) translate (22.088cm 14.7cm)">
            <text:p/>
            <draw:enhanced-geometry svg:viewBox="0 0 482 337" draw:type="non-primitive" draw:enhanced-path="M 0 35 L 0 35 14 51 30 66 45 82 60 97 74 113 89 128 105 143 121 157 121 157 135 170 148 181 162 194 175 205 189 216 204 227 220 237 235 245 235 245 249 252 264 256 279 261 294 264 310 267 325 270 341 272 358 274 373 277 389 279 405 282 419 287 433 292 448 298 460 306 473 315 473 315 476 318 481 323 482 329 481 333 481 333 471 337 464 335 454 329 446 320 437 309 429 298 420 288 411 279 411 279 399 270 388 261 375 252 364 243 352 232 341 224 329 216 315 210 315 210 301 205 287 204 272 203 257 202 241 202 228 201 213 197 199 193 199 193 188 187 178 179 167 170 158 161 149 152 140 142 130 131 121 121 121 121 112 113 103 104 95 96 86 87 77 79 69 70 60 61 51 52 51 52 44 45 38 40 31 33 26 26 19 19 12 12 6 7 0 0 N"/>
          </draw:custom-shape>
          <draw:custom-shape draw:style-name="gr10" draw:text-style-name="P7" draw:layer="layout" svg:width="0.288cm" svg:height="0.287cm" draw:transform="skewX (0.00349065850398806) rotate (-2.35619449019309) translate (21.386cm 14.204cm)">
            <text:p/>
            <draw:enhanced-geometry svg:viewBox="0 0 666 511" draw:type="non-primitive" draw:enhanced-path="M 0 53 L 15 72 28 91 43 112 58 131 71 151 86 171 100 191 115 210 124 223 132 235 139 248 147 260 155 273 163 285 172 299 180 311 188 324 196 335 205 347 214 359 223 370 234 381 244 392 254 402 264 411 274 419 285 427 296 434 307 440 319 446 330 452 343 456 356 461 370 463 384 465 398 466 413 469 428 470 442 471 456 473 468 476 480 478 492 480 505 482 516 485 529 488 540 490 552 493 565 495 576 497 589 499 600 502 612 504 625 505 636 507 649 508 653 510 659 511 664 511 666 508 666 495 658 485 644 478 627 472 608 469 588 465 568 461 552 456 541 452 529 446 517 442 505 437 493 432 481 428 468 424 457 420 445 415 432 411 420 407 408 403 396 398 384 394 372 389 361 385 349 380 338 377 325 373 314 370 303 367 293 362 282 356 272 350 256 337 242 324 228 309 215 293 203 277 191 261 178 244 166 227 156 215 147 202 139 189 130 176 122 163 113 149 105 137 96 123 86 107 75 92 63 76 53 62 42 46 31 31 19 15 8 0 0 53 Z N"/>
          </draw:custom-shape>
          <draw:custom-shape draw:style-name="gr6" draw:text-style-name="P7" draw:layer="layout" svg:width="0.288cm" svg:height="0.287cm" draw:transform="skewX (0.00349065850398806) rotate (-2.35619449019309) translate (21.386cm 14.204cm)">
            <text:p/>
            <draw:enhanced-geometry svg:viewBox="0 0 666 511" draw:type="non-primitive" draw:enhanced-path="M 0 53 L 0 53 15 72 28 91 43 112 58 131 71 151 86 171 100 191 115 210 115 210 124 223 132 235 139 248 147 260 155 273 163 285 172 299 180 311 188 324 196 335 205 347 214 359 223 370 234 381 244 392 254 402 254 402 264 411 274 419 285 427 296 434 307 440 319 446 330 452 343 456 343 456 356 461 370 463 384 465 398 466 413 469 428 470 442 471 456 473 456 473 468 476 480 478 492 480 505 482 516 485 529 488 540 490 552 493 565 495 576 497 589 499 600 502 612 504 625 505 636 507 649 508 649 508 653 510 659 511 664 511 666 508 666 508 666 495 658 485 644 478 627 472 608 469 588 465 568 461 552 456 552 456 541 452 529 446 517 442 505 437 493 432 481 428 468 424 457 420 445 415 432 411 420 407 408 403 396 398 384 394 372 389 361 385 361 385 349 380 338 377 325 373 314 370 303 367 293 362 282 356 272 350 272 350 256 337 242 324 228 309 215 293 203 277 191 261 178 244 166 227 166 227 156 215 147 202 139 189 130 176 122 163 113 149 105 137 96 123 96 123 86 107 75 92 63 76 53 62 42 46 31 31 19 15 8 0 N"/>
          </draw:custom-shape>
          <draw:custom-shape draw:style-name="gr10" draw:text-style-name="P7" draw:layer="layout" svg:width="0.071cm" svg:height="0.059cm" draw:transform="skewX (-0.0169296937443418) rotate (-2.35619449019309) translate (21.682cm 13.787cm)">
            <text:p/>
            <draw:enhanced-geometry svg:viewBox="0 0 164 109" draw:type="non-primitive" draw:enhanced-path="M 0 70 L 4 75 8 80 12 86 15 91 20 95 24 100 29 102 34 104 50 108 67 109 84 108 101 104 117 99 133 92 147 82 158 70 162 63 164 55 164 46 163 37 162 28 160 18 158 9 158 0 0 70 Z N"/>
          </draw:custom-shape>
          <draw:custom-shape draw:style-name="gr6" draw:text-style-name="P7" draw:layer="layout" svg:width="0.071cm" svg:height="0.059cm" draw:transform="skewX (-0.0169296937443418) rotate (-2.35619449019309) translate (21.682cm 13.787cm)">
            <text:p/>
            <draw:enhanced-geometry svg:viewBox="0 0 164 109" draw:type="non-primitive" draw:enhanced-path="M 0 70 L 0 70 4 75 8 80 12 86 15 91 20 95 24 100 29 102 34 104 34 104 50 108 67 109 84 108 101 104 117 99 133 92 147 82 158 70 158 70 162 63 164 55 164 46 163 37 162 28 160 18 158 9 158 0 N"/>
          </draw:custom-shape>
          <draw:custom-shape draw:style-name="gr10" draw:text-style-name="P7" draw:layer="layout" svg:width="0.058cm" svg:height="0.048cm" draw:transform="rotate (-2.35619449019309) translate (22.047cm 13.442cm)">
            <text:p/>
            <draw:enhanced-geometry svg:viewBox="0 0 139 86" draw:type="non-primitive" draw:enhanced-path="M 8 0 L 7 9 6 18 4 28 1 37 0 47 0 56 2 62 8 69 18 77 31 83 44 85 58 86 73 84 88 81 101 76 114 69 118 67 122 64 125 59 128 54 131 50 133 45 135 40 139 35 8 0 Z N"/>
          </draw:custom-shape>
          <draw:custom-shape draw:style-name="gr6" draw:text-style-name="P7" draw:layer="layout" svg:width="0.058cm" svg:height="0.048cm" draw:transform="rotate (-2.35619449019309) translate (22.047cm 13.442cm)">
            <text:p/>
            <draw:enhanced-geometry svg:viewBox="0 0 139 86" draw:type="non-primitive" draw:enhanced-path="M 8 0 L 8 0 7 9 6 18 4 28 1 37 0 47 0 56 2 62 8 69 8 69 18 77 31 83 44 85 58 86 73 84 88 81 101 76 114 69 114 69 118 67 122 64 125 59 128 54 131 50 133 45 135 40 139 35 N"/>
          </draw:custom-shape>
          <draw:custom-shape draw:style-name="gr10" draw:text-style-name="P7" draw:layer="layout" svg:width="0.064cm" svg:height="0.11cm" draw:transform="skewX (-0.0272271363311064) rotate (-2.35619449019309) translate (21.709cm 13.729cm)">
            <text:p/>
            <draw:enhanced-geometry svg:viewBox="0 0 150 194" draw:type="non-primitive" draw:enhanced-path="M 0 37 L 4 47 10 58 14 69 20 81 25 91 30 102 37 112 44 123 49 133 56 144 62 156 69 166 77 175 85 183 94 190 105 193 111 194 118 194 123 193 130 192 136 188 141 185 145 180 148 175 150 163 148 153 142 142 136 132 127 122 119 110 111 100 105 89 101 78 97 67 94 56 90 44 88 34 85 23 81 12 78 0 0 37 Z N"/>
          </draw:custom-shape>
          <draw:custom-shape draw:style-name="gr6" draw:text-style-name="P7" draw:layer="layout" svg:width="0.064cm" svg:height="0.11cm" draw:transform="skewX (-0.0272271363311064) rotate (-2.35619449019309) translate (21.709cm 13.729cm)">
            <text:p/>
            <draw:enhanced-geometry svg:viewBox="0 0 150 194" draw:type="non-primitive" draw:enhanced-path="M 0 37 L 0 37 4 47 10 58 14 69 20 81 25 91 30 102 37 112 44 123 44 123 49 133 56 144 62 156 69 166 77 175 85 183 94 190 105 193 105 193 111 194 118 194 123 193 130 192 136 188 141 185 145 180 148 175 148 175 150 163 148 153 142 142 136 132 127 122 119 110 111 100 105 89 105 89 101 78 97 67 94 56 90 44 88 34 85 23 81 12 78 0 N"/>
          </draw:custom-shape>
          <draw:custom-shape draw:style-name="gr10" draw:text-style-name="P7" draw:layer="layout" svg:width="0.064cm" svg:height="0.112cm" draw:transform="skewX (-0.0178023583703387) rotate (-2.35619449019309) translate (21.984cm 13.458cm)">
            <text:p/>
            <draw:enhanced-geometry svg:viewBox="0 0 146 193" draw:type="non-primitive" draw:enhanced-path="M 146 35 L 142 47 136 57 131 68 127 80 121 91 116 101 110 113 104 124 97 134 92 144 85 154 78 165 71 174 63 183 54 188 44 193 38 193 32 193 26 192 19 191 14 187 9 184 4 181 1 175 0 164 2 153 7 142 15 132 23 120 32 110 38 99 44 88 49 77 52 66 55 56 58 45 61 33 63 22 66 12 69 0 146 35 Z N"/>
          </draw:custom-shape>
          <draw:custom-shape draw:style-name="gr6" draw:text-style-name="P7" draw:layer="layout" svg:width="0.064cm" svg:height="0.112cm" draw:transform="skewX (-0.0178023583703387) rotate (-2.35619449019309) translate (21.984cm 13.458cm)">
            <text:p/>
            <draw:enhanced-geometry svg:viewBox="0 0 146 193" draw:type="non-primitive" draw:enhanced-path="M 146 35 L 146 35 142 47 136 57 131 68 127 80 121 91 116 101 110 113 104 124 104 124 97 134 92 144 85 154 78 165 71 174 63 183 54 188 44 193 44 193 38 193 32 193 26 192 19 191 14 187 9 184 4 181 1 175 1 175 0 164 2 153 7 142 15 132 23 120 32 110 38 99 44 88 44 88 49 77 52 66 55 56 58 45 61 33 63 22 66 12 69 0 N"/>
          </draw:custom-shape>
          <draw:custom-shape draw:style-name="gr10" draw:text-style-name="P7" draw:layer="layout" svg:width="0.222cm" svg:height="0.188cm" draw:transform="rotate (-2.35619449019309) translate (23.015cm 13.748cm)">
            <text:p/>
            <draw:enhanced-geometry svg:viewBox="0 0 516 338" draw:type="non-primitive" draw:enhanced-path="M 516 36 L 500 52 483 68 467 83 451 98 434 114 418 129 401 144 384 159 371 170 356 182 341 194 327 205 312 216 296 228 280 237 263 246 248 253 232 258 216 262 200 266 183 269 166 271 149 273 133 275 116 279 99 281 84 284 68 289 53 293 38 300 25 307 11 316 6 321 3 325 0 330 1 333 10 338 19 335 29 330 38 321 47 310 57 299 66 289 76 281 88 272 101 262 113 253 125 242 138 233 152 225 165 218 180 212 195 207 209 205 224 204 240 203 256 203 272 202 287 199 301 195 314 188 324 180 335 171 346 162 355 152 365 143 374 132 384 123 394 114 403 106 412 97 423 89 432 80 441 72 450 63 459 54 466 47 474 41 481 34 487 27 494 20 501 13 509 7 516 0 516 36 Z N"/>
          </draw:custom-shape>
          <draw:custom-shape draw:style-name="gr6" draw:text-style-name="P7" draw:layer="layout" svg:width="0.222cm" svg:height="0.188cm" draw:transform="rotate (-2.35619449019309) translate (23.015cm 13.748cm)">
            <text:p/>
            <draw:enhanced-geometry svg:viewBox="0 0 516 338" draw:type="non-primitive" draw:enhanced-path="M 516 36 L 516 36 500 52 483 68 467 83 451 98 434 114 418 129 401 144 384 159 384 159 371 170 356 182 341 194 327 205 312 216 296 228 280 237 263 246 263 246 248 253 232 258 216 262 200 266 183 269 166 271 149 273 133 275 116 279 99 281 84 284 68 289 53 293 38 300 25 307 11 316 11 316 6 321 3 325 0 330 1 333 1 333 10 338 19 335 29 330 38 321 47 310 57 299 66 289 76 281 76 281 88 272 101 262 113 253 125 242 138 233 152 225 165 218 180 212 180 212 195 207 209 205 224 204 240 203 256 203 272 202 287 199 301 195 301 195 314 188 324 180 335 171 346 162 355 152 365 143 374 132 384 123 384 123 394 114 403 106 412 97 423 89 432 80 441 72 450 63 459 54 459 54 466 47 474 41 481 34 487 27 494 20 501 13 509 7 516 0 N"/>
          </draw:custom-shape>
          <draw:custom-shape draw:style-name="gr10" draw:text-style-name="P7" draw:layer="layout" svg:width="0.296cm" svg:height="0.293cm" draw:transform="skewX (0.00680678408277661) rotate (-2.35619449019309) translate (22.61cm 13.001cm)">
            <text:p/>
            <draw:enhanced-geometry svg:viewBox="0 0 683 512" draw:type="non-primitive" draw:enhanced-path="M 683 54 L 668 73 653 93 639 113 625 132 610 151 596 172 581 191 566 211 557 224 549 236 540 249 532 261 524 274 516 286 507 299 499 311 491 324 482 336 473 348 464 360 455 371 445 382 435 394 423 404 413 413 403 421 391 428 381 435 369 441 357 447 345 452 332 456 318 461 304 464 289 466 275 468 260 470 245 471 230 472 216 473 203 475 191 478 178 480 167 482 154 486 142 488 129 490 118 492 106 496 93 498 81 500 68 503 57 505 44 506 32 508 19 509 14 511 8 511 2 512 0 509 1 496 9 487 23 479 40 474 60 470 81 466 100 462 117 456 129 452 142 447 153 443 166 438 178 434 191 429 203 424 216 420 228 416 241 412 253 407 266 403 278 399 290 395 303 390 315 386 327 382 338 379 349 376 362 371 373 368 385 363 395 358 405 352 421 339 436 325 450 310 463 294 475 278 488 261 500 244 513 228 522 216 531 203 540 190 549 176 558 163 566 150 575 136 584 123 596 108 607 92 617 78 628 62 640 47 651 31 663 16 674 0 683 54 Z N"/>
          </draw:custom-shape>
          <draw:custom-shape draw:style-name="gr6" draw:text-style-name="P7" draw:layer="layout" svg:width="0.296cm" svg:height="0.293cm" draw:transform="skewX (0.00680678408277661) rotate (-2.35619449019309) translate (22.61cm 13.001cm)">
            <text:p/>
            <draw:enhanced-geometry svg:viewBox="0 0 683 512" draw:type="non-primitive" draw:enhanced-path="M 683 54 L 683 54 668 73 653 93 639 113 625 132 610 151 596 172 581 191 566 211 566 211 557 224 549 236 540 249 532 261 524 274 516 286 507 299 499 311 491 324 482 336 473 348 464 360 455 371 445 382 435 394 423 404 423 404 413 413 403 421 391 428 381 435 369 441 357 447 345 452 332 456 332 456 318 461 304 464 289 466 275 468 260 470 245 471 230 472 216 473 216 473 203 475 191 478 178 480 167 482 154 486 142 488 129 490 118 492 106 496 93 498 81 500 68 503 57 505 44 506 32 508 19 509 19 509 14 511 8 511 2 512 0 509 0 509 1 496 9 487 23 479 40 474 60 470 81 466 100 462 117 456 117 456 129 452 142 447 153 443 166 438 178 434 191 429 203 424 216 420 228 416 241 412 253 407 266 403 278 399 290 395 303 390 315 386 315 386 327 382 338 379 349 376 362 371 373 368 385 363 395 358 405 352 405 352 421 339 436 325 450 310 463 294 475 278 488 261 500 244 513 228 513 228 522 216 531 203 540 190 549 176 558 163 566 150 575 136 584 123 584 123 596 108 607 92 617 78 628 62 640 47 651 31 663 16 674 0 N"/>
          </draw:custom-shape>
          <draw:custom-shape draw:style-name="gr6" draw:text-style-name="P7" draw:layer="layout" svg:width="0.64cm" svg:height="1.541cm" draw:transform="skewX (-0.00122173047639575) rotate (-2.35619449019309) translate (23.81cm 14.573cm)">
            <text:p/>
            <draw:enhanced-geometry svg:viewBox="0 0 1480 2717" draw:type="non-primitive" draw:enhanced-path="M 1480 298 L 1480 298 1466 280 1453 262 1439 243 1426 224 1412 205 1397 187 1381 171 1363 158 1363 158 1336 141 1308 123 1278 105 1249 88 1218 72 1186 57 1156 42 1124 30 1092 19 1060 10 1029 5 997 0 966 0 934 2 904 8 874 18 874 18 849 30 828 44 807 63 789 82 772 105 756 128 742 153 729 180 717 208 704 236 693 264 683 294 671 322 661 351 650 378 638 404 638 404 627 431 616 459 605 487 596 515 587 543 579 572 571 600 564 629 557 658 549 687 542 716 535 745 527 773 520 803 512 831 505 860 505 860 498 881 492 903 485 925 478 947 473 968 466 991 460 1013 455 1034 455 1034 447 1060 439 1086 431 1114 423 1140 415 1166 408 1192 400 1218 392 1244 385 1270 377 1297 371 1323 363 1349 356 1377 349 1403 342 1429 336 1456 336 1456 328 1491 320 1526 312 1561 305 1595 298 1631 291 1666 284 1701 278 1736 271 1771 264 1806 257 1841 250 1877 243 1911 235 1946 227 1981 218 2015 218 2015 207 2056 195 2095 184 2135 171 2175 159 2214 145 2253 131 2293 119 2331 105 2371 92 2409 78 2449 64 2488 52 2527 39 2567 27 2607 16 2646 16 2646 13 2655 11 2664 9 2674 7 2681 5 2691 3 2700 2 2708 0 2717 N"/>
          </draw:custom-shape>
          <draw:custom-shape draw:style-name="gr10" draw:text-style-name="P7" draw:layer="layout" svg:width="0.234cm" svg:height="0.209cm" draw:transform="skewX (0.0047123889803838) rotate (-2.35619449019309) translate (23.756cm 14.494cm)">
            <text:p/>
            <draw:enhanced-geometry svg:viewBox="0 0 535 370" draw:type="non-primitive" draw:enhanced-path="M 535 318 L 524 311 511 306 500 299 487 292 475 287 464 280 451 273 440 266 425 257 410 248 395 239 381 230 366 221 350 212 335 204 319 196 304 190 287 186 270 182 254 179 237 175 220 172 204 167 188 161 178 156 169 150 158 144 148 137 139 130 129 123 120 115 111 109 97 94 85 76 72 55 61 35 48 18 36 5 22 0 6 3 1 9 0 16 1 25 4 34 9 44 14 54 20 64 25 72 31 85 40 97 49 109 60 120 70 130 80 140 91 150 102 161 113 171 124 180 137 189 148 198 161 206 173 214 186 222 198 230 211 238 223 246 236 253 249 259 262 266 275 272 289 279 302 284 313 289 324 293 334 297 346 301 357 306 367 309 378 314 389 318 398 323 408 327 417 332 427 335 436 340 446 344 456 349 466 353 471 356 477 358 482 360 487 362 493 365 498 367 503 368 509 370 535 318 Z N"/>
          </draw:custom-shape>
          <draw:custom-shape draw:style-name="gr6" draw:text-style-name="P7" draw:layer="layout" svg:width="0.234cm" svg:height="0.209cm" draw:transform="skewX (0.0047123889803838) rotate (-2.35619449019309) translate (23.756cm 14.494cm)">
            <text:p/>
            <draw:enhanced-geometry svg:viewBox="0 0 535 370" draw:type="non-primitive" draw:enhanced-path="M 535 318 L 535 318 524 311 511 306 500 299 487 292 475 287 464 280 451 273 440 266 440 266 425 257 410 248 395 239 381 230 366 221 350 212 335 204 319 196 319 196 304 190 287 186 270 182 254 179 237 175 220 172 204 167 188 161 188 161 178 156 169 150 158 144 148 137 139 130 129 123 120 115 111 109 111 109 97 94 85 76 72 55 61 35 48 18 36 5 22 0 6 3 6 3 1 9 0 16 1 25 4 34 9 44 14 54 20 64 25 72 25 72 31 85 40 97 49 109 60 120 70 130 80 140 91 150 102 161 102 161 113 171 124 180 137 189 148 198 161 206 173 214 186 222 198 230 198 230 211 238 223 246 236 253 249 259 262 266 275 272 289 279 302 284 302 284 313 289 324 293 334 297 346 301 357 306 367 309 378 314 389 318 389 318 398 323 408 327 417 332 427 335 436 340 446 344 456 349 466 353 466 353 471 356 477 358 482 360 487 362 493 365 498 367 503 368 509 370 N"/>
          </draw:custom-shape>
          <draw:custom-shape draw:style-name="gr6" draw:text-style-name="P7" draw:layer="layout" svg:width="0.005cm" svg:height="0.076cm" draw:transform="skewX (-0.156556033903862) rotate (-2.35619449019309) translate (23.598cm 14.525cm)">
            <text:p/>
            <draw:enhanced-geometry svg:viewBox="0 0 0 140" draw:type="non-primitive" draw:enhanced-path="M 0 140 L 0 140 0 123 0 105 0 88 0 70 0 53 0 36 0 17 0 0 N"/>
          </draw:custom-shape>
          <draw:custom-shape draw:style-name="gr6" draw:text-style-name="P7" draw:layer="layout" svg:width="0.004cm" svg:height="0.08cm" draw:transform="skewX (0.185353966561763) rotate (-2.35619449019309) translate (23.555cm 14.544cm)">
            <text:p/>
            <draw:enhanced-geometry svg:viewBox="0 0 0 141" draw:type="non-primitive" draw:enhanced-path="M 0 141 L 0 141 0 123 0 106 0 88 0 71 0 54 0 36 0 19 0 0 N"/>
          </draw:custom-shape>
          <draw:custom-shape draw:style-name="gr6" draw:text-style-name="P7" draw:layer="layout" svg:width="0.005cm" svg:height="0.058cm" draw:transform="skewX (-0.153938040025871) rotate (-2.35619449019309) translate (23.647cm 14.501cm)">
            <text:p/>
            <draw:enhanced-geometry svg:viewBox="0 0 9 105" draw:type="non-primitive" draw:enhanced-path="M 9 105 L 9 105 7 91 6 79 5 65 4 52 3 40 2 26 1 14 0 0 N"/>
          </draw:custom-shape>
          <draw:custom-shape draw:style-name="gr6" draw:text-style-name="P7" draw:layer="layout" svg:width="0.04cm" svg:height="0.004cm" draw:transform="skewX (0.245044226979958) rotate (-2.35619449019309) translate (23.633cm 14.403cm)">
            <text:p/>
            <draw:enhanced-geometry svg:viewBox="0 0 97 0" draw:type="non-primitive" draw:enhanced-path="M 97 0 L 97 0 84 0 72 0 59 0 48 0 35 0 24 0 12 0 0 0 N"/>
          </draw:custom-shape>
          <draw:custom-shape draw:style-name="gr6" draw:text-style-name="P7" draw:layer="layout" svg:width="0.067cm" svg:height="0.019cm" draw:transform="skewX (0.0525344104850194) rotate (-2.35619449019309) translate (23.57cm 14.404cm)">
            <text:p/>
            <draw:enhanced-geometry svg:viewBox="0 0 149 35" draw:type="non-primitive" draw:enhanced-path="M 149 0 L 149 0 131 5 112 9 93 14 74 17 56 22 37 26 19 31 0 35 N"/>
          </draw:custom-shape>
          <draw:custom-shape draw:style-name="gr6" draw:text-style-name="P7" draw:layer="layout" svg:width="0.064cm" svg:height="0.028cm" draw:transform="skewX (0.035779249665877) rotate (-2.35619449019309) translate (23.519cm 14.403cm)">
            <text:p/>
            <draw:enhanced-geometry svg:viewBox="0 0 148 55" draw:type="non-primitive" draw:enhanced-path="M 148 0 L 148 0 129 7 111 14 92 21 74 27 54 34 36 41 18 48 0 55 N"/>
          </draw:custom-shape>
          <draw:custom-shape draw:style-name="gr6" draw:text-style-name="P7" draw:layer="layout" svg:width="0.006cm" svg:height="0.069cm" draw:transform="skewX (-0.115366263556803) rotate (-2.35619449019309) translate (23.496cm 14.567cm)">
            <text:p/>
            <draw:enhanced-geometry svg:viewBox="0 0 0 121" draw:type="non-primitive" draw:enhanced-path="M 0 121 L 0 121 0 106 0 92 0 77 0 61 0 46 0 31 0 16 0 0 N"/>
          </draw:custom-shape>
          <draw:custom-shape draw:style-name="gr6" draw:text-style-name="P7" draw:layer="layout" svg:width="0.048cm" svg:height="0.019cm" draw:transform="skewX (0.104894288044839) rotate (-2.35619449019309) translate (23.471cm 14.443cm)">
            <text:p/>
            <draw:enhanced-geometry svg:viewBox="0 0 107 37" draw:type="non-primitive" draw:enhanced-path="M 107 0 L 107 0 93 5 80 9 66 14 54 18 40 23 26 26 14 32 0 37 N"/>
          </draw:custom-shape>
          <draw:custom-shape draw:style-name="gr6" draw:text-style-name="P7" draw:layer="layout" svg:width="0.008cm" svg:height="0.049cm" draw:transform="skewX (0.0815068760681197) rotate (-2.35619449019309) translate (23.457cm 14.568cm)">
            <text:p/>
            <draw:enhanced-geometry svg:viewBox="0 0 17 87" draw:type="non-primitive" draw:enhanced-path="M 0 87 L 0 87 2 77 4 66 6 56 8 44 10 34 13 23 15 11 17 0 N"/>
          </draw:custom-shape>
          <draw:custom-shape draw:style-name="gr6" draw:text-style-name="P7" draw:layer="layout" svg:width="0.027cm" svg:height="0.007cm" draw:transform="rotate (-2.35619449019309) translate (23.432cm 14.408cm)">
            <text:p/>
            <draw:enhanced-geometry svg:viewBox="0 0 61 17" draw:type="non-primitive" draw:enhanced-path="M 61 0 L 61 0 53 2 46 4 38 6 30 8 22 10 16 12 8 14 0 17 N"/>
          </draw:custom-shape>
          <draw:custom-shape draw:style-name="gr6" draw:text-style-name="P7" draw:layer="layout" svg:width="0.008cm" svg:height="0.082cm" draw:transform="rotate (-2.35619449019309) translate (22.754cm 15.221cm)">
            <text:p/>
            <draw:enhanced-geometry svg:viewBox="0 0 18 141" draw:type="non-primitive" draw:enhanced-path="M 18 141 L 18 141 16 122 13 105 11 87 9 70 7 53 4 35 2 18 0 0 N"/>
          </draw:custom-shape>
          <draw:custom-shape draw:style-name="gr6" draw:text-style-name="P7" draw:layer="layout" svg:width="0.008cm" svg:height="0.078cm" draw:transform="rotate (-2.35619449019309) translate (22.774cm 15.266cm)">
            <text:p/>
            <draw:enhanced-geometry svg:viewBox="0 0 17 140" draw:type="non-primitive" draw:enhanced-path="M 0 140 L 0 140 2 123 4 105 7 88 9 70 11 52 12 35 15 17 17 0 N"/>
          </draw:custom-shape>
          <draw:custom-shape draw:style-name="gr6" draw:text-style-name="P7" draw:layer="layout" svg:width="0.057cm" svg:height="0.011cm" draw:transform="skewX (0.0905825881784885) rotate (-2.35619449019309) translate (22.703cm 15.184cm)">
            <text:p/>
            <draw:enhanced-geometry svg:viewBox="0 0 131 17" draw:type="non-primitive" draw:enhanced-path="M 0 0 L 0 0 17 2 33 4 49 6 66 9 82 11 98 12 114 14 131 17 N"/>
          </draw:custom-shape>
          <draw:custom-shape draw:style-name="gr6" draw:text-style-name="P7" draw:layer="layout" svg:width="0.048cm" svg:height="0.02cm" draw:transform="rotate (-2.35619449019309) translate (22.706cm 15.149cm)">
            <text:p/>
            <draw:enhanced-geometry svg:viewBox="0 0 114 34" draw:type="non-primitive" draw:enhanced-path="M 0 0 L 0 0 14 4 27 9 42 13 57 18 70 21 85 26 100 30 114 34 N"/>
          </draw:custom-shape>
          <draw:custom-shape draw:style-name="gr6" draw:text-style-name="P7" draw:layer="layout" svg:width="0.006cm" svg:height="0.044cm" draw:transform="rotate (-2.35619449019309) translate (22.727cm 15.353cm)">
            <text:p/>
            <draw:enhanced-geometry svg:viewBox="0 0 17 71" draw:type="non-primitive" draw:enhanced-path="M 0 71 L 0 71 1 62 3 53 4 44 6 35 9 27 11 18 13 9 17 0 N"/>
          </draw:custom-shape>
          <draw:custom-shape draw:style-name="gr6" draw:text-style-name="P7" draw:layer="layout" svg:width="0.004cm" svg:height="0.065cm" draw:transform="rotate (-2.35619449019309) translate (22.737cm 15.361cm)">
            <text:p/>
            <draw:enhanced-geometry svg:viewBox="0 0 0 124" draw:type="non-primitive" draw:enhanced-path="M 0 124 L 0 124 0 108 0 93 0 78 0 62 0 47 0 31 0 16 0 0 N"/>
          </draw:custom-shape>
          <draw:custom-shape draw:style-name="gr6" draw:text-style-name="P7" draw:layer="layout" svg:width="0.004cm" svg:height="0.052cm" draw:transform="skewX (-0.019198621771934) rotate (-2.35619449019309) translate (22.751cm 15.404cm)">
            <text:p/>
            <draw:enhanced-geometry svg:viewBox="0 0 12 87" draw:type="non-primitive" draw:enhanced-path="M 4 87 L 4 87 4 75 3 64 1 51 0 40 0 29 2 19 6 8 12 0 N"/>
          </draw:custom-shape>
          <draw:custom-shape draw:style-name="gr6" draw:text-style-name="P7" draw:layer="layout" svg:width="0.009cm" svg:height="0.058cm" draw:transform="skewX (0.153938040025871) rotate (-2.35619449019309) translate (22.686cm 15.454cm)">
            <text:p/>
            <draw:enhanced-geometry svg:viewBox="0 0 18 105" draw:type="non-primitive" draw:enhanced-path="M 9 105 L 9 105 9 90 11 74 14 56 17 39 18 24 15 12 10 3 0 0 N"/>
          </draw:custom-shape>
          <draw:custom-shape draw:style-name="gr6" draw:text-style-name="P7" draw:layer="layout" svg:width="0.037cm" svg:height="0.03cm" draw:transform="rotate (-2.35619449019309) translate (22.63cm 15.37cm)">
            <text:p/>
            <draw:enhanced-geometry svg:viewBox="0 0 88 52" draw:type="non-primitive" draw:enhanced-path="M 0 0 L 0 0 11 7 21 12 33 19 44 26 54 33 65 40 77 45 88 52 N"/>
          </draw:custom-shape>
          <draw:custom-shape draw:style-name="gr6" draw:text-style-name="P7" draw:layer="layout" svg:width="0.033cm" svg:height="0.019cm" draw:transform="skewX (-0.0525344104850194) rotate (-2.35619449019309) translate (22.67cm 15.347cm)">
            <text:p/>
            <draw:enhanced-geometry svg:viewBox="0 0 72 35" draw:type="non-primitive" draw:enhanced-path="M 0 0 L 0 0 9 5 18 9 27 14 36 17 44 22 53 26 63 31 72 35 N"/>
          </draw:custom-shape>
          <draw:custom-shape draw:style-name="gr6" draw:text-style-name="P7" draw:layer="layout" svg:width="0.042cm" svg:height="0.027cm" draw:transform="rotate (-2.35619449019309) translate (22.719cm 15.299cm)">
            <text:p/>
            <draw:enhanced-geometry svg:viewBox="0 0 96 52" draw:type="non-primitive" draw:enhanced-path="M 0 0 L 0 0 12 7 24 13 36 19 49 26 60 32 72 39 84 46 96 52 N"/>
          </draw:custom-shape>
          <draw:custom-shape draw:style-name="gr6" draw:text-style-name="P7" draw:layer="layout" svg:width="0.037cm" svg:height="0.029cm" draw:transform="rotate (-2.35619449019309) translate (22.679cm 15.24cm)">
            <text:p/>
            <draw:enhanced-geometry svg:viewBox="0 0 89 53" draw:type="non-primitive" draw:enhanced-path="M 0 0 L 0 0 11 7 22 13 33 19 45 26 55 33 66 40 77 47 89 53 N"/>
          </draw:custom-shape>
          <draw:custom-shape draw:style-name="gr6" draw:text-style-name="P7" draw:layer="layout" svg:width="0.028cm" svg:height="0.012cm" draw:transform="skewX (0.0830776723949144) rotate (-2.35619449019309) translate (22.298cm 14.717cm)">
            <text:p/>
            <draw:enhanced-geometry svg:viewBox="0 0 62 20" draw:type="non-primitive" draw:enhanced-path="M 0 0 L 0 0 8 3 16 7 25 11 33 15 41 18 47 20 55 20 62 17 N"/>
          </draw:custom-shape>
          <draw:custom-shape draw:style-name="gr6" draw:text-style-name="P7" draw:layer="layout" svg:width="0.008cm" svg:height="0.011cm" draw:transform="rotate (-2.35619449019309) translate (22.239cm 14.797cm)">
            <text:p/>
            <draw:enhanced-geometry svg:viewBox="0 0 17 18" draw:type="non-primitive" draw:enhanced-path="M 0 18 L 0 18 5 13 8 9 13 4 17 0 N"/>
          </draw:custom-shape>
          <draw:custom-shape draw:style-name="gr6" draw:text-style-name="P7" draw:layer="layout" svg:width="0.033cm" svg:height="0.018cm" draw:transform="rotate (-2.35619449019309) translate (22.286cm 14.761cm)">
            <text:p/>
            <draw:enhanced-geometry svg:viewBox="0 0 79 35" draw:type="non-primitive" draw:enhanced-path="M 0 0 L 0 0 10 4 20 9 30 13 41 17 51 21 60 26 70 30 79 35 N"/>
          </draw:custom-shape>
          <draw:custom-shape draw:style-name="gr6" draw:text-style-name="P7" draw:layer="layout" svg:width="0.029cm" svg:height="0.009cm" draw:transform="skewX (0.11065387457642) rotate (-2.35619449019309) translate (22.166cm 14.71cm)">
            <text:p/>
            <draw:enhanced-geometry svg:viewBox="0 0 70 17" draw:type="non-primitive" draw:enhanced-path="M 0 17 L 0 17 9 15 17 13 26 11 35 8 43 6 52 5 60 3 70 0 N"/>
          </draw:custom-shape>
          <draw:custom-shape draw:style-name="gr6" draw:text-style-name="P7" draw:layer="layout" svg:width="0.037cm" svg:height="0.009cm" draw:transform="skewX (0.11065387457642) rotate (-2.35619449019309) translate (22.107cm 14.663cm)">
            <text:p/>
            <draw:enhanced-geometry svg:viewBox="0 0 88 17" draw:type="non-primitive" draw:enhanced-path="M 0 17 L 0 17 11 14 22 12 32 10 44 8 54 5 65 3 76 1 88 0 N"/>
          </draw:custom-shape>
          <draw:custom-shape draw:style-name="gr6" draw:text-style-name="P7" draw:layer="layout" svg:width="0.03cm" svg:height="0.021cm" draw:transform="skewX (-0.0949459113084736) rotate (-2.35619449019309) translate (22.165cm 14.685cm)">
            <text:p/>
            <draw:enhanced-geometry svg:viewBox="0 0 71 36" draw:type="non-primitive" draw:enhanced-path="M 71 0 L 71 0 62 5 53 10 44 14 36 19 27 23 18 27 9 31 0 36 N"/>
          </draw:custom-shape>
          <draw:custom-shape draw:style-name="gr6" draw:text-style-name="P7" draw:layer="layout" svg:width="0.031cm" svg:height="0.01cm" draw:transform="skewX (-0.0996583002888575) rotate (-2.35619449019309) translate (22.234cm 14.677cm)">
            <text:p/>
            <draw:enhanced-geometry svg:viewBox="0 0 72 19" draw:type="non-primitive" draw:enhanced-path="M 72 0 L 72 0 63 2 54 5 45 7 37 9 28 13 19 15 10 17 0 19 N"/>
          </draw:custom-shape>
          <draw:custom-shape draw:style-name="gr6" draw:text-style-name="P7" draw:layer="layout" svg:width="0.03cm" svg:height="0.006cm" draw:transform="rotate (-2.35619449019309) translate (22.26cm 14.693cm)">
            <text:p/>
            <draw:enhanced-geometry svg:viewBox="0 0 62 17" draw:type="non-primitive" draw:enhanced-path="M 62 17 L 62 17 54 15 47 12 39 10 31 8 23 6 16 4 8 2 0 0 N"/>
          </draw:custom-shape>
          <draw:custom-shape draw:style-name="gr6" draw:text-style-name="P7" draw:layer="layout" svg:width="0.03cm" svg:height="0.008cm" draw:transform="skewX (0.124441975667172) rotate (-2.35619449019309) translate (22.312cm 14.716cm)">
            <text:p/>
            <draw:enhanced-geometry svg:viewBox="0 0 69 17" draw:type="non-primitive" draw:enhanced-path="M 0 17 L 0 17 9 15 18 13 26 11 35 8 43 6 52 4 60 2 69 0 N"/>
          </draw:custom-shape>
          <draw:custom-shape draw:style-name="gr6" draw:text-style-name="P7" draw:layer="layout" svg:width="0.033cm" svg:height="0.042cm" draw:transform="skewX (0.0476474885794361) rotate (-2.35619449019309) translate (21.754cm 14.32cm)">
            <text:p/>
            <draw:enhanced-geometry svg:viewBox="0 0 78 71" draw:type="non-primitive" draw:enhanced-path="M 78 0 L 78 0 68 9 59 18 48 28 38 35 28 45 19 54 9 62 0 71 N"/>
          </draw:custom-shape>
          <draw:custom-shape draw:style-name="gr6" draw:text-style-name="P7" draw:layer="layout" svg:width="0.039cm" svg:height="0.02cm" draw:transform="rotate (-2.35619449019309) translate (21.707cm 14.347cm)">
            <text:p/>
            <draw:enhanced-geometry svg:viewBox="0 0 88 37" draw:type="non-primitive" draw:enhanced-path="M 0 0 L 0 0 11 5 21 9 33 14 44 18 54 23 66 28 77 32 88 37 N"/>
          </draw:custom-shape>
          <draw:custom-shape draw:style-name="gr6" draw:text-style-name="P7" draw:layer="layout" svg:width="0.031cm" svg:height="0.03cm" draw:transform="skewX (-0.0333357887130854) rotate (-2.35619449019309) translate (21.644cm 14.289cm)">
            <text:p/>
            <draw:enhanced-geometry svg:viewBox="0 0 70 52" draw:type="non-primitive" draw:enhanced-path="M 70 0 L 70 0 60 7 47 12 35 18 24 22 12 29 4 35 0 43 1 52 N"/>
          </draw:custom-shape>
          <draw:custom-shape draw:style-name="gr6" draw:text-style-name="P7" draw:layer="layout" svg:width="0.042cm" svg:height="0.006cm" draw:transform="skewX (0.165108147238632) rotate (-2.35619449019309) translate (21.593cm 14.289cm)">
            <text:p/>
            <draw:enhanced-geometry svg:viewBox="0 0 97 0" draw:type="non-primitive" draw:enhanced-path="M 0 0 L 0 0 13 0 24 0 37 0 48 0 60 0 72 0 84 0 97 0 N"/>
          </draw:custom-shape>
          <draw:custom-shape draw:style-name="gr6" draw:text-style-name="P7" draw:layer="layout" svg:width="0.03cm" svg:height="0.03cm" draw:transform="skewX (-0.0333357887130854) rotate (-2.35619449019309) translate (21.581cm 14.249cm)">
            <text:p/>
            <draw:enhanced-geometry svg:viewBox="0 0 70 52" draw:type="non-primitive" draw:enhanced-path="M 70 0 L 70 0 61 7 52 13 44 20 35 26 26 33 18 40 9 46 0 52 N"/>
          </draw:custom-shape>
          <draw:custom-shape draw:style-name="gr6" draw:text-style-name="P7" draw:layer="layout" svg:width="0.041cm" svg:height="0.003cm" draw:transform="rotate (-2.35619449019309) translate (21.577cm 14.244cm)">
            <text:p/>
            <draw:enhanced-geometry svg:viewBox="0 0 97 0" draw:type="non-primitive" draw:enhanced-path="M 0 0 L 0 0 13 0 24 0 37 0 48 0 61 0 72 0 84 0 97 0 N"/>
          </draw:custom-shape>
          <draw:custom-shape draw:style-name="gr6" draw:text-style-name="P7" draw:layer="layout" svg:width="0.03cm" svg:height="0.02cm" draw:transform="skewX (0.0499164166070285) rotate (-2.35619449019309) translate (21.484cm 14.229cm)">
            <text:p/>
            <draw:enhanced-geometry svg:viewBox="0 0 72 35" draw:type="non-primitive" draw:enhanced-path="M 72 0 L 72 0 61 4 50 7 38 10 25 12 15 16 6 20 1 27 0 35 N"/>
          </draw:custom-shape>
          <draw:custom-shape draw:style-name="gr6" draw:text-style-name="P7" draw:layer="layout" svg:width="0.052cm" svg:height="0.005cm" draw:transform="skewX (-0.197396738400522) rotate (-2.35619449019309) translate (21.495cm 14.197cm)">
            <text:p/>
            <draw:enhanced-geometry svg:viewBox="0 0 122 0" draw:type="non-primitive" draw:enhanced-path="M 122 0 L 122 0 106 0 90 0 76 0 60 0 45 0 30 0 14 0 0 0 N"/>
          </draw:custom-shape>
          <draw:custom-shape draw:style-name="gr6" draw:text-style-name="P7" draw:layer="layout" svg:width="0.021cm" svg:height="0.008cm" draw:transform="rotate (-2.35619449019309) translate (21.5cm 14.148cm)">
            <text:p/>
            <draw:enhanced-geometry svg:viewBox="0 0 52 17" draw:type="non-primitive" draw:enhanced-path="M 52 0 L 52 0 46 2 40 5 33 7 26 9 20 11 13 14 7 15 0 17 N"/>
          </draw:custom-shape>
          <draw:custom-shape draw:style-name="gr6" draw:text-style-name="P7" draw:layer="layout" svg:width="0.027cm" svg:height="0.04cm" draw:transform="rotate (-2.35619449019309) translate (21.478cm 14.188cm)">
            <text:p/>
            <draw:enhanced-geometry svg:viewBox="0 0 61 71" draw:type="non-primitive" draw:enhanced-path="M 61 0 L 61 0 53 9 46 18 38 26 30 35 22 45 16 52 8 62 0 71 N"/>
          </draw:custom-shape>
          <draw:custom-shape draw:style-name="gr6" draw:text-style-name="P7" draw:layer="layout" svg:width="0.029cm" svg:height="0.009cm" draw:transform="rotate (-2.35619449019309) translate (21.406cm 14.19cm)">
            <text:p/>
            <draw:enhanced-geometry svg:viewBox="0 0 70 17" draw:type="non-primitive" draw:enhanced-path="M 0 17 L 0 17 9 15 18 13 26 12 35 9 44 7 52 5 61 3 70 0 N"/>
          </draw:custom-shape>
          <draw:custom-shape draw:style-name="gr6" draw:text-style-name="P7" draw:layer="layout" svg:width="0.05cm" svg:height="0.004cm" draw:transform="rotate (-2.35619449019309) translate (22.931cm 13.889cm)">
            <text:p/>
            <draw:enhanced-geometry svg:viewBox="0 0 107 0" draw:type="non-primitive" draw:enhanced-path="M 107 0 L 107 0 93 0 80 0 66 0 54 0 40 0 26 0 14 0 0 0 N"/>
          </draw:custom-shape>
          <draw:custom-shape draw:style-name="gr6" draw:text-style-name="P7" draw:layer="layout" svg:width="0.06cm" svg:height="0.01cm" draw:transform="rotate (-2.35619449019309) translate (22.931cm 13.946cm)">
            <text:p/>
            <draw:enhanced-geometry svg:viewBox="0 0 131 19" draw:type="non-primitive" draw:enhanced-path="M 131 0 L 131 0 114 2 98 5 81 7 65 9 49 13 32 15 17 17 0 19 N"/>
          </draw:custom-shape>
          <draw:custom-shape draw:style-name="gr6" draw:text-style-name="P7" draw:layer="layout" svg:width="0.033cm" svg:height="0.005cm" draw:transform="skewX (0.197396738400521) rotate (-2.35619449019309) translate (22.99cm 14.003cm)">
            <text:p/>
            <draw:enhanced-geometry svg:viewBox="0 0 78 0" draw:type="non-primitive" draw:enhanced-path="M 78 0 L 78 0 68 0 59 0 49 0 39 0 28 0 19 0 9 0 0 0 N"/>
          </draw:custom-shape>
          <draw:custom-shape draw:style-name="gr6" draw:text-style-name="P7" draw:layer="layout" svg:width="0.047cm" svg:height="0.004cm" draw:transform="skewX (-0.245044226979957) rotate (-2.35619449019309) translate (22.969cm 14.098cm)">
            <text:p/>
            <draw:enhanced-geometry svg:viewBox="0 0 106 0" draw:type="non-primitive" draw:enhanced-path="M 106 0 L 106 0 97 0 87 0 78 0 70 0 61 0 52 0 43 0 34 0 34 0 30 0 26 0 22 0 17 0 13 0 8 0 5 0 0 0 N"/>
          </draw:custom-shape>
          <draw:custom-shape draw:style-name="gr6" draw:text-style-name="P7" draw:layer="layout" svg:width="0.021cm" svg:height="0.006cm" draw:transform="skewX (-0.165108147238632) rotate (-2.35619449019309) translate (22.922cm 14.053cm)">
            <text:p/>
            <draw:enhanced-geometry svg:viewBox="0 0 53 17" draw:type="non-primitive" draw:enhanced-path="M 0 17 L 0 17 6 15 12 12 19 10 26 8 32 6 39 4 46 2 53 0 N"/>
          </draw:custom-shape>
          <draw:custom-shape draw:style-name="gr6" draw:text-style-name="P7" draw:layer="layout" svg:width="0.027cm" svg:height="0.011cm" draw:transform="skewX (0.0905825881784886) rotate (-2.35619449019309) translate (22.928cm 13.982cm)">
            <text:p/>
            <draw:enhanced-geometry svg:viewBox="0 0 61 17" draw:type="non-primitive" draw:enhanced-path="M 0 0 L 0 0 7 3 15 5 23 7 31 9 38 12 46 13 54 15 61 17 N"/>
          </draw:custom-shape>
          <draw:custom-shape draw:style-name="gr6" draw:text-style-name="P7" draw:layer="layout" svg:width="0.042cm" svg:height="0.021cm" draw:transform="rotate (-2.35619449019309) translate (22.851cm 13.948cm)">
            <text:p/>
            <draw:enhanced-geometry svg:viewBox="0 0 105 39" draw:type="non-primitive" draw:enhanced-path="M 0 0 L 0 0 13 5 26 13 40 22 54 30 68 36 80 39 93 39 105 34 N"/>
          </draw:custom-shape>
          <draw:custom-shape draw:style-name="gr6" draw:text-style-name="P7" draw:layer="layout" svg:width="0.019cm" svg:height="0.004cm" draw:transform="skewX (0.245044226979958) rotate (-2.35619449019309) translate (22.338cm 14.754cm)">
            <text:p/>
            <draw:enhanced-geometry svg:viewBox="0 0 44 0" draw:type="non-primitive" draw:enhanced-path="M 0 0 L 0 0 5 0 11 0 16 0 21 0 27 0 33 0 38 0 44 0 N"/>
          </draw:custom-shape>
          <draw:custom-shape draw:style-name="gr6" draw:text-style-name="P7" draw:layer="layout" svg:width="0.037cm" svg:height="0.023cm" draw:transform="rotate (-2.35619449019309) translate (22.573cm 13.445cm)">
            <text:p/>
            <draw:enhanced-geometry svg:viewBox="0 0 88 36" draw:type="non-primitive" draw:enhanced-path="M 88 0 L 88 0 77 5 65 10 54 14 44 17 32 22 21 27 11 31 0 36 N"/>
          </draw:custom-shape>
          <draw:custom-shape draw:style-name="gr6" draw:text-style-name="P7" draw:layer="layout" svg:width="0.016cm" svg:height="0.049cm" draw:transform="skewX (0.0204203522483297) rotate (-2.35619449019309) translate (22.533cm 13.505cm)">
            <text:p/>
            <draw:enhanced-geometry svg:viewBox="0 0 35 86" draw:type="non-primitive" draw:enhanced-path="M 0 0 L 0 0 4 11 7 22 9 35 11 47 15 59 19 69 26 78 35 86 N"/>
          </draw:custom-shape>
          <draw:custom-shape draw:style-name="gr6" draw:text-style-name="P7" draw:layer="layout" svg:width="0.06cm" svg:height="0.054cm" draw:transform="skewX (0.0185004900711364) rotate (-2.35619449019309) translate (22.565cm 13.444cm)">
            <text:p/>
            <draw:enhanced-geometry svg:viewBox="0 0 133 104" draw:type="non-primitive" draw:enhanced-path="M 133 0 L 133 0 127 11 123 22 118 35 115 46 109 59 104 69 97 79 89 87 89 87 80 93 70 97 58 99 47 100 36 102 24 102 12 103 0 104 N"/>
          </draw:custom-shape>
          <draw:custom-shape draw:style-name="gr6" draw:text-style-name="P7" draw:layer="layout" svg:width="0.011cm" svg:height="0.047cm" draw:transform="skewX (0.063704517697781) rotate (-2.35619449019309) translate (22.51cm 13.407cm)">
            <text:p/>
            <draw:enhanced-geometry svg:viewBox="0 0 27 87" draw:type="non-primitive" draw:enhanced-path="M 0 0 L 0 0 3 10 7 22 10 33 13 43 17 55 20 66 24 77 27 87 N"/>
          </draw:custom-shape>
          <draw:custom-shape draw:style-name="gr6" draw:text-style-name="P7" draw:layer="layout" svg:width="0.043cm" svg:height="0.018cm" draw:transform="rotate (-2.35619449019309) translate (22.499cm 13.303cm)">
            <text:p/>
            <draw:enhanced-geometry svg:viewBox="0 0 97 35" draw:type="non-primitive" draw:enhanced-path="M 97 0 L 97 0 84 5 72 9 60 14 48 18 36 23 24 26 13 31 0 35 N"/>
          </draw:custom-shape>
          <draw:custom-shape draw:style-name="gr6" draw:text-style-name="P7" draw:layer="layout" svg:width="0.028cm" svg:height="0.054cm" draw:transform="skewX (0.0185004900711364) rotate (-2.35619449019309) translate (22.444cm 13.345cm)">
            <text:p/>
            <draw:enhanced-geometry svg:viewBox="0 0 69 103" draw:type="non-primitive" draw:enhanced-path="M 0 0 L 0 0 9 12 17 26 26 38 35 51 43 64 52 77 60 90 69 103 N"/>
          </draw:custom-shape>
          <draw:custom-shape draw:style-name="gr6" draw:text-style-name="P7" draw:layer="layout" svg:width="0.057cm" svg:height="0.004cm" draw:transform="skewX (0.245044226979958) rotate (-2.35619449019309) translate (22.472cm 13.212cm)">
            <text:p/>
            <draw:enhanced-geometry svg:viewBox="0 0 138 0" draw:type="non-primitive" draw:enhanced-path="M 138 0 L 138 0 119 0 97 0 75 0 52 0 32 0 14 0 4 0 0 0 N"/>
          </draw:custom-shape>
          <draw:custom-shape draw:style-name="gr6" draw:text-style-name="P7" draw:layer="layout" svg:width="0.021cm" svg:height="0.059cm" draw:transform="skewX (0.0169296937443418) rotate (-2.35619449019309) translate (22.416cm 13.275cm)">
            <text:p/>
            <draw:enhanced-geometry svg:viewBox="0 0 53 105" draw:type="non-primitive" draw:enhanced-path="M 0 0 L 0 0 7 14 14 26 21 40 27 53 33 67 40 79 46 93 53 105 N"/>
          </draw:custom-shape>
          <draw:custom-shape draw:style-name="gr9" draw:text-style-name="P7" draw:layer="layout" svg:width="0.059cm" svg:height="0.09cm" draw:transform="skewX (-0.0111701072127614) rotate (-2.35619449019309) translate (23.249cm 14.861cm)">
            <text:p/>
            <draw:enhanced-geometry svg:viewBox="0 0 138 160" draw:type="non-primitive" draw:enhanced-path="M 130 38 L 123 33 118 27 111 23 105 17 98 12 93 8 85 5 78 2 69 1 59 0 48 1 38 2 29 5 20 8 13 14 6 19 2 27 0 35 0 44 0 53 1 63 3 72 4 81 6 89 9 99 11 111 14 123 18 133 21 143 27 151 34 157 42 160 59 159 72 151 85 139 96 123 106 104 117 86 127 69 138 55 130 38 Z N"/>
          </draw:custom-shape>
          <draw:custom-shape draw:style-name="gr6" draw:text-style-name="P7" draw:layer="layout" svg:width="0.059cm" svg:height="0.09cm" draw:transform="skewX (-0.0111701072127614) rotate (-2.35619449019309) translate (23.249cm 14.861cm)">
            <text:p/>
            <draw:enhanced-geometry svg:viewBox="0 0 138 160" draw:type="non-primitive" draw:enhanced-path="M 130 38 L 130 38 123 33 118 27 111 23 105 17 98 12 93 8 85 5 78 2 78 2 69 1 59 0 48 1 38 2 29 5 20 8 13 14 6 19 6 19 2 27 0 35 0 44 0 53 1 63 3 72 4 81 6 89 6 89 9 99 11 111 14 123 18 133 21 143 27 151 34 157 42 160 42 160 59 159 72 151 85 139 96 123 106 104 117 86 127 69 138 55 N"/>
          </draw:custom-shape>
          <draw:custom-shape draw:style-name="gr10" draw:text-style-name="P7" draw:layer="layout" svg:width="0.071cm" svg:height="0.099cm" draw:transform="rotate (-2.35619449019309) translate (23.3cm 14.861cm)">
            <text:p/>
            <draw:enhanced-geometry svg:viewBox="0 0 156 175" draw:type="non-primitive" draw:enhanced-path="M 118 17 L 111 15 105 12 99 10 93 6 86 4 79 2 74 0 67 0 59 3 51 5 43 8 36 13 31 17 24 23 19 29 15 36 9 46 6 56 2 66 1 78 0 89 0 101 2 112 4 123 8 132 11 140 15 149 20 157 26 164 33 169 41 173 49 175 65 175 80 173 95 166 110 157 124 147 136 134 146 121 154 106 156 96 156 84 155 73 152 63 147 51 143 40 139 29 136 17 118 17 Z N"/>
          </draw:custom-shape>
          <draw:custom-shape draw:style-name="gr6" draw:text-style-name="P7" draw:layer="layout" svg:width="0.071cm" svg:height="0.099cm" draw:transform="rotate (-2.35619449019309) translate (23.3cm 14.861cm)">
            <text:p/>
            <draw:enhanced-geometry svg:viewBox="0 0 156 175" draw:type="non-primitive" draw:enhanced-path="M 118 17 L 118 17 111 15 105 12 99 10 93 6 86 4 79 2 74 0 67 0 67 0 59 3 51 5 43 8 36 13 31 17 24 23 19 29 15 36 15 36 9 46 6 56 2 66 1 78 0 89 0 101 2 112 4 123 4 123 8 132 11 140 15 149 20 157 26 164 33 169 41 173 49 175 49 175 65 175 80 173 95 166 110 157 124 147 136 134 146 121 154 106 154 106 156 96 156 84 155 73 152 63 147 51 143 40 139 29 136 17 N"/>
          </draw:custom-shape>
          <draw:custom-shape draw:style-name="gr10" draw:text-style-name="P7" draw:layer="layout" svg:width="0.042cm" svg:height="0.019cm" draw:transform="skewX (-0.0525344104850193) rotate (-2.35619449019309) translate (23.309cm 14.844cm)">
            <text:p/>
            <draw:enhanced-geometry svg:viewBox="0 0 95 35" draw:type="non-primitive" draw:enhanced-path="M 95 18 L 87 15 80 13 72 9 64 6 56 3 50 1 42 0 34 1 28 4 22 6 18 11 13 14 9 18 5 24 2 30 0 35 95 18 Z N"/>
          </draw:custom-shape>
          <draw:custom-shape draw:style-name="gr6" draw:text-style-name="P7" draw:layer="layout" svg:width="0.042cm" svg:height="0.019cm" draw:transform="skewX (-0.0525344104850193) rotate (-2.35619449019309) translate (23.309cm 14.844cm)">
            <text:p/>
            <draw:enhanced-geometry svg:viewBox="0 0 95 35" draw:type="non-primitive" draw:enhanced-path="M 95 18 L 95 18 87 15 80 13 72 9 64 6 56 3 50 1 42 0 34 1 34 1 28 4 22 6 18 11 13 14 9 18 5 24 2 30 0 35 N"/>
          </draw:custom-shape>
          <draw:custom-shape draw:style-name="gr10" draw:text-style-name="P7" draw:layer="layout" svg:width="0.023cm" svg:height="0.02cm" draw:transform="skewX (-0.0996583002888574) rotate (-2.35619449019309) translate (23.279cm 14.861cm)">
            <text:p/>
            <draw:enhanced-geometry svg:viewBox="0 0 53 36" draw:type="non-primitive" draw:enhanced-path="M 53 0 L 46 5 38 8 31 12 23 15 16 19 10 23 4 29 0 36 53 0 Z N"/>
          </draw:custom-shape>
          <draw:custom-shape draw:style-name="gr6" draw:text-style-name="P7" draw:layer="layout" svg:width="0.023cm" svg:height="0.02cm" draw:transform="skewX (-0.0996583002888574) rotate (-2.35619449019309) translate (23.279cm 14.861cm)">
            <text:p/>
            <draw:enhanced-geometry svg:viewBox="0 0 53 36" draw:type="non-primitive" draw:enhanced-path="M 53 0 L 53 0 46 5 38 8 31 12 23 15 16 19 10 23 4 29 0 36 N"/>
          </draw:custom-shape>
          <draw:custom-shape draw:style-name="gr10" draw:text-style-name="P7" draw:layer="layout" svg:width="0.058cm" svg:height="0.04cm" draw:transform="skewX (-0.0249582083035142) rotate (-2.35619449019309) translate (23.093cm 15.056cm)">
            <text:p/>
            <draw:enhanced-geometry svg:viewBox="0 0 132 70" draw:type="non-primitive" draw:enhanced-path="M 0 17 L 6 15 13 12 20 10 27 6 34 4 41 2 47 0 54 0 62 0 70 2 78 2 87 4 95 6 102 8 109 13 115 17 120 23 123 29 126 34 128 41 130 49 131 56 132 63 132 70 0 17 Z N"/>
          </draw:custom-shape>
          <draw:custom-shape draw:style-name="gr6" draw:text-style-name="P7" draw:layer="layout" svg:width="0.058cm" svg:height="0.04cm" draw:transform="skewX (-0.0249582083035142) rotate (-2.35619449019309) translate (23.093cm 15.056cm)">
            <text:p/>
            <draw:enhanced-geometry svg:viewBox="0 0 132 70" draw:type="non-primitive" draw:enhanced-path="M 0 17 L 0 17 6 15 13 12 20 10 27 6 34 4 41 2 47 0 54 0 54 0 62 0 70 2 78 2 87 4 95 6 102 8 109 13 115 17 115 17 120 23 123 29 126 34 128 41 130 49 131 56 132 63 132 70 N"/>
          </draw:custom-shape>
          <draw:custom-shape draw:style-name="gr10" draw:text-style-name="P7" draw:layer="layout" svg:width="0.06cm" svg:height="0.064cm" draw:transform="rotate (-2.35619449019309) translate (23.076cm 15.025cm)">
            <text:p/>
            <draw:enhanced-geometry svg:viewBox="0 0 139 120" draw:type="non-primitive" draw:enhanced-path="M 117 120 L 121 109 125 97 130 86 134 75 138 64 139 53 138 43 134 33 132 29 129 26 125 22 121 20 115 19 111 17 105 16 100 14 88 11 74 8 59 3 46 1 32 0 20 1 11 7 4 14 0 27 2 38 7 51 16 63 28 75 40 85 54 95 65 103 72 107 79 110 87 112 95 114 103 115 111 116 118 118 126 120 117 120 Z N"/>
          </draw:custom-shape>
          <draw:custom-shape draw:style-name="gr6" draw:text-style-name="P7" draw:layer="layout" svg:width="0.06cm" svg:height="0.064cm" draw:transform="rotate (-2.35619449019309) translate (23.076cm 15.025cm)">
            <text:p/>
            <draw:enhanced-geometry svg:viewBox="0 0 139 120" draw:type="non-primitive" draw:enhanced-path="M 117 120 L 117 120 121 109 125 97 130 86 134 75 138 64 139 53 138 43 134 33 134 33 132 29 129 26 125 22 121 20 115 19 111 17 105 16 100 14 100 14 88 11 74 8 59 3 46 1 32 0 20 1 11 7 4 14 4 14 0 27 2 38 7 51 16 63 28 75 40 85 54 95 65 103 65 103 72 107 79 110 87 112 95 114 103 115 111 116 118 118 126 120 N"/>
          </draw:custom-shape>
          <draw:custom-shape draw:style-name="gr10" draw:text-style-name="P7" draw:layer="layout" svg:width="0.033cm" svg:height="0.04cm" draw:transform="rotate (-2.35619449019309) translate (23.28cm 14.833cm)">
            <text:p/>
            <draw:enhanced-geometry svg:viewBox="0 0 80 70" draw:type="non-primitive" draw:enhanced-path="M 45 0 L 38 5 31 8 24 12 17 15 11 20 6 24 2 29 0 36 0 42 3 48 7 55 12 59 17 64 23 67 30 70 36 70 44 68 50 64 56 58 61 50 65 42 70 33 74 25 80 17 45 0 Z N"/>
          </draw:custom-shape>
          <draw:custom-shape draw:style-name="gr6" draw:text-style-name="P7" draw:layer="layout" svg:width="0.033cm" svg:height="0.04cm" draw:transform="rotate (-2.35619449019309) translate (23.28cm 14.833cm)">
            <text:p/>
            <draw:enhanced-geometry svg:viewBox="0 0 80 70" draw:type="non-primitive" draw:enhanced-path="M 45 0 L 45 0 38 5 31 8 24 12 17 15 11 20 6 24 2 29 0 36 0 36 0 42 3 48 7 55 12 59 17 64 23 67 30 70 36 70 36 70 44 68 50 64 56 58 61 50 65 42 70 33 74 25 80 17 N"/>
          </draw:custom-shape>
        </draw:g>
        <draw:custom-shape draw:style-name="gr21" draw:text-style-name="P7" draw:layer="layout" svg:width="2.421cm" svg:height="1.839cm" svg:x="3.302cm" svg:y="7.98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2" draw:text-style-name="P10" draw:layer="layout" svg:x1="3.302cm" svg:y1="8.801cm" svg:x2="2.376cm" svg:y2="8.801cm">
          <text:p/>
        </draw:line>
        <draw:line draw:style-name="gr12" draw:text-style-name="P10" draw:layer="layout" svg:x1="2.383cm" svg:y1="8.801cm" svg:x2="2.484cm" svg:y2="15.621cm">
          <text:p/>
        </draw:line>
        <draw:line draw:style-name="gr16" draw:text-style-name="P10" draw:layer="layout" svg:x1="2.483cm" svg:y1="13.121cm" svg:x2="5.608cm" svg:y2="13.121cm">
          <text:p/>
        </draw:line>
        <draw:line draw:style-name="gr16" draw:text-style-name="P10" draw:layer="layout" svg:x1="2.484cm" svg:y1="15.621cm" svg:x2="5.609cm" svg:y2="15.621cm">
          <text:p/>
        </draw:line>
        <presentation:notes draw:style-name="dp2">
          <office:forms form:automatic-focus="false" form:apply-design-mode="false"/>
          <draw:page-thumbnail draw:style-name="gr1" draw:layer="layout" svg:width="14.848cm" svg:height="11.136cm" svg:x="3.075cm" svg:y="2.257cm" draw:page-number="6" presentation:class="page"/>
          <draw:frame presentation:style-name="pr3" draw:text-style-name="P4" draw:layer="layout" svg:width="16.799cm" svg:height="13.365cm" svg:x="2.1cm" svg:y="14.107cm" presentation:class="notes" presentation:placeholder="true">
            <draw:text-box/>
          </draw:frame>
        </presentation:notes>
      </draw:page>
      <draw:page draw:name="page7" draw:style-name="dp1" draw:master-page-name="Default" presentation:presentation-page-layout-name="AL1T1">
        <office:forms form:automatic-focus="false" form:apply-design-mode="false"/>
        <draw:frame presentation:style-name="pr1" draw:text-style-name="P2" draw:layer="layout" svg:width="25.199cm" svg:height="2.164cm" svg:x="1.4cm" svg:y="0.037cm" presentation:class="title">
          <draw:text-box>
            <text:p>throw expression</text:p>
          </draw:text-box>
        </draw:frame>
        <draw:frame presentation:style-name="pr2" draw:layer="layout" svg:width="25.199cm" svg:height="17cm" svg:x="1.4cm" svg:y="3cm" presentation:class="outline">
          <draw:text-box>
            <text:list text:style-name="L2">
              <text:list-item>
                <text:p>stops normal “forward” execution</text:p>
              </text:list-item>
              <text:list-item>
                <text:p>the program starts to unwind backwards</text:p>
              </text:list-item>
            </text:list>
          </draw:text-box>
        </draw:frame>
        <draw:custom-shape draw:style-name="gr14" draw:text-style-name="P5" draw:layer="layout" svg:width="24.716cm" svg:height="10.398cm" svg:x="1.304cm" svg:y="8.42cm">
          <text:p text:style-name="P5">double average(const std::vector&lt;double&gt; &amp; data)</text:p>
          <text:p text:style-name="P5">{</text:p>
          <text:p text:style-name="P5"><text:s text:c="4"/>if (data.empty())</text:p>
          <text:p text:style-name="P5"><text:s text:c="8"/>throw <text:span text:style-name="T6">expression</text:span>;</text:p>
          <text:p text:style-name="P5"><text:s text:c="4"/>else</text:p>
          <text:p text:style-name="P5"><text:s text:c="4"/>{</text:p>
          <text:p text:style-name="P5"><text:s text:c="8"/>double sum = 0.0;</text:p>
          <text:p text:style-name="P5"><text:s text:c="8"/>for (size_t at = 0; at != data.size(); at++)</text:p>
          <text:p text:style-name="P5"><text:s text:c="12"/>sum += data[at];</text:p>
          <text:p text:style-name="P5"><text:s text:c="8"/>return sum / data.size();</text:p>
          <text:p text:style-name="P5"><text:s text:c="4"/>}</text:p>
          <text:p text:style-name="P5">}</text:p>
          <draw:enhanced-geometry svg:viewBox="0 0 21600 21600" draw:type="rectangle" draw:enhanced-path="M 0 0 L 21600 0 21600 21600 0 21600 0 0 Z N"/>
        </draw:custom-shape>
        <draw:line draw:style-name="gr12" draw:text-style-name="P10" draw:layer="layout" svg:x1="13.445cm" svg:y1="11.521cm" svg:x2="18.251cm" svg:y2="11.521cm">
          <text:p/>
        </draw:line>
        <draw:line draw:style-name="gr16" draw:text-style-name="P10" draw:layer="layout" svg:x1="18.251cm" svg:y1="11.521cm" svg:x2="18.305cm" svg:y2="7.073cm">
          <text:p/>
        </draw:line>
        <draw:line draw:style-name="gr12" draw:text-style-name="P10" draw:layer="layout" svg:x1="17.009cm" svg:y1="16.705cm" svg:x2="18.953cm" svg:y2="16.705cm">
          <text:p/>
        </draw:line>
        <draw:line draw:style-name="gr16" draw:text-style-name="P10" draw:layer="layout" svg:x1="18.953cm" svg:y1="16.705cm" svg:x2="18.953cm" svg:y2="20.539cm">
          <text:p/>
        </draw:line>
        <presentation:notes draw:style-name="dp2">
          <office:forms form:automatic-focus="false" form:apply-design-mode="false"/>
          <draw:page-thumbnail draw:style-name="gr1" draw:layer="layout" svg:width="14.848cm" svg:height="11.136cm" svg:x="3.075cm" svg:y="2.257cm" draw:page-number="7" presentation:class="page"/>
          <draw:frame presentation:style-name="pr3" draw:text-style-name="P4" draw:layer="layout" svg:width="16.799cm" svg:height="13.365cm" svg:x="2.1cm" svg:y="14.107cm" presentation:class="notes" presentation:placeholder="true">
            <draw:text-box/>
          </draw:frame>
        </presentation:notes>
      </draw:page>
      <draw:page draw:name="page8" draw:style-name="dp1" draw:master-page-name="Default" presentation:presentation-page-layout-name="AL1T1">
        <office:forms form:automatic-focus="false" form:apply-design-mode="false"/>
        <draw:frame presentation:style-name="pr1" draw:text-style-name="P2" draw:layer="layout" svg:width="25.199cm" svg:height="2.164cm" svg:x="1.4cm" svg:y="0.037cm" presentation:class="title">
          <draw:text-box>
            <text:p>Standard Exception Classes</text:p>
          </draw:text-box>
        </draw:frame>
        <draw:frame presentation:style-name="pr2" draw:layer="layout" svg:width="25.199cm" svg:height="17cm" svg:x="1.4cm" svg:y="3cm" presentation:class="outline">
          <draw:text-box>
            <text:list text:style-name="L2">
              <text:list-item>
                <text:p>sdsdsd</text:p>
              </text:list-item>
            </text:list>
          </draw:text-box>
        </draw:frame>
        <draw:custom-shape draw:style-name="gr2" draw:text-style-name="P3" draw:layer="layout" svg:width="11.684cm" svg:height="2.18cm" svg:x="2cm" svg:y="12.5cm">
          <text:p text:style-name="P16"><text:span text:style-name="T2">a = f() * <text:s/>g() + h();</text:span></text:p>
          <text:p text:style-name="P16"><text:span text:style-name="T2">a = f() * (g() + h());</text:span></text:p>
          <draw:enhanced-geometry svg:viewBox="0 0 21600 21600" draw:type="rectangle" draw:enhanced-path="M 0 0 L 21600 0 21600 21600 0 21600 0 0 Z N"/>
        </draw:custom-shape>
        <draw:custom-shape draw:style-name="gr17" draw:text-style-name="P3" draw:layer="layout" svg:width="11.684cm" svg:height="2.18cm" svg:x="7.816cm" svg:y="7.32cm">
          <text:p text:style-name="P16"><text:span text:style-name="T2">a = f() * <text:s/>g() + h();</text:span></text:p>
          <text:p text:style-name="P16"><text:span text:style-name="T2">a = f() * (g() + h());</text:span></text:p>
          <draw:enhanced-geometry svg:viewBox="0 0 21600 21600" draw:type="rectangle" draw:enhanced-path="M 0 0 L 21600 0 21600 21600 0 21600 0 0 Z N"/>
        </draw:custom-shape>
        <presentation:notes draw:style-name="dp2">
          <office:forms form:automatic-focus="false" form:apply-design-mode="false"/>
          <draw:page-thumbnail draw:style-name="gr1" draw:layer="layout" svg:width="14.848cm" svg:height="11.136cm" svg:x="3.075cm" svg:y="2.257cm" draw:page-number="8" presentation:class="page"/>
          <draw:frame presentation:style-name="pr3" draw:text-style-name="P4" draw:layer="layout" svg:width="16.799cm" svg:height="13.365cm" svg:x="2.1cm" svg:y="14.107cm" presentation:class="notes" presentation:placeholder="true">
            <draw:text-box/>
          </draw:frame>
        </presentation:notes>
      </draw:page>
      <draw:page draw:name="page9" draw:style-name="dp1" draw:master-page-name="Default" presentation:presentation-page-layout-name="AL1T1">
        <office:forms form:automatic-focus="false" form:apply-design-mode="false"/>
        <draw:frame presentation:style-name="pr1" draw:text-style-name="P2" draw:layer="layout" svg:width="25.199cm" svg:height="2.164cm" svg:x="1.4cm" svg:y="0.037cm" presentation:class="title">
          <draw:text-box>
            <text:p>SDSDSDS</text:p>
          </draw:text-box>
        </draw:frame>
        <draw:frame presentation:style-name="pr2" draw:layer="layout" svg:width="25.199cm" svg:height="17cm" svg:x="1.4cm" svg:y="3cm" presentation:class="outline">
          <draw:text-box>
            <text:list text:style-name="L2">
              <text:list-item>
                <text:p>example of test code for checking an exception arises when it is expected. Nope can't do that till we've done the catch syntax</text:p>
              </text:list-item>
            </text:list>
          </draw:text-box>
        </draw:frame>
        <draw:custom-shape draw:style-name="gr2" draw:text-style-name="P3" draw:layer="layout" svg:width="11.684cm" svg:height="2.18cm" svg:x="2cm" svg:y="12.5cm">
          <text:p text:style-name="P16"><text:span text:style-name="T2">a = f() * <text:s/>g() + h();</text:span></text:p>
          <text:p text:style-name="P16"><text:span text:style-name="T2">a = f() * (g() + h());</text:span></text:p>
          <draw:enhanced-geometry svg:viewBox="0 0 21600 21600" draw:type="rectangle" draw:enhanced-path="M 0 0 L 21600 0 21600 21600 0 21600 0 0 Z N"/>
        </draw:custom-shape>
        <draw:custom-shape draw:style-name="gr17" draw:text-style-name="P3" draw:layer="layout" svg:width="11.684cm" svg:height="2.18cm" svg:x="7.816cm" svg:y="7.32cm">
          <text:p text:style-name="P16"><text:span text:style-name="T2">a = f() * <text:s/>g() + h();</text:span></text:p>
          <text:p text:style-name="P16"><text:span text:style-name="T2">a = f() * (g() + h());</text:span></text:p>
          <draw:enhanced-geometry svg:viewBox="0 0 21600 21600" draw:type="rectangle" draw:enhanced-path="M 0 0 L 21600 0 21600 21600 0 21600 0 0 Z N"/>
        </draw:custom-shape>
        <presentation:notes draw:style-name="dp2">
          <office:forms form:automatic-focus="false" form:apply-design-mode="false"/>
          <draw:page-thumbnail draw:style-name="gr1" draw:layer="layout" svg:width="14.848cm" svg:height="11.136cm" svg:x="3.075cm" svg:y="2.257cm" draw:page-number="9" presentation:class="page"/>
          <draw:frame presentation:style-name="pr3" draw:text-style-name="P4" draw:layer="layout" svg:width="16.799cm" svg:height="13.365cm" svg:x="2.1cm" svg:y="14.107cm" presentation:class="notes" presentation:placeholder="true">
            <draw:text-box/>
          </draw:frame>
        </presentation:notes>
      </draw:page>
      <draw:page draw:name="page10" draw:style-name="dp1" draw:master-page-name="Default" presentation:presentation-page-layout-name="AL1T1">
        <office:forms form:automatic-focus="false" form:apply-design-mode="false"/>
        <draw:frame presentation:style-name="pr1" draw:text-style-name="P2" draw:layer="layout" svg:width="25.199cm" svg:height="2.164cm" svg:x="1.4cm" svg:y="0.037cm" presentation:class="title">
          <draw:text-box>
            <text:p>SDSDSDS</text:p>
          </draw:text-box>
        </draw:frame>
        <draw:frame presentation:style-name="pr2" draw:layer="layout" svg:width="25.199cm" svg:height="17cm" svg:x="1.4cm" svg:y="3cm" presentation:class="outline">
          <draw:text-box>
            <text:list text:style-name="L2">
              <text:list-item>
                <text:p>Do example of throw <text:span text:style-name="T7">new</text:span> class(...);</text:p>
              </text:list-item>
              <text:list-item>
                <text:p>and explicitly say this is a bad idea...</text:p>
              </text:list-item>
            </text:list>
          </draw:text-box>
        </draw:frame>
        <draw:custom-shape draw:style-name="gr2" draw:text-style-name="P3" draw:layer="layout" svg:width="11.684cm" svg:height="2.18cm" svg:x="2cm" svg:y="12.5cm">
          <text:p text:style-name="P16"><text:span text:style-name="T2">a = f() * <text:s/>g() + h();</text:span></text:p>
          <text:p text:style-name="P16"><text:span text:style-name="T2">a = f() * (g() + h());</text:span></text:p>
          <draw:enhanced-geometry svg:viewBox="0 0 21600 21600" draw:type="rectangle" draw:enhanced-path="M 0 0 L 21600 0 21600 21600 0 21600 0 0 Z N"/>
        </draw:custom-shape>
        <draw:custom-shape draw:style-name="gr17" draw:text-style-name="P3" draw:layer="layout" svg:width="11.684cm" svg:height="2.18cm" svg:x="7.492cm" svg:y="9.48cm">
          <text:p text:style-name="P16"><text:span text:style-name="T2">a = f() * <text:s/>g() + h();</text:span></text:p>
          <text:p text:style-name="P16"><text:span text:style-name="T2">a = f() * (g() + h());</text:span></text:p>
          <draw:enhanced-geometry svg:viewBox="0 0 21600 21600" draw:type="rectangle" draw:enhanced-path="M 0 0 L 21600 0 21600 21600 0 21600 0 0 Z N"/>
        </draw:custom-shape>
        <presentation:notes draw:style-name="dp2">
          <office:forms form:automatic-focus="false" form:apply-design-mode="false"/>
          <draw:page-thumbnail draw:style-name="gr1" draw:layer="layout" svg:width="14.848cm" svg:height="11.136cm" svg:x="3.075cm" svg:y="2.257cm" draw:page-number="10" presentation:class="page"/>
          <draw:frame presentation:style-name="pr3" draw:text-style-name="P4" draw:layer="layout" svg:width="16.799cm" svg:height="13.365cm" svg:x="2.1cm" svg:y="14.107cm" presentation:class="notes" presentation:placeholder="true">
            <draw:text-box/>
          </draw:frame>
        </presentation:notes>
      </draw:page>
      <draw:page draw:name="page11" draw:style-name="dp1" draw:master-page-name="Default" presentation:presentation-page-layout-name="AL1T1">
        <office:forms form:automatic-focus="false" form:apply-design-mode="false"/>
        <draw:frame presentation:style-name="pr1" draw:text-style-name="P2" draw:layer="layout" svg:width="25.199cm" svg:height="2.164cm" svg:x="1.4cm" svg:y="0.037cm" presentation:class="title">
          <draw:text-box>
            <text:p>throw expression</text:p>
          </draw:text-box>
        </draw:frame>
        <draw:frame presentation:style-name="pr2" draw:layer="layout" svg:width="25.199cm" svg:height="17cm" svg:x="1.4cm" svg:y="3cm" presentation:class="outline">
          <draw:text-box>
            <text:list text:style-name="L2">
              <text:list-item>
                <text:p>FINISHED VERSION WITH choice of exception class to make previous test pass</text:p>
              </text:list-item>
            </text:list>
          </draw:text-box>
        </draw:frame>
        <draw:custom-shape draw:style-name="gr14" draw:text-style-name="P5" draw:layer="layout" svg:width="24.716cm" svg:height="10.398cm" svg:x="1.304cm" svg:y="8.42cm">
          <text:p text:style-name="P5">double average(const std::vector&lt;double&gt; &amp; data)</text:p>
          <text:p text:style-name="P5">{</text:p>
          <text:p text:style-name="P5"><text:s text:c="4"/>if (data.empty())</text:p>
          <text:p text:style-name="P5"><text:s text:c="8"/>throw <text:span text:style-name="T6">XXXXXXXXXX</text:span>;</text:p>
          <text:p text:style-name="P5"><text:s text:c="4"/>else</text:p>
          <text:p text:style-name="P5"><text:s text:c="4"/>{</text:p>
          <text:p text:style-name="P5"><text:s text:c="8"/>double sum = 0.0;</text:p>
          <text:p text:style-name="P5"><text:s text:c="8"/>for (size_t at = 0; at != data.size(); at++)</text:p>
          <text:p text:style-name="P5"><text:s text:c="12"/>sum += data[at];</text:p>
          <text:p text:style-name="P5"><text:s text:c="8"/>return sum / data.size();</text:p>
          <text:p text:style-name="P5"><text:s text:c="4"/>}</text:p>
          <text:p text:style-name="P5">}</text:p>
          <draw:enhanced-geometry svg:viewBox="0 0 21600 21600" draw:type="rectangle" draw:enhanced-path="M 0 0 L 21600 0 21600 21600 0 21600 0 0 Z N"/>
        </draw:custom-shape>
        <draw:custom-shape draw:style-name="gr22" draw:text-style-name="P18" draw:layer="layout" svg:width="3.402cm" svg:height="3.295cm" svg:x="22.904cm" svg:y="15.522cm">
          <text:p text:style-name="P17"><text:span text:style-name="T8"></text:span></text:p>
          <draw:enhanced-geometry svg:viewBox="0 0 21600 21600" draw:mirror-horizontal="false" draw:mirror-vertical="false" draw:type="rectangle" draw:enhanced-path="M 0 0 L 21600 0 21600 21600 0 21600 0 0 Z N"/>
        </draw:custom-shape>
        <presentation:notes draw:style-name="dp2">
          <office:forms form:automatic-focus="false" form:apply-design-mode="false"/>
          <draw:page-thumbnail draw:style-name="gr1" draw:layer="layout" svg:width="14.848cm" svg:height="11.136cm" svg:x="3.075cm" svg:y="2.257cm" draw:page-number="11" presentation:class="page"/>
          <draw:frame presentation:style-name="pr3" draw:text-style-name="P4" draw:layer="layout" svg:width="16.799cm" svg:height="13.365cm" svg:x="2.1cm" svg:y="14.107cm" presentation:class="notes" presentation:placeholder="true">
            <draw:text-box/>
          </draw:frame>
        </presentation:notes>
      </draw:page>
      <draw:page draw:name="page12" draw:style-name="dp1" draw:master-page-name="Default" presentation:presentation-page-layout-name="AL1T1">
        <office:forms form:automatic-focus="false" form:apply-design-mode="false"/>
        <draw:frame presentation:style-name="pr1" draw:text-style-name="P2" draw:layer="layout" svg:width="25.199cm" svg:height="2.164cm" svg:x="1.4cm" svg:y="0.037cm" presentation:class="title">
          <draw:text-box>
            <text:p>Object Lifetime</text:p>
          </draw:text-box>
        </draw:frame>
        <draw:frame presentation:style-name="pr2" draw:layer="layout" svg:width="25.199cm" svg:height="17cm" svg:x="1.4cm" svg:y="3cm" presentation:class="outline">
          <draw:text-box>
            <text:list text:style-name="L2">
              <text:list-item>
                <text:p>A fully constructed object will have it's destructor called when it goes out of scope - regardless of how it goes out of scope</text:p>
              </text:list-item>
            </text:list>
          </draw:text-box>
        </draw:frame>
        <draw:custom-shape draw:style-name="gr23" draw:text-style-name="P3" draw:layer="layout" svg:width="9.684cm" svg:height="3.891cm" svg:x="2.716cm" svg:y="9.109cm">
          <text:p text:style-name="P16"><text:span text:style-name="T2">void f()</text:span></text:p>
          <text:p text:style-name="P16"><text:span text:style-name="T2">{</text:span></text:p>
          <text:p text:style-name="P16"><text:span text:style-name="T2"><text:s text:c="4"/></text:span><text:span text:style-name="T2">wibble w;</text:span></text:p>
          <text:p text:style-name="P16"><text:span text:style-name="T2">}</text:span></text:p>
          <draw:enhanced-geometry svg:viewBox="0 0 21600 21600" draw:type="rectangle" draw:enhanced-path="M 0 0 L 21600 0 21600 21600 0 21600 0 0 Z N"/>
        </draw:custom-shape>
        <draw:custom-shape draw:style-name="gr24" draw:text-style-name="P3" draw:layer="layout" svg:width="9.684cm" svg:height="4.822cm" svg:x="15.4cm" svg:y="12.178cm">
          <text:p text:style-name="P16"><text:span text:style-name="T2">void f()</text:span></text:p>
          <text:p text:style-name="P16"><text:span text:style-name="T2">{</text:span></text:p>
          <text:p text:style-name="P16"><text:span text:style-name="T2"><text:s text:c="4"/></text:span><text:span text:style-name="T2">wibble w;</text:span></text:p>
          <text:p text:style-name="P16"><text:span text:style-name="T2"><text:s text:c="4"/></text:span><text:span text:style-name="T2">throw 42;</text:span></text:p>
          <text:p text:style-name="P16"><text:span text:style-name="T2">}</text:span></text:p>
          <draw:enhanced-geometry svg:viewBox="0 0 21600 21600" draw:type="rectangle" draw:enhanced-path="M 0 0 L 21600 0 21600 21600 0 21600 0 0 Z N"/>
        </draw:custom-shape>
        <draw:line draw:style-name="gr12" draw:text-style-name="P10" draw:layer="layout" svg:x1="22.6cm" svg:y1="15.5cm" svg:x2="25.1cm" svg:y2="15.5cm">
          <text:p/>
        </draw:line>
        <draw:line draw:style-name="gr15" draw:text-style-name="P10" draw:layer="layout" svg:x1="25.2cm" svg:y1="15.5cm" svg:x2="26.2cm" svg:y2="15.5cm">
          <text:p/>
        </draw:line>
        <draw:line draw:style-name="gr13" draw:text-style-name="P10" draw:layer="layout" svg:x1="26.2cm" svg:y1="15.5cm" svg:x2="26.2cm" svg:y2="11.5cm">
          <text:p/>
        </draw:line>
        <draw:custom-shape draw:style-name="gr21" draw:text-style-name="P7" draw:layer="layout" svg:width="1.743cm" svg:height="1.397cm" svg:x="15.157cm" svg:y="12.91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5" draw:text-style-name="P10" draw:layer="layout" svg:x1="13.993cm" svg:y1="9.539cm" svg:x2="14cm" svg:y2="13.6cm">
          <text:p/>
        </draw:line>
        <draw:line draw:style-name="gr15" draw:text-style-name="P10" draw:layer="layout" svg:x1="15cm" svg:y1="13.6cm" svg:x2="14cm" svg:y2="13.6cm">
          <text:p/>
        </draw:line>
        <draw:line draw:style-name="gr13" draw:text-style-name="P10" draw:layer="layout" svg:x1="14cm" svg:y1="9.539cm" svg:x2="16.5cm" svg:y2="9.539cm">
          <text:p/>
        </draw:line>
        <draw:custom-shape draw:style-name="gr25" draw:text-style-name="P3" draw:layer="layout" svg:width="6.5cm" svg:height="1.098cm" svg:x="16.83cm" svg:y="9.072cm">
          <text:p text:style-name="P16"><text:span text:style-name="T2">w.~wibble()</text:span></text:p>
          <draw:enhanced-geometry svg:viewBox="0 0 21600 21600" draw:type="rectangle" draw:enhanced-path="M 0 0 L 21600 0 21600 21600 0 21600 0 0 Z N"/>
        </draw:custom-shape>
        <draw:custom-shape draw:style-name="gr21" draw:text-style-name="P7" draw:layer="layout" svg:width="1.743cm" svg:height="1.397cm" svg:x="2.358cm" svg:y="11.81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5" draw:text-style-name="P10" draw:layer="layout" svg:x1="2.3cm" svg:y1="12.5cm" svg:x2="1cm" svg:y2="12.5cm">
          <text:p/>
        </draw:line>
        <draw:line draw:style-name="gr15" draw:text-style-name="P10" draw:layer="layout" svg:x1="1cm" svg:y1="12.5cm" svg:x2="1cm" svg:y2="16.5cm">
          <text:p/>
        </draw:line>
        <draw:line draw:style-name="gr13" draw:text-style-name="P10" draw:layer="layout" svg:x1="1cm" svg:y1="16.5cm" svg:x2="4.5cm" svg:y2="16.5cm">
          <text:p/>
        </draw:line>
        <draw:custom-shape draw:style-name="gr26" draw:text-style-name="P3" draw:layer="layout" svg:width="6.5cm" svg:height="1.098cm" svg:x="4.7cm" svg:y="16cm">
          <text:p text:style-name="P16"><text:span text:style-name="T2">w.~wibble()</text:span></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12" presentation:class="page"/>
          <draw:frame presentation:style-name="pr3" draw:text-style-name="P4" draw:layer="layout" svg:width="16.799cm" svg:height="13.365cm" svg:x="2.1cm" svg:y="14.107cm" presentation:class="notes" presentation:placeholder="true">
            <draw:text-box/>
          </draw:frame>
        </presentation:notes>
      </draw:page>
      <draw:page draw:name="page13" draw:style-name="dp1" draw:master-page-name="Default" presentation:presentation-page-layout-name="AL1T1">
        <office:forms form:automatic-focus="false" form:apply-design-mode="false"/>
        <draw:frame presentation:style-name="pr1" draw:text-style-name="P2" draw:layer="layout" svg:width="25.199cm" svg:height="2.164cm" svg:x="1.4cm" svg:y="0.037cm" presentation:class="title">
          <draw:text-box>
            <text:p>Resource Acquisition is Initialization</text:p>
          </draw:text-box>
        </draw:frame>
        <draw:frame presentation:style-name="pr2" draw:layer="layout" svg:width="25.199cm" svg:height="17cm" svg:x="1.4cm" svg:y="3cm" presentation:class="outline">
          <draw:text-box>
            <text:list text:style-name="L2">
              <text:list-item>
                <text:p>acquire a resource in a constructor so you can automatically release it in the destructor</text:p>
              </text:list-item>
            </text:list>
          </draw:text-box>
        </draw:frame>
        <draw:custom-shape draw:style-name="gr2" draw:text-style-name="P5" draw:layer="layout" svg:width="16.799cm" svg:height="12.954cm" svg:x="1.4cm" svg:y="6.204cm">
          <text:p text:style-name="P5">class auto_ptr</text:p>
          <text:p text:style-name="P5">{</text:p>
          <text:p text:style-name="P5">public:</text:p>
          <text:p text:style-name="P5"><text:s text:c="4"/>explicit auto_ptr(wibble * ptr)</text:p>
          <text:p text:style-name="P5"><text:s text:c="8"/>: ptr(ptr) </text:p>
          <text:p text:style-name="P5"><text:s text:c="4"/>{</text:p>
          <text:p text:style-name="P5"><text:s text:c="4"/>}</text:p>
          <text:p text:style-name="P5"><text:s text:c="4"/>~auto_ptr()</text:p>
          <text:p text:style-name="P5"><text:s text:c="4"/>{</text:p>
          <text:p text:style-name="P5"><text:s text:c="8"/>delete ptr;</text:p>
          <text:p text:style-name="P5"><text:s text:c="4"/>}</text:p>
          <text:p text:style-name="P5"><text:s text:c="4"/>...</text:p>
          <text:p text:style-name="P5">private:</text:p>
          <text:p text:style-name="P5"><text:s text:c="4"/>wibble * ptr;</text:p>
          <text:p text:style-name="P5">};</text:p>
          <draw:enhanced-geometry svg:viewBox="0 0 21600 21600" draw:type="rectangle" draw:enhanced-path="M 0 0 L 21600 0 21600 21600 0 21600 0 0 Z N"/>
        </draw:custom-shape>
        <draw:custom-shape draw:style-name="gr17" draw:text-style-name="P5" draw:layer="layout" svg:width="14.937cm" svg:height="4.434cm" svg:x="11.662cm" svg:y="10.934cm">
          <text:p text:style-name="P5">void f()</text:p>
          <text:p text:style-name="P5">{</text:p>
          <text:p text:style-name="P5"><text:s text:c="4"/>auto_ptr ptr(new wibble());</text:p>
          <text:p text:style-name="P5"><text:s text:c="4"/>... <text:s/></text:p>
          <text:p text:style-name="P5">}</text:p>
          <draw:enhanced-geometry svg:viewBox="0 0 21600 21600" draw:type="rectangle" draw:enhanced-path="M 0 0 L 21600 0 21600 21600 0 21600 0 0 Z N"/>
        </draw:custom-shape>
        <draw:custom-shape draw:style-name="gr21" draw:text-style-name="P7" draw:layer="layout" svg:width="1.743cm" svg:height="1.397cm" svg:x="11.259cm" svg:y="14.1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7" draw:layer="layout" svg:width="1.743cm" svg:height="1.397cm" svg:x="11.26cm" svg:y="11.61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2" draw:text-style-name="P10" draw:layer="layout" svg:x1="11.26cm" svg:y1="12.365cm" svg:x2="10.583cm" svg:y2="12.365cm">
          <text:p/>
        </draw:line>
        <draw:line draw:style-name="gr12" draw:text-style-name="P10" draw:layer="layout" svg:x1="11.261cm" svg:y1="14.865cm" svg:x2="10.584cm" svg:y2="14.865cm">
          <text:p/>
        </draw:line>
        <draw:line draw:style-name="gr12" draw:text-style-name="P10" draw:layer="layout" svg:x1="10.637cm" svg:y1="14.865cm" svg:x2="10.637cm" svg:y2="17.009cm">
          <text:p/>
        </draw:line>
        <draw:custom-shape draw:style-name="gr27" draw:text-style-name="P3" draw:layer="layout" svg:width="8.126cm" svg:height="1.098cm" svg:x="14.291cm" svg:y="16.5cm">
          <text:p text:style-name="P16"><text:span text:style-name="T2">ptr.~auto_ptr()</text:span></text:p>
          <draw:enhanced-geometry svg:viewBox="0 0 21600 21600" draw:type="rectangle" draw:enhanced-path="M 0 0 L 21600 0 21600 21600 0 21600 0 0 Z N"/>
        </draw:custom-shape>
        <draw:line draw:style-name="gr16" draw:text-style-name="P10" draw:layer="layout" svg:x1="10.583cm" svg:y1="17.009cm" svg:x2="14.091cm" svg:y2="17.009cm">
          <text:p/>
        </draw:line>
        <draw:custom-shape draw:style-name="gr28" draw:text-style-name="P3" draw:layer="layout" svg:width="8.126cm" svg:height="1.098cm" svg:x="14.267cm" svg:y="6.918cm">
          <text:p text:style-name="P16"><text:span text:style-name="T2">ptr.~auto_ptr()</text:span></text:p>
          <draw:enhanced-geometry svg:viewBox="0 0 21600 21600" draw:type="rectangle" draw:enhanced-path="M 0 0 L 21600 0 21600 21600 0 21600 0 0 Z N"/>
        </draw:custom-shape>
        <draw:line draw:style-name="gr12" draw:text-style-name="P10" draw:layer="layout" svg:x1="10.583cm" svg:y1="12.365cm" svg:x2="10.583cm" svg:y2="7.505cm">
          <text:p/>
        </draw:line>
        <draw:line draw:style-name="gr16" draw:text-style-name="P10" draw:layer="layout" svg:x1="10.583cm" svg:y1="7.505cm" svg:x2="13.931cm" svg:y2="7.451cm">
          <text:p/>
        </draw:line>
        <presentation:notes draw:style-name="dp2">
          <office:forms form:automatic-focus="false" form:apply-design-mode="false"/>
          <draw:page-thumbnail draw:style-name="gr1" draw:layer="layout" svg:width="14.848cm" svg:height="11.136cm" svg:x="3.075cm" svg:y="2.257cm" draw:page-number="13" presentation:class="page"/>
          <draw:frame presentation:style-name="pr3" draw:text-style-name="P4" draw:layer="layout" svg:width="16.799cm" svg:height="13.365cm" svg:x="2.1cm" svg:y="14.107cm" presentation:class="notes" presentation:placeholder="true">
            <draw:text-box/>
          </draw:frame>
        </presentation:notes>
      </draw:page>
      <draw:page draw:name="page14" draw:style-name="dp1" draw:master-page-name="Default" presentation:presentation-page-layout-name="AL1T1">
        <office:forms form:automatic-focus="false" form:apply-design-mode="false"/>
        <draw:frame presentation:style-name="pr1" draw:text-style-name="P2" draw:layer="layout" svg:width="25.199cm" svg:height="2.164cm" svg:x="1.4cm" svg:y="0.037cm" presentation:class="title" presentation:user-transformed="true">
          <draw:text-box>
            <text:p>Refactoring</text:p>
          </draw:text-box>
        </draw:frame>
        <draw:frame presentation:style-name="pr2" draw:layer="layout" svg:width="25.199cm" svg:height="17cm" svg:x="1.4cm" svg:y="3cm" presentation:class="outline">
          <draw:text-box>
            <text:list text:style-name="L2">
              <text:list-item>
                <text:p>#include &lt;memory&gt; for std::auto_ptr</text:p>
              </text:list-item>
            </text:list>
          </draw:text-box>
        </draw:frame>
        <draw:custom-shape draw:style-name="gr29" draw:text-style-name="P5" draw:layer="layout" svg:width="16.799cm" svg:height="9.013cm" svg:x="2.264cm" svg:y="5.404cm">
          <text:p text:style-name="P5">template&lt;typename Type&gt;</text:p>
          <text:p text:style-name="P5">class auto_ptr</text:p>
          <text:p text:style-name="P5">{</text:p>
          <text:p text:style-name="P5">public:</text:p>
          <text:p text:style-name="P5"><text:s text:c="4"/>explicit auto_ptr(Type * ptr);</text:p>
          <text:p text:style-name="P5"><text:s text:c="4"/>~auto_ptr();</text:p>
          <text:p text:style-name="P5"><text:s text:c="4"/>...</text:p>
          <text:p text:style-name="P5">private:</text:p>
          <text:p text:style-name="P5"><text:s text:c="4"/>Type * ptr;</text:p>
          <text:p text:style-name="P5">};</text:p>
          <draw:enhanced-geometry svg:viewBox="0 0 21600 21600" draw:type="rectangle" draw:enhanced-path="M 0 0 L 21600 0 21600 21600 0 21600 0 0 Z N"/>
        </draw:custom-shape>
        <draw:custom-shape draw:style-name="gr30" draw:text-style-name="P5" draw:layer="layout" svg:width="20.991cm" svg:height="6.138cm" svg:x="5.408cm" svg:y="13.618cm">
          <text:p text:style-name="P5">#include &lt;memory&gt;</text:p>
          <text:p text:style-name="P5"/>
          <text:p text:style-name="P5">void f()</text:p>
          <text:p text:style-name="P5">{</text:p>
          <text:p text:style-name="P5"><text:s text:c="4"/>std::auto_ptr&lt;wibble&gt; ptr(new wibble());</text:p>
          <text:p text:style-name="P5"><text:s text:c="4"/>... <text:s/></text:p>
          <text:p text:style-name="P5">}</text:p>
          <draw:enhanced-geometry svg:viewBox="0 0 21600 21600" draw:type="rectangle" draw:enhanced-path="M 0 0 L 21600 0 21600 21600 0 21600 0 0 Z N"/>
        </draw:custom-shape>
        <presentation:notes draw:style-name="dp2">
          <office:forms form:automatic-focus="false" form:apply-design-mode="false"/>
          <draw:page-thumbnail draw:style-name="gr1" draw:layer="layout" svg:width="14.848cm" svg:height="11.136cm" svg:x="3.075cm" svg:y="2.257cm" draw:page-number="14" presentation:class="page"/>
          <draw:frame presentation:style-name="pr3" draw:text-style-name="P4" draw:layer="layout" svg:width="16.799cm" svg:height="13.365cm" svg:x="2.1cm" svg:y="14.107cm" presentation:class="notes" presentation:placeholder="true">
            <draw:text-box/>
          </draw:frame>
        </presentation:notes>
      </draw:page>
      <draw:page draw:name="page15" draw:style-name="dp1" draw:master-page-name="Default" presentation:presentation-page-layout-name="AL1T1">
        <office:forms form:automatic-focus="false" form:apply-design-mode="false"/>
        <draw:frame presentation:style-name="pr1" draw:text-style-name="P2" draw:layer="layout" svg:width="25.199cm" svg:height="2.164cm" svg:x="1.4cm" svg:y="0.037cm" presentation:class="title">
          <draw:text-box>
            <text:p>try-catch handler</text:p>
          </draw:text-box>
        </draw:frame>
        <draw:frame presentation:style-name="pr2" draw:layer="layout" svg:width="25.199cm" svg:height="17cm" svg:x="1.4cm" svg:y="3cm" presentation:class="outline">
          <draw:text-box>
            <text:list text:style-name="L2">
              <text:list-item>
                <text:p>sdsdsd</text:p>
              </text:list-item>
            </text:list>
          </draw:text-box>
        </draw:frame>
        <draw:custom-shape draw:style-name="gr2" draw:text-style-name="P3" draw:layer="layout" svg:width="11.684cm" svg:height="2.18cm" svg:x="2cm" svg:y="12.5cm">
          <text:p><text:span text:style-name="T2">a = f() * <text:s/>g() + h();</text:span></text:p>
          <text:p><text:span text:style-name="T2">a = f() * (g() + h());</text:span></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15" presentation:class="page"/>
          <draw:frame presentation:style-name="pr3" draw:text-style-name="P4" draw:layer="layout" svg:width="16.799cm" svg:height="13.365cm" svg:x="2.1cm" svg:y="14.107cm" presentation:class="notes" presentation:placeholder="true">
            <draw:text-box/>
          </draw:frame>
        </presentation:notes>
      </draw:page>
      <draw:page draw:name="page16" draw:style-name="dp1" draw:master-page-name="Default" presentation:presentation-page-layout-name="AL1T1">
        <office:forms form:automatic-focus="false" form:apply-design-mode="false"/>
        <draw:frame presentation:style-name="pr1" draw:text-style-name="P2" draw:layer="layout" svg:width="25.199cm" svg:height="2.164cm" svg:x="1.4cm" svg:y="0.037cm" presentation:class="title">
          <draw:text-box>
            <text:p>try-catch all</text:p>
          </draw:text-box>
        </draw:frame>
        <draw:frame presentation:style-name="pr2" draw:layer="layout" svg:width="25.199cm" svg:height="17cm" svg:x="1.4cm" svg:y="3cm" presentation:class="outline">
          <draw:text-box>
            <text:list text:style-name="L2">
              <text:list-item>
                <text:p>sdsdsd</text:p>
              </text:list-item>
            </text:list>
          </draw:text-box>
        </draw:frame>
        <draw:custom-shape draw:style-name="gr2" draw:text-style-name="P3" draw:layer="layout" svg:width="11.684cm" svg:height="2.18cm" svg:x="2cm" svg:y="12.5cm">
          <text:p><text:span text:style-name="T2">a = f() * <text:s/>g() + h();</text:span></text:p>
          <text:p><text:span text:style-name="T2">a = f() * (g() + h());</text:span></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16" presentation:class="page"/>
          <draw:frame presentation:style-name="pr3" draw:text-style-name="P4" draw:layer="layout" svg:width="16.799cm" svg:height="13.365cm" svg:x="2.1cm" svg:y="14.107cm" presentation:class="notes" presentation:placeholder="true">
            <draw:text-box/>
          </draw:frame>
        </presentation:notes>
      </draw:page>
      <draw:page draw:name="page17" draw:style-name="dp1" draw:master-page-name="Default" presentation:presentation-page-layout-name="AL1T1">
        <office:forms form:automatic-focus="false" form:apply-design-mode="false"/>
        <draw:frame presentation:style-name="pr1" draw:text-style-name="P2" draw:layer="layout" svg:width="25.199cm" svg:height="2.164cm" svg:x="1.4cm" svg:y="0.037cm" presentation:class="title">
          <draw:text-box>
            <text:p>dropped catch</text:p>
          </draw:text-box>
        </draw:frame>
        <draw:frame presentation:style-name="pr2" draw:layer="layout" svg:width="25.199cm" svg:height="17cm" svg:x="1.4cm" svg:y="3cm" presentation:class="outline">
          <draw:text-box>
            <text:list text:style-name="L2">
              <text:list-item>
                <text:p>sdsdsd</text:p>
              </text:list-item>
            </text:list>
          </draw:text-box>
        </draw:frame>
        <draw:custom-shape draw:style-name="gr2" draw:text-style-name="P3" draw:layer="layout" svg:width="11.684cm" svg:height="2.18cm" svg:x="2cm" svg:y="12.5cm">
          <text:p><text:span text:style-name="T2">a = f() * <text:s/>g() + h();</text:span></text:p>
          <text:p><text:span text:style-name="T2">a = f() * (g() + h());</text:span></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17" presentation:class="page"/>
          <draw:frame presentation:style-name="pr3" draw:text-style-name="P4" draw:layer="layout" svg:width="16.799cm" svg:height="13.365cm" svg:x="2.1cm" svg:y="14.107cm" presentation:class="notes" presentation:placeholder="true">
            <draw:text-box/>
          </draw:frame>
        </presentation:notes>
      </draw:page>
      <draw:page draw:name="page18" draw:style-name="dp1" draw:master-page-name="Default" presentation:presentation-page-layout-name="AL1T1">
        <office:forms form:automatic-focus="false" form:apply-design-mode="false"/>
        <draw:frame presentation:style-name="pr1" draw:text-style-name="P2" draw:layer="layout" svg:width="25.199cm" svg:height="2.164cm" svg:x="1.4cm" svg:y="0.037cm" presentation:class="title">
          <draw:text-box>
            <text:p>iteration</text:p>
          </draw:text-box>
        </draw:frame>
        <draw:frame presentation:style-name="pr2" draw:layer="layout" svg:width="25.199cm" svg:height="17cm" svg:x="1.4cm" svg:y="3cm" presentation:class="outline">
          <draw:text-box>
            <text:list text:style-name="L2">
              <text:list-item>
                <text:p>via indexing</text:p>
              </text:list-item>
              <text:list-item>
                <text:p>via pointer provides iterator model</text:p>
              </text:list-item>
            </text:list>
          </draw:text-box>
        </draw:frame>
        <draw:custom-shape draw:style-name="gr2" draw:text-style-name="P3" draw:layer="layout" svg:width="11.684cm" svg:height="2.18cm" svg:x="2cm" svg:y="12.5cm">
          <text:p><text:span text:style-name="T2">a = f() * <text:s/>g() + h();</text:span></text:p>
          <text:p><text:span text:style-name="T2">a = f() * (g() + h());</text:span></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18" presentation:class="page"/>
          <draw:frame presentation:style-name="pr3" draw:text-style-name="P4" draw:layer="layout" svg:width="16.799cm" svg:height="13.365cm" svg:x="2.1cm" svg:y="14.107cm" presentation:class="notes" presentation:placeholder="true">
            <draw:text-box/>
          </draw:frame>
        </presentation:notes>
      </draw:page>
      <draw:page draw:name="page19" draw:style-name="dp1" draw:master-page-name="Default" presentation:presentation-page-layout-name="AL1T1">
        <office:forms form:automatic-focus="false" form:apply-design-mode="false"/>
        <draw:frame presentation:style-name="pr1" draw:text-style-name="P2" draw:layer="layout" svg:width="25.199cm" svg:height="2.164cm" svg:x="1.4cm" svg:y="0.037cm" presentation:class="title">
          <draw:text-box>
            <text:p>iterators</text:p>
          </draw:text-box>
        </draw:frame>
        <draw:frame presentation:style-name="pr2" draw:layer="layout" svg:width="25.199cm" svg:height="17cm" svg:x="1.4cm" svg:y="3cm" presentation:class="outline">
          <draw:text-box>
            <text:list text:style-name="L2">
              <text:list-item>
                <text:p>sdsdsd</text:p>
              </text:list-item>
            </text:list>
          </draw:text-box>
        </draw:frame>
        <draw:custom-shape draw:style-name="gr2" draw:text-style-name="P3" draw:layer="layout" svg:width="11.684cm" svg:height="2.18cm" svg:x="2cm" svg:y="12.5cm">
          <text:p><text:span text:style-name="T2">a = f() * <text:s/>g() + h();</text:span></text:p>
          <text:p><text:span text:style-name="T2">a = f() * (g() + h());</text:span></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19" presentation:class="page"/>
          <draw:frame presentation:style-name="pr3" draw:text-style-name="P4" draw:layer="layout" svg:width="16.799cm" svg:height="13.365cm" svg:x="2.1cm" svg:y="14.107cm" presentation:class="notes" presentation:placeholder="true">
            <draw:text-box/>
          </draw:frame>
        </presentation:notes>
      </draw:page>
      <draw:page draw:name="page20" draw:style-name="dp1" draw:master-page-name="Default" presentation:presentation-page-layout-name="AL1T1">
        <office:forms form:automatic-focus="false" form:apply-design-mode="false"/>
        <draw:frame presentation:style-name="pr1" draw:text-style-name="P2" draw:layer="layout" svg:width="25.199cm" svg:height="2.164cm" svg:x="1.4cm" svg:y="0.037cm" presentation:class="title">
          <draw:text-box>
            <text:p>algorithms</text:p>
          </draw:text-box>
        </draw:frame>
        <draw:frame presentation:style-name="pr2" draw:layer="layout" svg:width="25.199cm" svg:height="17cm" svg:x="1.4cm" svg:y="3cm" presentation:class="outline">
          <draw:text-box>
            <text:list text:style-name="L2">
              <text:list-item>
                <text:p>redo average using accumulate</text:p>
              </text:list-item>
            </text:list>
          </draw:text-box>
        </draw:frame>
        <draw:custom-shape draw:style-name="gr2" draw:text-style-name="P3" draw:layer="layout" svg:width="11.684cm" svg:height="2.18cm" svg:x="2cm" svg:y="12.5cm">
          <text:p><text:span text:style-name="T2">a = f() * <text:s/>g() + h();</text:span></text:p>
          <text:p><text:span text:style-name="T2">a = f() * (g() + h());</text:span></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20" presentation:class="page"/>
          <draw:frame presentation:style-name="pr3" draw:text-style-name="P4" draw:layer="layout" svg:width="16.799cm" svg:height="13.365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7" draw:display-name="Gradient 7" draw:style="linear" draw:start-color="#000000" draw:end-color="#ffffff" draw:start-intensity="100%" draw:end-intensity="100%" draw:angle="0" draw:border="0%"/>
    <draw:hatch draw:name="Hatch_20_4" draw:display-name="Hatch 4" draw:style="single" draw:color="#000000" draw:distance="0.02cm" draw:rotation="0"/>
    <draw:fill-image draw:name="Bitmape_20_5" draw:display-name="Bitmape 5" xlink:href="Pictures/10000000000000200000002000309F1C.png" xlink:type="simple" xlink:show="embed" xlink:actuate="onLoad"/>
    <draw:marker draw:name="Arrow" svg:viewBox="0 0 20 30" svg:d="m10 0-10 30h20z"/>
    <draw:stroke-dash draw:name="Dash_20_1" draw:display-name="Dash 1"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Arial"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draw:stroke-dash="Dash_20_1" svg:stroke-width="0.1cm" svg:stroke-color="#ffffff" draw:marker-start-width="0.15cm" draw:marker-start-center="false" draw:marker-end-width="0.15cm" draw:marker-end-center="false" draw:stroke-linejoin="none" draw:fill="solid" draw:fill-color="#99ccff" draw:fill-gradient-name="Gradient_20_7" draw:fill-hatch-name="Hatch_20_4" draw:fill-image-name="Bitmape_20_5" draw:opacity="40%" draw:fill-image-width="0cm" draw:fill-image-height="0cm" fo:padding-top="0.125cm" fo:padding-bottom="0.125cm" fo:padding-left="0.25cm" fo:padding-right="0.25cm" draw:shadow="hidden" draw:shadow-offset-x="0.3cm" draw:shadow-offset-y="0.3cm" draw:shadow-color="#808080" draw:shadow-opacity="4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CodeBox" style:family="graphic" style:parent-style-name="standard">
      <style:graphic-properties draw:stroke="none" draw:fill="solid" draw:fill-color="#ffff99" draw:opacity="100%" draw:fill-image-width="0cm" draw:fill-image-height="0cm" fo:min-height="1.93cm" fo:min-width="11.171cm" draw:shadow="visible" draw:shadow-offset-x="0.1cm" draw:shadow-offset-y="0.1cm" draw:shadow-opacity="100%"/>
      <style:paragraph-properties fo:line-height="110%">
        <style:tab-stops/>
      </style:paragraph-properties>
      <style:text-properties fo:color="#000000" fo:font-family="Courier" style:font-style-name="Bold" style:font-family-generic="modern" style:font-pitch="fixed" fo:font-size="24pt" fo:font-weight="normal" style:font-size-asian="18pt" style:font-size-complex="18pt"/>
    </style:style>
    <style:style style:name="SmallSlideNote" style:family="graphic" style:parent-style-name="standard">
      <style:graphic-properties draw:stroke="none" svg:stroke-color="#000000" draw:fill="none" draw:fill-color="#ffffff" draw:textarea-horizontal-align="left" draw:auto-grow-height="true" draw:auto-grow-width="false" fo:min-height="2.25cm" fo:min-width="10.014cm"/>
      <style:text-properties fo:color="#ffffff" fo:font-size="18pt" fo:text-shadow="1pt 1pt" style:font-size-asian="18pt" style:font-size-complex="18pt"/>
    </style:style>
    <style:style style:name="FreeSlideText" style:family="graphic" style:parent-style-name="standard">
      <style:graphic-properties draw:stroke="none" svg:stroke-color="#000000" draw:fill="none" draw:fill-color="#ffffff" draw:textarea-horizontal-align="left" draw:auto-grow-height="true" draw:auto-grow-width="false" fo:min-height="5.029cm" fo:min-width="15.83cm"/>
      <style:text-properties fo:color="#ffffff" fo:font-size="22pt" fo:text-shadow="1pt 1pt" style:font-size-asian="18pt" style:font-size-complex="18pt"/>
    </style:style>
    <style:style style:name="Default-background" style:family="presentation">
      <style:graphic-properties draw:stroke="none" draw:fill="solid" draw:fill-color="#2323dc" draw:fill-image-width="0cm" draw:fill-image-height="0cm"/>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font-charset="x-symbol" fo:color="#ff6633" fo:font-size="45%"/>
          </text:list-level-style-bullet>
          <text:list-level-style-bullet text:level="2" text:bullet-char="•">
            <style:list-level-properties text:space-before="1.5cm" text:min-label-width="0.9cm"/>
            <style:text-properties fo:font-family="StarSymbol" style:font-charset="x-symbol" fo:color="#ff6633" fo:font-size="45%"/>
          </text:list-level-style-bullet>
          <text:list-level-style-bullet text:level="3" text:bullet-char="•">
            <style:list-level-properties text:space-before="2.8cm" text:min-label-width="0.8cm"/>
            <style:text-properties fo:font-family="StarSymbol" style:font-charset="x-symbol" fo:color="#ff6633" fo:font-size="45%"/>
          </text:list-level-style-bullet>
          <text:list-level-style-bullet text:level="4" text:bullet-char="•">
            <style:list-level-properties text:space-before="4.2cm" text:min-label-width="0.6cm"/>
            <style:text-properties fo:font-family="StarSymbol" style:font-charset="x-symbol" fo:color="#ff6633" fo:font-size="45%"/>
          </text:list-level-style-bullet>
          <text:list-level-style-bullet text:level="5" text:bullet-char="•">
            <style:list-level-properties text:space-before="5.4cm" text:min-label-width="0.6cm"/>
            <style:text-properties fo:font-family="StarSymbol" style:font-charset="x-symbol" fo:color="#ff6633" fo:font-size="45%"/>
          </text:list-level-style-bullet>
          <text:list-level-style-bullet text:level="6" text:bullet-char="•">
            <style:list-level-properties text:space-before="6.6cm" text:min-label-width="0.6cm"/>
            <style:text-properties fo:font-family="StarSymbol" style:font-charset="x-symbol" fo:color="#ff6633" fo:font-size="45%"/>
          </text:list-level-style-bullet>
          <text:list-level-style-bullet text:level="7" text:bullet-char="•">
            <style:list-level-properties text:space-before="7.8cm" text:min-label-width="0.6cm"/>
            <style:text-properties fo:font-family="StarSymbol" style:font-charset="x-symbol" fo:color="#ff6633" fo:font-size="45%"/>
          </text:list-level-style-bullet>
          <text:list-level-style-bullet text:level="8" text:bullet-char="•">
            <style:list-level-properties text:space-before="9cm" text:min-label-width="0.6cm"/>
            <style:text-properties fo:font-family="StarSymbol" style:font-charset="x-symbol" fo:color="#ff6633" fo:font-size="45%"/>
          </text:list-level-style-bullet>
          <text:list-level-style-bullet text:level="9" text:bullet-char="•">
            <style:list-level-properties text:space-before="10.2cm" text:min-label-width="0.6cm"/>
            <style:text-properties fo:font-family="StarSymbol" style:font-charset="x-symbol" fo:color="#ff6633" fo:font-size="45%"/>
          </text:list-level-style-bullet>
          <text:list-level-style-bullet text:level="10" text:bullet-char="•">
            <style:list-level-properties text:space-before="11.4cm" text:min-label-width="0.6cm"/>
            <style:text-properties fo:font-family="StarSymbol" style:font-charset="x-symbol" fo:color="#ff6633" fo:font-size="45%"/>
          </text:list-level-style-bullet>
        </text:list-style>
      </style:graphic-properties>
      <style:paragraph-properties fo:margin-top="0cm" fo:margin-bottom="0.5cm"/>
      <style:text-properties fo:color="#ffffff" style:text-outline="false" style:text-line-through-style="none" fo:font-family="Arial" style:font-family-generic="roman" style:font-pitch="variable" fo:font-size="32pt" fo:font-style="normal" fo:text-shadow="1pt 1pt" style:text-underline-style="none" fo:font-weight="normal" style:letter-kerning="true" style:font-family-asian="Arial"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color="#ffffff" fo:font-size="28pt" fo:text-shadow="1pt 1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ff00" style:text-outline="false" style:text-line-through-style="none" fo:font-family="Arial" style:font-family-generic="roman" style:font-pitch="variable" fo:font-size="44pt" fo:font-style="normal" fo:text-shadow="1pt 1pt" style:text-underline-style="none" fo:font-weight="normal" style:letter-kerning="true" style:font-family-asian="Arial"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solid" draw:fill-color="#2323dc"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85cm"/>
    </style:style>
    <style:style style:name="Mpr2"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number="1"/>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office:forms form:automatic-focus="false" form:apply-design-mode="false"/>
      <draw:frame presentation:style-name="Default-title" draw:layer="backgroundobjects" svg:width="25.199cm" svg:height="2.163cm" svg:x="1.4cm" svg:y="0.037cm" presentation:class="title" presentation:placeholder="true">
        <draw:text-box/>
      </draw:frame>
      <draw:frame presentation:style-name="Default-outline1" draw:layer="backgroundobjects" svg:width="25.199cm" svg:height="13.86cm" svg:x="1.4cm" svg:y="3cm" presentation:class="outline" presentation:placeholder="true">
        <draw:text-box/>
      </draw:frame>
      <presentation:notes style:page-layout-name="PM0">
        <office:forms form:automatic-focus="false" form:apply-design-mode="false"/>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1" draw:text-style-name="MP1" draw:layer="backgroundobjects" svg:width="9.113cm" svg:height="1.484cm" svg:x="0cm" svg:y="0cm" presentation:class="header">
          <draw:text-box>
            <text:p text:style-name="MP1"><text:span text:style-name="MT1"><presentation:header/></text:span></text:p>
          </draw:text-box>
        </draw:frame>
        <draw:frame presentation:style-name="Mpr1" draw:text-style-name="MP2" draw:layer="backgroundobjects" svg:width="9.113cm" svg:height="1.484cm" svg:x="11.886cm" svg:y="0cm" presentation:class="date-time">
          <draw:text-box>
            <text:p text:style-name="MP2"><text:span text:style-name="MT1"><presentation:date-time/></text:span></text:p>
          </draw:text-box>
        </draw:frame>
        <draw:frame presentation:style-name="Mpr2" draw:text-style-name="MP1" draw:layer="backgroundobjects" svg:width="9.113cm" svg:height="1.484cm" svg:x="0cm" svg:y="28.215cm" presentation:class="footer">
          <draw:text-box>
            <text:p text:style-name="MP1"><text:span text:style-name="MT1"><presentation:footer/></text:span></text:p>
          </draw:text-box>
        </draw:frame>
        <draw:frame presentation:style-name="Mpr2"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creation-date>2011-02-17T13:52:22</meta:creation-date>
    <meta:editing-duration>PT17H51M20S</meta:editing-duration>
    <meta:editing-cycles>55</meta:editing-cycles>
    <dc:date>2011-03-15T09:53:24</dc:date>
    <meta:generator>NeoOffice/3.1.2$Unix OpenOffice.org_project/Patch 4</meta:generator>
    <meta:document-statistic meta:object-count="918"/>
  </office:meta>
</office:document-meta>
</file>